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charset="x-symbol"/>
    <style:font-face style:name="F" svg:font-family="" style:font-family-generic="roman"/>
    <style:font-face style:name="arial" svg:font-family="arial" style:font-family-generic="swiss"/>
    <style:font-face style:name="Lohit Hindi1" svg:font-family="'Lohit Hind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882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3.357cm"/>
    </style:style>
    <style:style style:name="co8" style:family="table-column">
      <style:table-column-properties fo:break-before="auto" style:column-width="5.91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47cm"/>
    </style:style>
    <style:style style:name="co11" style:family="table-column">
      <style:table-column-properties fo:break-before="auto" style:column-width="1.369cm"/>
    </style:style>
    <style:style style:name="co12" style:family="table-column">
      <style:table-column-properties fo:break-before="auto" style:column-width="1.723cm"/>
    </style:style>
    <style:style style:name="co13" style:family="table-column">
      <style:table-column-properties fo:break-before="auto" style:column-width="4.276cm"/>
    </style:style>
    <style:style style:name="co14" style:family="table-column">
      <style:table-column-properties fo:break-before="auto" style:column-width="1.342cm"/>
    </style:style>
    <style:style style:name="co15" style:family="table-column">
      <style:table-column-properties fo:break-before="auto" style:column-width="2.432cm"/>
    </style:style>
    <style:style style:name="co16" style:family="table-column">
      <style:table-column-properties fo:break-before="auto" style:column-width="2.314cm"/>
    </style:style>
    <style:style style:name="co17" style:family="table-column">
      <style:table-column-properties fo:break-before="auto" style:column-width="2.921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1.997cm"/>
    </style:style>
    <style:style style:name="co20" style:family="table-column">
      <style:table-column-properties fo:break-before="auto" style:column-width="2.568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3.376cm"/>
    </style:style>
    <style:style style:name="co23" style:family="table-column">
      <style:table-column-properties fo:break-before="auto" style:column-width="5.119cm"/>
    </style:style>
    <style:style style:name="co24" style:family="table-column">
      <style:table-column-properties fo:break-before="auto" style:column-width="3.602cm"/>
    </style:style>
    <style:style style:name="co25" style:family="table-column">
      <style:table-column-properties fo:break-before="auto" style:column-width="2.133cm"/>
    </style:style>
    <style:style style:name="co26" style:family="table-column">
      <style:table-column-properties fo:break-before="auto" style:column-width="2.378cm"/>
    </style:style>
    <style:style style:name="co27" style:family="table-column">
      <style:table-column-properties fo:break-before="auto" style:column-width="5.263cm"/>
    </style:style>
    <style:style style:name="co28" style:family="table-column">
      <style:table-column-properties fo:break-before="auto" style:column-width="2.559cm"/>
    </style:style>
    <style:style style:name="co29" style:family="table-column">
      <style:table-column-properties fo:break-before="auto" style:column-width="4.941cm"/>
    </style:style>
    <style:style style:name="co30" style:family="table-column">
      <style:table-column-properties fo:break-before="auto" style:column-width="1.282cm"/>
    </style:style>
    <style:style style:name="co31" style:family="table-column">
      <style:table-column-properties fo:break-before="auto" style:column-width="1.944cm"/>
    </style:style>
    <style:style style:name="co32" style:family="table-column">
      <style:table-column-properties fo:break-before="auto" style:column-width="1.506cm"/>
    </style:style>
    <style:style style:name="co33" style:family="table-column">
      <style:table-column-properties fo:break-before="auto" style:column-width="2.776cm"/>
    </style:style>
    <style:style style:name="co34" style:family="table-column">
      <style:table-column-properties fo:break-before="auto" style:column-width="2.94cm"/>
    </style:style>
    <style:style style:name="co35" style:family="table-column">
      <style:table-column-properties fo:break-before="auto" style:column-width="1.866cm"/>
    </style:style>
    <style:style style:name="co36" style:family="table-column">
      <style:table-column-properties fo:break-before="auto" style:column-width="1.905cm"/>
    </style:style>
    <style:style style:name="co37" style:family="table-column">
      <style:table-column-properties fo:break-before="auto" style:column-width="1.595cm"/>
    </style:style>
    <style:style style:name="co38" style:family="table-column">
      <style:table-column-properties fo:break-before="auto" style:column-width="1.833cm"/>
    </style:style>
    <style:style style:name="co39" style:family="table-column">
      <style:table-column-properties fo:break-before="auto" style:column-width="3.053cm"/>
    </style:style>
    <style:style style:name="co40" style:family="table-column">
      <style:table-column-properties fo:break-before="auto" style:column-width="2.081cm"/>
    </style:style>
    <style:style style:name="co41" style:family="table-column">
      <style:table-column-properties fo:break-before="auto" style:column-width="2.198cm"/>
    </style:style>
    <style:style style:name="co42" style:family="table-column">
      <style:table-column-properties fo:break-before="auto" style:column-width="2.353cm"/>
    </style:style>
    <style:style style:name="co43" style:family="table-column">
      <style:table-column-properties fo:break-before="auto" style:column-width="2.586cm"/>
    </style:style>
    <style:style style:name="co44" style:family="table-column">
      <style:table-column-properties fo:break-before="auto" style:column-width="5.816cm"/>
    </style:style>
    <style:style style:name="co45" style:family="table-column">
      <style:table-column-properties fo:break-before="auto" style:column-width="1.58cm"/>
    </style:style>
    <style:style style:name="co46" style:family="table-column">
      <style:table-column-properties fo:break-before="auto" style:column-width="2.805cm"/>
    </style:style>
    <style:style style:name="co47" style:family="table-column">
      <style:table-column-properties fo:break-before="auto" style:column-width="2.746cm"/>
    </style:style>
    <style:style style:name="co48" style:family="table-column">
      <style:table-column-properties fo:break-before="auto" style:column-width="1.614cm"/>
    </style:style>
    <style:style style:name="co49" style:family="table-column">
      <style:table-column-properties fo:break-before="auto" style:column-width="1.517cm"/>
    </style:style>
    <style:style style:name="co50" style:family="table-column">
      <style:table-column-properties fo:break-before="auto" style:column-width="1.575cm"/>
    </style:style>
    <style:style style:name="co51" style:family="table-column">
      <style:table-column-properties fo:break-before="auto" style:column-width="1.653cm"/>
    </style:style>
    <style:style style:name="co52" style:family="table-column">
      <style:table-column-properties fo:break-before="auto" style:column-width="2.976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506cm" fo:break-before="auto" style:use-optimal-row-height="true"/>
    </style:style>
    <style:style style:name="ro6" style:family="table-row">
      <style:table-row-properties style:row-height="0.601cm" fo:break-before="auto" style:use-optimal-row-height="true"/>
    </style:style>
    <style:style style:name="ro7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integer-digits="1"/>
    </number:number-style>
    <number:number-style style:name="N10060" number:language="en" number:country="US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0.06pt solid #000000" style:vertical-align="automatic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text-align="start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text-align="start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ackground-color="#000000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035cm" fo:border-right="none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7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0" style:family="table-cell" style:parent-style-name="Default" style:data-style-name="N107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7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>
      <style:text-properties style:font-name="arial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5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06pt solid #000000" style:vertical-align="middle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6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7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arial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/>
    </style:style>
    <style:style style:name="ce28" style:family="table-cell" style:parent-style-name="Default" style:data-style-name="N6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0.06pt solid #000000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32" style:family="table-cell" style:parent-style-name="Default" style:data-style-name="N10002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000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0002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000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10121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10121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00">
      <style:table-cell-properties fo:border-bottom="none" fo:background-color="#cccccc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00">
      <style:table-cell-properties fo:border-bottom="0.06pt solid #000000" fo:background-color="#cccccc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0" style:family="table-cell" style:parent-style-name="Default">
      <style:table-cell-properties fo:background-color="#cccccc"/>
    </style:style>
    <style:style style:name="ce41" style:family="table-cell" style:parent-style-name="Default">
      <style:table-cell-properties fo:background-color="#cccccc"/>
      <style:text-properties fo:color="#000000"/>
    </style:style>
    <style:style style:name="ce42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0">
      <style:table-cell-properties fo:border-bottom="0.06pt solid #000000" fo:background-color="#cccccc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4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2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" style:family="table-cell" style:parent-style-name="Default" style:data-style-name="N2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107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" style:family="table-cell" style:parent-style-name="Default" style:data-style-name="N0">
      <style:table-cell-properties fo:border-bottom="none" fo:background-color="#cccccc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end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107">
      <style:table-cell-properties fo:border-bottom="none" fo:background-color="#cccccc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end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107">
      <style:table-cell-properties fo:border-bottom="0.06pt solid #000000" fo:background-color="#cccccc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10060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107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108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8">
      <style:table-cell-properties fo:border-bottom="none" fo:background-color="#cccccc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8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6pt solid #000000" style:vertical-align="automatic"/>
      <style:paragraph-properties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62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none" fo:background-color="#cccccc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0.06pt solid #000000" style:vertical-align="automatic"/>
      <style:paragraph-properties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67" style:family="table-cell" style:parent-style-name="Default" style:data-style-name="N0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8" style:family="table-cell" style:parent-style-name="Default" style:data-style-name="N1012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12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10000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0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2" style:family="table-cell" style:parent-style-name="Default" style:data-style-name="N10000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10002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02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10000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1000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1000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end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0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end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120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0" style:family="table-cell" style:parent-style-name="Default" style:data-style-name="N1012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2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0.06pt solid #000000" style:vertical-align="automatic"/>
      <style:paragraph-properties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83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4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0.06pt solid #808080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5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0.06pt solid #808080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6" style:family="table-cell" style:parent-style-name="Default">
      <style:table-cell-properties fo:background-color="#fffff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arial" fo:font-size="12pt" fo:font-weight="bold" style:font-size-asian="12pt" style:font-weight-asian="bold" style:font-size-complex="6.80000019073486pt" style:language-complex="en" style:country-complex="US" style:font-weight-complex="bold"/>
    </style:style>
    <style:style style:name="ce88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font-name="arial" fo:font-size="12pt" fo:font-weight="bold" style:font-size-asian="12pt" style:font-weight-asian="bold" style:font-size-complex="6.80000019073486pt" style:language-complex="en" style:country-complex="US" style:font-weight-complex="bold"/>
    </style:style>
    <style:style style:name="ce89" style:family="table-cell" style:parent-style-name="Default">
      <style:table-cell-properties fo:background-color="#000000"/>
      <style:text-properties fo:color="#ffffff" style:font-name="arial" fo:font-size="12pt" style:font-size-asian="12pt" style:font-size-complex="12pt"/>
    </style:style>
    <style:style style:name="ce90" style:family="table-cell" style:parent-style-name="Default" style:data-style-name="N1000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0.06pt solid #808080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1" style:family="table-cell" style:parent-style-name="Default" style:data-style-name="N10002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0.06pt solid #808080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2" style:family="table-cell" style:parent-style-name="Default" style:data-style-name="N10002">
      <style:table-cell-properties fo:background-color="#ffffff" style:text-align-source="fix" style:repeat-content="false"/>
      <style:paragraph-properties fo:text-align="center" fo:margin-left="0cm"/>
      <style:text-properties style:font-name="arial" fo:font-size="12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93" style:family="table-cell" style:parent-style-name="Default" style:data-style-name="N10002">
      <style:table-cell-properties fo:background-color="#ffffff" style:text-align-source="fix" style:repeat-content="false" fo:border="none"/>
      <style:paragraph-properties fo:text-align="center" fo:margin-left="0cm"/>
      <style:text-properties style:font-name="arial" fo:font-size="12pt" style:font-size-asian="12pt" style:font-size-complex="12pt"/>
    </style:style>
    <style:style style:name="ce94" style:family="table-cell" style:parent-style-name="Default" style:data-style-name="N10002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95" style:family="table-cell" style:parent-style-name="Default">
      <style:table-cell-properties fo:border-bottom="none" fo:background-color="#000000" fo:border-left="none" fo:border-right="0.06pt solid #000000" fo:border-top="none"/>
      <style:text-properties fo:color="#ffffff" style:font-name="arial" fo:font-size="12pt" style:font-size-asian="12pt" style:font-size-complex="12pt"/>
    </style:style>
    <style:style style:name="ce96" style:family="table-cell" style:parent-style-name="Default" style:data-style-name="N1000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06pt solid #808080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7" style:family="table-cell" style:parent-style-name="Default" style:data-style-name="N10002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06pt solid #808080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10002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arial" fo:font-size="12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99" style:family="table-cell" style:parent-style-name="Default" style:data-style-name="N10002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100" style:family="table-cell" style:parent-style-name="Default" style:data-style-name="N10002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101" style:family="table-cell" style:parent-style-name="Default">
      <style:text-properties style:font-name="arial" fo:font-size="12pt" style:font-size-asian="12pt" style:font-size-complex="12pt"/>
    </style:style>
    <style:style style:name="ce102" style:family="table-cell" style:parent-style-name="Default">
      <style:table-cell-properties fo:border-bottom="none" fo:background-color="#000000" fo:border-left="0.06pt solid #000000" fo:border-right="none" fo:border-top="none"/>
      <style:text-properties fo:color="#ffffff" fo:font-weight="bold" style:font-weight-asian="bold" style:font-weight-complex="bold"/>
    </style:style>
    <style:style style:name="ce103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4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arial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ole-draw-aspect="1"/>
    </style:style>
    <style:style style:name="T1" style:family="text">
      <style:text-properties style:text-position="-33% 58%" style:font-name="F"/>
    </style:style>
    <style:style style:name="T2" style:family="text">
      <style:text-properties style:use-window-font-color="true" style:font-name="Standard Symbols L" fo:font-size="12pt" fo:language="es" fo:country="ES" style:letter-kerning="true" style:font-name-asian="Lohit Hindi1" style:font-size-asian="12pt" style:language-asian="hi" style:country-asian="IN" style:font-weight-asian="bold" style:font-name-complex="WenQuanYi Micro Hei1" style:font-weight-complex="bold"/>
    </style:style>
    <style:style style:name="T3" style:family="text">
      <style:text-properties style:font-name="F" style:font-weight-asian="bold" style:font-weight-complex="bold"/>
    </style:style>
    <style:style style:name="T4" style:family="text">
      <style:text-properties style:text-position="-33% 58%" style:font-name="F" style:font-weight-asian="bold" style:font-weight-complex="bold"/>
    </style:style>
    <style:style style:name="T5" style:family="text">
      <style:text-properties style:text-position="-33% 58%"/>
    </style:style>
    <style:style style:name="T6" style:family="text">
      <style:text-properties style:font-weight-asian="bold" style:font-weight-complex="bold"/>
    </style:style>
  </office:automatic-styles>
  <office:body>
    <office:spreadsheet>
      <table:table table:name="Sift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6" table:number-rows-spanned="1">
            <text:p>Benchmark using Sifting algorithm</text:p>
          </table:table-cell>
          <table:covered-table-cell table:number-columns-repeated="5" table:style-name="ce5"/>
          <table:table-cell table:style-name="ce5" table:number-columns-repeated="4"/>
          <table:table-cell table:style-name="ce13" table:number-columns-repeated="1014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12" table:number-columns-repeated="4"/>
          <table:table-cell table:style-name="ce14" table:number-columns-repeated="1014"/>
        </table:table-row>
        <table:table-row table:style-name="ro1">
          <table:table-cell table:style-name="ce3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444">
            <text:p>444</text:p>
          </table:table-cell>
          <table:table-cell table:style-name="ce7" office:value-type="float" office:value="1918">
            <text:p>1918</text:p>
          </table:table-cell>
          <table:table-cell table:style-name="ce10" office:value-type="float" office:value="0.348655718">
            <text:p>0,348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539">
            <text:p>539</text:p>
          </table:table-cell>
          <table:table-cell table:style-name="ce10" office:value-type="float" office:value="0.01897443">
            <text:p>0,0190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float" office:value="0.006503821">
            <text:p>0,0065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50">
            <text:p>250</text:p>
          </table:table-cell>
          <table:table-cell table:style-name="ce10" office:value-type="float" office:value="0.006773827">
            <text:p>0,0068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5">
            <text:p>485</text:p>
          </table:table-cell>
          <table:table-cell table:style-name="ce10" office:value-type="float" office:value="0.011233742">
            <text:p>0,0112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9152">
            <text:p>9152</text:p>
          </table:table-cell>
          <table:table-cell table:style-name="ce7" office:value-type="float" office:value="3568">
            <text:p>3568</text:p>
          </table:table-cell>
          <table:table-cell table:style-name="ce10" office:value-type="float" office:value="13.142147291">
            <text:p>13,1421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188">
            <text:p>2188</text:p>
          </table:table-cell>
          <table:table-cell table:style-name="ce10" office:value-type="float" office:value="0.033976853">
            <text:p>0,0340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float" office:value="0.016376397">
            <text:p>0,0164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85">
            <text:p>685</text:p>
          </table:table-cell>
          <table:table-cell table:style-name="ce10" office:value-type="float" office:value="0.006896471">
            <text:p>0,0069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97">
            <text:p>97</text:p>
          </table:table-cell>
          <table:table-cell table:style-name="ce7" office:value-type="float" office:value="1385">
            <text:p>1385</text:p>
          </table:table-cell>
          <table:table-cell table:style-name="ce10" office:value-type="float" office:value="2.065747985">
            <text:p>2,065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2139">
            <text:p>2139</text:p>
          </table:table-cell>
          <table:table-cell table:style-name="ce10" office:value-type="float" office:value="0.04202094">
            <text:p>0,0420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float" office:value="0.006585643">
            <text:p>0,0066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5">
            <text:p>2665</text:p>
          </table:table-cell>
          <table:table-cell table:style-name="ce10" office:value-type="float" office:value="0.02501033">
            <text:p>0,0250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707">
            <text:p>707</text:p>
          </table:table-cell>
          <table:table-cell table:style-name="ce10" office:value-type="float" office:value="0.027307104">
            <text:p>0,0273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843">
            <text:p>843</text:p>
          </table:table-cell>
          <table:table-cell table:style-name="ce10" office:value-type="float" office:value="0.013646309">
            <text:p>0,0136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97">
            <text:p>97</text:p>
          </table:table-cell>
          <table:table-cell table:style-name="ce7" office:value-type="float" office:value="1385">
            <text:p>1385</text:p>
          </table:table-cell>
          <table:table-cell table:style-name="ce10" office:value-type="float" office:value="2.008655734">
            <text:p>2,008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797">
            <text:p>1797</text:p>
          </table:table-cell>
          <table:table-cell table:style-name="ce10" office:value-type="float" office:value="0.020302275">
            <text:p>0,0203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float" office:value="0.000095165">
            <text:p>0,0001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float" office:value="0.02571548">
            <text:p>0,025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1326">
            <text:p>1326</text:p>
          </table:table-cell>
          <table:table-cell table:style-name="ce10" office:value-type="float" office:value="0.101601375">
            <text:p>0,1016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819">
            <text:p>819</text:p>
          </table:table-cell>
          <table:table-cell table:style-name="ce10" office:value-type="float" office:value="0.011414871">
            <text:p>0,0114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float" office:value="0.010572984">
            <text:p>0,0106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53">
            <text:p>53</text:p>
          </table:table-cell>
          <table:table-cell table:style-name="ce7" office:value-type="float" office:value="1064">
            <text:p>1064</text:p>
          </table:table-cell>
          <table:table-cell table:style-name="ce10" office:value-type="float" office:value="0.058078729">
            <text:p>0,0581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float" office:value="0.017882278">
            <text:p>0,0179</text:p>
          </table:table-cell>
          <table:table-cell table:style-name="ce12" table:number-columns-repeated="1018"/>
        </table:table-row>
        <table:table-row table:style-name="ro1">
          <table:table-cell table:style-name="ce4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97">
            <text:p>97</text:p>
          </table:table-cell>
          <table:table-cell table:style-name="ce8" office:value-type="float" office:value="1385">
            <text:p>1385</text:p>
          </table:table-cell>
          <table:table-cell table:style-name="ce11" office:value-type="float" office:value="1.984047586">
            <text:p>1,9840</text:p>
          </table:table-cell>
          <table:table-cell table:style-name="ce12" table:number-columns-repeated="1018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fting (variables taken in original order)" table:style-name="ta1"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4" table:default-cell-style-name="ce12"/>
        <table:table-column table:style-name="co5" table:default-cell-style-name="ce12"/>
        <table:table-column table:style-name="co13" table:default-cell-style-name="ce12"/>
        <table:table-column table:style-name="co9" table:number-columns-repeated="1018" table:default-cell-style-name="Default"/>
        <table:table-row table:style-name="ro4">
          <table:table-cell table:style-name="ce15" office:value-type="string" table:number-columns-spanned="6" table:number-rows-spanned="1">
            <text:p>Benchmark using sifting_sameorder algorithm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6"/>
          <table:table-cell table:number-columns-repeated="2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19" table:number-columns-repeated="1018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321">
            <text:p>321</text:p>
          </table:table-cell>
          <table:table-cell table:style-name="ce7" office:value-type="float" office:value="1903">
            <text:p>1903</text:p>
          </table:table-cell>
          <table:table-cell table:style-name="ce10" office:value-type="string">
            <text:p>0.2791667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95">
            <text:p>495</text:p>
          </table:table-cell>
          <table:table-cell table:style-name="ce10" office:value-type="string">
            <text:p>0.01368619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string">
            <text:p>0.00427043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58">
            <text:p>258</text:p>
          </table:table-cell>
          <table:table-cell table:style-name="ce10" office:value-type="string">
            <text:p>0.00352940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4">
            <text:p>484</text:p>
          </table:table-cell>
          <table:table-cell table:style-name="ce10" office:value-type="string">
            <text:p>0.00688665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6589">
            <text:p>6589</text:p>
          </table:table-cell>
          <table:table-cell table:style-name="ce7" office:value-type="float" office:value="3536">
            <text:p>3536</text:p>
          </table:table-cell>
          <table:table-cell table:style-name="ce10" office:value-type="string">
            <text:p>16.64371975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084">
            <text:p>2084</text:p>
          </table:table-cell>
          <table:table-cell table:style-name="ce10" office:value-type="string">
            <text:p>0.02603068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string">
            <text:p>0.016744898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83">
            <text:p>683</text:p>
          </table:table-cell>
          <table:table-cell table:style-name="ce10" office:value-type="string">
            <text:p>0.00640191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025">
            <text:p>1025</text:p>
          </table:table-cell>
          <table:table-cell table:style-name="ce10" office:value-type="string">
            <text:p>3.501573876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2054">
            <text:p>2054</text:p>
          </table:table-cell>
          <table:table-cell table:style-name="ce10" office:value-type="string">
            <text:p>0.03340130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string">
            <text:p>0.00652990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5">
            <text:p>2665</text:p>
          </table:table-cell>
          <table:table-cell table:style-name="ce10" office:value-type="string">
            <text:p>0.020237213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674">
            <text:p>674</text:p>
          </table:table-cell>
          <table:table-cell table:style-name="ce10" office:value-type="string">
            <text:p>0.01698384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753">
            <text:p>753</text:p>
          </table:table-cell>
          <table:table-cell table:style-name="ce10" office:value-type="string">
            <text:p>0.01173815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025">
            <text:p>1025</text:p>
          </table:table-cell>
          <table:table-cell table:style-name="ce10" office:value-type="string">
            <text:p>3.46412193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1780">
            <text:p>1780</text:p>
          </table:table-cell>
          <table:table-cell table:style-name="ce10" office:value-type="string">
            <text:p>0.02091521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string">
            <text:p>9.9289E-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string">
            <text:p>0.02529032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1441">
            <text:p>1441</text:p>
          </table:table-cell>
          <table:table-cell table:style-name="ce10" office:value-type="string">
            <text:p>0.12308209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763">
            <text:p>763</text:p>
          </table:table-cell>
          <table:table-cell table:style-name="ce10" office:value-type="string">
            <text:p>0.009283319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string">
            <text:p>0.010453816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026">
            <text:p>1026</text:p>
          </table:table-cell>
          <table:table-cell table:style-name="ce10" office:value-type="string">
            <text:p>0.04919155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string">
            <text:p>0.118454168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025">
            <text:p>1025</text:p>
          </table:table-cell>
          <table:table-cell table:style-name="ce11" office:value-type="string">
            <text:p>3.384134534</text:p>
          </table:table-cell>
          <table:table-cell table:number-columns-repeated="1018"/>
        </table:table-row>
        <table:table-row table:style-name="ro2" table:number-rows-repeated="1048546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fting (random variable order)" table:style-name="ta1">
        <table:table-column table:style-name="co1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6"/>
        <table:table-column table:style-name="co9" table:number-columns-repeated="1017" table:default-cell-style-name="Default"/>
        <table:table-row table:style-name="ro4">
          <table:table-cell table:style-name="ce16" office:value-type="string" table:number-columns-spanned="6" table:number-rows-spanned="1">
            <text:p>Sifting with random variable order (Random seed = 10)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7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</text:p>
          </table:table-cell>
          <table:table-cell table:style-name="ce27" table:number-columns-repeated="1016"/>
          <table:table-cell table:style-name="ce19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305">
            <text:p>305</text:p>
          </table:table-cell>
          <table:table-cell table:style-name="ce7" office:value-type="float" office:value="1858">
            <text:p>1858</text:p>
          </table:table-cell>
          <table:table-cell table:style-name="ce10" office:value-type="float" office:value="0.268963736">
            <text:p>0,269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98">
            <text:p>498</text:p>
          </table:table-cell>
          <table:table-cell table:style-name="ce10" office:value-type="float" office:value="0.013925326">
            <text:p>0,013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float" office:value="0.004892914">
            <text:p>0,004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67">
            <text:p>267</text:p>
          </table:table-cell>
          <table:table-cell table:style-name="ce10" office:value-type="float" office:value="0.003527179">
            <text:p>0,003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4">
            <text:p>484</text:p>
          </table:table-cell>
          <table:table-cell table:style-name="ce10" office:value-type="float" office:value="0.007630236">
            <text:p>0,007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6486">
            <text:p>6486</text:p>
          </table:table-cell>
          <table:table-cell table:style-name="ce7" office:value-type="float" office:value="3567">
            <text:p>3567</text:p>
          </table:table-cell>
          <table:table-cell table:style-name="ce10" office:value-type="float" office:value="10.279269878">
            <text:p>10,279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093">
            <text:p>2093</text:p>
          </table:table-cell>
          <table:table-cell table:style-name="ce10" office:value-type="float" office:value="0.02375284">
            <text:p>0,023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float" office:value="0.012924777">
            <text:p>0,012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83">
            <text:p>683</text:p>
          </table:table-cell>
          <table:table-cell table:style-name="ce10" office:value-type="float" office:value="0.006376497">
            <text:p>0,006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55">
            <text:p>255</text:p>
          </table:table-cell>
          <table:table-cell table:style-name="ce7" office:value-type="float" office:value="1223">
            <text:p>1223</text:p>
          </table:table-cell>
          <table:table-cell table:style-name="ce10" office:value-type="float" office:value="1.135079967">
            <text:p>1,135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2089">
            <text:p>2089</text:p>
          </table:table-cell>
          <table:table-cell table:style-name="ce10" office:value-type="float" office:value="0.033322304">
            <text:p>0,033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float" office:value="0.006333195">
            <text:p>0,006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3">
            <text:p>2663</text:p>
          </table:table-cell>
          <table:table-cell table:style-name="ce10" office:value-type="float" office:value="0.018865832">
            <text:p>0,018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75">
            <text:p>75</text:p>
          </table:table-cell>
          <table:table-cell table:style-name="ce7" office:value-type="float" office:value="706">
            <text:p>706</text:p>
          </table:table-cell>
          <table:table-cell table:style-name="ce10" office:value-type="float" office:value="0.017608181">
            <text:p>0,017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796">
            <text:p>796</text:p>
          </table:table-cell>
          <table:table-cell table:style-name="ce10" office:value-type="float" office:value="0.011660136">
            <text:p>0,0117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55">
            <text:p>255</text:p>
          </table:table-cell>
          <table:table-cell table:style-name="ce7" office:value-type="float" office:value="1223">
            <text:p>1223</text:p>
          </table:table-cell>
          <table:table-cell table:style-name="ce10" office:value-type="float" office:value="1.113125177">
            <text:p>1,113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6">
            <text:p>66</text:p>
          </table:table-cell>
          <table:table-cell table:style-name="ce7" office:value-type="float" office:value="1811">
            <text:p>1811</text:p>
          </table:table-cell>
          <table:table-cell table:style-name="ce10" office:value-type="float" office:value="0.02103359">
            <text:p>0,021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float" office:value="0.000095121">
            <text:p>0,000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float" office:value="0.025493004">
            <text:p>0,025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1150">
            <text:p>1150</text:p>
          </table:table-cell>
          <table:table-cell table:style-name="ce10" office:value-type="float" office:value="0.0793988">
            <text:p>0,079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836">
            <text:p>836</text:p>
          </table:table-cell>
          <table:table-cell table:style-name="ce10" office:value-type="float" office:value="0.011862169">
            <text:p>0,011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float" office:value="0.010315075">
            <text:p>0,010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1054">
            <text:p>1054</text:p>
          </table:table-cell>
          <table:table-cell table:style-name="ce10" office:value-type="float" office:value="0.036186788">
            <text:p>0,036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float" office:value="0.018003201">
            <text:p>0,0180</text:p>
          </table:table-cell>
          <table:table-cell table:number-columns-repeated="1017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1223">
            <text:p>1223</text:p>
          </table:table-cell>
          <table:table-cell table:style-name="ce11" office:value-type="float" office:value="1.133463062">
            <text:p>1,1335</text:p>
          </table:table-cell>
          <table:table-cell table:number-columns-repeated="1017"/>
        </table:table-row>
        <table:table-row table:style-name="ro2">
          <table:table-cell table:style-name="ce12" table:number-columns-repeated="5"/>
          <table:table-cell table:style-name="ce25"/>
          <table:table-cell table:number-columns-repeated="1017"/>
        </table:table-row>
        <table:table-row table:style-name="ro4">
          <table:table-cell table:style-name="ce16" office:value-type="string" table:number-columns-spanned="6" table:number-rows-spanned="1">
            <text:p>Sifting with random variable order (Random seed = 327489)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7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7" table:number-columns-repeated="1016"/>
          <table:table-cell table:style-name="ce19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236">
            <text:p>236</text:p>
          </table:table-cell>
          <table:table-cell table:style-name="ce7" office:value-type="float" office:value="1855">
            <text:p>1855</text:p>
          </table:table-cell>
          <table:table-cell table:style-name="ce10" office:value-type="float" office:value="0.294348634">
            <text:p>0,294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520">
            <text:p>520</text:p>
          </table:table-cell>
          <table:table-cell table:style-name="ce10" office:value-type="float" office:value="0.013378647">
            <text:p>0,013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float" office:value="0.004342121">
            <text:p>0,004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56">
            <text:p>256</text:p>
          </table:table-cell>
          <table:table-cell table:style-name="ce10" office:value-type="float" office:value="0.003232661">
            <text:p>0,003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5">
            <text:p>485</text:p>
          </table:table-cell>
          <table:table-cell table:style-name="ce10" office:value-type="float" office:value="0.006921253">
            <text:p>0,006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8650">
            <text:p>8650</text:p>
          </table:table-cell>
          <table:table-cell table:style-name="ce7" office:value-type="float" office:value="3551">
            <text:p>3551</text:p>
          </table:table-cell>
          <table:table-cell table:style-name="ce10" office:value-type="float" office:value="14.94309515">
            <text:p>14,943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139">
            <text:p>2139</text:p>
          </table:table-cell>
          <table:table-cell table:style-name="ce10" office:value-type="float" office:value="0.02793207">
            <text:p>0,027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float" office:value="0.015187922">
            <text:p>0,015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81">
            <text:p>681</text:p>
          </table:table-cell>
          <table:table-cell table:style-name="ce10" office:value-type="float" office:value="0.006619479">
            <text:p>0,006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81">
            <text:p>181</text:p>
          </table:table-cell>
          <table:table-cell table:style-name="ce7" office:value-type="float" office:value="1246">
            <text:p>1246</text:p>
          </table:table-cell>
          <table:table-cell table:style-name="ce10" office:value-type="float" office:value="2.006549682">
            <text:p>2,006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2115">
            <text:p>2115</text:p>
          </table:table-cell>
          <table:table-cell table:style-name="ce10" office:value-type="float" office:value="0.040321126">
            <text:p>0,040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float" office:value="0.006293098">
            <text:p>0,006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5">
            <text:p>2665</text:p>
          </table:table-cell>
          <table:table-cell table:style-name="ce10" office:value-type="float" office:value="0.026418692">
            <text:p>0,026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75">
            <text:p>75</text:p>
          </table:table-cell>
          <table:table-cell table:style-name="ce7" office:value-type="float" office:value="722">
            <text:p>722</text:p>
          </table:table-cell>
          <table:table-cell table:style-name="ce10" office:value-type="float" office:value="0.018579306">
            <text:p>0,018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819">
            <text:p>819</text:p>
          </table:table-cell>
          <table:table-cell table:style-name="ce10" office:value-type="float" office:value="0.01241123">
            <text:p>0,012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81">
            <text:p>181</text:p>
          </table:table-cell>
          <table:table-cell table:style-name="ce7" office:value-type="float" office:value="1246">
            <text:p>1246</text:p>
          </table:table-cell>
          <table:table-cell table:style-name="ce10" office:value-type="float" office:value="2.157270213">
            <text:p>2,157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829">
            <text:p>1829</text:p>
          </table:table-cell>
          <table:table-cell table:style-name="ce10" office:value-type="float" office:value="0.023254735">
            <text:p>0,023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float" office:value="0.000094084">
            <text:p>0,000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float" office:value="0.025663153">
            <text:p>0,0257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1151">
            <text:p>1151</text:p>
          </table:table-cell>
          <table:table-cell table:style-name="ce10" office:value-type="float" office:value="0.083221858">
            <text:p>0,083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836">
            <text:p>836</text:p>
          </table:table-cell>
          <table:table-cell table:style-name="ce10" office:value-type="float" office:value="0.012934356">
            <text:p>0,012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float" office:value="0.0110053">
            <text:p>0,011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1019">
            <text:p>1019</text:p>
          </table:table-cell>
          <table:table-cell table:style-name="ce10" office:value-type="float" office:value="0.051245358">
            <text:p>0,051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float" office:value="0.017505932">
            <text:p>0,0175</text:p>
          </table:table-cell>
          <table:table-cell table:number-columns-repeated="1017"/>
        </table:table-row>
        <table:table-row table:style-name="ro1">
          <table:table-cell table:style-name="ce20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1246">
            <text:p>1246</text:p>
          </table:table-cell>
          <table:table-cell table:style-name="ce11" office:value-type="float" office:value="2.039279219">
            <text:p>2,0393</text:p>
          </table:table-cell>
          <table:table-cell table:number-columns-repeated="1017"/>
        </table:table-row>
        <table:table-row table:style-name="ro2">
          <table:table-cell table:style-name="ce12" table:number-columns-repeated="5"/>
          <table:table-cell table:style-name="ce25"/>
          <table:table-cell table:number-columns-repeated="1017"/>
        </table:table-row>
        <table:table-row table:style-name="ro4">
          <table:table-cell table:style-name="ce16" office:value-type="string" table:number-columns-spanned="6" table:number-rows-spanned="1">
            <text:p>Sifting with random variable order (Random seed = 121481)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7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7" table:number-columns-repeated="1016"/>
          <table:table-cell table:style-name="ce19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206">
            <text:p>206</text:p>
          </table:table-cell>
          <table:table-cell table:style-name="ce7" office:value-type="float" office:value="1830">
            <text:p>1830</text:p>
          </table:table-cell>
          <table:table-cell table:style-name="ce10" office:value-type="float" office:value="0.259124937">
            <text:p>0,259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514">
            <text:p>514</text:p>
          </table:table-cell>
          <table:table-cell table:style-name="ce10" office:value-type="float" office:value="0.013262863">
            <text:p>0,013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float" office:value="0.004241931">
            <text:p>0,004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4">
            <text:p>264</text:p>
          </table:table-cell>
          <table:table-cell table:style-name="ce10" office:value-type="float" office:value="0.003341468">
            <text:p>0,003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4">
            <text:p>484</text:p>
          </table:table-cell>
          <table:table-cell table:style-name="ce10" office:value-type="float" office:value="0.006770504">
            <text:p>0,006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9154">
            <text:p>9154</text:p>
          </table:table-cell>
          <table:table-cell table:style-name="ce7" office:value-type="float" office:value="3544">
            <text:p>3544</text:p>
          </table:table-cell>
          <table:table-cell table:style-name="ce10" office:value-type="float" office:value="15.539351469">
            <text:p>15,539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137">
            <text:p>2137</text:p>
          </table:table-cell>
          <table:table-cell table:style-name="ce10" office:value-type="float" office:value="0.027467174">
            <text:p>0,027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float" office:value="0.014434261">
            <text:p>0,014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77">
            <text:p>677</text:p>
          </table:table-cell>
          <table:table-cell table:style-name="ce10" office:value-type="float" office:value="0.006267043">
            <text:p>0,006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83">
            <text:p>183</text:p>
          </table:table-cell>
          <table:table-cell table:style-name="ce7" office:value-type="float" office:value="1222">
            <text:p>1222</text:p>
          </table:table-cell>
          <table:table-cell table:style-name="ce10" office:value-type="float" office:value="1.181527913">
            <text:p>1,181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119">
            <text:p>119</text:p>
          </table:table-cell>
          <table:table-cell table:style-name="ce7" office:value-type="float" office:value="2306">
            <text:p>2306</text:p>
          </table:table-cell>
          <table:table-cell table:style-name="ce10" office:value-type="float" office:value="0.048213213">
            <text:p>0,048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float" office:value="0.006236712">
            <text:p>0,006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3">
            <text:p>2663</text:p>
          </table:table-cell>
          <table:table-cell table:style-name="ce10" office:value-type="float" office:value="0.018944401">
            <text:p>0,018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688">
            <text:p>688</text:p>
          </table:table-cell>
          <table:table-cell table:style-name="ce10" office:value-type="float" office:value="0.019845658">
            <text:p>0,019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811">
            <text:p>811</text:p>
          </table:table-cell>
          <table:table-cell table:style-name="ce10" office:value-type="float" office:value="0.012117569">
            <text:p>0,012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83">
            <text:p>183</text:p>
          </table:table-cell>
          <table:table-cell table:style-name="ce7" office:value-type="float" office:value="1222">
            <text:p>1222</text:p>
          </table:table-cell>
          <table:table-cell table:style-name="ce10" office:value-type="float" office:value="1.217638492">
            <text:p>1,217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814">
            <text:p>1814</text:p>
          </table:table-cell>
          <table:table-cell table:style-name="ce10" office:value-type="float" office:value="0.022839639">
            <text:p>0,022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float" office:value="0.000088178">
            <text:p>0,000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float" office:value="0.029061152">
            <text:p>0,029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1129">
            <text:p>1129</text:p>
          </table:table-cell>
          <table:table-cell table:style-name="ce10" office:value-type="float" office:value="0.086246209">
            <text:p>0,086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62">
            <text:p>862</text:p>
          </table:table-cell>
          <table:table-cell table:style-name="ce10" office:value-type="float" office:value="0.012409239">
            <text:p>0,012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float" office:value="0.010498658">
            <text:p>0,010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71">
            <text:p>71</text:p>
          </table:table-cell>
          <table:table-cell table:style-name="ce7" office:value-type="float" office:value="1088">
            <text:p>1088</text:p>
          </table:table-cell>
          <table:table-cell table:style-name="ce10" office:value-type="float" office:value="0.038105831">
            <text:p>0,038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float" office:value="0.017733462">
            <text:p>0,0177</text:p>
          </table:table-cell>
          <table:table-cell table:number-columns-repeated="1017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1222">
            <text:p>1222</text:p>
          </table:table-cell>
          <table:table-cell table:style-name="ce11" office:value-type="float" office:value="1.228238342">
            <text:p>1,2282</text:p>
          </table:table-cell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4">
          <table:table-cell table:style-name="ce16" office:value-type="string" table:number-columns-spanned="6" table:number-rows-spanned="1">
            <text:p>Sifting with random variable order (Average)</text:p>
          </table:table-cell>
          <table:covered-table-cell table:number-columns-repeated="4" table:style-name="ce6"/>
          <table:covered-table-cell table:style-name="ce9"/>
          <table:table-cell table:number-columns-repeated="1017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23" table:formula="of:=([.D3]+[.D31]+[.D59])/3" office:value-type="float" office:value="249">
            <text:p>249,00</text:p>
          </table:table-cell>
          <table:table-cell table:style-name="ce23" table:formula="of:=([.E3]+[.E31]+[.E59])/3" office:value-type="float" office:value="1847.66666666667">
            <text:p>1847,67</text:p>
          </table:table-cell>
          <table:table-cell table:style-name="ce10" table:formula="of:=([.F3]+[.F31]+[.F59])/3" office:value-type="float" office:value="0.274145769">
            <text:p>0,274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23" table:formula="of:=([.D4]+[.D32]+[.D60])/3" office:value-type="float" office:value="50.3333333333333">
            <text:p>50,33</text:p>
          </table:table-cell>
          <table:table-cell table:style-name="ce23" table:formula="of:=([.E4]+[.E32]+[.E60])/3" office:value-type="float" office:value="510.666666666667">
            <text:p>510,67</text:p>
          </table:table-cell>
          <table:table-cell table:style-name="ce10" table:formula="of:=([.F4]+[.F32]+[.F60])/3" office:value-type="float" office:value="0.0135222786666667">
            <text:p>0,013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23" table:formula="of:=([.D5]+[.D33]+[.D61])/3" office:value-type="float" office:value="18">
            <text:p>18,00</text:p>
          </table:table-cell>
          <table:table-cell table:style-name="ce23" table:formula="of:=([.E5]+[.E33]+[.E61])/3" office:value-type="float" office:value="480">
            <text:p>480,00</text:p>
          </table:table-cell>
          <table:table-cell table:style-name="ce10" table:formula="of:=([.F5]+[.F33]+[.F61])/3" office:value-type="float" office:value="0.004492322">
            <text:p>0,004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23" table:formula="of:=([.D6]+[.D34]+[.D62])/3" office:value-type="float" office:value="25.6666666666667">
            <text:p>25,67</text:p>
          </table:table-cell>
          <table:table-cell table:style-name="ce23" table:formula="of:=([.E6]+[.E34]+[.E62])/3" office:value-type="float" office:value="262.333333333333">
            <text:p>262,33</text:p>
          </table:table-cell>
          <table:table-cell table:style-name="ce10" table:formula="of:=([.F6]+[.F34]+[.F62])/3" office:value-type="float" office:value="0.00336710266666667">
            <text:p>0,003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23" table:formula="of:=([.D7]+[.D35]+[.D63])/3" office:value-type="float" office:value="32">
            <text:p>32,00</text:p>
          </table:table-cell>
          <table:table-cell table:style-name="ce23" table:formula="of:=([.E7]+[.E35]+[.E63])/3" office:value-type="float" office:value="484.333333333333">
            <text:p>484,33</text:p>
          </table:table-cell>
          <table:table-cell table:style-name="ce10" table:formula="of:=([.F7]+[.F35]+[.F63])/3" office:value-type="float" office:value="0.007107331">
            <text:p>0,007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23" table:formula="of:=([.D8]+[.D36]+[.D64])/3" office:value-type="float" office:value="8096.66666666667">
            <text:p>8096,67</text:p>
          </table:table-cell>
          <table:table-cell table:style-name="ce23" table:formula="of:=([.E8]+[.E36]+[.E64])/3" office:value-type="float" office:value="3554">
            <text:p>3554,00</text:p>
          </table:table-cell>
          <table:table-cell table:style-name="ce10" table:formula="of:=([.F8]+[.F36]+[.F64])/3" office:value-type="float" office:value="13.5872388323333">
            <text:p>13,587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23" table:formula="of:=([.D9]+[.D37]+[.D65])/3" office:value-type="float" office:value="35">
            <text:p>35,00</text:p>
          </table:table-cell>
          <table:table-cell table:style-name="ce23" table:formula="of:=([.E9]+[.E37]+[.E65])/3" office:value-type="float" office:value="2123">
            <text:p>2123,00</text:p>
          </table:table-cell>
          <table:table-cell table:style-name="ce10" table:formula="of:=([.F9]+[.F37]+[.F65])/3" office:value-type="float" office:value="0.026384028">
            <text:p>0,026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style-name="ce7" office:value-type="float" office:value="34">
            <text:p>34</text:p>
          </table:table-cell>
          <table:table-cell table:style-name="ce23" table:formula="of:=([.D10]+[.D38]+[.D66])/3" office:value-type="float" office:value="34">
            <text:p>34,00</text:p>
          </table:table-cell>
          <table:table-cell table:style-name="ce23" table:formula="of:=([.E10]+[.E38]+[.E66])/3" office:value-type="float" office:value="1984">
            <text:p>1984,00</text:p>
          </table:table-cell>
          <table:table-cell table:style-name="ce10" table:formula="of:=([.F10]+[.F38]+[.F66])/3" office:value-type="float" office:value="0.01418232">
            <text:p>0,014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23" table:formula="of:=([.D11]+[.D39]+[.D67])/3" office:value-type="float" office:value="37">
            <text:p>37,00</text:p>
          </table:table-cell>
          <table:table-cell table:style-name="ce23" table:formula="of:=([.E11]+[.E39]+[.E67])/3" office:value-type="float" office:value="680.333333333333">
            <text:p>680,33</text:p>
          </table:table-cell>
          <table:table-cell table:style-name="ce10" table:formula="of:=([.F11]+[.F39]+[.F67])/3" office:value-type="float" office:value="0.00642100633333333">
            <text:p>0,006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23" table:formula="of:=([.D12]+[.D40]+[.D68])/3" office:value-type="float" office:value="206.333333333333">
            <text:p>206,33</text:p>
          </table:table-cell>
          <table:table-cell table:style-name="ce23" table:formula="of:=([.E12]+[.E40]+[.E68])/3" office:value-type="float" office:value="1230.33333333333">
            <text:p>1230,33</text:p>
          </table:table-cell>
          <table:table-cell table:style-name="ce10" table:formula="of:=([.F12]+[.F40]+[.F68])/3" office:value-type="float" office:value="1.44105252066667">
            <text:p>1,441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23" table:formula="of:=([.D13]+[.D41]+[.D69])/3" office:value-type="float" office:value="90.3333333333333">
            <text:p>90,33</text:p>
          </table:table-cell>
          <table:table-cell table:style-name="ce23" table:formula="of:=([.E13]+[.E41]+[.E69])/3" office:value-type="float" office:value="2170">
            <text:p>2170,00</text:p>
          </table:table-cell>
          <table:table-cell table:style-name="ce10" table:formula="of:=([.F13]+[.F41]+[.F69])/3" office:value-type="float" office:value="0.040618881">
            <text:p>0,040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23" table:formula="of:=([.D14]+[.D42]+[.D70])/3" office:value-type="float" office:value="32">
            <text:p>32,00</text:p>
          </table:table-cell>
          <table:table-cell table:style-name="ce23" table:formula="of:=([.E14]+[.E42]+[.E70])/3" office:value-type="float" office:value="757">
            <text:p>757,00</text:p>
          </table:table-cell>
          <table:table-cell table:style-name="ce10" table:formula="of:=([.F14]+[.F42]+[.F70])/3" office:value-type="float" office:value="0.00628766833333333">
            <text:p>0,006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23" table:formula="of:=([.D15]+[.D43]+[.D71])/3" office:value-type="float" office:value="39">
            <text:p>39,00</text:p>
          </table:table-cell>
          <table:table-cell table:style-name="ce23" table:formula="of:=([.E15]+[.E43]+[.E71])/3" office:value-type="float" office:value="2663.66666666667">
            <text:p>2663,67</text:p>
          </table:table-cell>
          <table:table-cell table:style-name="ce10" table:formula="of:=([.F15]+[.F43]+[.F71])/3" office:value-type="float" office:value="0.0214096416666667">
            <text:p>0,021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23" table:formula="of:=([.D16]+[.D44]+[.D72])/3" office:value-type="float" office:value="77.3333333333333">
            <text:p>77,33</text:p>
          </table:table-cell>
          <table:table-cell table:style-name="ce23" table:formula="of:=([.E16]+[.E44]+[.E72])/3" office:value-type="float" office:value="705.333333333333">
            <text:p>705,33</text:p>
          </table:table-cell>
          <table:table-cell table:style-name="ce10" table:formula="of:=([.F16]+[.F44]+[.F72])/3" office:value-type="float" office:value="0.018677715">
            <text:p>0,0187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23" table:formula="of:=([.D17]+[.D45]+[.D73])/3" office:value-type="float" office:value="45.6666666666667">
            <text:p>45,67</text:p>
          </table:table-cell>
          <table:table-cell table:style-name="ce23" table:formula="of:=([.E17]+[.E45]+[.E73])/3" office:value-type="float" office:value="808.666666666667">
            <text:p>808,67</text:p>
          </table:table-cell>
          <table:table-cell table:style-name="ce10" table:formula="of:=([.F17]+[.F45]+[.F73])/3" office:value-type="float" office:value="0.0120629783333333">
            <text:p>0,012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23" table:formula="of:=([.D18]+[.D46]+[.D74])/3" office:value-type="float" office:value="206.333333333333">
            <text:p>206,33</text:p>
          </table:table-cell>
          <table:table-cell table:style-name="ce23" table:formula="of:=([.E18]+[.E46]+[.E74])/3" office:value-type="float" office:value="1230.33333333333">
            <text:p>1230,33</text:p>
          </table:table-cell>
          <table:table-cell table:style-name="ce10" table:formula="of:=([.F18]+[.F46]+[.F74])/3" office:value-type="float" office:value="1.496011294">
            <text:p>1,496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23" table:formula="of:=([.D19]+[.D47]+[.D75])/3" office:value-type="float" office:value="62">
            <text:p>62,00</text:p>
          </table:table-cell>
          <table:table-cell table:style-name="ce23" table:formula="of:=([.E19]+[.E47]+[.E75])/3" office:value-type="float" office:value="1818">
            <text:p>1818,00</text:p>
          </table:table-cell>
          <table:table-cell table:style-name="ce10" table:formula="of:=([.F19]+[.F47]+[.F75])/3" office:value-type="float" office:value="0.022375988">
            <text:p>0,022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23" table:formula="of:=([.D20]+[.D48]+[.D76])/3" office:value-type="float" office:value="6">
            <text:p>6,00</text:p>
          </table:table-cell>
          <table:table-cell table:style-name="ce23" table:formula="of:=([.E20]+[.E48]+[.E76])/3" office:value-type="float" office:value="12">
            <text:p>12,00</text:p>
          </table:table-cell>
          <table:table-cell table:style-name="ce10" table:formula="of:=([.F20]+[.F48]+[.F76])/3" office:value-type="float" office:value="0.000092461">
            <text:p>0,000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style-name="ce7" office:value-type="float" office:value="43">
            <text:p>43</text:p>
          </table:table-cell>
          <table:table-cell table:style-name="ce23" table:formula="of:=([.D21]+[.D49]+[.D77])/3" office:value-type="float" office:value="43">
            <text:p>43,00</text:p>
          </table:table-cell>
          <table:table-cell table:style-name="ce23" table:formula="of:=([.E21]+[.E49]+[.E77])/3" office:value-type="float" office:value="3280">
            <text:p>3280,00</text:p>
          </table:table-cell>
          <table:table-cell table:style-name="ce10" table:formula="of:=([.F21]+[.F49]+[.F77])/3" office:value-type="float" office:value="0.026739103">
            <text:p>0,0267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23" table:formula="of:=([.D22]+[.D50]+[.D78])/3" office:value-type="float" office:value="52.6666666666667">
            <text:p>52,67</text:p>
          </table:table-cell>
          <table:table-cell table:style-name="ce23" table:formula="of:=([.E22]+[.E50]+[.E78])/3" office:value-type="float" office:value="1143.33333333333">
            <text:p>1143,33</text:p>
          </table:table-cell>
          <table:table-cell table:style-name="ce10" table:formula="of:=([.F22]+[.F50]+[.F78])/3" office:value-type="float" office:value="0.0829556223333333">
            <text:p>0,083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23" table:formula="of:=([.D23]+[.D51]+[.D79])/3" office:value-type="float" office:value="49">
            <text:p>49,00</text:p>
          </table:table-cell>
          <table:table-cell table:style-name="ce23" table:formula="of:=([.E23]+[.E51]+[.E79])/3" office:value-type="float" office:value="844.666666666667">
            <text:p>844,67</text:p>
          </table:table-cell>
          <table:table-cell table:style-name="ce10" table:formula="of:=([.F23]+[.F51]+[.F79])/3" office:value-type="float" office:value="0.0124019213333333">
            <text:p>0,012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42">
            <text:p>42</text:p>
          </table:table-cell>
          <table:table-cell table:style-name="ce23" table:formula="of:=([.D24]+[.D52]+[.D80])/3" office:value-type="float" office:value="42">
            <text:p>42,00</text:p>
          </table:table-cell>
          <table:table-cell table:style-name="ce23" table:formula="of:=([.E24]+[.E52]+[.E80])/3" office:value-type="float" office:value="1104">
            <text:p>1104,00</text:p>
          </table:table-cell>
          <table:table-cell table:style-name="ce10" table:formula="of:=([.F24]+[.F52]+[.F80])/3" office:value-type="float" office:value="0.0106063443333333">
            <text:p>0,010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23" table:formula="of:=([.D25]+[.D53]+[.D81])/3" office:value-type="float" office:value="55.3333333333333">
            <text:p>55,33</text:p>
          </table:table-cell>
          <table:table-cell table:style-name="ce23" table:formula="of:=([.E25]+[.E53]+[.E81])/3" office:value-type="float" office:value="1053.66666666667">
            <text:p>1053,67</text:p>
          </table:table-cell>
          <table:table-cell table:style-name="ce10" table:formula="of:=([.F25]+[.F53]+[.F81])/3" office:value-type="float" office:value="0.0418459923333333">
            <text:p>0,041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style-name="ce7" office:value-type="float" office:value="42">
            <text:p>42</text:p>
          </table:table-cell>
          <table:table-cell table:style-name="ce23" table:formula="of:=([.D26]+[.D54]+[.D82])/3" office:value-type="float" office:value="42">
            <text:p>42,00</text:p>
          </table:table-cell>
          <table:table-cell table:style-name="ce23" table:formula="of:=([.E26]+[.E54]+[.E82])/3" office:value-type="float" office:value="3120">
            <text:p>3120,00</text:p>
          </table:table-cell>
          <table:table-cell table:style-name="ce10" table:formula="of:=([.F26]+[.F54]+[.F82])/3" office:value-type="float" office:value="0.0177475316666667">
            <text:p>0,0177</text:p>
          </table:table-cell>
          <table:table-cell table:number-columns-repeated="1017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24" table:formula="of:=([.D27]+[.D55]+[.D83])/3" office:value-type="float" office:value="206.333333333333">
            <text:p>206,33</text:p>
          </table:table-cell>
          <table:table-cell table:style-name="ce24" table:formula="of:=([.E27]+[.E55]+[.E83])/3" office:value-type="float" office:value="1230.33333333333">
            <text:p>1230,33</text:p>
          </table:table-cell>
          <table:table-cell table:style-name="ce11" table:formula="of:=([.F27]+[.F55]+[.F83])/3" office:value-type="float" office:value="1.466993541">
            <text:p>1,4670</text:p>
          </table:table-cell>
          <table:table-cell table:number-columns-repeated="1017"/>
        </table:table-row>
        <table:table-row table:style-name="ro2" table:number-rows-repeated="1048453">
          <table:table-cell table:number-columns-repeated="1023"/>
        </table:table-row>
        <table:table-row table:style-name="ro3" table:number-rows-repeated="11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Window Permutation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6"/>
        <table:table-row table:style-name="ro4">
          <table:table-cell table:style-name="ce15" office:value-type="string" table:number-columns-spanned="6" table:number-rows-spanned="1">
            <text:p>Window Permutation k=2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79">
            <text:p>1079</text:p>
          </table:table-cell>
          <table:table-cell table:style-name="ce7" office:value-type="float" office:value="61">
            <text:p>61</text:p>
          </table:table-cell>
          <table:table-cell table:style-name="ce10" office:value-type="float" office:value="0.027285838">
            <text:p>0,0273</text:p>
          </table:table-cell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31">
            <text:p>31</text:p>
          </table:table-cell>
          <table:table-cell table:style-name="ce10" office:value-type="float" office:value="0.002408678">
            <text:p>0,0024</text:p>
          </table:table-cell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28">
            <text:p>28</text:p>
          </table:table-cell>
          <table:table-cell table:style-name="ce10" office:value-type="float" office:value="0.000834814">
            <text:p>0,0008</text:p>
          </table:table-cell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number-columns-repeated="2" table:style-name="ce7" office:value-type="float" office:value="29">
            <text:p>29</text:p>
          </table:table-cell>
          <table:table-cell table:style-name="ce7" office:value-type="float" office:value="20">
            <text:p>20</text:p>
          </table:table-cell>
          <table:table-cell table:style-name="ce10" office:value-type="float" office:value="0.000966333">
            <text:p>0,0010</text:p>
          </table:table-cell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28">
            <text:p>28</text:p>
          </table:table-cell>
          <table:table-cell table:style-name="ce10" office:value-type="float" office:value="0.001038837">
            <text:p>0,0010</text:p>
          </table:table-cell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0985">
            <text:p>30985</text:p>
          </table:table-cell>
          <table:table-cell table:style-name="ce7" office:value-type="float" office:value="85">
            <text:p>85</text:p>
          </table:table-cell>
          <table:table-cell table:style-name="ce10" office:value-type="float" office:value="0.489697474">
            <text:p>0,4897</text:p>
          </table:table-cell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6">
            <text:p>76</text:p>
          </table:table-cell>
          <table:table-cell table:style-name="ce7" office:value-type="float" office:value="41">
            <text:p>41</text:p>
          </table:table-cell>
          <table:table-cell table:style-name="ce10" office:value-type="float" office:value="0.001243737">
            <text:p>0,0012</text:p>
          </table:table-cell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52">
            <text:p>52</text:p>
          </table:table-cell>
          <table:table-cell table:style-name="ce10" office:value-type="float" office:value="0.000857361">
            <text:p>0,0009</text:p>
          </table:table-cell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35">
            <text:p>35</text:p>
          </table:table-cell>
          <table:table-cell table:style-name="ce10" office:value-type="float" office:value="0.000644655">
            <text:p>0,0006</text:p>
          </table:table-cell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number-columns-repeated="2" table:style-name="ce7" office:value-type="float" office:value="40957">
            <text:p>40957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0.461760474">
            <text:p>0,4618</text:p>
          </table:table-cell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7">
            <text:p>307</text:p>
          </table:table-cell>
          <table:table-cell table:style-name="ce7" office:value-type="float" office:value="69">
            <text:p>69</text:p>
          </table:table-cell>
          <table:table-cell table:style-name="ce10" office:value-type="float" office:value="0.003105398">
            <text:p>0,0031</text:p>
          </table:table-cell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36">
            <text:p>36</text:p>
          </table:table-cell>
          <table:table-cell table:style-name="ce10" office:value-type="float" office:value="0.000541653">
            <text:p>0,0005</text:p>
          </table:table-cell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number-columns-repeated="2" table:style-name="ce7" office:value-type="float" office:value="40">
            <text:p>40</text:p>
          </table:table-cell>
          <table:table-cell table:style-name="ce7" office:value-type="float" office:value="56">
            <text:p>56</text:p>
          </table:table-cell>
          <table:table-cell table:style-name="ce10" office:value-type="float" office:value="0.001051309">
            <text:p>0,0011</text:p>
          </table:table-cell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97">
            <text:p>197</text:p>
          </table:table-cell>
          <table:table-cell table:style-name="ce7" office:value-type="float" office:value="37">
            <text:p>37</text:p>
          </table:table-cell>
          <table:table-cell table:style-name="ce10" office:value-type="float" office:value="0.001853627">
            <text:p>0,0019</text:p>
          </table:table-cell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40">
            <text:p>140</text:p>
          </table:table-cell>
          <table:table-cell table:style-name="ce7" office:value-type="float" office:value="39">
            <text:p>39</text:p>
          </table:table-cell>
          <table:table-cell table:style-name="ce10" office:value-type="float" office:value="0.0012791">
            <text:p>0,0013</text:p>
          </table:table-cell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number-columns-repeated="2" table:style-name="ce7" office:value-type="float" office:value="40957">
            <text:p>40957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0.519246621">
            <text:p>0,5192</text:p>
          </table:table-cell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24">
            <text:p>124</text:p>
          </table:table-cell>
          <table:table-cell table:style-name="ce7" office:value-type="float" office:value="57">
            <text:p>57</text:p>
          </table:table-cell>
          <table:table-cell table:style-name="ce10" office:value-type="float" office:value="0.001344166">
            <text:p>0,0013</text:p>
          </table:table-cell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2">
            <text:p>2</text:p>
          </table:table-cell>
          <table:table-cell table:style-name="ce28" office:value-type="float" office:value="0.000029742">
            <text:p>2,97E-005</text:p>
          </table:table-cell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76">
            <text:p>76</text:p>
          </table:table-cell>
          <table:table-cell table:style-name="ce10" office:value-type="float" office:value="0.001276721">
            <text:p>0,0013</text:p>
          </table:table-cell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131">
            <text:p>1131</text:p>
          </table:table-cell>
          <table:table-cell table:style-name="ce7" office:value-type="float" office:value="57">
            <text:p>57</text:p>
          </table:table-cell>
          <table:table-cell table:style-name="ce10" office:value-type="float" office:value="0.011663535">
            <text:p>0,0117</text:p>
          </table:table-cell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47">
            <text:p>147</text:p>
          </table:table-cell>
          <table:table-cell table:style-name="ce7" office:value-type="float" office:value="37">
            <text:p>37</text:p>
          </table:table-cell>
          <table:table-cell table:style-name="ce10" office:value-type="float" office:value="0.001537687">
            <text:p>0,0015</text:p>
          </table:table-cell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44">
            <text:p>44</text:p>
          </table:table-cell>
          <table:table-cell table:style-name="ce10" office:value-type="float" office:value="0.000684949">
            <text:p>0,0007</text:p>
          </table:table-cell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361">
            <text:p>1361</text:p>
          </table:table-cell>
          <table:table-cell table:style-name="ce7" office:value-type="float" office:value="47">
            <text:p>47</text:p>
          </table:table-cell>
          <table:table-cell table:style-name="ce10" office:value-type="float" office:value="0.011477449">
            <text:p>0,0115</text:p>
          </table:table-cell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72">
            <text:p>72</text:p>
          </table:table-cell>
          <table:table-cell table:style-name="ce10" office:value-type="float" office:value="0.001045947">
            <text:p>0,0010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number-columns-repeated="2" table:style-name="ce8" office:value-type="float" office:value="40957">
            <text:p>40957</text:p>
          </table:table-cell>
          <table:table-cell table:style-name="ce8" office:value-type="float" office:value="50">
            <text:p>50</text:p>
          </table:table-cell>
          <table:table-cell table:style-name="ce11" office:value-type="float" office:value="0.461767177">
            <text:p>0,4618</text:p>
          </table:table-cell>
        </table:table-row>
        <table:table-row table:style-name="ro2">
          <table:table-cell table:number-columns-repeated="6"/>
        </table:table-row>
        <table:table-row table:style-name="ro4">
          <table:table-cell table:style-name="ce15" office:value-type="string" table:number-columns-spanned="6" table:number-rows-spanned="1">
            <text:p>Window Permutation k=3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71">
            <text:p>1071</text:p>
          </table:table-cell>
          <table:table-cell table:style-name="ce7" office:value-type="float" office:value="176">
            <text:p>176</text:p>
          </table:table-cell>
          <table:table-cell table:style-name="ce10" office:value-type="float" office:value="0.073563701">
            <text:p>0,0736</text:p>
          </table:table-cell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87">
            <text:p>87</text:p>
          </table:table-cell>
          <table:table-cell table:style-name="ce10" office:value-type="float" office:value="0.005324727">
            <text:p>0,0053</text:p>
          </table:table-cell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78">
            <text:p>78</text:p>
          </table:table-cell>
          <table:table-cell table:style-name="ce10" office:value-type="float" office:value="0.001857888">
            <text:p>0,0019</text:p>
          </table:table-cell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56">
            <text:p>56</text:p>
          </table:table-cell>
          <table:table-cell table:style-name="ce10" office:value-type="float" office:value="0.001782397">
            <text:p>0,0018</text:p>
          </table:table-cell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80">
            <text:p>80</text:p>
          </table:table-cell>
          <table:table-cell table:style-name="ce10" office:value-type="float" office:value="0.00244078">
            <text:p>0,0024</text:p>
          </table:table-cell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0467">
            <text:p>30467</text:p>
          </table:table-cell>
          <table:table-cell table:style-name="ce7" office:value-type="float" office:value="249">
            <text:p>249</text:p>
          </table:table-cell>
          <table:table-cell table:style-name="ce10" office:value-type="float" office:value="1.313212164">
            <text:p>1,3132</text:p>
          </table:table-cell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2">
            <text:p>72</text:p>
          </table:table-cell>
          <table:table-cell table:style-name="ce7" office:value-type="float" office:value="125">
            <text:p>125</text:p>
          </table:table-cell>
          <table:table-cell table:style-name="ce10" office:value-type="float" office:value="0.002738525">
            <text:p>0,0027</text:p>
          </table:table-cell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54">
            <text:p>154</text:p>
          </table:table-cell>
          <table:table-cell table:style-name="ce10" office:value-type="float" office:value="0.0017334">
            <text:p>0,0017</text:p>
          </table:table-cell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0.00137696">
            <text:p>0,0014</text:p>
          </table:table-cell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32765">
            <text:p>32765</text:p>
          </table:table-cell>
          <table:table-cell table:style-name="ce7" office:value-type="float" office:value="146">
            <text:p>146</text:p>
          </table:table-cell>
          <table:table-cell table:style-name="ce10" office:value-type="float" office:value="1.563419251">
            <text:p>1,5634</text:p>
          </table:table-cell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3">
            <text:p>303</text:p>
          </table:table-cell>
          <table:table-cell table:style-name="ce7" office:value-type="float" office:value="200">
            <text:p>200</text:p>
          </table:table-cell>
          <table:table-cell table:style-name="ce10" office:value-type="float" office:value="0.008319092">
            <text:p>0,0083</text:p>
          </table:table-cell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104">
            <text:p>104</text:p>
          </table:table-cell>
          <table:table-cell table:style-name="ce10" office:value-type="float" office:value="0.001244374">
            <text:p>0,0012</text:p>
          </table:table-cell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172">
            <text:p>172</text:p>
          </table:table-cell>
          <table:table-cell table:style-name="ce10" office:value-type="float" office:value="0.002378077">
            <text:p>0,0024</text:p>
          </table:table-cell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91">
            <text:p>191</text:p>
          </table:table-cell>
          <table:table-cell table:style-name="ce7" office:value-type="float" office:value="105">
            <text:p>105</text:p>
          </table:table-cell>
          <table:table-cell table:style-name="ce10" office:value-type="float" office:value="0.004866888">
            <text:p>0,0049</text:p>
          </table:table-cell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36">
            <text:p>136</text:p>
          </table:table-cell>
          <table:table-cell table:style-name="ce7" office:value-type="float" office:value="110">
            <text:p>110</text:p>
          </table:table-cell>
          <table:table-cell table:style-name="ce10" office:value-type="float" office:value="0.003020303">
            <text:p>0,0030</text:p>
          </table:table-cell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32765">
            <text:p>32765</text:p>
          </table:table-cell>
          <table:table-cell table:style-name="ce7" office:value-type="float" office:value="146">
            <text:p>146</text:p>
          </table:table-cell>
          <table:table-cell table:style-name="ce10" office:value-type="float" office:value="1.436926478">
            <text:p>1,4369</text:p>
          </table:table-cell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20">
            <text:p>120</text:p>
          </table:table-cell>
          <table:table-cell table:style-name="ce7" office:value-type="float" office:value="164">
            <text:p>164</text:p>
          </table:table-cell>
          <table:table-cell table:style-name="ce10" office:value-type="float" office:value="0.003352977">
            <text:p>0,0034</text:p>
          </table:table-cell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29" office:value-type="string">
            <text:p>1,684E-6</text:p>
          </table:table-cell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224">
            <text:p>224</text:p>
          </table:table-cell>
          <table:table-cell table:style-name="ce10" office:value-type="float" office:value="0.00294893">
            <text:p>0,0029</text:p>
          </table:table-cell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095">
            <text:p>1095</text:p>
          </table:table-cell>
          <table:table-cell table:style-name="ce7" office:value-type="float" office:value="164">
            <text:p>164</text:p>
          </table:table-cell>
          <table:table-cell table:style-name="ce10" office:value-type="float" office:value="0.031570515">
            <text:p>0,0316</text:p>
          </table:table-cell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109">
            <text:p>109</text:p>
          </table:table-cell>
          <table:table-cell table:style-name="ce10" office:value-type="float" office:value="0.004101113">
            <text:p>0,0041</text:p>
          </table:table-cell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26">
            <text:p>126</text:p>
          </table:table-cell>
          <table:table-cell table:style-name="ce10" office:value-type="float" office:value="0.001697259">
            <text:p>0,0017</text:p>
          </table:table-cell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313">
            <text:p>1313</text:p>
          </table:table-cell>
          <table:table-cell table:style-name="ce7" office:value-type="float" office:value="134">
            <text:p>134</text:p>
          </table:table-cell>
          <table:table-cell table:style-name="ce10" office:value-type="float" office:value="0.031805922">
            <text:p>0,0318</text:p>
          </table:table-cell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214">
            <text:p>214</text:p>
          </table:table-cell>
          <table:table-cell table:style-name="ce10" office:value-type="float" office:value="0.002167285">
            <text:p>0,0022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32765">
            <text:p>32765</text:p>
          </table:table-cell>
          <table:table-cell table:style-name="ce8" office:value-type="float" office:value="146">
            <text:p>146</text:p>
          </table:table-cell>
          <table:table-cell table:style-name="ce11" office:value-type="float" office:value="1.454017778">
            <text:p>1,4540</text:p>
          </table:table-cell>
        </table:table-row>
        <table:table-row table:style-name="ro2">
          <table:table-cell table:number-columns-repeated="5"/>
          <table:table-cell table:style-name="ce30"/>
        </table:table-row>
        <table:table-row table:style-name="ro4">
          <table:table-cell table:style-name="ce15" office:value-type="string" table:number-columns-spanned="6" table:number-rows-spanned="1">
            <text:p>Window Permutation k=4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27">
            <text:p>1027</text:p>
          </table:table-cell>
          <table:table-cell table:style-name="ce7" office:value-type="float" office:value="341">
            <text:p>341</text:p>
          </table:table-cell>
          <table:table-cell table:style-name="ce10" office:value-type="float" office:value="0.116937132">
            <text:p>0,1169</text:p>
          </table:table-cell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162">
            <text:p>162</text:p>
          </table:table-cell>
          <table:table-cell table:style-name="ce10" office:value-type="float" office:value="0.006284945">
            <text:p>0,0063</text:p>
          </table:table-cell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144">
            <text:p>144</text:p>
          </table:table-cell>
          <table:table-cell table:style-name="ce10" office:value-type="float" office:value="0.002061431">
            <text:p>0,0021</text:p>
          </table:table-cell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99">
            <text:p>99</text:p>
          </table:table-cell>
          <table:table-cell table:style-name="ce10" office:value-type="float" office:value="0.001689233">
            <text:p>0,0017</text:p>
          </table:table-cell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146">
            <text:p>146</text:p>
          </table:table-cell>
          <table:table-cell table:style-name="ce10" office:value-type="float" office:value="0.002503239">
            <text:p>0,0025</text:p>
          </table:table-cell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29535">
            <text:p>29535</text:p>
          </table:table-cell>
          <table:table-cell table:style-name="ce7" office:value-type="float" office:value="485">
            <text:p>485</text:p>
          </table:table-cell>
          <table:table-cell table:style-name="ce10" office:value-type="float" office:value="2.787711113">
            <text:p>2,7877</text:p>
          </table:table-cell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252">
            <text:p>252</text:p>
          </table:table-cell>
          <table:table-cell table:style-name="ce10" office:value-type="float" office:value="0.00546517">
            <text:p>0,0055</text:p>
          </table:table-cell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302">
            <text:p>302</text:p>
          </table:table-cell>
          <table:table-cell table:style-name="ce10" office:value-type="float" office:value="0.003734745">
            <text:p>0,0037</text:p>
          </table:table-cell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181">
            <text:p>181</text:p>
          </table:table-cell>
          <table:table-cell table:style-name="ce10" office:value-type="float" office:value="0.004544542">
            <text:p>0,0045</text:p>
          </table:table-cell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6621">
            <text:p>26621</text:p>
          </table:table-cell>
          <table:table-cell table:style-name="ce7" office:value-type="float" office:value="281">
            <text:p>281</text:p>
          </table:table-cell>
          <table:table-cell table:style-name="ce10" office:value-type="float" office:value="2.781172629">
            <text:p>2,7812</text:p>
          </table:table-cell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299">
            <text:p>299</text:p>
          </table:table-cell>
          <table:table-cell table:style-name="ce7" office:value-type="float" office:value="392">
            <text:p>392</text:p>
          </table:table-cell>
          <table:table-cell table:style-name="ce10" office:value-type="float" office:value="0.017669963">
            <text:p>0,0177</text:p>
          </table:table-cell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95">
            <text:p>195</text:p>
          </table:table-cell>
          <table:table-cell table:style-name="ce10" office:value-type="float" office:value="0.002698343">
            <text:p>0,0027</text:p>
          </table:table-cell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339">
            <text:p>339</text:p>
          </table:table-cell>
          <table:table-cell table:style-name="ce10" office:value-type="float" office:value="0.004547585">
            <text:p>0,0045</text:p>
          </table:table-cell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88">
            <text:p>188</text:p>
          </table:table-cell>
          <table:table-cell table:style-name="ce7" office:value-type="float" office:value="198">
            <text:p>198</text:p>
          </table:table-cell>
          <table:table-cell table:style-name="ce10" office:value-type="float" office:value="0.009760146">
            <text:p>0,0098</text:p>
          </table:table-cell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34">
            <text:p>134</text:p>
          </table:table-cell>
          <table:table-cell table:style-name="ce7" office:value-type="float" office:value="210">
            <text:p>210</text:p>
          </table:table-cell>
          <table:table-cell table:style-name="ce10" office:value-type="float" office:value="0.00594662">
            <text:p>0,0059</text:p>
          </table:table-cell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6621">
            <text:p>26621</text:p>
          </table:table-cell>
          <table:table-cell table:style-name="ce7" office:value-type="float" office:value="281">
            <text:p>281</text:p>
          </table:table-cell>
          <table:table-cell table:style-name="ce10" office:value-type="float" office:value="2.708019522">
            <text:p>2,7080</text:p>
          </table:table-cell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16">
            <text:p>116</text:p>
          </table:table-cell>
          <table:table-cell table:style-name="ce7" office:value-type="float" office:value="317">
            <text:p>317</text:p>
          </table:table-cell>
          <table:table-cell table:style-name="ce10" office:value-type="float" office:value="0.006387297">
            <text:p>0,0064</text:p>
          </table:table-cell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29" office:value-type="string">
            <text:p>1,712E-6</text:p>
          </table:table-cell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438">
            <text:p>438</text:p>
          </table:table-cell>
          <table:table-cell table:style-name="ce10" office:value-type="float" office:value="0.005710672">
            <text:p>0,0057</text:p>
          </table:table-cell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059">
            <text:p>1059</text:p>
          </table:table-cell>
          <table:table-cell table:style-name="ce7" office:value-type="float" office:value="315">
            <text:p>315</text:p>
          </table:table-cell>
          <table:table-cell table:style-name="ce10" office:value-type="float" office:value="0.065046479">
            <text:p>0,0650</text:p>
          </table:table-cell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23">
            <text:p>123</text:p>
          </table:table-cell>
          <table:table-cell table:style-name="ce7" office:value-type="float" office:value="213">
            <text:p>213</text:p>
          </table:table-cell>
          <table:table-cell table:style-name="ce10" office:value-type="float" office:value="0.00724684">
            <text:p>0,0072</text:p>
          </table:table-cell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240">
            <text:p>240</text:p>
          </table:table-cell>
          <table:table-cell table:style-name="ce10" office:value-type="float" office:value="0.003256274">
            <text:p>0,0033</text:p>
          </table:table-cell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249">
            <text:p>1249</text:p>
          </table:table-cell>
          <table:table-cell table:style-name="ce7" office:value-type="float" office:value="255">
            <text:p>255</text:p>
          </table:table-cell>
          <table:table-cell table:style-name="ce10" office:value-type="float" office:value="0.065118392">
            <text:p>0,0651</text:p>
          </table:table-cell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420">
            <text:p>420</text:p>
          </table:table-cell>
          <table:table-cell table:style-name="ce10" office:value-type="float" office:value="0.004548794">
            <text:p>0,0045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26621">
            <text:p>26621</text:p>
          </table:table-cell>
          <table:table-cell table:style-name="ce8" office:value-type="float" office:value="281">
            <text:p>281</text:p>
          </table:table-cell>
          <table:table-cell table:style-name="ce11" office:value-type="float" office:value="2.59593779">
            <text:p>2,5959</text:p>
          </table:table-cell>
        </table:table-row>
        <table:table-row table:style-name="ro2">
          <table:table-cell table:number-columns-repeated="5"/>
          <table:table-cell table:style-name="ce30"/>
        </table:table-row>
        <table:table-row table:style-name="ro4">
          <table:table-cell table:style-name="ce15" office:value-type="string" table:number-columns-spanned="6" table:number-rows-spanned="1">
            <text:p>Window Permutation k=5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25">
            <text:p>1025</text:p>
          </table:table-cell>
          <table:table-cell table:style-name="ce7" office:value-type="float" office:value="552">
            <text:p>552</text:p>
          </table:table-cell>
          <table:table-cell table:style-name="ce10" office:value-type="float" office:value="0.17615659">
            <text:p>0,1762</text:p>
          </table:table-cell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77">
            <text:p>77</text:p>
          </table:table-cell>
          <table:table-cell table:style-name="ce7" office:value-type="float" office:value="250">
            <text:p>250</text:p>
          </table:table-cell>
          <table:table-cell table:style-name="ce10" office:value-type="float" office:value="0.009406164">
            <text:p>0,0094</text:p>
          </table:table-cell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220">
            <text:p>220</text:p>
          </table:table-cell>
          <table:table-cell table:style-name="ce10" office:value-type="float" office:value="0.00275928">
            <text:p>0,0028</text:p>
          </table:table-cell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144">
            <text:p>144</text:p>
          </table:table-cell>
          <table:table-cell table:style-name="ce10" office:value-type="float" office:value="0.002454228">
            <text:p>0,0025</text:p>
          </table:table-cell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220">
            <text:p>220</text:p>
          </table:table-cell>
          <table:table-cell table:style-name="ce10" office:value-type="float" office:value="0.003952263">
            <text:p>0,0040</text:p>
          </table:table-cell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28527">
            <text:p>28527</text:p>
          </table:table-cell>
          <table:table-cell table:style-name="ce7" office:value-type="float" office:value="787">
            <text:p>787</text:p>
          </table:table-cell>
          <table:table-cell table:style-name="ce10" office:value-type="float" office:value="5.165331736">
            <text:p>5,1653</text:p>
          </table:table-cell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411">
            <text:p>411</text:p>
          </table:table-cell>
          <table:table-cell table:style-name="ce10" office:value-type="float" office:value="0.009498441">
            <text:p>0,0095</text:p>
          </table:table-cell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492">
            <text:p>492</text:p>
          </table:table-cell>
          <table:table-cell table:style-name="ce10" office:value-type="float" office:value="0.006232932">
            <text:p>0,0062</text:p>
          </table:table-cell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281">
            <text:p>281</text:p>
          </table:table-cell>
          <table:table-cell table:style-name="ce10" office:value-type="float" office:value="0.004669528">
            <text:p>0,0047</text:p>
          </table:table-cell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9453">
            <text:p>19453</text:p>
          </table:table-cell>
          <table:table-cell table:style-name="ce7" office:value-type="float" office:value="447">
            <text:p>447</text:p>
          </table:table-cell>
          <table:table-cell table:style-name="ce10" office:value-type="float" office:value="3.920986814">
            <text:p>3,9210</text:p>
          </table:table-cell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291">
            <text:p>291</text:p>
          </table:table-cell>
          <table:table-cell table:style-name="ce7" office:value-type="float" office:value="631">
            <text:p>631</text:p>
          </table:table-cell>
          <table:table-cell table:style-name="ce10" office:value-type="float" office:value="0.027628273">
            <text:p>0,0276</text:p>
          </table:table-cell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303">
            <text:p>303</text:p>
          </table:table-cell>
          <table:table-cell table:style-name="ce10" office:value-type="float" office:value="0.003671643">
            <text:p>0,0037</text:p>
          </table:table-cell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549">
            <text:p>549</text:p>
          </table:table-cell>
          <table:table-cell table:style-name="ce10" office:value-type="float" office:value="0.007167861">
            <text:p>0,0072</text:p>
          </table:table-cell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84">
            <text:p>184</text:p>
          </table:table-cell>
          <table:table-cell table:style-name="ce7" office:value-type="float" office:value="312">
            <text:p>312</text:p>
          </table:table-cell>
          <table:table-cell table:style-name="ce10" office:value-type="float" office:value="0.015087935">
            <text:p>0,0151</text:p>
          </table:table-cell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32">
            <text:p>132</text:p>
          </table:table-cell>
          <table:table-cell table:style-name="ce7" office:value-type="float" office:value="324">
            <text:p>324</text:p>
          </table:table-cell>
          <table:table-cell table:style-name="ce10" office:value-type="float" office:value="0.009539145">
            <text:p>0,0095</text:p>
          </table:table-cell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9453">
            <text:p>19453</text:p>
          </table:table-cell>
          <table:table-cell table:style-name="ce7" office:value-type="float" office:value="447">
            <text:p>447</text:p>
          </table:table-cell>
          <table:table-cell table:style-name="ce10" office:value-type="float" office:value="4.291709548">
            <text:p>4,2917</text:p>
          </table:table-cell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10">
            <text:p>110</text:p>
          </table:table-cell>
          <table:table-cell table:style-name="ce7" office:value-type="float" office:value="508">
            <text:p>508</text:p>
          </table:table-cell>
          <table:table-cell table:style-name="ce10" office:value-type="float" office:value="0.011199588">
            <text:p>0,0112</text:p>
          </table:table-cell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29" office:value-type="string">
            <text:p>1,764E-6</text:p>
          </table:table-cell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712">
            <text:p>712</text:p>
          </table:table-cell>
          <table:table-cell table:style-name="ce10" office:value-type="float" office:value="0.009583887">
            <text:p>0,0096</text:p>
          </table:table-cell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021">
            <text:p>1021</text:p>
          </table:table-cell>
          <table:table-cell table:style-name="ce7" office:value-type="float" office:value="511">
            <text:p>511</text:p>
          </table:table-cell>
          <table:table-cell table:style-name="ce10" office:value-type="float" office:value="0.105534524">
            <text:p>0,1055</text:p>
          </table:table-cell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15">
            <text:p>115</text:p>
          </table:table-cell>
          <table:table-cell table:style-name="ce7" office:value-type="float" office:value="350">
            <text:p>350</text:p>
          </table:table-cell>
          <table:table-cell table:style-name="ce10" office:value-type="float" office:value="0.01129175">
            <text:p>0,0113</text:p>
          </table:table-cell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380">
            <text:p>380</text:p>
          </table:table-cell>
          <table:table-cell table:style-name="ce10" office:value-type="float" office:value="0.005153751">
            <text:p>0,0052</text:p>
          </table:table-cell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169">
            <text:p>1169</text:p>
          </table:table-cell>
          <table:table-cell table:style-name="ce7" office:value-type="float" office:value="407">
            <text:p>407</text:p>
          </table:table-cell>
          <table:table-cell table:style-name="ce10" office:value-type="float" office:value="0.099531101">
            <text:p>0,0995</text:p>
          </table:table-cell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684">
            <text:p>684</text:p>
          </table:table-cell>
          <table:table-cell table:style-name="ce10" office:value-type="float" office:value="0.006284847">
            <text:p>0,0063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19453">
            <text:p>19453</text:p>
          </table:table-cell>
          <table:table-cell table:style-name="ce8" office:value-type="float" office:value="447">
            <text:p>447</text:p>
          </table:table-cell>
          <table:table-cell table:style-name="ce11" office:value-type="float" office:value="4.541235293">
            <text:p>4,5412</text:p>
          </table:table-cell>
        </table:table-row>
        <table:table-row table:style-name="ro2" table:number-rows-repeated="1048453">
          <table:table-cell table:number-columns-repeated="6"/>
        </table:table-row>
        <table:table-row table:style-name="ro3" table:number-rows-repeated="1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RandomSwapper" table:style-name="ta1">
        <table:table-column table:style-name="co23" table:default-cell-style-name="Default"/>
        <table:table-column table:style-name="co14" table:default-cell-style-name="ce19"/>
        <table:table-column table:style-name="co12" table:default-cell-style-name="ce19"/>
        <table:table-column table:style-name="co15" table:default-cell-style-name="ce19"/>
        <table:table-column table:style-name="co24" table:default-cell-style-name="ce19"/>
        <table:table-column table:style-name="co22" table:default-cell-style-name="ce19"/>
        <table:table-column table:style-name="co9" table:number-columns-repeated="1016" table:default-cell-style-name="Default"/>
        <table:table-row table:style-name="ro4">
          <table:table-cell table:style-name="ce31" office:value-type="string" table:number-columns-spanned="6" table:number-rows-spanned="1">
            <text:p>Random Swapper seed=10 iterations=100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6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7" table:number-columns-repeated="1016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71">
            <text:p>1071</text:p>
          </table:table-cell>
          <table:table-cell table:style-name="ce7" office:value-type="float" office:value="135">
            <text:p>135</text:p>
          </table:table-cell>
          <table:table-cell table:style-name="ce34" office:value-type="float" office:value="0.071615029">
            <text:p>0.07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105">
            <text:p>105</text:p>
          </table:table-cell>
          <table:table-cell table:style-name="ce34" office:value-type="float" office:value="0.008264791">
            <text:p>0.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118">
            <text:p>118</text:p>
          </table:table-cell>
          <table:table-cell table:style-name="ce34" office:value-type="float" office:value="0.003364565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97">
            <text:p>97</text:p>
          </table:table-cell>
          <table:table-cell table:style-name="ce34" office:value-type="float" office:value="0.003756941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123">
            <text:p>123</text:p>
          </table:table-cell>
          <table:table-cell table:style-name="ce34" office:value-type="float" office:value="0.005451113">
            <text:p>0.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1460">
            <text:p>31460</text:p>
          </table:table-cell>
          <table:table-cell table:style-name="ce7" office:value-type="float" office:value="136">
            <text:p>136</text:p>
          </table:table-cell>
          <table:table-cell table:style-name="ce34" office:value-type="float" office:value="0.861411268">
            <text:p>0.8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4">
            <text:p>74</text:p>
          </table:table-cell>
          <table:table-cell table:style-name="ce7" office:value-type="float" office:value="55">
            <text:p>55</text:p>
          </table:table-cell>
          <table:table-cell table:style-name="ce34" office:value-type="float" office:value="0.001293463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04">
            <text:p>104</text:p>
          </table:table-cell>
          <table:table-cell table:style-name="ce34" office:value-type="float" office:value="0.001024513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130">
            <text:p>130</text:p>
          </table:table-cell>
          <table:table-cell table:style-name="ce34" office:value-type="float" office:value="0.001881366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7631">
            <text:p>27631</text:p>
          </table:table-cell>
          <table:table-cell table:style-name="ce7" office:value-type="float" office:value="107">
            <text:p>107</text:p>
          </table:table-cell>
          <table:table-cell table:style-name="ce34" office:value-type="float" office:value="0.906063782">
            <text:p>0.9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1">
            <text:p>301</text:p>
          </table:table-cell>
          <table:table-cell table:style-name="ce7" office:value-type="float" office:value="118">
            <text:p>118</text:p>
          </table:table-cell>
          <table:table-cell table:style-name="ce34" office:value-type="float" office:value="0.00474847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24">
            <text:p>124</text:p>
          </table:table-cell>
          <table:table-cell table:style-name="ce34" office:value-type="float" office:value="0.001503753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number-columns-repeated="2" table:style-name="ce7" office:value-type="float" office:value="40">
            <text:p>40</text:p>
          </table:table-cell>
          <table:table-cell table:style-name="ce7" office:value-type="float" office:value="88">
            <text:p>88</text:p>
          </table:table-cell>
          <table:table-cell table:style-name="ce34" office:value-type="float" office:value="0.001068545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58">
            <text:p>158</text:p>
          </table:table-cell>
          <table:table-cell table:style-name="ce7" office:value-type="float" office:value="117">
            <text:p>117</text:p>
          </table:table-cell>
          <table:table-cell table:style-name="ce34" office:value-type="float" office:value="0.004688486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22">
            <text:p>122</text:p>
          </table:table-cell>
          <table:table-cell table:style-name="ce7" office:value-type="float" office:value="111">
            <text:p>111</text:p>
          </table:table-cell>
          <table:table-cell table:style-name="ce34" office:value-type="float" office:value="0.002813114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7631">
            <text:p>27631</text:p>
          </table:table-cell>
          <table:table-cell table:style-name="ce7" office:value-type="float" office:value="107">
            <text:p>107</text:p>
          </table:table-cell>
          <table:table-cell table:style-name="ce34" office:value-type="float" office:value="1.03235756">
            <text:p>1.0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20">
            <text:p>120</text:p>
          </table:table-cell>
          <table:table-cell table:style-name="ce7" office:value-type="float" office:value="139">
            <text:p>139</text:p>
          </table:table-cell>
          <table:table-cell table:style-name="ce34" office:value-type="float" office:value="0.0024218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68">
            <text:p>68</text:p>
          </table:table-cell>
          <table:table-cell table:style-name="ce34" office:value-type="float" office:value="0.000654212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128">
            <text:p>128</text:p>
          </table:table-cell>
          <table:table-cell table:style-name="ce34" office:value-type="float" office:value="0.001356173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141">
            <text:p>1141</text:p>
          </table:table-cell>
          <table:table-cell table:style-name="ce7" office:value-type="float" office:value="142">
            <text:p>142</text:p>
          </table:table-cell>
          <table:table-cell table:style-name="ce34" office:value-type="float" office:value="0.023571728">
            <text:p>0.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45">
            <text:p>145</text:p>
          </table:table-cell>
          <table:table-cell table:style-name="ce7" office:value-type="float" office:value="99">
            <text:p>99</text:p>
          </table:table-cell>
          <table:table-cell table:style-name="ce34" office:value-type="float" office:value="0.0032132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26">
            <text:p>126</text:p>
          </table:table-cell>
          <table:table-cell table:style-name="ce34" office:value-type="float" office:value="0.001713206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049">
            <text:p>1049</text:p>
          </table:table-cell>
          <table:table-cell table:style-name="ce7" office:value-type="float" office:value="108">
            <text:p>108</text:p>
          </table:table-cell>
          <table:table-cell table:style-name="ce34" office:value-type="float" office:value="0.02047818">
            <text:p>0.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126">
            <text:p>126</text:p>
          </table:table-cell>
          <table:table-cell table:style-name="ce34" office:value-type="float" office:value="0.001067259">
            <text:p>0.00</text:p>
          </table:table-cell>
          <table:table-cell table:number-columns-repeated="1016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27631">
            <text:p>27631</text:p>
          </table:table-cell>
          <table:table-cell table:style-name="ce8" office:value-type="float" office:value="107">
            <text:p>107</text:p>
          </table:table-cell>
          <table:table-cell table:style-name="ce35" office:value-type="float" office:value="1.051040265">
            <text:p>1.05</text:p>
          </table:table-cell>
          <table:table-cell table:number-columns-repeated="1016"/>
        </table:table-row>
        <table:table-row table:style-name="ro2">
          <table:table-cell table:style-name="ce12"/>
          <table:table-cell table:style-name="ce14" table:number-columns-repeated="5"/>
          <table:table-cell table:number-columns-repeated="1016"/>
        </table:table-row>
        <table:table-row table:style-name="ro4">
          <table:table-cell table:style-name="ce16" office:value-type="string" table:number-columns-spanned="6" table:number-rows-spanned="1">
            <text:p>Random Swapper seed=327489 iterations=100</text:p>
          </table:table-cell>
          <table:covered-table-cell table:number-columns-repeated="5" table:style-name="ce6"/>
          <table:table-cell table:style-name="ce19" table:number-columns-repeated="1016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7" table:number-columns-repeated="1016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87">
            <text:p>1087</text:p>
          </table:table-cell>
          <table:table-cell table:style-name="ce7" office:value-type="float" office:value="137">
            <text:p>137</text:p>
          </table:table-cell>
          <table:table-cell table:style-name="ce34" office:value-type="float" office:value="0.08980599">
            <text:p>0.0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110">
            <text:p>110</text:p>
          </table:table-cell>
          <table:table-cell table:style-name="ce34" office:value-type="float" office:value="0.00896989">
            <text:p>0.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120">
            <text:p>120</text:p>
          </table:table-cell>
          <table:table-cell table:style-name="ce34" office:value-type="float" office:value="0.003521361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106">
            <text:p>106</text:p>
          </table:table-cell>
          <table:table-cell table:style-name="ce34" office:value-type="float" office:value="0.003835252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20">
            <text:p>120</text:p>
          </table:table-cell>
          <table:table-cell table:style-name="ce34" office:value-type="float" office:value="0.007573373">
            <text:p>0.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0921">
            <text:p>30921</text:p>
          </table:table-cell>
          <table:table-cell table:style-name="ce7" office:value-type="float" office:value="143">
            <text:p>143</text:p>
          </table:table-cell>
          <table:table-cell table:style-name="ce34" office:value-type="float" office:value="0.922175357">
            <text:p>0.9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66">
            <text:p>66</text:p>
          </table:table-cell>
          <table:table-cell table:style-name="ce7" office:value-type="float" office:value="53">
            <text:p>53</text:p>
          </table:table-cell>
          <table:table-cell table:style-name="ce34" office:value-type="float" office:value="0.00116145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98">
            <text:p>98</text:p>
          </table:table-cell>
          <table:table-cell table:style-name="ce34" office:value-type="float" office:value="0.00098639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120">
            <text:p>120</text:p>
          </table:table-cell>
          <table:table-cell table:style-name="ce34" office:value-type="float" office:value="0.002301008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32765">
            <text:p>32765</text:p>
          </table:table-cell>
          <table:table-cell table:style-name="ce7" office:value-type="float" office:value="131">
            <text:p>131</text:p>
          </table:table-cell>
          <table:table-cell table:style-name="ce34" office:value-type="float" office:value="1.510950096">
            <text:p>1.5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2">
            <text:p>302</text:p>
          </table:table-cell>
          <table:table-cell table:style-name="ce7" office:value-type="float" office:value="105">
            <text:p>105</text:p>
          </table:table-cell>
          <table:table-cell table:style-name="ce34" office:value-type="float" office:value="0.004526159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22">
            <text:p>122</text:p>
          </table:table-cell>
          <table:table-cell table:style-name="ce34" office:value-type="float" office:value="0.001486567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number-columns-repeated="2" table:style-name="ce7" office:value-type="float" office:value="40">
            <text:p>40</text:p>
          </table:table-cell>
          <table:table-cell table:style-name="ce7" office:value-type="float" office:value="92">
            <text:p>92</text:p>
          </table:table-cell>
          <table:table-cell table:style-name="ce34" office:value-type="float" office:value="0.001095053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62">
            <text:p>162</text:p>
          </table:table-cell>
          <table:table-cell table:style-name="ce7" office:value-type="float" office:value="95">
            <text:p>95</text:p>
          </table:table-cell>
          <table:table-cell table:style-name="ce34" office:value-type="float" office:value="0.004296792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20">
            <text:p>120</text:p>
          </table:table-cell>
          <table:table-cell table:style-name="ce7" office:value-type="float" office:value="97">
            <text:p>97</text:p>
          </table:table-cell>
          <table:table-cell table:style-name="ce34" office:value-type="float" office:value="0.002596982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32765">
            <text:p>32765</text:p>
          </table:table-cell>
          <table:table-cell table:style-name="ce7" office:value-type="float" office:value="131">
            <text:p>131</text:p>
          </table:table-cell>
          <table:table-cell table:style-name="ce34" office:value-type="float" office:value="1.430459949">
            <text:p>1.4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18">
            <text:p>118</text:p>
          </table:table-cell>
          <table:table-cell table:style-name="ce7" office:value-type="float" office:value="103">
            <text:p>103</text:p>
          </table:table-cell>
          <table:table-cell table:style-name="ce34" office:value-type="float" office:value="0.002044828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72">
            <text:p>72</text:p>
          </table:table-cell>
          <table:table-cell table:style-name="ce34" office:value-type="float" office:value="0.000659177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128">
            <text:p>128</text:p>
          </table:table-cell>
          <table:table-cell table:style-name="ce34" office:value-type="float" office:value="0.001442091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075">
            <text:p>1075</text:p>
          </table:table-cell>
          <table:table-cell table:style-name="ce7" office:value-type="float" office:value="108">
            <text:p>108</text:p>
          </table:table-cell>
          <table:table-cell table:style-name="ce34" office:value-type="float" office:value="0.022036727">
            <text:p>0.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12">
            <text:p>112</text:p>
          </table:table-cell>
          <table:table-cell table:style-name="ce7" office:value-type="float" office:value="111">
            <text:p>111</text:p>
          </table:table-cell>
          <table:table-cell table:style-name="ce34" office:value-type="float" office:value="0.002756568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24">
            <text:p>124</text:p>
          </table:table-cell>
          <table:table-cell table:style-name="ce34" office:value-type="float" office:value="0.001725479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083">
            <text:p>1083</text:p>
          </table:table-cell>
          <table:table-cell table:style-name="ce7" office:value-type="float" office:value="97">
            <text:p>97</text:p>
          </table:table-cell>
          <table:table-cell table:style-name="ce34" office:value-type="float" office:value="0.023174212">
            <text:p>0.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128">
            <text:p>128</text:p>
          </table:table-cell>
          <table:table-cell table:style-name="ce34" office:value-type="float" office:value="0.001039166">
            <text:p>0.00</text:p>
          </table:table-cell>
          <table:table-cell table:number-columns-repeated="1016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32765">
            <text:p>32765</text:p>
          </table:table-cell>
          <table:table-cell table:style-name="ce8" office:value-type="float" office:value="131">
            <text:p>131</text:p>
          </table:table-cell>
          <table:table-cell table:style-name="ce35" office:value-type="float" office:value="1.527728754">
            <text:p>1.53</text:p>
          </table:table-cell>
          <table:table-cell table:number-columns-repeated="1016"/>
        </table:table-row>
        <table:table-row table:style-name="ro1">
          <table:table-cell table:style-name="ce18"/>
          <table:table-cell table:style-name="ce8" table:number-columns-repeated="5"/>
          <table:table-cell table:number-columns-repeated="1016"/>
        </table:table-row>
        <table:table-row table:style-name="ro4">
          <table:table-cell table:style-name="ce31" office:value-type="string" table:number-columns-spanned="6" table:number-rows-spanned="1">
            <text:p>Random Swapper seed=121481 iterations=100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6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7" table:number-columns-repeated="1016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15">
            <text:p>1015</text:p>
          </table:table-cell>
          <table:table-cell table:style-name="ce7" office:value-type="float" office:value="96">
            <text:p>96</text:p>
          </table:table-cell>
          <table:table-cell table:style-name="ce34" office:value-type="float" office:value="0.059980859">
            <text:p>0.0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130">
            <text:p>130</text:p>
          </table:table-cell>
          <table:table-cell table:style-name="ce34" office:value-type="float" office:value="0.010170745">
            <text:p>0.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120">
            <text:p>120</text:p>
          </table:table-cell>
          <table:table-cell table:style-name="ce34" office:value-type="float" office:value="0.003239208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110">
            <text:p>110</text:p>
          </table:table-cell>
          <table:table-cell table:style-name="ce34" office:value-type="float" office:value="0.004130528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20">
            <text:p>120</text:p>
          </table:table-cell>
          <table:table-cell table:style-name="ce34" office:value-type="float" office:value="0.004497058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1114">
            <text:p>31114</text:p>
          </table:table-cell>
          <table:table-cell table:style-name="ce7" office:value-type="float" office:value="127">
            <text:p>127</text:p>
          </table:table-cell>
          <table:table-cell table:style-name="ce34" office:value-type="float" office:value="0.723202894">
            <text:p>0.7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6">
            <text:p>76</text:p>
          </table:table-cell>
          <table:table-cell table:style-name="ce7" office:value-type="float" office:value="55">
            <text:p>55</text:p>
          </table:table-cell>
          <table:table-cell table:style-name="ce34" office:value-type="float" office:value="0.001224449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82">
            <text:p>82</text:p>
          </table:table-cell>
          <table:table-cell table:style-name="ce34" office:value-type="float" office:value="0.000955155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132">
            <text:p>132</text:p>
          </table:table-cell>
          <table:table-cell table:style-name="ce34" office:value-type="float" office:value="0.001927423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40951">
            <text:p>40951</text:p>
          </table:table-cell>
          <table:table-cell table:style-name="ce7" office:value-type="float" office:value="139">
            <text:p>139</text:p>
          </table:table-cell>
          <table:table-cell table:style-name="ce34" office:value-type="float" office:value="1.134289065">
            <text:p>1.1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1">
            <text:p>301</text:p>
          </table:table-cell>
          <table:table-cell table:style-name="ce7" office:value-type="float" office:value="131">
            <text:p>131</text:p>
          </table:table-cell>
          <table:table-cell table:style-name="ce34" office:value-type="float" office:value="0.004804231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16">
            <text:p>116</text:p>
          </table:table-cell>
          <table:table-cell table:style-name="ce34" office:value-type="float" office:value="0.001364485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98">
            <text:p>98</text:p>
          </table:table-cell>
          <table:table-cell table:style-name="ce34" office:value-type="float" office:value="0.001088256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79">
            <text:p>179</text:p>
          </table:table-cell>
          <table:table-cell table:style-name="ce7" office:value-type="float" office:value="114">
            <text:p>114</text:p>
          </table:table-cell>
          <table:table-cell table:style-name="ce34" office:value-type="float" office:value="0.005508856">
            <text:p>0.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36">
            <text:p>136</text:p>
          </table:table-cell>
          <table:table-cell table:style-name="ce7" office:value-type="float" office:value="119">
            <text:p>119</text:p>
          </table:table-cell>
          <table:table-cell table:style-name="ce34" office:value-type="float" office:value="0.003245645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40951">
            <text:p>40951</text:p>
          </table:table-cell>
          <table:table-cell table:style-name="ce7" office:value-type="float" office:value="139">
            <text:p>139</text:p>
          </table:table-cell>
          <table:table-cell table:style-name="ce34" office:value-type="float" office:value="1.02890312">
            <text:p>1.0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02">
            <text:p>102</text:p>
          </table:table-cell>
          <table:table-cell table:style-name="ce7" office:value-type="float" office:value="125">
            <text:p>125</text:p>
          </table:table-cell>
          <table:table-cell table:style-name="ce34" office:value-type="float" office:value="0.002181576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68">
            <text:p>68</text:p>
          </table:table-cell>
          <table:table-cell table:style-name="ce34" office:value-type="float" office:value="0.00067537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124">
            <text:p>124</text:p>
          </table:table-cell>
          <table:table-cell table:style-name="ce34" office:value-type="float" office:value="0.00131901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968">
            <text:p>968</text:p>
          </table:table-cell>
          <table:table-cell table:style-name="ce7" office:value-type="float" office:value="99">
            <text:p>99</text:p>
          </table:table-cell>
          <table:table-cell table:style-name="ce34" office:value-type="float" office:value="0.018894389">
            <text:p>0.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78">
            <text:p>78</text:p>
          </table:table-cell>
          <table:table-cell table:style-name="ce34" office:value-type="float" office:value="0.002590009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24">
            <text:p>124</text:p>
          </table:table-cell>
          <table:table-cell table:style-name="ce34" office:value-type="float" office:value="0.001382957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705">
            <text:p>705</text:p>
          </table:table-cell>
          <table:table-cell table:style-name="ce7" office:value-type="float" office:value="98">
            <text:p>98</text:p>
          </table:table-cell>
          <table:table-cell table:style-name="ce34" office:value-type="float" office:value="0.019103486">
            <text:p>0.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106">
            <text:p>106</text:p>
          </table:table-cell>
          <table:table-cell table:style-name="ce34" office:value-type="float" office:value="0.000929099">
            <text:p>0.00</text:p>
          </table:table-cell>
          <table:table-cell table:number-columns-repeated="1016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40951">
            <text:p>40951</text:p>
          </table:table-cell>
          <table:table-cell table:style-name="ce8" office:value-type="float" office:value="139">
            <text:p>139</text:p>
          </table:table-cell>
          <table:table-cell table:style-name="ce35" office:value-type="float" office:value="1.026153918">
            <text:p>1.03</text:p>
          </table:table-cell>
          <table:table-cell table:number-columns-repeated="1016"/>
        </table:table-row>
        <table:table-row table:style-name="ro2">
          <table:table-cell table:number-columns-repeated="1022"/>
        </table:table-row>
        <table:table-row table:style-name="ro4">
          <table:table-cell table:style-name="ce31" office:value-type="string" table:number-columns-spanned="6" table:number-rows-spanned="1">
            <text:p>Random Swapper (Average)</text:p>
          </table:table-cell>
          <table:covered-table-cell table:number-columns-repeated="4" table:style-name="ce6"/>
          <table:covered-table-cell table:style-name="ce9"/>
          <table:table-cell table:number-columns-repeated="1016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32" table:formula="of:=([.D3]+[.D31]+[.D59])/3" office:value-type="float" office:value="1057.66666666667">
            <text:p>1057.67</text:p>
          </table:table-cell>
          <table:table-cell table:style-name="ce32" table:formula="of:=([.E3]+[.E31]+[.E59])/3" office:value-type="float" office:value="122.666666666667">
            <text:p>122.67</text:p>
          </table:table-cell>
          <table:table-cell table:style-name="ce36" table:formula="of:=([.F3]+[.F31]+[.F59])/3" office:value-type="float" office:value="0.073800626">
            <text:p>0.07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32" table:formula="of:=([.D4]+[.D32]+[.D60])/3" office:value-type="float" office:value="80">
            <text:p>80.00</text:p>
          </table:table-cell>
          <table:table-cell table:style-name="ce32" table:formula="of:=([.E4]+[.E32]+[.E60])/3" office:value-type="float" office:value="115">
            <text:p>115.00</text:p>
          </table:table-cell>
          <table:table-cell table:style-name="ce36" table:formula="of:=([.F4]+[.F32]+[.F60])/3" office:value-type="float" office:value="0.009135142">
            <text:p>0.00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32" table:formula="of:=([.D5]+[.D33]+[.D61])/3" office:value-type="float" office:value="18">
            <text:p>18.00</text:p>
          </table:table-cell>
          <table:table-cell table:style-name="ce32" table:formula="of:=([.E5]+[.E33]+[.E61])/3" office:value-type="float" office:value="119.333333333333">
            <text:p>119.33</text:p>
          </table:table-cell>
          <table:table-cell table:style-name="ce36" table:formula="of:=([.F5]+[.F33]+[.F61])/3" office:value-type="float" office:value="0.00337504466666667">
            <text:p>0.00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32" table:formula="of:=([.D6]+[.D34]+[.D62])/3" office:value-type="float" office:value="26.3333333333333">
            <text:p>26.33</text:p>
          </table:table-cell>
          <table:table-cell table:style-name="ce32" table:formula="of:=([.E6]+[.E34]+[.E62])/3" office:value-type="float" office:value="104.333333333333">
            <text:p>104.33</text:p>
          </table:table-cell>
          <table:table-cell table:style-name="ce36" table:formula="of:=([.F6]+[.F34]+[.F62])/3" office:value-type="float" office:value="0.00390757366666667">
            <text:p>0.00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32" table:formula="of:=([.D7]+[.D35]+[.D63])/3" office:value-type="float" office:value="33.6666666666667">
            <text:p>33.67</text:p>
          </table:table-cell>
          <table:table-cell table:style-name="ce32" table:formula="of:=([.E7]+[.E35]+[.E63])/3" office:value-type="float" office:value="121">
            <text:p>121.00</text:p>
          </table:table-cell>
          <table:table-cell table:style-name="ce36" table:formula="of:=([.F7]+[.F35]+[.F63])/3" office:value-type="float" office:value="0.00584051466666667">
            <text:p>0.00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32" table:formula="of:=([.D8]+[.D36]+[.D64])/3" office:value-type="float" office:value="31165">
            <text:p>31165.00</text:p>
          </table:table-cell>
          <table:table-cell table:style-name="ce32" table:formula="of:=([.E8]+[.E36]+[.E64])/3" office:value-type="float" office:value="135.333333333333">
            <text:p>135.33</text:p>
          </table:table-cell>
          <table:table-cell table:style-name="ce36" table:formula="of:=([.F8]+[.F36]+[.F64])/3" office:value-type="float" office:value="0.835596506333333">
            <text:p>0.83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32" table:formula="of:=([.D9]+[.D37]+[.D65])/3" office:value-type="float" office:value="72">
            <text:p>72.00</text:p>
          </table:table-cell>
          <table:table-cell table:style-name="ce32" table:formula="of:=([.E9]+[.E37]+[.E65])/3" office:value-type="float" office:value="54.3333333333333">
            <text:p>54.33</text:p>
          </table:table-cell>
          <table:table-cell table:style-name="ce36" table:formula="of:=([.F9]+[.F37]+[.F65])/3" office:value-type="float" office:value="0.001226454">
            <text:p>0.0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34">
            <text:p>34</text:p>
          </table:table-cell>
          <table:table-cell table:style-name="ce32" table:formula="of:=([.D10]+[.D38]+[.D66])/3" office:value-type="float" office:value="34">
            <text:p>34.00</text:p>
          </table:table-cell>
          <table:table-cell table:style-name="ce32" table:formula="of:=([.E10]+[.E38]+[.E66])/3" office:value-type="float" office:value="94.6666666666667">
            <text:p>94.67</text:p>
          </table:table-cell>
          <table:table-cell table:style-name="ce36" table:formula="of:=([.F10]+[.F38]+[.F66])/3" office:value-type="float" office:value="0.000988686">
            <text:p>0.0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32" table:formula="of:=([.D11]+[.D39]+[.D67])/3" office:value-type="float" office:value="43.3333333333333">
            <text:p>43.33</text:p>
          </table:table-cell>
          <table:table-cell table:style-name="ce32" table:formula="of:=([.E11]+[.E39]+[.E67])/3" office:value-type="float" office:value="127.333333333333">
            <text:p>127.33</text:p>
          </table:table-cell>
          <table:table-cell table:style-name="ce36" table:formula="of:=([.F11]+[.F39]+[.F67])/3" office:value-type="float" office:value="0.002036599">
            <text:p>0.0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32" table:formula="of:=([.D12]+[.D40]+[.D68])/3" office:value-type="float" office:value="33782.3333333333">
            <text:p>33782.33</text:p>
          </table:table-cell>
          <table:table-cell table:style-name="ce32" table:formula="of:=([.E12]+[.E40]+[.E68])/3" office:value-type="float" office:value="125.666666666667">
            <text:p>125.67</text:p>
          </table:table-cell>
          <table:table-cell table:style-name="ce36" table:formula="of:=([.F12]+[.F40]+[.F68])/3" office:value-type="float" office:value="1.18376764766667">
            <text:p>1.18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32" table:formula="of:=([.D13]+[.D41]+[.D69])/3" office:value-type="float" office:value="301.333333333333">
            <text:p>301.33</text:p>
          </table:table-cell>
          <table:table-cell table:style-name="ce32" table:formula="of:=([.E13]+[.E41]+[.E69])/3" office:value-type="float" office:value="118">
            <text:p>118.00</text:p>
          </table:table-cell>
          <table:table-cell table:style-name="ce36" table:formula="of:=([.F13]+[.F41]+[.F69])/3" office:value-type="float" office:value="0.00469295333333333">
            <text:p>0.00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32" table:formula="of:=([.D14]+[.D42]+[.D70])/3" office:value-type="float" office:value="34">
            <text:p>34.00</text:p>
          </table:table-cell>
          <table:table-cell table:style-name="ce32" table:formula="of:=([.E14]+[.E42]+[.E70])/3" office:value-type="float" office:value="120.666666666667">
            <text:p>120.67</text:p>
          </table:table-cell>
          <table:table-cell table:style-name="ce36" table:formula="of:=([.F14]+[.F42]+[.F70])/3" office:value-type="float" office:value="0.00145160166666667">
            <text:p>0.0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32" table:formula="of:=([.D15]+[.D43]+[.D71])/3" office:value-type="float" office:value="39.6666666666667">
            <text:p>39.67</text:p>
          </table:table-cell>
          <table:table-cell table:style-name="ce32" table:formula="of:=([.E15]+[.E43]+[.E71])/3" office:value-type="float" office:value="92.6666666666667">
            <text:p>92.67</text:p>
          </table:table-cell>
          <table:table-cell table:style-name="ce36" table:formula="of:=([.F15]+[.F43]+[.F71])/3" office:value-type="float" office:value="0.00108395133333333">
            <text:p>0.0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32" table:formula="of:=([.D16]+[.D44]+[.D72])/3" office:value-type="float" office:value="166.333333333333">
            <text:p>166.33</text:p>
          </table:table-cell>
          <table:table-cell table:style-name="ce32" table:formula="of:=([.E16]+[.E44]+[.E72])/3" office:value-type="float" office:value="108.666666666667">
            <text:p>108.67</text:p>
          </table:table-cell>
          <table:table-cell table:style-name="ce36" table:formula="of:=([.F16]+[.F44]+[.F72])/3" office:value-type="float" office:value="0.004831378">
            <text:p>0.00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32" table:formula="of:=([.D17]+[.D45]+[.D73])/3" office:value-type="float" office:value="126">
            <text:p>126.00</text:p>
          </table:table-cell>
          <table:table-cell table:style-name="ce32" table:formula="of:=([.E17]+[.E45]+[.E73])/3" office:value-type="float" office:value="109">
            <text:p>109.00</text:p>
          </table:table-cell>
          <table:table-cell table:style-name="ce36" table:formula="of:=([.F17]+[.F45]+[.F73])/3" office:value-type="float" office:value="0.002885247">
            <text:p>0.00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32" table:formula="of:=([.D18]+[.D46]+[.D74])/3" office:value-type="float" office:value="33782.3333333333">
            <text:p>33782.33</text:p>
          </table:table-cell>
          <table:table-cell table:style-name="ce32" table:formula="of:=([.E18]+[.E46]+[.E74])/3" office:value-type="float" office:value="125.666666666667">
            <text:p>125.67</text:p>
          </table:table-cell>
          <table:table-cell table:style-name="ce36" table:formula="of:=([.F18]+[.F46]+[.F74])/3" office:value-type="float" office:value="1.16390687633333">
            <text:p>1.16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32" table:formula="of:=([.D19]+[.D47]+[.D75])/3" office:value-type="float" office:value="113.333333333333">
            <text:p>113.33</text:p>
          </table:table-cell>
          <table:table-cell table:style-name="ce32" table:formula="of:=([.E19]+[.E47]+[.E75])/3" office:value-type="float" office:value="122.333333333333">
            <text:p>122.33</text:p>
          </table:table-cell>
          <table:table-cell table:style-name="ce36" table:formula="of:=([.F19]+[.F47]+[.F75])/3" office:value-type="float" office:value="0.002216068">
            <text:p>0.0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32" table:formula="of:=([.D20]+[.D48]+[.D76])/3" office:value-type="float" office:value="6">
            <text:p>6.00</text:p>
          </table:table-cell>
          <table:table-cell table:style-name="ce32" table:formula="of:=([.E20]+[.E48]+[.E76])/3" office:value-type="float" office:value="69.3333333333333">
            <text:p>69.33</text:p>
          </table:table-cell>
          <table:table-cell table:style-name="ce36" table:formula="of:=([.F20]+[.F48]+[.F76])/3" office:value-type="float" office:value="0.000662919666666667">
            <text:p>0.0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32" table:formula="of:=([.D21]+[.D49]+[.D77])/3" office:value-type="float" office:value="43">
            <text:p>43.00</text:p>
          </table:table-cell>
          <table:table-cell table:style-name="ce32" table:formula="of:=([.E21]+[.E49]+[.E77])/3" office:value-type="float" office:value="126.666666666667">
            <text:p>126.67</text:p>
          </table:table-cell>
          <table:table-cell table:style-name="ce36" table:formula="of:=([.F21]+[.F49]+[.F77])/3" office:value-type="float" office:value="0.00137242466666667">
            <text:p>0.0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32" table:formula="of:=([.D22]+[.D50]+[.D78])/3" office:value-type="float" office:value="1061.33333333333">
            <text:p>1061.33</text:p>
          </table:table-cell>
          <table:table-cell table:style-name="ce32" table:formula="of:=([.E22]+[.E50]+[.E78])/3" office:value-type="float" office:value="116.333333333333">
            <text:p>116.33</text:p>
          </table:table-cell>
          <table:table-cell table:style-name="ce36" table:formula="of:=([.F22]+[.F50]+[.F78])/3" office:value-type="float" office:value="0.021500948">
            <text:p>0.02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32" table:formula="of:=([.D23]+[.D51]+[.D79])/3" office:value-type="float" office:value="132">
            <text:p>132.00</text:p>
          </table:table-cell>
          <table:table-cell table:style-name="ce32" table:formula="of:=([.E23]+[.E51]+[.E79])/3" office:value-type="float" office:value="96">
            <text:p>96.00</text:p>
          </table:table-cell>
          <table:table-cell table:style-name="ce36" table:formula="of:=([.F23]+[.F51]+[.F79])/3" office:value-type="float" office:value="0.002853259">
            <text:p>0.00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42">
            <text:p>42</text:p>
          </table:table-cell>
          <table:table-cell table:style-name="ce32" table:formula="of:=([.D24]+[.D52]+[.D80])/3" office:value-type="float" office:value="42">
            <text:p>42.00</text:p>
          </table:table-cell>
          <table:table-cell table:style-name="ce32" table:formula="of:=([.E24]+[.E52]+[.E80])/3" office:value-type="float" office:value="124.666666666667">
            <text:p>124.67</text:p>
          </table:table-cell>
          <table:table-cell table:style-name="ce36" table:formula="of:=([.F24]+[.F52]+[.F80])/3" office:value-type="float" office:value="0.001607214">
            <text:p>0.0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32" table:formula="of:=([.D25]+[.D53]+[.D81])/3" office:value-type="float" office:value="945.666666666667">
            <text:p>945.67</text:p>
          </table:table-cell>
          <table:table-cell table:style-name="ce32" table:formula="of:=([.E25]+[.E53]+[.E81])/3" office:value-type="float" office:value="101">
            <text:p>101.00</text:p>
          </table:table-cell>
          <table:table-cell table:style-name="ce36" table:formula="of:=([.F25]+[.F53]+[.F81])/3" office:value-type="float" office:value="0.020918626">
            <text:p>0.02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32" table:formula="of:=([.D26]+[.D54]+[.D82])/3" office:value-type="float" office:value="42">
            <text:p>42.00</text:p>
          </table:table-cell>
          <table:table-cell table:style-name="ce32" table:formula="of:=([.E26]+[.E54]+[.E82])/3" office:value-type="float" office:value="120">
            <text:p>120.00</text:p>
          </table:table-cell>
          <table:table-cell table:style-name="ce36" table:formula="of:=([.F26]+[.F54]+[.F82])/3" office:value-type="float" office:value="0.00101184133333333">
            <text:p>0.001</text:p>
          </table:table-cell>
          <table:table-cell table:number-columns-repeated="1016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33" table:formula="of:=([.D27]+[.D55]+[.D83])/3" office:value-type="float" office:value="33782.3333333333">
            <text:p>33782.33</text:p>
          </table:table-cell>
          <table:table-cell table:style-name="ce33" table:formula="of:=([.E27]+[.E55]+[.E83])/3" office:value-type="float" office:value="125.666666666667">
            <text:p>125.67</text:p>
          </table:table-cell>
          <table:table-cell table:style-name="ce37" table:formula="of:=([.F27]+[.F55]+[.F83])/3" office:value-type="float" office:value="1.201640979">
            <text:p>1.202</text:p>
          </table:table-cell>
          <table:table-cell table:number-columns-repeated="1016"/>
        </table:table-row>
        <table:table-row table:style-name="ro2" table:number-rows-repeated="1048453">
          <table:table-cell table:number-columns-repeated="1022"/>
        </table:table-row>
        <table:table-row table:style-name="ro3" table:number-rows-repeated="11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enetic Algorithm (pop=8, Ngen=10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5" table:default-cell-style-name="Default"/>
        <table:table-column table:style-name="co6" table:default-cell-style-name="Default"/>
        <table:table-column table:style-name="co9" table:number-columns-repeated="1018" table:default-cell-style-name="Default"/>
        <table:table-row table:style-name="ro5">
          <table:table-cell table:style-name="ce31" office:value-type="string" table:number-columns-spanned="6" table:number-rows-spanned="1">
            <text:p>Genetic Algorithm seed=10 iterations=10 pop=8 %s=0.2 Pmut=0.1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table:style-name="ce21" office:value-type="float" office:value="864">
            <text:p>864</text:p>
          </table:table-cell>
          <table:table-cell table:style-name="ce21" office:value-type="float" office:value="6261">
            <text:p>6261</text:p>
          </table:table-cell>
          <table:table-cell table:style-name="ce48" office:value-type="float" office:value="33.170826844">
            <text:p>33,1708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1562">
            <text:p>1562</text:p>
          </table:table-cell>
          <table:table-cell table:style-name="ce48" office:value-type="float" office:value="0.125765353">
            <text:p>0,1258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18">
            <text:p>18</text:p>
          </table:table-cell>
          <table:table-cell table:style-name="ce21" office:value-type="float" office:value="1334">
            <text:p>1334</text:p>
          </table:table-cell>
          <table:table-cell table:style-name="ce48" office:value-type="float" office:value="0.019207576">
            <text:p>0,019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number-columns-repeated="2" table:style-name="ce21" office:value-type="float" office:value="29">
            <text:p>29</text:p>
          </table:table-cell>
          <table:table-cell table:style-name="ce21" office:value-type="float" office:value="750">
            <text:p>750</text:p>
          </table:table-cell>
          <table:table-cell table:style-name="ce48" office:value-type="float" office:value="0.012569913">
            <text:p>0,0126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48" office:value-type="float" office:value="0.001139151">
            <text:p>0,0011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hanoi4.cnf</text:p>
          </table:table-cell>
          <table:table-cell table:style-name="ce42" office:value-type="float" office:value="44">
            <text:p>44</text:p>
          </table:table-cell>
          <table:table-cell table:number-columns-repeated="2" table:style-name="ce44" office:value-type="float" office:value="31519">
            <text:p>31519</text:p>
          </table:table-cell>
          <table:table-cell table:style-name="ce42"/>
          <table:table-cell table:style-name="ce49"/>
          <table:table-cell table:style-name="ce40" table:number-columns-repeated="101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6316">
            <text:p>6316</text:p>
          </table:table-cell>
          <table:table-cell table:style-name="ce48" office:value-type="float" office:value="1.654906881">
            <text:p>1,6549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6424">
            <text:p>6424</text:p>
          </table:table-cell>
          <table:table-cell table:style-name="ce48" office:value-type="float" office:value="1.141960106">
            <text:p>1,1420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number-columns-repeated="2" table:style-name="ce21" office:value-type="float" office:value="46">
            <text:p>46</text:p>
          </table:table-cell>
          <table:table-cell table:style-name="ce21" office:value-type="float" office:value="1958">
            <text:p>1958</text:p>
          </table:table-cell>
          <table:table-cell table:style-name="ce48" office:value-type="float" office:value="0.107884677">
            <text:p>0,1079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dubois21.cnf</text:p>
          </table:table-cell>
          <table:table-cell table:style-name="ce42" office:value-type="float" office:value="27">
            <text:p>27</text:p>
          </table:table-cell>
          <table:table-cell table:number-columns-repeated="2" table:style-name="ce44" office:value-type="float" office:value="40957">
            <text:p>40957</text:p>
          </table:table-cell>
          <table:table-cell table:style-name="ce42"/>
          <table:table-cell table:style-name="ce49"/>
          <table:table-cell table:style-name="ce40" table:number-columns-repeated="101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7727">
            <text:p>7727</text:p>
          </table:table-cell>
          <table:table-cell table:style-name="ce48" office:value-type="float" office:value="2.487525918">
            <text:p>2,487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2134">
            <text:p>2134</text:p>
          </table:table-cell>
          <table:table-cell table:style-name="ce48" office:value-type="float" office:value="0.060165368">
            <text:p>0,060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number-columns-repeated="2" table:style-name="ce21" office:value-type="float" office:value="40">
            <text:p>40</text:p>
          </table:table-cell>
          <table:table-cell table:style-name="ce21" office:value-type="float" office:value="7450">
            <text:p>7450</text:p>
          </table:table-cell>
          <table:table-cell table:style-name="ce48" office:value-type="float" office:value="3.218803304">
            <text:p>3,2188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medium.cnf</text:p>
          </table:table-cell>
          <table:table-cell table:style-name="ce42" office:value-type="float" office:value="20">
            <text:p>20</text:p>
          </table:table-cell>
          <table:table-cell table:number-columns-repeated="2" table:style-name="ce42" office:value-type="float" office:value="203">
            <text:p>203</text:p>
          </table:table-cell>
          <table:table-cell table:style-name="ce42"/>
          <table:table-cell table:style-name="ce50"/>
          <table:table-cell table:style-name="ce40" table:number-columns-repeated="1018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535">
            <text:p>2535</text:p>
          </table:table-cell>
          <table:table-cell table:style-name="ce48" office:value-type="float" office:value="0.270679952">
            <text:p>0,2707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dubois20.cnf</text:p>
          </table:table-cell>
          <table:table-cell table:style-name="ce42" office:value-type="float" office:value="27">
            <text:p>27</text:p>
          </table:table-cell>
          <table:table-cell table:style-name="ce42" office:value-type="float" office:value="40957">
            <text:p>40957</text:p>
          </table:table-cell>
          <table:table-cell table:style-name="ce42" office:value-type="float" office:value="4699">
            <text:p>4699</text:p>
          </table:table-cell>
          <table:table-cell table:style-name="ce42"/>
          <table:table-cell table:style-name="ce51"/>
          <table:table-cell table:style-name="ce40" table:number-columns-repeated="101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128">
            <text:p>128</text:p>
          </table:table-cell>
          <table:table-cell table:style-name="ce21" office:value-type="float" office:value="5496">
            <text:p>5496</text:p>
          </table:table-cell>
          <table:table-cell table:style-name="ce48" office:value-type="float" office:value="5.523450634">
            <text:p>5,523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6">
            <text:p>6</text:p>
          </table:table-cell>
          <table:table-cell table:style-name="ce21" office:value-type="float" office:value="14">
            <text:p>14</text:p>
          </table:table-cell>
          <table:table-cell table:style-name="ce52" office:value-type="string">
            <text:p>0,000051489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21" office:value-type="float" office:value="43">
            <text:p>43</text:p>
          </table:table-cell>
          <table:table-cell table:style-name="ce21" office:value-type="float" office:value="9046">
            <text:p>9046</text:p>
          </table:table-cell>
          <table:table-cell table:style-name="ce48" office:value-type="float" office:value="5.213862978">
            <text:p>5,2139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bw_large.d.cnf</text:p>
          </table:table-cell>
          <table:table-cell table:style-name="ce42" office:value-type="float" office:value="30">
            <text:p>30</text:p>
          </table:table-cell>
          <table:table-cell table:number-columns-repeated="2" table:style-name="ce42" office:value-type="float" office:value="1195">
            <text:p>1195</text:p>
          </table:table-cell>
          <table:table-cell table:style-name="ce42"/>
          <table:table-cell table:style-name="ce50"/>
          <table:table-cell table:style-name="ce41" table:number-columns-repeated="101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2926">
            <text:p>2926</text:p>
          </table:table-cell>
          <table:table-cell table:style-name="ce48" office:value-type="float" office:value="0.138368608">
            <text:p>0,138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21" office:value-type="float" office:value="42">
            <text:p>42</text:p>
          </table:table-cell>
          <table:table-cell table:style-name="ce21" office:value-type="float" office:value="275">
            <text:p>275</text:p>
          </table:table-cell>
          <table:table-cell table:style-name="ce48" office:value-type="float" office:value="0.683078388">
            <text:p>0,683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3782">
            <text:p>3782</text:p>
          </table:table-cell>
          <table:table-cell table:style-name="ce48" office:value-type="float" office:value="1.987862879">
            <text:p>1,9879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21" office:value-type="float" office:value="42">
            <text:p>42</text:p>
          </table:table-cell>
          <table:table-cell table:style-name="ce21" office:value-type="float" office:value="8956">
            <text:p>8956</text:p>
          </table:table-cell>
          <table:table-cell table:style-name="ce48" office:value-type="float" office:value="16.930667767">
            <text:p>16,9307</text:p>
          </table:table-cell>
          <table:table-cell table:number-columns-repeated="1018"/>
        </table:table-row>
        <table:table-row table:style-name="ro1">
          <table:table-cell table:style-name="ce39" office:value-type="string">
            <text:p>dubois22.cnf</text:p>
          </table:table-cell>
          <table:table-cell table:style-name="ce43" office:value-type="float" office:value="27">
            <text:p>27</text:p>
          </table:table-cell>
          <table:table-cell table:number-columns-repeated="2" table:style-name="ce43" office:value-type="float" office:value="40957">
            <text:p>40957</text:p>
          </table:table-cell>
          <table:table-cell table:style-name="ce43"/>
          <table:table-cell table:style-name="ce53"/>
          <table:table-cell table:style-name="ce40" table:number-columns-repeated="1018"/>
        </table:table-row>
        <table:table-row table:style-name="ro2">
          <table:table-cell table:number-columns-repeated="1024"/>
        </table:table-row>
        <table:table-row table:style-name="ro5">
          <table:table-cell table:style-name="ce31" office:value-type="string" table:number-columns-spanned="6" table:number-rows-spanned="1">
            <text:p>Genetic Algorithm seed=327489 iterations=10 pop=8 %s=0.2 Pmut=0.1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table:style-name="ce21" office:value-type="float" office:value="888">
            <text:p>888</text:p>
          </table:table-cell>
          <table:table-cell table:style-name="ce21" office:value-type="float" office:value="6016">
            <text:p>6016</text:p>
          </table:table-cell>
          <table:table-cell table:style-name="ce48" office:value-type="float" office:value="33.318682322">
            <text:p>33,318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492">
            <text:p>1492</text:p>
          </table:table-cell>
          <table:table-cell table:style-name="ce48" office:value-type="float" office:value="0.078829683">
            <text:p>0,0788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18">
            <text:p>18</text:p>
          </table:table-cell>
          <table:table-cell table:style-name="ce21" office:value-type="float" office:value="1472">
            <text:p>1472</text:p>
          </table:table-cell>
          <table:table-cell table:style-name="ce48" office:value-type="float" office:value="0.026438532">
            <text:p>0,026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744">
            <text:p>744</text:p>
          </table:table-cell>
          <table:table-cell table:style-name="ce48" office:value-type="float" office:value="0.013894312">
            <text:p>0,0139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54" office:value-type="float" office:value="0.000689539">
            <text:p>6.90E-004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hanoi4.cnf</text:p>
          </table:table-cell>
          <table:table-cell table:style-name="ce42" office:value-type="float" office:value="44">
            <text:p>44</text:p>
          </table:table-cell>
          <table:table-cell table:number-columns-repeated="2" table:style-name="ce44" office:value-type="float" office:value="31519">
            <text:p>31519</text:p>
          </table:table-cell>
          <table:table-cell table:style-name="ce42"/>
          <table:table-cell table:style-name="ce49"/>
          <table:table-cell table:style-name="ce40" table:number-columns-repeated="101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6215">
            <text:p>6215</text:p>
          </table:table-cell>
          <table:table-cell table:style-name="ce48" office:value-type="float" office:value="2.524147817">
            <text:p>2,524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6032">
            <text:p>6032</text:p>
          </table:table-cell>
          <table:table-cell table:style-name="ce48" office:value-type="float" office:value="1.938569167">
            <text:p>1,9386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number-columns-repeated="2" table:style-name="ce21" office:value-type="float" office:value="46">
            <text:p>46</text:p>
          </table:table-cell>
          <table:table-cell table:style-name="ce21" office:value-type="float" office:value="1820">
            <text:p>1820</text:p>
          </table:table-cell>
          <table:table-cell table:style-name="ce48" office:value-type="float" office:value="0.078457056">
            <text:p>0,0785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dubois21.cnf</text:p>
          </table:table-cell>
          <table:table-cell table:style-name="ce42" office:value-type="float" office:value="27">
            <text:p>27</text:p>
          </table:table-cell>
          <table:table-cell table:number-columns-repeated="2" table:style-name="ce44" office:value-type="float" office:value="40957">
            <text:p>40957</text:p>
          </table:table-cell>
          <table:table-cell table:style-name="ce42"/>
          <table:table-cell table:style-name="ce49"/>
          <table:table-cell table:style-name="ce40" table:number-columns-repeated="101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7087">
            <text:p>7087</text:p>
          </table:table-cell>
          <table:table-cell table:style-name="ce48" office:value-type="float" office:value="0.949947771">
            <text:p>0,9499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1984">
            <text:p>1984</text:p>
          </table:table-cell>
          <table:table-cell table:style-name="ce48" office:value-type="float" office:value="0.098518834">
            <text:p>0,098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number-columns-repeated="2" table:style-name="ce21" office:value-type="float" office:value="40">
            <text:p>40</text:p>
          </table:table-cell>
          <table:table-cell table:style-name="ce21" office:value-type="float" office:value="7182">
            <text:p>7182</text:p>
          </table:table-cell>
          <table:table-cell table:style-name="ce48" office:value-type="float" office:value="1.569757257">
            <text:p>1,5698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 office:value-type="float" office:value="203">
            <text:p>203</text:p>
          </table:table-cell>
          <table:table-cell table:style-name="ce21"/>
          <table:table-cell table:style-name="ce48"/>
          <table:table-cell table:number-columns-repeated="1018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2123">
            <text:p>2123</text:p>
          </table:table-cell>
          <table:table-cell table:style-name="ce48" office:value-type="float" office:value="0.248225967">
            <text:p>0,2482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0957">
            <text:p>40957</text:p>
          </table:table-cell>
          <table:table-cell table:style-name="ce21" office:value-type="float" office:value="3067">
            <text:p>3067</text:p>
          </table:table-cell>
          <table:table-cell table:style-name="ce21"/>
          <table:table-cell table:style-name="ce48"/>
          <table:table-cell table:number-columns-repeated="101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128">
            <text:p>128</text:p>
          </table:table-cell>
          <table:table-cell table:style-name="ce21" office:value-type="float" office:value="5503">
            <text:p>5503</text:p>
          </table:table-cell>
          <table:table-cell table:style-name="ce48" office:value-type="float" office:value="2.524173123">
            <text:p>2,524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6">
            <text:p>6</text:p>
          </table:table-cell>
          <table:table-cell table:style-name="ce21" office:value-type="float" office:value="12">
            <text:p>12</text:p>
          </table:table-cell>
          <table:table-cell table:style-name="ce54" office:value-type="float" office:value="0.00047558">
            <text:p>4.76E-00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21" office:value-type="float" office:value="43">
            <text:p>43</text:p>
          </table:table-cell>
          <table:table-cell table:style-name="ce21" office:value-type="float" office:value="9500">
            <text:p>9500</text:p>
          </table:table-cell>
          <table:table-cell table:style-name="ce48" office:value-type="float" office:value="3.070396494">
            <text:p>3,0704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1195">
            <text:p>1195</text:p>
          </table:table-cell>
          <table:table-cell table:style-name="ce21"/>
          <table:table-cell table:style-name="ce48"/>
          <table:table-cell table:number-columns-repeated="101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2723">
            <text:p>2723</text:p>
          </table:table-cell>
          <table:table-cell table:style-name="ce48" office:value-type="float" office:value="0.137376277">
            <text:p>0,137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21" office:value-type="float" office:value="42">
            <text:p>42</text:p>
          </table:table-cell>
          <table:table-cell table:style-name="ce21" office:value-type="float" office:value="233">
            <text:p>233</text:p>
          </table:table-cell>
          <table:table-cell table:style-name="ce48" office:value-type="float" office:value="0.200976739">
            <text:p>0,2010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3494">
            <text:p>3494</text:p>
          </table:table-cell>
          <table:table-cell table:style-name="ce48" office:value-type="float" office:value="1.320084775">
            <text:p>1,320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21" office:value-type="float" office:value="42">
            <text:p>42</text:p>
          </table:table-cell>
          <table:table-cell table:style-name="ce21" office:value-type="float" office:value="9082">
            <text:p>9082</text:p>
          </table:table-cell>
          <table:table-cell table:style-name="ce48" office:value-type="float" office:value="2.045381633">
            <text:p>2,0454</text:p>
          </table:table-cell>
          <table:table-cell table:number-columns-repeated="1018"/>
        </table:table-row>
        <table:table-row table:style-name="ro1">
          <table:table-cell table:style-name="ce39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number-columns-repeated="2" table:style-name="ce22" office:value-type="float" office:value="40957">
            <text:p>40957</text:p>
          </table:table-cell>
          <table:table-cell table:style-name="ce22"/>
          <table:table-cell table:style-name="ce5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table:style-name="ce31" office:value-type="string" table:number-columns-spanned="6" table:number-rows-spanned="1">
            <text:p>Genetic Algorithm seed=121481 iterations=100 pop=8 %s=0.2 Pmut=0.1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number-columns-repeated="2" table:style-name="ce21" office:value-type="float" office:value="1099">
            <text:p>1099</text:p>
          </table:table-cell>
          <table:table-cell table:style-name="ce21" office:value-type="float" office:value="5924">
            <text:p>5924</text:p>
          </table:table-cell>
          <table:table-cell table:style-name="ce56" office:value-type="float" office:value="40.662959712">
            <text:p>40,6630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599">
            <text:p>1599</text:p>
          </table:table-cell>
          <table:table-cell table:style-name="ce56" office:value-type="float" office:value="0.13253106">
            <text:p>0,132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18">
            <text:p>18</text:p>
          </table:table-cell>
          <table:table-cell table:style-name="ce21" office:value-type="float" office:value="1356">
            <text:p>1356</text:p>
          </table:table-cell>
          <table:table-cell table:style-name="ce56" office:value-type="float" office:value="0.024395757">
            <text:p>0,024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number-columns-repeated="2" table:style-name="ce21" office:value-type="float" office:value="29">
            <text:p>29</text:p>
          </table:table-cell>
          <table:table-cell table:style-name="ce21" office:value-type="float" office:value="790">
            <text:p>790</text:p>
          </table:table-cell>
          <table:table-cell table:style-name="ce56" office:value-type="float" office:value="0.013598714">
            <text:p>0,0136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54" office:value-type="float" office:value="0.000981091">
            <text:p>9.81E-004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hanoi4.cnf</text:p>
          </table:table-cell>
          <table:table-cell table:style-name="ce42" office:value-type="float" office:value="44">
            <text:p>44</text:p>
          </table:table-cell>
          <table:table-cell table:number-columns-repeated="2" table:style-name="ce44" office:value-type="float" office:value="31519">
            <text:p>31519</text:p>
          </table:table-cell>
          <table:table-cell table:style-name="ce42"/>
          <table:table-cell table:style-name="ce57"/>
          <table:table-cell table:style-name="ce40" table:number-columns-repeated="101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6222">
            <text:p>6222</text:p>
          </table:table-cell>
          <table:table-cell table:style-name="ce56" office:value-type="float" office:value="1.564079006">
            <text:p>1,564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5660">
            <text:p>5660</text:p>
          </table:table-cell>
          <table:table-cell table:style-name="ce56" office:value-type="float" office:value="0.530895004">
            <text:p>0,5309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number-columns-repeated="2" table:style-name="ce21" office:value-type="float" office:value="46">
            <text:p>46</text:p>
          </table:table-cell>
          <table:table-cell table:style-name="ce21" office:value-type="float" office:value="1974">
            <text:p>1974</text:p>
          </table:table-cell>
          <table:table-cell table:style-name="ce56" office:value-type="float" office:value="0.185147738">
            <text:p>0,1851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dubois21.cnf</text:p>
          </table:table-cell>
          <table:table-cell table:style-name="ce42" office:value-type="float" office:value="27">
            <text:p>27</text:p>
          </table:table-cell>
          <table:table-cell table:number-columns-repeated="2" table:style-name="ce44" office:value-type="float" office:value="40957">
            <text:p>40957</text:p>
          </table:table-cell>
          <table:table-cell table:style-name="ce42"/>
          <table:table-cell table:style-name="ce57"/>
          <table:table-cell table:style-name="ce40" table:number-columns-repeated="101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6967">
            <text:p>6967</text:p>
          </table:table-cell>
          <table:table-cell table:style-name="ce56" office:value-type="float" office:value="1.996606838">
            <text:p>1,9966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2128">
            <text:p>2128</text:p>
          </table:table-cell>
          <table:table-cell table:style-name="ce56" office:value-type="float" office:value="0.067148692">
            <text:p>0,067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number-columns-repeated="2" table:style-name="ce21" office:value-type="float" office:value="40">
            <text:p>40</text:p>
          </table:table-cell>
          <table:table-cell table:style-name="ce21" office:value-type="float" office:value="7678">
            <text:p>7678</text:p>
          </table:table-cell>
          <table:table-cell table:style-name="ce56" office:value-type="float" office:value="16.253751256">
            <text:p>16,2538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 office:value-type="float" office:value="203">
            <text:p>203</text:p>
          </table:table-cell>
          <table:table-cell table:style-name="ce21"/>
          <table:table-cell table:style-name="ce56"/>
          <table:table-cell table:number-columns-repeated="1018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2648">
            <text:p>2648</text:p>
          </table:table-cell>
          <table:table-cell table:style-name="ce56" office:value-type="float" office:value="0.256503968">
            <text:p>0,2565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number-columns-repeated="2" table:style-name="ce21" office:value-type="float" office:value="40957">
            <text:p>40957</text:p>
          </table:table-cell>
          <table:table-cell table:style-name="ce21"/>
          <table:table-cell table:style-name="ce56"/>
          <table:table-cell table:number-columns-repeated="101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128">
            <text:p>128</text:p>
          </table:table-cell>
          <table:table-cell table:style-name="ce21" office:value-type="float" office:value="5155">
            <text:p>5155</text:p>
          </table:table-cell>
          <table:table-cell table:style-name="ce56" office:value-type="float" office:value="4.13077757">
            <text:p>4,1308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6">
            <text:p>6</text:p>
          </table:table-cell>
          <table:table-cell table:style-name="ce54" office:value-type="float" office:value="0.000438895">
            <text:p>4.39E-00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21" office:value-type="float" office:value="43">
            <text:p>43</text:p>
          </table:table-cell>
          <table:table-cell table:style-name="ce21" office:value-type="float" office:value="10176">
            <text:p>10176</text:p>
          </table:table-cell>
          <table:table-cell table:style-name="ce56" office:value-type="float" office:value="5.507903643">
            <text:p>5,5079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1195">
            <text:p>1195</text:p>
          </table:table-cell>
          <table:table-cell table:style-name="ce21"/>
          <table:table-cell table:style-name="ce56"/>
          <table:table-cell table:number-columns-repeated="101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768">
            <text:p>2768</text:p>
          </table:table-cell>
          <table:table-cell table:style-name="ce56" office:value-type="float" office:value="0.138076052">
            <text:p>0,138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21" office:value-type="float" office:value="42">
            <text:p>42</text:p>
          </table:table-cell>
          <table:table-cell table:style-name="ce21" office:value-type="float" office:value="209">
            <text:p>209</text:p>
          </table:table-cell>
          <table:table-cell table:style-name="ce56" office:value-type="float" office:value="0.130337442">
            <text:p>0,1303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3335">
            <text:p>3335</text:p>
          </table:table-cell>
          <table:table-cell table:style-name="ce56" office:value-type="float" office:value="1.313665382">
            <text:p>1,313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21" office:value-type="float" office:value="42">
            <text:p>42</text:p>
          </table:table-cell>
          <table:table-cell table:style-name="ce21" office:value-type="float" office:value="9184">
            <text:p>9184</text:p>
          </table:table-cell>
          <table:table-cell table:style-name="ce56" office:value-type="float" office:value="1.239675002">
            <text:p>1,2397</text:p>
          </table:table-cell>
          <table:table-cell table:number-columns-repeated="1018"/>
        </table:table-row>
        <table:table-row table:style-name="ro1">
          <table:table-cell table:style-name="ce39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number-columns-repeated="2" table:style-name="ce22" office:value-type="float" office:value="40957">
            <text:p>40957</text:p>
          </table:table-cell>
          <table:table-cell table:style-name="ce22"/>
          <table:table-cell table:style-name="ce58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table:style-name="ce31" office:value-type="string" table:number-columns-spanned="6" table:number-rows-spanned="1">
            <text:p>Genetic Algorithm (Avg.)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table:style-name="ce46" table:formula="of:=([.D3]+[.D31]+[.D59])/3" office:value-type="float" office:value="950.333333333333">
            <text:p>950,33</text:p>
          </table:table-cell>
          <table:table-cell table:style-name="ce46" table:formula="of:=([.E3]+[.E31]+[.E59])/3" office:value-type="float" office:value="6067">
            <text:p>6067,00</text:p>
          </table:table-cell>
          <table:table-cell table:style-name="ce48" table:formula="of:=([.F3]+[.F31]+[.F59])/3" office:value-type="float" office:value="35.717489626">
            <text:p>35,717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table:style-name="ce46" table:formula="of:=([.D4]+[.D32]+[.D60])/3" office:value-type="float" office:value="70.6666666666667">
            <text:p>70,67</text:p>
          </table:table-cell>
          <table:table-cell table:style-name="ce46" table:formula="of:=([.E4]+[.E32]+[.E60])/3" office:value-type="float" office:value="1551">
            <text:p>1551,00</text:p>
          </table:table-cell>
          <table:table-cell table:style-name="ce48" table:formula="of:=([.F4]+[.F32]+[.F60])/3" office:value-type="float" office:value="0.112375365333333">
            <text:p>0,112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8">
            <text:p>18</text:p>
          </table:table-cell>
          <table:table-cell table:style-name="ce46" table:formula="of:=([.D5]+[.D33]+[.D61])/3" office:value-type="float" office:value="18">
            <text:p>18,00</text:p>
          </table:table-cell>
          <table:table-cell table:style-name="ce46" table:formula="of:=([.E5]+[.E33]+[.E61])/3" office:value-type="float" office:value="1387.33333333333">
            <text:p>1387,33</text:p>
          </table:table-cell>
          <table:table-cell table:style-name="ce48" table:formula="of:=([.F5]+[.F33]+[.F61])/3" office:value-type="float" office:value="0.0233472883333333">
            <text:p>0,0233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9">
            <text:p>29</text:p>
          </table:table-cell>
          <table:table-cell table:style-name="ce46" table:formula="of:=([.D6]+[.D34]+[.D62])/3" office:value-type="float" office:value="28">
            <text:p>28,00</text:p>
          </table:table-cell>
          <table:table-cell table:style-name="ce46" table:formula="of:=([.E6]+[.E34]+[.E62])/3" office:value-type="float" office:value="761.333333333333">
            <text:p>761,33</text:p>
          </table:table-cell>
          <table:table-cell table:style-name="ce48" table:formula="of:=([.F6]+[.F34]+[.F62])/3" office:value-type="float" office:value="0.013354313">
            <text:p>0,013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4">
            <text:p>34</text:p>
          </table:table-cell>
          <table:table-cell table:style-name="ce46" table:formula="of:=([.D7]+[.D35]+[.D63])/3" office:value-type="float" office:value="34">
            <text:p>34,00</text:p>
          </table:table-cell>
          <table:table-cell table:style-name="ce46" table:formula="of:=([.E7]+[.E35]+[.E63])/3" office:value-type="float" office:value="0">
            <text:p>0,00</text:p>
          </table:table-cell>
          <table:table-cell table:style-name="ce48" table:formula="of:=([.F7]+[.F35]+[.F63])/3" office:value-type="float" office:value="0.000936593666666667">
            <text:p>0,0009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45" office:value-type="float" office:value="31519">
            <text:p>31519</text:p>
          </table:table-cell>
          <table:table-cell table:style-name="ce46" table:formula="of:=([.D8]+[.D36]+[.D64])/3" office:value-type="float" office:value="31519">
            <text:p>31519,00</text:p>
          </table:table-cell>
          <table:table-cell table:style-name="ce46"/>
          <table:table-cell table:style-name="ce48" table:formula="of:=([.F8]+[.F36]+[.F64])/3" office:value-type="float" office:value="0">
            <text:p>0,0000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table:style-name="ce46" table:formula="of:=([.D9]+[.D37]+[.D65])/3" office:value-type="float" office:value="70.3333333333333">
            <text:p>70,33</text:p>
          </table:table-cell>
          <table:table-cell table:style-name="ce46" table:formula="of:=([.E9]+[.E37]+[.E65])/3" office:value-type="float" office:value="6251">
            <text:p>6251,00</text:p>
          </table:table-cell>
          <table:table-cell table:style-name="ce48" table:formula="of:=([.F9]+[.F37]+[.F65])/3" office:value-type="float" office:value="1.91437790133333">
            <text:p>1,914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4">
            <text:p>34</text:p>
          </table:table-cell>
          <table:table-cell table:style-name="ce46" table:formula="of:=([.D10]+[.D38]+[.D66])/3" office:value-type="float" office:value="34">
            <text:p>34,00</text:p>
          </table:table-cell>
          <table:table-cell table:style-name="ce46" table:formula="of:=([.E10]+[.E38]+[.E66])/3" office:value-type="float" office:value="6038.66666666667">
            <text:p>6038,67</text:p>
          </table:table-cell>
          <table:table-cell table:style-name="ce48" table:formula="of:=([.F10]+[.F38]+[.F66])/3" office:value-type="float" office:value="1.20380809233333">
            <text:p>1,2038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6">
            <text:p>46</text:p>
          </table:table-cell>
          <table:table-cell table:style-name="ce46" table:formula="of:=([.D11]+[.D39]+[.D67])/3" office:value-type="float" office:value="46">
            <text:p>46,00</text:p>
          </table:table-cell>
          <table:table-cell table:style-name="ce46" table:formula="of:=([.E11]+[.E39]+[.E67])/3" office:value-type="float" office:value="1917.33333333333">
            <text:p>1917,33</text:p>
          </table:table-cell>
          <table:table-cell table:style-name="ce48" table:formula="of:=([.F11]+[.F39]+[.F67])/3" office:value-type="float" office:value="0.123829823666667">
            <text:p>0,1238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45" office:value-type="float" office:value="40957">
            <text:p>40957</text:p>
          </table:table-cell>
          <table:table-cell table:style-name="ce46" table:formula="of:=([.D12]+[.D40]+[.D68])/3" office:value-type="float" office:value="40957">
            <text:p>40957,00</text:p>
          </table:table-cell>
          <table:table-cell table:style-name="ce46"/>
          <table:table-cell table:style-name="ce48" table:formula="of:=([.F12]+[.F40]+[.F68])/3" office:value-type="float" office:value="0">
            <text:p>0,0000</text:p>
          </table:table-cell>
          <table:table-cell table:style-name="ce40" table:number-columns-repeated="1008"/>
          <table:table-cell table:number-columns-repeated="10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table:style-name="ce46" table:formula="of:=([.D13]+[.D41]+[.D69])/3" office:value-type="float" office:value="159">
            <text:p>159,00</text:p>
          </table:table-cell>
          <table:table-cell table:style-name="ce46" table:formula="of:=([.E13]+[.E41]+[.E69])/3" office:value-type="float" office:value="7260.33333333333">
            <text:p>7260,33</text:p>
          </table:table-cell>
          <table:table-cell table:style-name="ce48" table:formula="of:=([.F13]+[.F41]+[.F69])/3" office:value-type="float" office:value="1.81136017566667">
            <text:p>1,811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4">
            <text:p>34</text:p>
          </table:table-cell>
          <table:table-cell table:style-name="ce46" table:formula="of:=([.D14]+[.D42]+[.D70])/3" office:value-type="float" office:value="34">
            <text:p>34,00</text:p>
          </table:table-cell>
          <table:table-cell table:style-name="ce46" table:formula="of:=([.E14]+[.E42]+[.E70])/3" office:value-type="float" office:value="2082">
            <text:p>2082,00</text:p>
          </table:table-cell>
          <table:table-cell table:style-name="ce48" table:formula="of:=([.F14]+[.F42]+[.F70])/3" office:value-type="float" office:value="0.0752776313333333">
            <text:p>0,0753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0">
            <text:p>40</text:p>
          </table:table-cell>
          <table:table-cell table:style-name="ce46" table:formula="of:=([.D15]+[.D43]+[.D71])/3" office:value-type="float" office:value="40">
            <text:p>40,00</text:p>
          </table:table-cell>
          <table:table-cell table:style-name="ce46" table:formula="of:=([.E15]+[.E43]+[.E71])/3" office:value-type="float" office:value="7436.66666666667">
            <text:p>7436,67</text:p>
          </table:table-cell>
          <table:table-cell table:style-name="ce48" table:formula="of:=([.F15]+[.F43]+[.F71])/3" office:value-type="float" office:value="7.014103939">
            <text:p>7,0141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3">
            <text:p>203</text:p>
          </table:table-cell>
          <table:table-cell table:style-name="ce46" table:formula="of:=([.D16]+[.D44]+[.D72])/3" office:value-type="float" office:value="203">
            <text:p>203,00</text:p>
          </table:table-cell>
          <table:table-cell table:style-name="ce46"/>
          <table:table-cell table:style-name="ce48" table:formula="of:=([.F16]+[.F44]+[.F72])/3" office:value-type="float" office:value="0">
            <text:p>0,0000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table:style-name="ce46" table:formula="of:=([.D17]+[.D45]+[.D73])/3" office:value-type="float" office:value="103">
            <text:p>103,00</text:p>
          </table:table-cell>
          <table:table-cell table:style-name="ce46" table:formula="of:=([.E17]+[.E45]+[.E73])/3" office:value-type="float" office:value="2435.33333333333">
            <text:p>2435,33</text:p>
          </table:table-cell>
          <table:table-cell table:style-name="ce48" table:formula="of:=([.F17]+[.F45]+[.F73])/3" office:value-type="float" office:value="0.258469962333333">
            <text:p>0,2585</text:p>
          </table:table-cell>
          <table:table-cell table:style-name="ce41" table:number-columns-repeated="1008"/>
          <table:table-cell table:number-columns-repeated="10"/>
        </table:table-row>
        <table:table-row table:style-name="ro1">
          <table:table-cell table:style-name="ce38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0957">
            <text:p>40957</text:p>
          </table:table-cell>
          <table:table-cell table:style-name="ce46" table:formula="of:=([.D18]+[.D46]+[.D74])/3" office:value-type="float" office:value="16241">
            <text:p>16241,00</text:p>
          </table:table-cell>
          <table:table-cell table:style-name="ce46"/>
          <table:table-cell table:style-name="ce48"/>
          <table:table-cell table:style-name="ce41" table:number-columns-repeated="1008"/>
          <table:table-cell table:number-columns-repeated="10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8">
            <text:p>128</text:p>
          </table:table-cell>
          <table:table-cell table:style-name="ce46" table:formula="of:=([.D19]+[.D47]+[.D75])/3" office:value-type="float" office:value="128">
            <text:p>128,00</text:p>
          </table:table-cell>
          <table:table-cell table:style-name="ce46" table:formula="of:=([.E19]+[.E47]+[.E75])/3" office:value-type="float" office:value="5384.66666666667">
            <text:p>5384,67</text:p>
          </table:table-cell>
          <table:table-cell table:style-name="ce48" table:formula="of:=([.F19]+[.F47]+[.F75])/3" office:value-type="float" office:value="4.059467109">
            <text:p>4,059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46" table:formula="of:=([.D20]+[.D48]+[.D76])/3" office:value-type="float" office:value="6">
            <text:p>6,00</text:p>
          </table:table-cell>
          <table:table-cell table:style-name="ce46" table:formula="of:=([.E20]+[.E48]+[.E76])/3" office:value-type="float" office:value="10.6666666666667">
            <text:p>10,67</text:p>
          </table:table-cell>
          <table:table-cell table:style-name="ce48" table:formula="of:=([.F20]+[.F48]+[.F76])/3" office:value-type="float" office:value="0.000321988">
            <text:p>0,0003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2" table:style-name="ce21" office:value-type="float" office:value="43">
            <text:p>43</text:p>
          </table:table-cell>
          <table:table-cell table:style-name="ce46" table:formula="of:=([.D21]+[.D49]+[.D77])/3" office:value-type="float" office:value="43">
            <text:p>43,00</text:p>
          </table:table-cell>
          <table:table-cell table:style-name="ce46" table:formula="of:=([.E21]+[.E49]+[.E77])/3" office:value-type="float" office:value="9574">
            <text:p>9574,00</text:p>
          </table:table-cell>
          <table:table-cell table:style-name="ce48" table:formula="of:=([.F21]+[.F49]+[.F77])/3" office:value-type="float" office:value="4.597387705">
            <text:p>4,5974</text:p>
          </table:table-cell>
          <table:table-cell table:style-name="ce40" table:number-columns-repeated="1008"/>
          <table:table-cell table:number-columns-repeated="10"/>
        </table:table-row>
        <table:table-row table:style-name="ro1">
          <table:table-cell table:style-name="ce38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195">
            <text:p>1195</text:p>
          </table:table-cell>
          <table:table-cell table:style-name="ce46" table:formula="of:=([.D22]+[.D50]+[.D78])/3" office:value-type="float" office:value="1195">
            <text:p>1195,00</text:p>
          </table:table-cell>
          <table:table-cell table:style-name="ce46"/>
          <table:table-cell table:style-name="ce48"/>
          <table:table-cell table:style-name="ce40" table:number-columns-repeated="1008"/>
          <table:table-cell table:number-columns-repeated="10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table:style-name="ce46" table:formula="of:=([.D23]+[.D51]+[.D79])/3" office:value-type="float" office:value="96">
            <text:p>96,00</text:p>
          </table:table-cell>
          <table:table-cell table:style-name="ce46" table:formula="of:=([.E23]+[.E51]+[.E79])/3" office:value-type="float" office:value="2805.66666666667">
            <text:p>2805,67</text:p>
          </table:table-cell>
          <table:table-cell table:style-name="ce48" table:formula="of:=([.F23]+[.F51]+[.F79])/3" office:value-type="float" office:value="0.137940312333333">
            <text:p>0,1379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table:style-name="ce46" table:formula="of:=([.D24]+[.D52]+[.D80])/3" office:value-type="float" office:value="42">
            <text:p>42,00</text:p>
          </table:table-cell>
          <table:table-cell table:style-name="ce46" table:formula="of:=([.E24]+[.E52]+[.E80])/3" office:value-type="float" office:value="239">
            <text:p>239,00</text:p>
          </table:table-cell>
          <table:table-cell table:style-name="ce48" table:formula="of:=([.F24]+[.F52]+[.F80])/3" office:value-type="float" office:value="0.338130856333333">
            <text:p>0,3381</text:p>
          </table:table-cell>
          <table:table-cell table:style-name="ce40" table:number-columns-repeated="1008"/>
          <table:table-cell table:number-columns-repeated="10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table:style-name="ce46" table:formula="of:=([.D25]+[.D53]+[.D81])/3" office:value-type="float" office:value="170">
            <text:p>170,00</text:p>
          </table:table-cell>
          <table:table-cell table:style-name="ce46" table:formula="of:=([.E25]+[.E53]+[.E81])/3" office:value-type="float" office:value="3537">
            <text:p>3537,00</text:p>
          </table:table-cell>
          <table:table-cell table:style-name="ce48" table:formula="of:=([.F25]+[.F53]+[.F81])/3" office:value-type="float" office:value="1.54053767866667">
            <text:p>1,540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2" table:style-name="ce21" office:value-type="float" office:value="42">
            <text:p>42</text:p>
          </table:table-cell>
          <table:table-cell table:style-name="ce46" table:formula="of:=([.D26]+[.D54]+[.D82])/3" office:value-type="float" office:value="42">
            <text:p>42,00</text:p>
          </table:table-cell>
          <table:table-cell table:style-name="ce46" table:formula="of:=([.E26]+[.E54]+[.E82])/3" office:value-type="float" office:value="9074">
            <text:p>9074,00</text:p>
          </table:table-cell>
          <table:table-cell table:style-name="ce48" table:formula="of:=([.F26]+[.F54]+[.F82])/3" office:value-type="float" office:value="6.73857480066667">
            <text:p>6,7386</text:p>
          </table:table-cell>
          <table:table-cell table:number-columns-repeated="1018"/>
        </table:table-row>
        <table:table-row table:style-name="ro1">
          <table:table-cell table:style-name="ce39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957">
            <text:p>40957</text:p>
          </table:table-cell>
          <table:table-cell table:style-name="ce47" table:formula="of:=([.D27]+[.D55]+[.D83])/3" office:value-type="float" office:value="40957">
            <text:p>40957,00</text:p>
          </table:table-cell>
          <table:table-cell table:style-name="ce47"/>
          <table:table-cell table:style-name="ce55"/>
          <table:table-cell table:style-name="ce40" table:number-columns-repeated="1008"/>
          <table:table-cell table:number-columns-repeated="10"/>
        </table:table-row>
        <table:table-row table:style-name="ro2">
          <table:table-cell table:style-name="ce40" table:number-columns-repeated="1014"/>
          <table:table-cell table:number-columns-repeated="10"/>
        </table:table-row>
        <table:table-row table:style-name="ro2">
          <table:table-cell table:number-columns-repeated="1024"/>
        </table:table-row>
        <table:table-row table:style-name="ro2">
          <table:table-cell table:style-name="ce40" table:number-columns-repeated="1014"/>
          <table:table-cell table:number-columns-repeated="10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3">
          <table:table-cell table:style-name="ce41" table:number-columns-repeated="1014"/>
          <table:table-cell table:number-columns-repeated="10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metic Algorithm (pop=8, Ngen=10)" table:style-name="ta1">
        <table:table-column table:style-name="co1" table:default-cell-style-name="ce17"/>
        <table:table-column table:style-name="co2" table:default-cell-style-name="ce7"/>
        <table:table-column table:style-name="co3" table:default-cell-style-name="ce7"/>
        <table:table-column table:style-name="co4" table:default-cell-style-name="ce21"/>
        <table:table-column table:style-name="co26" table:default-cell-style-name="ce21"/>
        <table:table-column table:style-name="co6" table:default-cell-style-name="ce68"/>
        <table:table-column table:style-name="co9" table:default-cell-style-name="Default"/>
        <table:table-column table:style-name="co27" table:default-cell-style-name="Default"/>
        <table:table-column table:style-name="co9" table:number-columns-repeated="1016" table:default-cell-style-name="Default"/>
        <table:table-row table:style-name="ro5">
          <table:table-cell table:style-name="ce31" office:value-type="string" table:number-columns-spanned="6" table:number-rows-spanned="1">
            <text:p>Memetic Algorithm seed=10 iterations=100 pop=8 %s=0.2 Pmut=0.1</text:p>
          </table:table-cell>
          <table:covered-table-cell table:number-columns-repeated="5" table:style-name="Default"/>
          <table:table-cell table:number-columns-repeated="101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18"/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table:style-name="ce7" office:value-type="float" office:value="195">
            <text:p>195</text:p>
          </table:table-cell>
          <table:table-cell table:style-name="ce7" office:value-type="float" office:value="21188">
            <text:p>21188</text:p>
          </table:table-cell>
          <table:table-cell table:style-name="ce10" office:value-type="float" office:value="25.694919977">
            <text:p>25,6949</text:p>
          </table:table-cell>
          <table:table-cell table:number-columns-repeated="1018"/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table:style-name="ce7" office:value-type="float" office:value="48">
            <text:p>48</text:p>
          </table:table-cell>
          <table:table-cell table:style-name="ce7" office:value-type="float" office:value="5684">
            <text:p>5684</text:p>
          </table:table-cell>
          <table:table-cell table:style-name="ce10" office:value-type="float" office:value="0.133576266">
            <text:p>0,1336</text:p>
          </table:table-cell>
          <table:table-cell table:number-columns-repeated="1018"/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5220">
            <text:p>5220</text:p>
          </table:table-cell>
          <table:table-cell table:style-name="ce10" office:value-type="float" office:value="0.042620313">
            <text:p>0,0426</text:p>
          </table:table-cell>
          <table:table-cell table:number-columns-repeated="1018"/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946">
            <text:p>2946</text:p>
          </table:table-cell>
          <table:table-cell table:style-name="ce10" office:value-type="float" office:value="0.029651301">
            <text:p>0,0297</text:p>
          </table:table-cell>
          <table:table-cell table:number-columns-repeated="1018"/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5019">
            <text:p>5019</text:p>
          </table:table-cell>
          <table:table-cell table:style-name="ce10" office:value-type="float" office:value="0.164825511">
            <text:p>0,1648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hanoi4.cnf</text:p>
          </table:table-cell>
          <table:table-cell table:style-name="ce59" office:value-type="float" office:value="44">
            <text:p>44</text:p>
          </table:table-cell>
          <table:table-cell table:number-columns-repeated="2" table:style-name="ce59" office:value-type="float" office:value="31519">
            <text:p>31519</text:p>
          </table:table-cell>
          <table:table-cell table:style-name="ce59"/>
          <table:table-cell table:style-name="ce62"/>
          <table:table-cell table:number-columns-repeated="1018"/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3184">
            <text:p>23184</text:p>
          </table:table-cell>
          <table:table-cell table:style-name="ce10" office:value-type="float" office:value="3.973669368">
            <text:p>3,9737</text:p>
          </table:table-cell>
          <table:table-cell table:number-columns-repeated="1018"/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22296">
            <text:p>22296</text:p>
          </table:table-cell>
          <table:table-cell table:style-name="ce10" office:value-type="float" office:value="5.48198173">
            <text:p>5,4820</text:p>
          </table:table-cell>
          <table:table-cell table:number-columns-repeated="1018"/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7167">
            <text:p>7167</text:p>
          </table:table-cell>
          <table:table-cell table:style-name="ce10" office:value-type="float" office:value="0.221985882">
            <text:p>0,2220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dubois21.cnf</text:p>
          </table:table-cell>
          <table:table-cell table:style-name="ce59" office:value-type="float" office:value="27">
            <text:p>27</text:p>
          </table:table-cell>
          <table:table-cell table:number-columns-repeated="2" table:style-name="ce59" office:value-type="float" office:value="40957">
            <text:p>40957</text:p>
          </table:table-cell>
          <table:table-cell table:style-name="ce59"/>
          <table:table-cell table:style-name="ce62"/>
          <table:table-cell table:number-columns-repeated="1018"/>
        </table:table-row>
        <table:table-row table:style-name="ro1">
          <table:table-cell office:value-type="string">
            <text:p>bw_large,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table:style-name="ce7" office:value-type="float" office:value="53">
            <text:p>53</text:p>
          </table:table-cell>
          <table:table-cell table:style-name="ce7" office:value-type="float" office:value="24640">
            <text:p>24640</text:p>
          </table:table-cell>
          <table:table-cell table:style-name="ce10" office:value-type="float" office:value="1.153188469">
            <text:p>1,1532</text:p>
          </table:table-cell>
          <table:table-cell table:number-columns-repeated="1018"/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8059">
            <text:p>8059</text:p>
          </table:table-cell>
          <table:table-cell table:style-name="ce10" office:value-type="float" office:value="0.158907772">
            <text:p>0,1589</text:p>
          </table:table-cell>
          <table:table-cell table:number-columns-repeated="1018"/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8765">
            <text:p>28765</text:p>
          </table:table-cell>
          <table:table-cell table:style-name="ce10" office:value-type="float" office:value="30.036891664">
            <text:p>30,0369</text:p>
          </table:table-cell>
          <table:table-cell table:number-columns-repeated="1018"/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table:style-name="ce7" office:value-type="float" office:value="71">
            <text:p>71</text:p>
          </table:table-cell>
          <table:table-cell table:style-name="ce7" office:value-type="float" office:value="8004">
            <text:p>8004</text:p>
          </table:table-cell>
          <table:table-cell table:style-name="ce10" office:value-type="float" office:value="0.383944092">
            <text:p>0,3839</text:p>
          </table:table-cell>
          <table:table-cell table:number-columns-repeated="1018"/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9076">
            <text:p>9076</text:p>
          </table:table-cell>
          <table:table-cell table:style-name="ce10" office:value-type="float" office:value="0.262397667">
            <text:p>0,2624</text:p>
          </table:table-cell>
          <table:table-cell table:number-columns-repeated="1018"/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table:style-name="ce7" office:value-type="float" office:value="97">
            <text:p>97</text:p>
          </table:table-cell>
          <table:table-cell table:style-name="ce7" office:value-type="float" office:value="14699">
            <text:p>14699</text:p>
          </table:table-cell>
          <table:table-cell table:style-name="ce10" office:value-type="float" office:value="35.815016015">
            <text:p>35,8150</text:p>
          </table:table-cell>
          <table:table-cell table:number-columns-repeated="1018"/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19477">
            <text:p>19477</text:p>
          </table:table-cell>
          <table:table-cell table:style-name="ce10" office:value-type="float" office:value="5.016578853">
            <text:p>5,0166</text:p>
          </table:table-cell>
          <table:table-cell table:number-columns-repeated="1018"/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12">
            <text:p>112</text:p>
          </table:table-cell>
          <table:table-cell table:style-name="ce10" office:value-type="float" office:value="0.002646649">
            <text:p>0,0026</text:p>
          </table:table-cell>
          <table:table-cell table:number-columns-repeated="1018"/>
        </table:table-row>
        <table:table-row table:style-name="ro1">
          <table:table-cell office:value-type="string">
            <text:p>aim-50-1_6-yes1-1.cnf</text:p>
          </table:table-cell>
          <table:table-cell table:number-columns-repeated="2" office:value-type="float" office:value="43">
            <text:p>43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35778">
            <text:p>35778</text:p>
          </table:table-cell>
          <table:table-cell table:style-name="ce10" office:value-type="float" office:value="52.793429741">
            <text:p>52,7934</text:p>
          </table:table-cell>
          <table:table-cell table:number-columns-repeated="1018"/>
        </table:table-row>
        <table:table-row table:style-name="ro1">
          <table:table-cell office:value-type="string">
            <text:p>bw_large,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13423">
            <text:p>13423</text:p>
          </table:table-cell>
          <table:table-cell table:style-name="ce10" office:value-type="float" office:value="0.582089393">
            <text:p>0,5821</text:p>
          </table:table-cell>
          <table:table-cell table:number-columns-repeated="1018"/>
        </table:table-row>
        <table:table-row table:style-name="ro1">
          <table:table-cell office:value-type="string">
            <text:p>bw_large,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9289">
            <text:p>9289</text:p>
          </table:table-cell>
          <table:table-cell table:style-name="ce10" office:value-type="float" office:value="0.190424">
            <text:p>0,1904</text:p>
          </table:table-cell>
          <table:table-cell table:number-columns-repeated="1018"/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11788">
            <text:p>11788</text:p>
          </table:table-cell>
          <table:table-cell table:style-name="ce10" office:value-type="float" office:value="1.870726219">
            <text:p>1,8707</text:p>
          </table:table-cell>
          <table:table-cell table:number-columns-repeated="1018"/>
        </table:table-row>
        <table:table-row table:style-name="ro1">
          <table:table-cell office:value-type="string">
            <text:p>bw_large,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table:style-name="ce7" office:value-type="float" office:value="53">
            <text:p>53</text:p>
          </table:table-cell>
          <table:table-cell table:style-name="ce7" office:value-type="float" office:value="12716">
            <text:p>12716</text:p>
          </table:table-cell>
          <table:table-cell table:style-name="ce10" office:value-type="float" office:value="0.760896051">
            <text:p>0,7609</text:p>
          </table:table-cell>
          <table:table-cell table:number-columns-repeated="1018"/>
        </table:table-row>
        <table:table-row table:style-name="ro1">
          <table:table-cell office:value-type="string">
            <text:p>aim-50-1_6-yes1-4.cnf</text:p>
          </table:table-cell>
          <table:table-cell table:number-columns-repeated="2" office:value-type="float" office:value="42">
            <text:p>42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33916">
            <text:p>33916</text:p>
          </table:table-cell>
          <table:table-cell table:style-name="ce10" office:value-type="float" office:value="106.45775415">
            <text:p>106,4578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97">
            <text:p>97</text:p>
          </table:table-cell>
          <table:table-cell table:style-name="ce8" office:value-type="float" office:value="12453">
            <text:p>12453</text:p>
          </table:table-cell>
          <table:table-cell table:style-name="ce11" office:value-type="float" office:value="17.577153525">
            <text:p>17,5772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5">
          <table:table-cell table:style-name="ce31" office:value-type="string" table:number-columns-spanned="6" table:number-rows-spanned="1">
            <text:p>Memetic Algorithm seed=327489 iterations=10 pop=8 %s=0.2 Pmut=0.1</text:p>
          </table:table-cell>
          <table:covered-table-cell table:number-columns-repeated="5" table:style-name="Default"/>
          <table:table-cell table:number-columns-repeated="101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18"/>
        </table:table-row>
        <table:table-row table:style-name="ro1">
          <table:table-cell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office:value-type="float" office:value="184">
            <text:p>184</text:p>
          </table:table-cell>
          <table:table-cell office:value-type="float" office:value="20474">
            <text:p>20474</text:p>
          </table:table-cell>
          <table:table-cell table:style-name="ce48" office:value-type="float" office:value="21.143222045">
            <text:p>21,1432</text:p>
          </table:table-cell>
          <table:table-cell table:number-columns-repeated="1018"/>
        </table:table-row>
        <table:table-row table:style-name="ro1">
          <table:table-cell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office:value-type="float" office:value="47">
            <text:p>47</text:p>
          </table:table-cell>
          <table:table-cell office:value-type="float" office:value="5796">
            <text:p>5796</text:p>
          </table:table-cell>
          <table:table-cell table:style-name="ce48" office:value-type="float" office:value="0.139638265">
            <text:p>0,1396</text:p>
          </table:table-cell>
          <table:table-cell table:number-columns-repeated="1018"/>
        </table:table-row>
        <table:table-row table:style-name="ro1">
          <table:table-cell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float" office:value="5350">
            <text:p>5350</text:p>
          </table:table-cell>
          <table:table-cell table:style-name="ce48" office:value-type="float" office:value="0.066335929">
            <text:p>0,0663</text:p>
          </table:table-cell>
          <table:table-cell table:number-columns-repeated="1018"/>
        </table:table-row>
        <table:table-row table:style-name="ro1">
          <table:table-cell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2827">
            <text:p>2827</text:p>
          </table:table-cell>
          <table:table-cell table:style-name="ce48" office:value-type="float" office:value="0.02516139">
            <text:p>0,0252</text:p>
          </table:table-cell>
          <table:table-cell table:number-columns-repeated="1018"/>
        </table:table-row>
        <table:table-row table:style-name="ro1">
          <table:table-cell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5340">
            <text:p>5340</text:p>
          </table:table-cell>
          <table:table-cell table:style-name="ce48" office:value-type="float" office:value="0.253212556">
            <text:p>0,2532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hanoi4.cnf</text:p>
          </table:table-cell>
          <table:table-cell table:style-name="ce44" office:value-type="float" office:value="44">
            <text:p>44</text:p>
          </table:table-cell>
          <table:table-cell table:number-columns-repeated="2" table:style-name="ce44" office:value-type="float" office:value="31519">
            <text:p>31519</text:p>
          </table:table-cell>
          <table:table-cell table:style-name="ce44"/>
          <table:table-cell table:style-name="ce63"/>
          <table:table-cell table:style-name="ce41" table:number-columns-repeated="1018"/>
        </table:table-row>
        <table:table-row table:style-name="ro1">
          <table:table-cell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23760">
            <text:p>23760</text:p>
          </table:table-cell>
          <table:table-cell table:style-name="ce48" office:value-type="float" office:value="6.823914894">
            <text:p>6,8239</text:p>
          </table:table-cell>
          <table:table-cell table:number-columns-repeated="1018"/>
        </table:table-row>
        <table:table-row table:style-name="ro1">
          <table:table-cell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21904">
            <text:p>21904</text:p>
          </table:table-cell>
          <table:table-cell table:style-name="ce48" office:value-type="float" office:value="18.519310617">
            <text:p>18,5193</text:p>
          </table:table-cell>
          <table:table-cell table:number-columns-repeated="1018"/>
        </table:table-row>
        <table:table-row table:style-name="ro1">
          <table:table-cell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6995">
            <text:p>6995</text:p>
          </table:table-cell>
          <table:table-cell table:style-name="ce48" office:value-type="float" office:value="0.175033883">
            <text:p>0,1750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dubois21.cnf</text:p>
          </table:table-cell>
          <table:table-cell table:style-name="ce44" office:value-type="float" office:value="27">
            <text:p>27</text:p>
          </table:table-cell>
          <table:table-cell table:number-columns-repeated="2" table:style-name="ce44" office:value-type="float" office:value="40957">
            <text:p>40957</text:p>
          </table:table-cell>
          <table:table-cell table:style-name="ce44"/>
          <table:table-cell table:style-name="ce63"/>
          <table:table-cell table:style-name="ce40" table:number-columns-repeated="1018"/>
        </table:table-row>
        <table:table-row table:style-name="ro1">
          <table:table-cell office:value-type="string">
            <text:p>bw_large,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office:value-type="float" office:value="50">
            <text:p>50</text:p>
          </table:table-cell>
          <table:table-cell office:value-type="float" office:value="24490">
            <text:p>24490</text:p>
          </table:table-cell>
          <table:table-cell table:style-name="ce48" office:value-type="float" office:value="1.021901698">
            <text:p>1,0219</text:p>
          </table:table-cell>
          <table:table-cell table:number-columns-repeated="1018"/>
        </table:table-row>
        <table:table-row table:style-name="ro1">
          <table:table-cell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7663">
            <text:p>7663</text:p>
          </table:table-cell>
          <table:table-cell table:style-name="ce48" office:value-type="float" office:value="0.263178733">
            <text:p>0,2632</text:p>
          </table:table-cell>
          <table:table-cell table:number-columns-repeated="1018"/>
        </table:table-row>
        <table:table-row table:style-name="ro1">
          <table:table-cell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28799">
            <text:p>28799</text:p>
          </table:table-cell>
          <table:table-cell table:style-name="ce48" office:value-type="float" office:value="14.636539611">
            <text:p>14,6365</text:p>
          </table:table-cell>
          <table:table-cell table:number-columns-repeated="1018"/>
        </table:table-row>
        <table:table-row table:style-name="ro1">
          <table:table-cell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3">
            <text:p>203</text:p>
          </table:table-cell>
          <table:table-cell office:value-type="float" office:value="66">
            <text:p>66</text:p>
          </table:table-cell>
          <table:table-cell office:value-type="float" office:value="7892">
            <text:p>7892</text:p>
          </table:table-cell>
          <table:table-cell table:style-name="ce48" office:value-type="float" office:value="0.308218026">
            <text:p>0,3082</text:p>
          </table:table-cell>
          <table:table-cell table:number-columns-repeated="1018"/>
        </table:table-row>
        <table:table-row table:style-name="ro1">
          <table:table-cell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office:value-type="float" office:value="34">
            <text:p>34</text:p>
          </table:table-cell>
          <table:table-cell office:value-type="float" office:value="8823">
            <text:p>8823</text:p>
          </table:table-cell>
          <table:table-cell table:style-name="ce48" office:value-type="float" office:value="0.23438841">
            <text:p>0,2344</text:p>
          </table:table-cell>
          <table:table-cell table:number-columns-repeated="1018"/>
        </table:table-row>
        <table:table-row table:style-name="ro1">
          <table:table-cell office:value-type="string">
            <text:p>dubois20.cnf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40957">
            <text:p>40957</text:p>
          </table:table-cell>
          <table:table-cell table:style-name="ce45" office:value-type="float" office:value="92">
            <text:p>92</text:p>
          </table:table-cell>
          <table:table-cell table:style-name="ce45" office:value-type="float" office:value="15013">
            <text:p>15013</text:p>
          </table:table-cell>
          <table:table-cell table:style-name="ce64" office:value-type="float" office:value="78.708426078">
            <text:p>78,708426078</text:p>
          </table:table-cell>
          <table:table-cell table:number-columns-repeated="1018"/>
        </table:table-row>
        <table:table-row table:style-name="ro1">
          <table:table-cell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8">
            <text:p>128</text:p>
          </table:table-cell>
          <table:table-cell office:value-type="float" office:value="49">
            <text:p>49</text:p>
          </table:table-cell>
          <table:table-cell office:value-type="float" office:value="19944">
            <text:p>19944</text:p>
          </table:table-cell>
          <table:table-cell table:style-name="ce48" office:value-type="float" office:value="3.16938368">
            <text:p>3,1694</text:p>
          </table:table-cell>
          <table:table-cell table:number-columns-repeated="1018"/>
        </table:table-row>
        <table:table-row table:style-name="ro1">
          <table:table-cell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10">
            <text:p>110</text:p>
          </table:table-cell>
          <table:table-cell table:style-name="ce48" office:value-type="float" office:value="0.001076847">
            <text:p>0,0011</text:p>
          </table:table-cell>
          <table:table-cell table:number-columns-repeated="1018"/>
        </table:table-row>
        <table:table-row table:style-name="ro1">
          <table:table-cell office:value-type="string">
            <text:p>aim-50-1_6-yes1-1.cnf</text:p>
          </table:table-cell>
          <table:table-cell table:number-columns-repeated="2" table:style-name="ce21"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36244">
            <text:p>36244</text:p>
          </table:table-cell>
          <table:table-cell table:style-name="ce48" office:value-type="float" office:value="27.512904268">
            <text:p>27,5129</text:p>
          </table:table-cell>
          <table:table-cell table:number-columns-repeated="1018"/>
        </table:table-row>
        <table:table-row table:style-name="ro1">
          <table:table-cell office:value-type="string">
            <text:p>bw_large,d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195">
            <text:p>1195</text:p>
          </table:table-cell>
          <table:table-cell office:value-type="float" office:value="47">
            <text:p>47</text:p>
          </table:table-cell>
          <table:table-cell office:value-type="float" office:value="13662">
            <text:p>13662</text:p>
          </table:table-cell>
          <table:table-cell table:style-name="ce48" office:value-type="float" office:value="0.643917562">
            <text:p>0,6439</text:p>
          </table:table-cell>
          <table:table-cell table:number-columns-repeated="1018"/>
        </table:table-row>
        <table:table-row table:style-name="ro1">
          <table:table-cell office:value-type="string">
            <text:p>bw_large,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office:value-type="float" office:value="46">
            <text:p>46</text:p>
          </table:table-cell>
          <table:table-cell office:value-type="float" office:value="9109">
            <text:p>9109</text:p>
          </table:table-cell>
          <table:table-cell table:style-name="ce48" office:value-type="float" office:value="0.171505864">
            <text:p>0,1715</text:p>
          </table:table-cell>
          <table:table-cell table:number-columns-repeated="1018"/>
        </table:table-row>
        <table:table-row table:style-name="ro1">
          <table:table-cell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11762">
            <text:p>11762</text:p>
          </table:table-cell>
          <table:table-cell table:style-name="ce48" office:value-type="float" office:value="3.815984725">
            <text:p>3,8160</text:p>
          </table:table-cell>
          <table:table-cell table:number-columns-repeated="1018"/>
        </table:table-row>
        <table:table-row table:style-name="ro1">
          <table:table-cell office:value-type="string">
            <text:p>bw_large,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office:value-type="float" office:value="44">
            <text:p>44</text:p>
          </table:table-cell>
          <table:table-cell office:value-type="float" office:value="12884">
            <text:p>12884</text:p>
          </table:table-cell>
          <table:table-cell table:style-name="ce48" office:value-type="float" office:value="0.768139137">
            <text:p>0,7681</text:p>
          </table:table-cell>
          <table:table-cell table:number-columns-repeated="1018"/>
        </table:table-row>
        <table:table-row table:style-name="ro1">
          <table:table-cell office:value-type="string">
            <text:p>aim-50-1_6-yes1-4.cnf</text:p>
          </table:table-cell>
          <table:table-cell table:number-columns-repeated="2" table:style-name="ce21"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34042">
            <text:p>34042</text:p>
          </table:table-cell>
          <table:table-cell table:style-name="ce48" office:value-type="float" office:value="24.125377215">
            <text:p>24,1254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60" office:value-type="float" office:value="27">
            <text:p>27</text:p>
          </table:table-cell>
          <table:table-cell table:style-name="ce60" office:value-type="float" office:value="40957">
            <text:p>40957</text:p>
          </table:table-cell>
          <table:table-cell table:style-name="ce60" office:value-type="float" office:value="92">
            <text:p>92</text:p>
          </table:table-cell>
          <table:table-cell table:style-name="ce60" office:value-type="float" office:value="12693">
            <text:p>12693</text:p>
          </table:table-cell>
          <table:table-cell table:style-name="ce65" office:value-type="float" office:value="24.083432364">
            <text:p>24,083432364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5">
          <table:table-cell table:style-name="ce31" office:value-type="string" table:number-columns-spanned="6" table:number-rows-spanned="1">
            <text:p>Memetic Algorithm seed=121481 iterations=10 pop=8 %s=0.2 Pmut=0.1</text:p>
          </table:table-cell>
          <table:covered-table-cell table:number-columns-repeated="5" table:style-name="Default"/>
          <table:table-cell table:number-columns-repeated="1018"/>
        </table:table-row>
        <table:table-row table:style-name="ro1">
          <table:table-cell table:style-name="ce2" office:value-type="string">
            <text:p>File</text:p>
          </table:table-cell>
          <table:table-cell table:style-name="ce61" office:value-type="string">
            <text:p>Nvars</text:p>
          </table:table-cell>
          <table:table-cell table:style-name="ce61" office:value-type="string">
            <text:p>InitSize</text:p>
          </table:table-cell>
          <table:table-cell table:style-name="ce61" office:value-type="string">
            <text:p>ReducSize</text:p>
          </table:table-cell>
          <table:table-cell table:style-name="ce61" office:value-type="string">
            <text:p>Nswaps</text:p>
          </table:table-cell>
          <table:table-cell table:style-name="ce66" office:value-type="string">
            <text:p>Time (s)</text:p>
          </table:table-cell>
          <table:table-cell table:number-columns-repeated="1018"/>
        </table:table-row>
        <table:table-row table:style-name="ro1">
          <table:table-cell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office:value-type="float" office:value="182">
            <text:p>182</text:p>
          </table:table-cell>
          <table:table-cell office:value-type="float" office:value="21148">
            <text:p>21148</text:p>
          </table:table-cell>
          <table:table-cell table:style-name="ce67" office:value-type="float" office:value="25.706369028">
            <text:p>25,706369028</text:p>
          </table:table-cell>
          <table:table-cell table:number-columns-repeated="1018"/>
        </table:table-row>
        <table:table-row table:style-name="ro1">
          <table:table-cell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office:value-type="float" office:value="45">
            <text:p>45</text:p>
          </table:table-cell>
          <table:table-cell office:value-type="float" office:value="5690">
            <text:p>5690</text:p>
          </table:table-cell>
          <table:table-cell table:style-name="ce67" office:value-type="float" office:value="0.135660654">
            <text:p>0,135660654</text:p>
          </table:table-cell>
          <table:table-cell table:number-columns-repeated="1018"/>
        </table:table-row>
        <table:table-row table:style-name="ro1">
          <table:table-cell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float" office:value="5282">
            <text:p>5282</text:p>
          </table:table-cell>
          <table:table-cell table:style-name="ce67" office:value-type="float" office:value="0.059152558">
            <text:p>0,059152558</text:p>
          </table:table-cell>
          <table:table-cell table:number-columns-repeated="1018"/>
        </table:table-row>
        <table:table-row table:style-name="ro1">
          <table:table-cell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2879">
            <text:p>2879</text:p>
          </table:table-cell>
          <table:table-cell table:style-name="ce67" office:value-type="float" office:value="0.035183036">
            <text:p>0,035183036</text:p>
          </table:table-cell>
          <table:table-cell table:number-columns-repeated="1018"/>
        </table:table-row>
        <table:table-row table:style-name="ro1">
          <table:table-cell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5262">
            <text:p>5262</text:p>
          </table:table-cell>
          <table:table-cell table:style-name="ce67" office:value-type="float" office:value="0.19880525">
            <text:p>0,19880525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hanoi4.cnf</text:p>
          </table:table-cell>
          <table:table-cell table:style-name="ce44" office:value-type="float" office:value="44">
            <text:p>44</text:p>
          </table:table-cell>
          <table:table-cell table:number-columns-repeated="2" table:style-name="ce44" office:value-type="float" office:value="31519">
            <text:p>31519</text:p>
          </table:table-cell>
          <table:table-cell table:style-name="ce44"/>
          <table:table-cell table:style-name="ce63"/>
          <table:table-cell table:style-name="ce41" table:number-columns-repeated="1018"/>
        </table:table-row>
        <table:table-row table:style-name="ro1">
          <table:table-cell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23562">
            <text:p>23562</text:p>
          </table:table-cell>
          <table:table-cell table:style-name="ce67" office:value-type="float" office:value="2.09608286">
            <text:p>2,09608286</text:p>
          </table:table-cell>
          <table:table-cell table:number-columns-repeated="1018"/>
        </table:table-row>
        <table:table-row table:style-name="ro1">
          <table:table-cell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21532">
            <text:p>21532</text:p>
          </table:table-cell>
          <table:table-cell table:style-name="ce67" office:value-type="float" office:value="2.664906474">
            <text:p>2,664906474</text:p>
          </table:table-cell>
          <table:table-cell table:number-columns-repeated="1018"/>
        </table:table-row>
        <table:table-row table:style-name="ro1">
          <table:table-cell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7263">
            <text:p>7263</text:p>
          </table:table-cell>
          <table:table-cell table:style-name="ce67" office:value-type="float" office:value="0.340101796">
            <text:p>0,340101796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dubois21.cnf</text:p>
          </table:table-cell>
          <table:table-cell table:style-name="ce44" office:value-type="float" office:value="27">
            <text:p>27</text:p>
          </table:table-cell>
          <table:table-cell table:number-columns-repeated="2" table:style-name="ce44" office:value-type="float" office:value="40957">
            <text:p>40957</text:p>
          </table:table-cell>
          <table:table-cell table:style-name="ce44"/>
          <table:table-cell table:style-name="ce63"/>
          <table:table-cell table:style-name="ce40" table:number-columns-repeated="1018"/>
        </table:table-row>
        <table:table-row table:style-name="ro1">
          <table:table-cell office:value-type="string">
            <text:p>bw_large,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office:value-type="float" office:value="55">
            <text:p>55</text:p>
          </table:table-cell>
          <table:table-cell office:value-type="float" office:value="24118">
            <text:p>24118</text:p>
          </table:table-cell>
          <table:table-cell table:style-name="ce67" office:value-type="float" office:value="1.125325366">
            <text:p>1,125325366</text:p>
          </table:table-cell>
          <table:table-cell table:number-columns-repeated="1018"/>
        </table:table-row>
        <table:table-row table:style-name="ro1">
          <table:table-cell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7577">
            <text:p>7577</text:p>
          </table:table-cell>
          <table:table-cell table:style-name="ce67" office:value-type="float" office:value="0.176674844">
            <text:p>0,176674844</text:p>
          </table:table-cell>
          <table:table-cell table:number-columns-repeated="1018"/>
        </table:table-row>
        <table:table-row table:style-name="ro1">
          <table:table-cell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30207">
            <text:p>30207</text:p>
          </table:table-cell>
          <table:table-cell table:style-name="ce67" office:value-type="float" office:value="118.320931912">
            <text:p>118,320931912</text:p>
          </table:table-cell>
          <table:table-cell table:number-columns-repeated="1018"/>
        </table:table-row>
        <table:table-row table:style-name="ro1">
          <table:table-cell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3">
            <text:p>203</text:p>
          </table:table-cell>
          <table:table-cell office:value-type="float" office:value="65">
            <text:p>65</text:p>
          </table:table-cell>
          <table:table-cell office:value-type="float" office:value="7988">
            <text:p>7988</text:p>
          </table:table-cell>
          <table:table-cell table:style-name="ce67" office:value-type="float" office:value="0.371002031">
            <text:p>0,371002031</text:p>
          </table:table-cell>
          <table:table-cell table:number-columns-repeated="1018"/>
        </table:table-row>
        <table:table-row table:style-name="ro1">
          <table:table-cell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office:value-type="float" office:value="35">
            <text:p>35</text:p>
          </table:table-cell>
          <table:table-cell office:value-type="float" office:value="9198">
            <text:p>9198</text:p>
          </table:table-cell>
          <table:table-cell table:style-name="ce67" office:value-type="float" office:value="0.351572534">
            <text:p>0,351572534</text:p>
          </table:table-cell>
          <table:table-cell table:number-columns-repeated="1018"/>
        </table:table-row>
        <table:table-row table:style-name="ro1">
          <table:table-cell office:value-type="string">
            <text:p>dubois20.cnf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40957">
            <text:p>40957</text:p>
          </table:table-cell>
          <table:table-cell table:style-name="ce45" office:value-type="float" office:value="61">
            <text:p>61</text:p>
          </table:table-cell>
          <table:table-cell table:style-name="ce45" office:value-type="float" office:value="14695">
            <text:p>14695</text:p>
          </table:table-cell>
          <table:table-cell table:style-name="ce64" office:value-type="float" office:value="61.765624455">
            <text:p>61,765624455</text:p>
          </table:table-cell>
          <table:table-cell table:number-columns-repeated="1018"/>
        </table:table-row>
        <table:table-row table:style-name="ro1">
          <table:table-cell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9496">
            <text:p>19496</text:p>
          </table:table-cell>
          <table:table-cell table:style-name="ce67" office:value-type="float" office:value="3.345467476">
            <text:p>3,345467476</text:p>
          </table:table-cell>
          <table:table-cell table:number-columns-repeated="1018"/>
        </table:table-row>
        <table:table-row table:style-name="ro1">
          <table:table-cell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02">
            <text:p>102</text:p>
          </table:table-cell>
          <table:table-cell table:style-name="ce67" office:value-type="float" office:value="0.001030346">
            <text:p>0,001030346</text:p>
          </table:table-cell>
          <table:table-cell table:number-columns-repeated="1018"/>
        </table:table-row>
        <table:table-row table:style-name="ro1">
          <table:table-cell office:value-type="string">
            <text:p>aim-50-1_6-yes1-1.cnf</text:p>
          </table:table-cell>
          <table:table-cell table:number-columns-repeated="2" table:style-name="ce21"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36248">
            <text:p>36248</text:p>
          </table:table-cell>
          <table:table-cell table:style-name="ce67" office:value-type="float" office:value="53.089408203">
            <text:p>53,089408203</text:p>
          </table:table-cell>
          <table:table-cell table:number-columns-repeated="1018"/>
        </table:table-row>
        <table:table-row table:style-name="ro1">
          <table:table-cell office:value-type="string">
            <text:p>bw_large,d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195">
            <text:p>1195</text:p>
          </table:table-cell>
          <table:table-cell office:value-type="float" office:value="47">
            <text:p>47</text:p>
          </table:table-cell>
          <table:table-cell office:value-type="float" office:value="13690">
            <text:p>13690</text:p>
          </table:table-cell>
          <table:table-cell table:style-name="ce67" office:value-type="float" office:value="0.589794293">
            <text:p>0,589794293</text:p>
          </table:table-cell>
          <table:table-cell table:number-columns-repeated="1018"/>
        </table:table-row>
        <table:table-row table:style-name="ro1">
          <table:table-cell office:value-type="string">
            <text:p>bw_large,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office:value-type="float" office:value="41">
            <text:p>41</text:p>
          </table:table-cell>
          <table:table-cell office:value-type="float" office:value="9487">
            <text:p>9487</text:p>
          </table:table-cell>
          <table:table-cell table:style-name="ce67" office:value-type="float" office:value="0.193219701">
            <text:p>0,193219701</text:p>
          </table:table-cell>
          <table:table-cell table:number-columns-repeated="1018"/>
        </table:table-row>
        <table:table-row table:style-name="ro1">
          <table:table-cell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11640">
            <text:p>11640</text:p>
          </table:table-cell>
          <table:table-cell table:style-name="ce67" office:value-type="float" office:value="1.408486249">
            <text:p>1,408486249</text:p>
          </table:table-cell>
          <table:table-cell table:number-columns-repeated="1018"/>
        </table:table-row>
        <table:table-row table:style-name="ro1">
          <table:table-cell office:value-type="string">
            <text:p>bw_large,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office:value-type="float" office:value="44">
            <text:p>44</text:p>
          </table:table-cell>
          <table:table-cell office:value-type="float" office:value="12488">
            <text:p>12488</text:p>
          </table:table-cell>
          <table:table-cell table:style-name="ce67" office:value-type="float" office:value="0.807772281">
            <text:p>0,807772281</text:p>
          </table:table-cell>
          <table:table-cell table:number-columns-repeated="1018"/>
        </table:table-row>
        <table:table-row table:style-name="ro1">
          <table:table-cell office:value-type="string">
            <text:p>aim-50-1_6-yes1-4.cnf</text:p>
          </table:table-cell>
          <table:table-cell table:number-columns-repeated="2" table:style-name="ce21"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34144">
            <text:p>34144</text:p>
          </table:table-cell>
          <table:table-cell table:style-name="ce67" office:value-type="float" office:value="12.193291362">
            <text:p>12,193291362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60" office:value-type="float" office:value="27">
            <text:p>27</text:p>
          </table:table-cell>
          <table:table-cell table:style-name="ce60" office:value-type="float" office:value="40957">
            <text:p>40957</text:p>
          </table:table-cell>
          <table:table-cell table:style-name="ce60" office:value-type="float" office:value="61">
            <text:p>61</text:p>
          </table:table-cell>
          <table:table-cell table:style-name="ce60" office:value-type="float" office:value="12497">
            <text:p>12497</text:p>
          </table:table-cell>
          <table:table-cell table:style-name="ce65" office:value-type="float" office:value="39.61835127">
            <text:p>39,61835127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ce31" office:value-type="string" table:number-columns-spanned="6" table:number-rows-spanned="1">
            <text:p>Memetic Algorithm (Avg,)</text:p>
          </table:table-cell>
          <table:covered-table-cell table:number-columns-repeated="5" table:style-name="Default"/>
          <table:table-cell table:number-columns-repeated="101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18"/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table:style-name="ce32" table:formula="of:=([.D3]+[.D31]+[.D31])/3" office:value-type="float" office:value="187.666666666667">
            <text:p>187.67</text:p>
          </table:table-cell>
          <table:table-cell table:style-name="ce32" table:formula="of:=([.E3]+[.E31]+[.E59])/3" office:value-type="float" office:value="20936.6666666667">
            <text:p>20936.67</text:p>
          </table:table-cell>
          <table:table-cell table:formula="of:=([.F3]+[.F31]+[.F59])/3" office:value-type="float" office:value="24.1815036833333">
            <text:p>24.1815</text:p>
          </table:table-cell>
          <table:table-cell table:number-columns-repeated="1018"/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table:style-name="ce32" table:formula="of:=([.D4]+[.D32]+[.D32])/3" office:value-type="float" office:value="47.3333333333333">
            <text:p>47.33</text:p>
          </table:table-cell>
          <table:table-cell table:style-name="ce32" table:formula="of:=([.E4]+[.E32]+[.E60])/3" office:value-type="float" office:value="5723.33333333333">
            <text:p>5723.33</text:p>
          </table:table-cell>
          <table:table-cell table:formula="of:=([.F4]+[.F32]+[.F60])/3" office:value-type="float" office:value="0.136291728333333">
            <text:p>0.1363</text:p>
          </table:table-cell>
          <table:table-cell table:number-columns-repeated="1018"/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style-name="ce32" table:formula="of:=([.D5]+[.D33]+[.D33])/3" office:value-type="float" office:value="18">
            <text:p>18.00</text:p>
          </table:table-cell>
          <table:table-cell table:style-name="ce32" table:formula="of:=([.E5]+[.E33]+[.E61])/3" office:value-type="float" office:value="5284">
            <text:p>5284.00</text:p>
          </table:table-cell>
          <table:table-cell table:formula="of:=([.F5]+[.F33]+[.F61])/3" office:value-type="float" office:value="0.0560362666666667">
            <text:p>0.0560</text:p>
          </table:table-cell>
          <table:table-cell table:number-columns-repeated="1018"/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style-name="ce32" table:formula="of:=([.D6]+[.D34]+[.D34])/3" office:value-type="float" office:value="20">
            <text:p>20.00</text:p>
          </table:table-cell>
          <table:table-cell table:style-name="ce32" table:formula="of:=([.E6]+[.E34]+[.E62])/3" office:value-type="float" office:value="2884">
            <text:p>2884.00</text:p>
          </table:table-cell>
          <table:table-cell table:formula="of:=([.F6]+[.F34]+[.F62])/3" office:value-type="float" office:value="0.0299985756666667">
            <text:p>0.0300</text:p>
          </table:table-cell>
          <table:table-cell table:number-columns-repeated="1018"/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style-name="ce32" table:formula="of:=([.D7]+[.D35]+[.D35])/3" office:value-type="float" office:value="29">
            <text:p>29.00</text:p>
          </table:table-cell>
          <table:table-cell table:style-name="ce32" table:formula="of:=([.E7]+[.E35]+[.E63])/3" office:value-type="float" office:value="5207">
            <text:p>5207.00</text:p>
          </table:table-cell>
          <table:table-cell table:formula="of:=([.F7]+[.F35]+[.F63])/3" office:value-type="float" office:value="0.205614439">
            <text:p>0.2056</text:p>
          </table:table-cell>
          <table:table-cell table:number-columns-repeated="1018"/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float" office:value="31519">
            <text:p>31519</text:p>
          </table:table-cell>
          <table:table-cell table:style-name="ce32" table:formula="of:=([.D8]+[.D36]+[.D36])/3" office:value-type="float" office:value="31519">
            <text:p>31519.00</text:p>
          </table:table-cell>
          <table:table-cell table:style-name="ce32" table:formula="of:=([.E8]+[.E36]+[.E64])/3" office:value-type="float" office:value="0">
            <text:p>0.00</text:p>
          </table:table-cell>
          <table:table-cell table:formula="of:=([.F8]+[.F36]+[.F64])/3" office:value-type="float" office:value="0">
            <text:p>0.0000</text:p>
          </table:table-cell>
          <table:table-cell table:number-columns-repeated="1018"/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table:style-name="ce32" table:formula="of:=([.D9]+[.D37]+[.D37])/3" office:value-type="float" office:value="35">
            <text:p>35.00</text:p>
          </table:table-cell>
          <table:table-cell table:style-name="ce32" table:formula="of:=([.E9]+[.E37]+[.E65])/3" office:value-type="float" office:value="23502">
            <text:p>23502.00</text:p>
          </table:table-cell>
          <table:table-cell table:formula="of:=([.F9]+[.F37]+[.F65])/3" office:value-type="float" office:value="4.29788904066667">
            <text:p>4.2979</text:p>
          </table:table-cell>
          <table:table-cell table:number-columns-repeated="1018"/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table:style-name="ce32" table:formula="of:=([.D10]+[.D38]+[.D38])/3" office:value-type="float" office:value="34">
            <text:p>34.00</text:p>
          </table:table-cell>
          <table:table-cell table:style-name="ce32" table:formula="of:=([.E10]+[.E38]+[.E66])/3" office:value-type="float" office:value="21910.6666666667">
            <text:p>21910.67</text:p>
          </table:table-cell>
          <table:table-cell table:formula="of:=([.F10]+[.F38]+[.F66])/3" office:value-type="float" office:value="8.88873294033333">
            <text:p>8.8887</text:p>
          </table:table-cell>
          <table:table-cell table:number-columns-repeated="1018"/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table:style-name="ce32" table:formula="of:=([.D11]+[.D39]+[.D39])/3" office:value-type="float" office:value="37">
            <text:p>37.00</text:p>
          </table:table-cell>
          <table:table-cell table:style-name="ce32" table:formula="of:=([.E11]+[.E39]+[.E67])/3" office:value-type="float" office:value="7141.66666666667">
            <text:p>7141.67</text:p>
          </table:table-cell>
          <table:table-cell table:formula="of:=([.F11]+[.F39]+[.F67])/3" office:value-type="float" office:value="0.245707187">
            <text:p>0.2457</text:p>
          </table:table-cell>
          <table:table-cell table:number-columns-repeated="1018"/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table:style-name="ce32" table:formula="of:=([.D12]+[.D40]+[.D40])/3" office:value-type="float" office:value="40957">
            <text:p>40957.00</text:p>
          </table:table-cell>
          <table:table-cell table:style-name="ce32" table:formula="of:=([.E12]+[.E40]+[.E68])/3" office:value-type="float" office:value="0">
            <text:p>0.00</text:p>
          </table:table-cell>
          <table:table-cell table:formula="of:=([.F12]+[.F40]+[.F68])/3" office:value-type="float" office:value="0">
            <text:p>0.0000</text:p>
          </table:table-cell>
          <table:table-cell table:number-columns-repeated="1018"/>
        </table:table-row>
        <table:table-row table:style-name="ro1">
          <table:table-cell office:value-type="string">
            <text:p>bw_large,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table:style-name="ce32" table:formula="of:=([.D13]+[.D41]+[.D41])/3" office:value-type="float" office:value="51">
            <text:p>51.00</text:p>
          </table:table-cell>
          <table:table-cell table:style-name="ce32" table:formula="of:=([.E13]+[.E41]+[.E69])/3" office:value-type="float" office:value="24416">
            <text:p>24416.00</text:p>
          </table:table-cell>
          <table:table-cell table:formula="of:=([.F13]+[.F41]+[.F69])/3" office:value-type="float" office:value="1.100138511">
            <text:p>1.1001</text:p>
          </table:table-cell>
          <table:table-cell table:number-columns-repeated="1018"/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style-name="ce32" table:formula="of:=([.D14]+[.D42]+[.D42])/3" office:value-type="float" office:value="32">
            <text:p>32.00</text:p>
          </table:table-cell>
          <table:table-cell table:style-name="ce32" table:formula="of:=([.E14]+[.E42]+[.E70])/3" office:value-type="float" office:value="7766.33333333333">
            <text:p>7766.33</text:p>
          </table:table-cell>
          <table:table-cell table:formula="of:=([.F14]+[.F42]+[.F70])/3" office:value-type="float" office:value="0.199587116333333">
            <text:p>0.1996</text:p>
          </table:table-cell>
          <table:table-cell table:number-columns-repeated="1018"/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table:style-name="ce32" table:formula="of:=([.D15]+[.D43]+[.D43])/3" office:value-type="float" office:value="39">
            <text:p>39.00</text:p>
          </table:table-cell>
          <table:table-cell table:style-name="ce32" table:formula="of:=([.E15]+[.E43]+[.E71])/3" office:value-type="float" office:value="29257">
            <text:p>29257.00</text:p>
          </table:table-cell>
          <table:table-cell table:formula="of:=([.F15]+[.F43]+[.F71])/3" office:value-type="float" office:value="54.3314543956667">
            <text:p>54.3315</text:p>
          </table:table-cell>
          <table:table-cell table:number-columns-repeated="1018"/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table:style-name="ce32" table:formula="of:=([.D16]+[.D44]+[.D44])/3" office:value-type="float" office:value="67.6666666666667">
            <text:p>67.67</text:p>
          </table:table-cell>
          <table:table-cell table:style-name="ce32" table:formula="of:=([.E16]+[.E44]+[.E72])/3" office:value-type="float" office:value="7961.33333333333">
            <text:p>7961.33</text:p>
          </table:table-cell>
          <table:table-cell table:formula="of:=([.F16]+[.F44]+[.F72])/3" office:value-type="float" office:value="0.354388049666667">
            <text:p>0.3544</text:p>
          </table:table-cell>
          <table:table-cell table:number-columns-repeated="1018"/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table:style-name="ce32" table:formula="of:=([.D17]+[.D45]+[.D45])/3" office:value-type="float" office:value="34">
            <text:p>34.00</text:p>
          </table:table-cell>
          <table:table-cell table:style-name="ce32" table:formula="of:=([.E17]+[.E45]+[.E73])/3" office:value-type="float" office:value="9032.33333333333">
            <text:p>9032.33</text:p>
          </table:table-cell>
          <table:table-cell table:formula="of:=([.F17]+[.F45]+[.F73])/3" office:value-type="float" office:value="0.282786203666667">
            <text:p>0.2828</text:p>
          </table:table-cell>
          <table:table-cell table:number-columns-repeated="1018"/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table:style-name="ce32" table:formula="of:=([.D18]+[.D46]+[.D46])/3" office:value-type="float" office:value="93.6666666666667">
            <text:p>93.67</text:p>
          </table:table-cell>
          <table:table-cell table:style-name="ce32" table:formula="of:=([.E18]+[.E46]+[.E74])/3" office:value-type="float" office:value="14802.3333333333">
            <text:p>14802.33</text:p>
          </table:table-cell>
          <table:table-cell table:formula="of:=([.F18]+[.F46]+[.F74])/3" office:value-type="float" office:value="58.7630221826667">
            <text:p>58.7630</text:p>
          </table:table-cell>
          <table:table-cell table:number-columns-repeated="1018"/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table:style-name="ce32" table:formula="of:=([.D19]+[.D47]+[.D47])/3" office:value-type="float" office:value="48.3333333333333">
            <text:p>48.33</text:p>
          </table:table-cell>
          <table:table-cell table:style-name="ce32" table:formula="of:=([.E19]+[.E47]+[.E75])/3" office:value-type="float" office:value="19639">
            <text:p>19639.00</text:p>
          </table:table-cell>
          <table:table-cell table:formula="of:=([.F19]+[.F47]+[.F75])/3" office:value-type="float" office:value="3.843810003">
            <text:p>3.8438</text:p>
          </table:table-cell>
          <table:table-cell table:number-columns-repeated="1018"/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32" table:formula="of:=([.D20]+[.D48]+[.D48])/3" office:value-type="float" office:value="6">
            <text:p>6.00</text:p>
          </table:table-cell>
          <table:table-cell table:style-name="ce32" table:formula="of:=([.E20]+[.E48]+[.E76])/3" office:value-type="float" office:value="108">
            <text:p>108.00</text:p>
          </table:table-cell>
          <table:table-cell table:formula="of:=([.F20]+[.F48]+[.F76])/3" office:value-type="float" office:value="0.001584614">
            <text:p>0.0016</text:p>
          </table:table-cell>
          <table:table-cell table:number-columns-repeated="1018"/>
        </table:table-row>
        <table:table-row table:style-name="ro1">
          <table:table-cell office:value-type="string">
            <text:p>aim-50-1_6-yes1-1.cnf</text:p>
          </table:table-cell>
          <table:table-cell table:number-columns-repeated="2" office:value-type="float" office:value="43">
            <text:p>43</text:p>
          </table:table-cell>
          <table:table-cell table:style-name="ce32" table:formula="of:=([.D21]+[.D49]+[.D49])/3" office:value-type="float" office:value="43">
            <text:p>43.00</text:p>
          </table:table-cell>
          <table:table-cell table:style-name="ce32" table:formula="of:=([.E21]+[.E49]+[.E77])/3" office:value-type="float" office:value="36090">
            <text:p>36090.00</text:p>
          </table:table-cell>
          <table:table-cell table:formula="of:=([.F21]+[.F49]+[.F77])/3" office:value-type="float" office:value="44.465247404">
            <text:p>44.4652</text:p>
          </table:table-cell>
          <table:table-cell table:number-columns-repeated="1018"/>
        </table:table-row>
        <table:table-row table:style-name="ro1">
          <table:table-cell office:value-type="string">
            <text:p>bw_large,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table:style-name="ce32" table:formula="of:=([.D22]+[.D50]+[.D50])/3" office:value-type="float" office:value="47">
            <text:p>47.00</text:p>
          </table:table-cell>
          <table:table-cell table:style-name="ce32" table:formula="of:=([.E22]+[.E50]+[.E78])/3" office:value-type="float" office:value="13591.6666666667">
            <text:p>13591.67</text:p>
          </table:table-cell>
          <table:table-cell table:formula="of:=([.F22]+[.F50]+[.F78])/3" office:value-type="float" office:value="0.605267082666667">
            <text:p>0.6053</text:p>
          </table:table-cell>
          <table:table-cell table:number-columns-repeated="1018"/>
        </table:table-row>
        <table:table-row table:style-name="ro1">
          <table:table-cell office:value-type="string">
            <text:p>bw_large,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table:style-name="ce32" table:formula="of:=([.D23]+[.D51]+[.D51])/3" office:value-type="float" office:value="45.6666666666667">
            <text:p>45.67</text:p>
          </table:table-cell>
          <table:table-cell table:style-name="ce32" table:formula="of:=([.E23]+[.E51]+[.E79])/3" office:value-type="float" office:value="9295">
            <text:p>9295.00</text:p>
          </table:table-cell>
          <table:table-cell table:formula="of:=([.F23]+[.F51]+[.F79])/3" office:value-type="float" office:value="0.185049855">
            <text:p>0.1850</text:p>
          </table:table-cell>
          <table:table-cell table:number-columns-repeated="1018"/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table:style-name="ce32" table:formula="of:=([.D24]+[.D52]+[.D52])/3" office:value-type="float" office:value="42">
            <text:p>42.00</text:p>
          </table:table-cell>
          <table:table-cell table:style-name="ce32" table:formula="of:=([.E24]+[.E52]+[.E80])/3" office:value-type="float" office:value="11730">
            <text:p>11730.00</text:p>
          </table:table-cell>
          <table:table-cell table:formula="of:=([.F24]+[.F52]+[.F80])/3" office:value-type="float" office:value="2.365065731">
            <text:p>2.3651</text:p>
          </table:table-cell>
          <table:table-cell table:number-columns-repeated="1018"/>
        </table:table-row>
        <table:table-row table:style-name="ro1">
          <table:table-cell office:value-type="string">
            <text:p>bw_large,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table:style-name="ce32" table:formula="of:=([.D25]+[.D53]+[.D53])/3" office:value-type="float" office:value="47">
            <text:p>47.00</text:p>
          </table:table-cell>
          <table:table-cell table:style-name="ce32" table:formula="of:=([.E25]+[.E53]+[.E81])/3" office:value-type="float" office:value="12696">
            <text:p>12696.00</text:p>
          </table:table-cell>
          <table:table-cell table:formula="of:=([.F25]+[.F53]+[.F81])/3" office:value-type="float" office:value="0.778935823">
            <text:p>0.7789</text:p>
          </table:table-cell>
          <table:table-cell table:number-columns-repeated="1018"/>
        </table:table-row>
        <table:table-row table:style-name="ro1">
          <table:table-cell office:value-type="string">
            <text:p>aim-50-1_6-yes1-4.cnf</text:p>
          </table:table-cell>
          <table:table-cell table:number-columns-repeated="2" office:value-type="float" office:value="42">
            <text:p>42</text:p>
          </table:table-cell>
          <table:table-cell table:style-name="ce32" table:formula="of:=([.D26]+[.D54]+[.D54])/3" office:value-type="float" office:value="42">
            <text:p>42.00</text:p>
          </table:table-cell>
          <table:table-cell table:style-name="ce32" table:formula="of:=([.E26]+[.E54]+[.E82])/3" office:value-type="float" office:value="34034">
            <text:p>34034.00</text:p>
          </table:table-cell>
          <table:table-cell table:formula="of:=([.F26]+[.F54]+[.F82])/3" office:value-type="float" office:value="47.592140909">
            <text:p>47.5921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33" table:formula="of:=([.D27]+[.D55]+[.D55])/3" office:value-type="float" office:value="93.6666666666667">
            <text:p>93.67</text:p>
          </table:table-cell>
          <table:table-cell table:style-name="ce33" table:formula="of:=([.E27]+[.E55]+[.E83])/3" office:value-type="float" office:value="12547.6666666667">
            <text:p>12547.67</text:p>
          </table:table-cell>
          <table:table-cell table:style-name="ce69" table:formula="of:=([.F27]+[.F55]+[.F83])/3" office:value-type="float" office:value="27.092979053">
            <text:p>27.0930</text:p>
          </table:table-cell>
          <table:table-cell table:number-columns-repeated="1018"/>
        </table:table-row>
      </table:table>
      <table:table table:name="ISiftingNR" table:style-name="ta1">
        <table:table-column table:style-name="co1" table:default-cell-style-name="ce3"/>
        <table:table-column table:style-name="co9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7" table:default-cell-style-name="ce10"/>
        <table:table-row table:style-name="ro5">
          <table:table-cell table:style-name="ce1" office:value-type="string" table:number-columns-spanned="6" table:number-rows-spanned="1">
            <text:p>Benchmark using ISifting algorithm (iterations = 10, reinit_probability=0 )</text:p>
          </table:table-cell>
          <table:covered-table-cell table:number-columns-repeated="5" table:style-name="ce5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office:value-type="float" office:value="191">
            <text:p>191</text:p>
          </table:table-cell>
          <table:table-cell office:value-type="float" office:value="39571">
            <text:p>39571</text:p>
          </table:table-cell>
          <table:table-cell office:value-type="float" office:value="2.48195331">
            <text:p>2,4820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office:value-type="float" office:value="46">
            <text:p>46</text:p>
          </table:table-cell>
          <table:table-cell office:value-type="float" office:value="10852">
            <text:p>10852</text:p>
          </table:table-cell>
          <table:table-cell office:value-type="float" office:value="0.161623835">
            <text:p>0,1616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4800">
            <text:p>4800</text:p>
          </table:table-cell>
          <table:table-cell office:value-type="float" office:value="0.025167812">
            <text:p>0,0252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5266">
            <text:p>5266</text:p>
          </table:table-cell>
          <table:table-cell office:value-type="float" office:value="0.042166691">
            <text:p>0,0422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9605">
            <text:p>9605</text:p>
          </table:table-cell>
          <table:table-cell office:value-type="float" office:value="0.093190272">
            <text:p>0,0932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float" office:value="31519">
            <text:p>31519</text:p>
          </table:table-cell>
          <table:table-cell office:value-type="float" office:value="558">
            <text:p>558</text:p>
          </table:table-cell>
          <table:table-cell office:value-type="float" office:value="75264">
            <text:p>75264</text:p>
          </table:table-cell>
          <table:table-cell office:value-type="float" office:value="51.587080597">
            <text:p>51,5871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42316">
            <text:p>42316</text:p>
          </table:table-cell>
          <table:table-cell office:value-type="float" office:value="0.334046882">
            <text:p>0,3340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table:number-columns-repeated="2" office:value-type="float" office:value="34">
            <text:p>34</text:p>
          </table:table-cell>
          <table:table-cell office:value-type="float" office:value="19840">
            <text:p>19840</text:p>
          </table:table-cell>
          <table:table-cell office:value-type="float" office:value="0.130493447">
            <text:p>0,1305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13681">
            <text:p>13681</text:p>
          </table:table-cell>
          <table:table-cell office:value-type="float" office:value="0.123645553">
            <text:p>0,1236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office:value-type="float" office:value="55">
            <text:p>55</text:p>
          </table:table-cell>
          <table:table-cell office:value-type="float" office:value="41829">
            <text:p>41829</text:p>
          </table:table-cell>
          <table:table-cell office:value-type="float" office:value="12.547094429">
            <text:p>12,5471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office:value-type="float" office:value="68">
            <text:p>68</text:p>
          </table:table-cell>
          <table:table-cell office:value-type="float" office:value="44471">
            <text:p>44471</text:p>
          </table:table-cell>
          <table:table-cell office:value-type="float" office:value="0.510419169">
            <text:p>0,5104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15197">
            <text:p>15197</text:p>
          </table:table-cell>
          <table:table-cell office:value-type="float" office:value="0.120718715">
            <text:p>0,1207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53281">
            <text:p>53281</text:p>
          </table:table-cell>
          <table:table-cell office:value-type="float" office:value="0.37626089">
            <text:p>0,3763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office:value-type="float" office:value="66">
            <text:p>66</text:p>
          </table:table-cell>
          <table:table-cell office:value-type="float" office:value="15142">
            <text:p>15142</text:p>
          </table:table-cell>
          <table:table-cell office:value-type="float" office:value="0.316415496">
            <text:p>0,3164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office:value-type="float" office:value="34">
            <text:p>34</text:p>
          </table:table-cell>
          <table:table-cell office:value-type="float" office:value="16812">
            <text:p>16812</text:p>
          </table:table-cell>
          <table:table-cell office:value-type="float" office:value="0.134495627">
            <text:p>0,1345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office:value-type="float" office:value="55">
            <text:p>55</text:p>
          </table:table-cell>
          <table:table-cell office:value-type="float" office:value="41829">
            <text:p>41829</text:p>
          </table:table-cell>
          <table:table-cell office:value-type="float" office:value="12.446500688">
            <text:p>12,4465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60">
            <text:p>60</text:p>
          </table:table-cell>
          <table:table-cell office:value-type="float" office:value="34781">
            <text:p>34781</text:p>
          </table:table-cell>
          <table:table-cell office:value-type="float" office:value="0.325530583">
            <text:p>0,3255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20">
            <text:p>120</text:p>
          </table:table-cell>
          <table:table-cell table:style-name="ce29" office:value-type="string">
            <text:p>9,20941E-4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table:number-columns-repeated="3" office:value-type="float" office:value="43">
            <text:p>43</text:p>
          </table:table-cell>
          <table:table-cell office:value-type="float" office:value="32800">
            <text:p>32800</text:p>
          </table:table-cell>
          <table:table-cell office:value-type="float" office:value="0.259131845">
            <text:p>0,2591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office:value-type="float" office:value="47">
            <text:p>47</text:p>
          </table:table-cell>
          <table:table-cell office:value-type="float" office:value="25266">
            <text:p>25266</text:p>
          </table:table-cell>
          <table:table-cell office:value-type="float" office:value="1.151913311">
            <text:p>1,1519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office:value-type="float" office:value="44">
            <text:p>44</text:p>
          </table:table-cell>
          <table:table-cell office:value-type="float" office:value="16770">
            <text:p>16770</text:p>
          </table:table-cell>
          <table:table-cell office:value-type="float" office:value="0.224855965">
            <text:p>0,2249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table:number-columns-repeated="2" office:value-type="float" office:value="42">
            <text:p>42</text:p>
          </table:table-cell>
          <table:table-cell office:value-type="float" office:value="11040">
            <text:p>11040</text:p>
          </table:table-cell>
          <table:table-cell office:value-type="float" office:value="0.111684875">
            <text:p>0,1117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office:value-type="float" office:value="52">
            <text:p>52</text:p>
          </table:table-cell>
          <table:table-cell office:value-type="float" office:value="23403">
            <text:p>23403</text:p>
          </table:table-cell>
          <table:table-cell office:value-type="float" office:value="0.4154921">
            <text:p>0,4155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table:number-columns-repeated="3" office:value-type="float" office:value="42">
            <text:p>42</text:p>
          </table:table-cell>
          <table:table-cell office:value-type="float" office:value="31200">
            <text:p>31200</text:p>
          </table:table-cell>
          <table:table-cell office:value-type="float" office:value="0.193345554">
            <text:p>0,1933</text:p>
          </table:table-cell>
        </table:table-row>
        <table:table-row table:style-name="ro1">
          <table:table-cell table:style-name="ce4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55">
            <text:p>55</text:p>
          </table:table-cell>
          <table:table-cell table:style-name="ce8" office:value-type="float" office:value="41829">
            <text:p>41829</text:p>
          </table:table-cell>
          <table:table-cell table:style-name="ce11" office:value-type="float" office:value="12.603450545">
            <text:p>12,6035</text:p>
          </table:table-cell>
        </table:table-row>
      </table:table>
      <table:table table:name="ISifting" table:style-name="ta1">
        <table:table-column table:style-name="co1" table:default-cell-style-name="ce17"/>
        <table:table-column table:style-name="co9" table:default-cell-style-name="ce70"/>
        <table:table-column table:style-name="co3" table:default-cell-style-name="ce70"/>
        <table:table-column table:style-name="co4" table:default-cell-style-name="ce70"/>
        <table:table-column table:style-name="co28" table:default-cell-style-name="ce70"/>
        <table:table-column table:style-name="co7" table:default-cell-style-name="ce75"/>
        <table:table-row table:style-name="ro4">
          <table:table-cell table:style-name="ce31" office:value-type="string" table:number-columns-spanned="6" table:number-rows-spanned="1">
            <text:p>Isifting Algorithm seed=10 iterations=100 reinit_probability=0.1</text:p>
          </table:table-cell>
          <table:covered-table-cell table:number-columns-repeated="5" table:style-name="Default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office:value-type="float" office:value="191">
            <text:p>191</text:p>
          </table:table-cell>
          <table:table-cell office:value-type="float" office:value="198281">
            <text:p>198281</text:p>
          </table:table-cell>
          <table:table-cell office:value-type="float" office:value="11.272358673">
            <text:p>11.272358673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office:value-type="float" office:value="46">
            <text:p>46</text:p>
          </table:table-cell>
          <table:table-cell office:value-type="float" office:value="54372">
            <text:p>54372</text:p>
          </table:table-cell>
          <table:table-cell office:value-type="float" office:value="0.785862612">
            <text:p>0.785862612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48000">
            <text:p>48000</text:p>
          </table:table-cell>
          <table:table-cell office:value-type="float" office:value="0.260266962">
            <text:p>0.260266962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6386">
            <text:p>26386</text:p>
          </table:table-cell>
          <table:table-cell office:value-type="float" office:value="0.235960409">
            <text:p>0.235960409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48005">
            <text:p>48005</text:p>
          </table:table-cell>
          <table:table-cell office:value-type="float" office:value="0.492749571">
            <text:p>0.492749571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table:style-name="ce72" office:value-type="float" office:value="31519">
            <text:p>31519</text:p>
          </table:table-cell>
          <table:table-cell table:style-name="ce72" office:value-type="float" office:value="558">
            <text:p>558</text:p>
          </table:table-cell>
          <table:table-cell office:value-type="float" office:value="377967">
            <text:p>377967</text:p>
          </table:table-cell>
          <table:table-cell office:value-type="float" office:value="212.347272147">
            <text:p>212.347272147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211276">
            <text:p>211276</text:p>
          </table:table-cell>
          <table:table-cell office:value-type="float" office:value="1.754096213">
            <text:p>1.754096213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table:number-columns-repeated="2" office:value-type="float" office:value="34">
            <text:p>34</text:p>
          </table:table-cell>
          <table:table-cell office:value-type="float" office:value="198400">
            <text:p>198400</text:p>
          </table:table-cell>
          <table:table-cell office:value-type="float" office:value="1.268369319">
            <text:p>1.268369319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68401">
            <text:p>68401</text:p>
          </table:table-cell>
          <table:table-cell office:value-type="float" office:value="0.626075361">
            <text:p>0.626075361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table:style-name="ce72" office:value-type="float" office:value="40957">
            <text:p>40957</text:p>
          </table:table-cell>
          <table:table-cell table:style-name="ce72" office:value-type="float" office:value="55">
            <text:p>55</text:p>
          </table:table-cell>
          <table:table-cell office:value-type="float" office:value="140109">
            <text:p>140109</text:p>
          </table:table-cell>
          <table:table-cell office:value-type="float" office:value="38.287565645">
            <text:p>38.287565645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office:value-type="float" office:value="68">
            <text:p>68</text:p>
          </table:table-cell>
          <table:table-cell office:value-type="float" office:value="222711">
            <text:p>222711</text:p>
          </table:table-cell>
          <table:table-cell office:value-type="float" office:value="2.900850369">
            <text:p>2.900850369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75997">
            <text:p>75997</text:p>
          </table:table-cell>
          <table:table-cell office:value-type="float" office:value="0.771051671">
            <text:p>0.771051671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266401">
            <text:p>266401</text:p>
          </table:table-cell>
          <table:table-cell office:value-type="float" office:value="2.291404718">
            <text:p>2.291404718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office:value-type="float" office:value="66">
            <text:p>66</text:p>
          </table:table-cell>
          <table:table-cell office:value-type="float" office:value="75942">
            <text:p>75942</text:p>
          </table:table-cell>
          <table:table-cell office:value-type="float" office:value="1.772229202">
            <text:p>1.772229202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office:value-type="float" office:value="34">
            <text:p>34</text:p>
          </table:table-cell>
          <table:table-cell office:value-type="float" office:value="84012">
            <text:p>84012</text:p>
          </table:table-cell>
          <table:table-cell office:value-type="float" office:value="0.747436779">
            <text:p>0.747436779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office:value-type="float" office:value="55">
            <text:p>55</text:p>
          </table:table-cell>
          <table:table-cell office:value-type="float" office:value="140109">
            <text:p>140109</text:p>
          </table:table-cell>
          <table:table-cell office:value-type="float" office:value="37.33777559">
            <text:p>37.33777559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60">
            <text:p>60</text:p>
          </table:table-cell>
          <table:table-cell office:value-type="float" office:value="173661">
            <text:p>173661</text:p>
          </table:table-cell>
          <table:table-cell office:value-type="float" office:value="1.712343627">
            <text:p>1.712343627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200">
            <text:p>1200</text:p>
          </table:table-cell>
          <table:table-cell office:value-type="float" office:value="0.007797711">
            <text:p>0.007797711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table:number-columns-repeated="3" office:value-type="float" office:value="43">
            <text:p>43</text:p>
          </table:table-cell>
          <table:table-cell office:value-type="float" office:value="328000">
            <text:p>328000</text:p>
          </table:table-cell>
          <table:table-cell office:value-type="float" office:value="2.579591617">
            <text:p>2.579591617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office:value-type="float" office:value="47">
            <text:p>47</text:p>
          </table:table-cell>
          <table:table-cell office:value-type="float" office:value="126066">
            <text:p>126066</text:p>
          </table:table-cell>
          <table:table-cell office:value-type="float" office:value="5.53433604">
            <text:p>5.53433604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office:value-type="float" office:value="44">
            <text:p>44</text:p>
          </table:table-cell>
          <table:table-cell office:value-type="float" office:value="83970">
            <text:p>83970</text:p>
          </table:table-cell>
          <table:table-cell office:value-type="float" office:value="0.948627642">
            <text:p>0.948627642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table:number-columns-repeated="2" office:value-type="float" office:value="42">
            <text:p>42</text:p>
          </table:table-cell>
          <table:table-cell office:value-type="float" office:value="110400">
            <text:p>110400</text:p>
          </table:table-cell>
          <table:table-cell office:value-type="float" office:value="1.068559388">
            <text:p>1.068559388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office:value-type="float" office:value="52">
            <text:p>52</text:p>
          </table:table-cell>
          <table:table-cell office:value-type="float" office:value="117483">
            <text:p>117483</text:p>
          </table:table-cell>
          <table:table-cell office:value-type="float" office:value="1.807352449">
            <text:p>1.807352449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table:number-columns-repeated="3" office:value-type="float" office:value="42">
            <text:p>42</text:p>
          </table:table-cell>
          <table:table-cell office:value-type="float" office:value="312000">
            <text:p>312000</text:p>
          </table:table-cell>
          <table:table-cell office:value-type="float" office:value="1.859823688">
            <text:p>1.859823688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71" office:value-type="float" office:value="27">
            <text:p>27</text:p>
          </table:table-cell>
          <table:table-cell table:style-name="ce71" office:value-type="float" office:value="40957">
            <text:p>40957</text:p>
          </table:table-cell>
          <table:table-cell table:style-name="ce71" office:value-type="float" office:value="55">
            <text:p>55</text:p>
          </table:table-cell>
          <table:table-cell table:style-name="ce71" office:value-type="float" office:value="140109">
            <text:p>140109</text:p>
          </table:table-cell>
          <table:table-cell table:style-name="ce76" office:value-type="float" office:value="38.194586552">
            <text:p>38.194586552</text:p>
          </table:table-cell>
        </table:table-row>
        <table:table-row table:style-name="ro2">
          <table:table-cell table:style-name="Default" table:number-columns-repeated="6"/>
        </table:table-row>
        <table:table-row table:style-name="ro4">
          <table:table-cell table:style-name="ce31" office:value-type="string" table:number-columns-spanned="6" table:number-rows-spanned="1">
            <text:p>ISifting Algorithm seed=327489 iterations=100 reinit_probability=0.1</text:p>
          </table:table-cell>
          <table:covered-table-cell table:number-columns-repeated="5" table:style-name="Default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office:value-type="float" office:value="191">
            <text:p>191</text:p>
          </table:table-cell>
          <table:table-cell office:value-type="float" office:value="198291">
            <text:p>198291</text:p>
          </table:table-cell>
          <table:table-cell table:style-name="ce77" office:value-type="float" office:value="11.213278883">
            <text:p>11.213278883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office:value-type="float" office:value="46">
            <text:p>46</text:p>
          </table:table-cell>
          <table:table-cell office:value-type="float" office:value="54372">
            <text:p>54372</text:p>
          </table:table-cell>
          <table:table-cell table:style-name="ce77" office:value-type="float" office:value="0.775070326">
            <text:p>0.775070326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48000">
            <text:p>48000</text:p>
          </table:table-cell>
          <table:table-cell table:style-name="ce77" office:value-type="float" office:value="0.265530959">
            <text:p>0.265530959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6386">
            <text:p>26386</text:p>
          </table:table-cell>
          <table:table-cell table:style-name="ce77" office:value-type="float" office:value="0.222946867">
            <text:p>0.222946867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48005">
            <text:p>48005</text:p>
          </table:table-cell>
          <table:table-cell table:style-name="ce77" office:value-type="float" office:value="0.476071138">
            <text:p>0.476071138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table:style-name="ce72" office:value-type="float" office:value="31519">
            <text:p>31519</text:p>
          </table:table-cell>
          <table:table-cell table:style-name="ce72" office:value-type="float" office:value="558">
            <text:p>558</text:p>
          </table:table-cell>
          <table:table-cell office:value-type="float" office:value="377984">
            <text:p>377984</text:p>
          </table:table-cell>
          <table:table-cell table:style-name="ce77" office:value-type="float" office:value="206.787145717">
            <text:p>206.787145717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211276">
            <text:p>211276</text:p>
          </table:table-cell>
          <table:table-cell table:style-name="ce77" office:value-type="float" office:value="1.665864299">
            <text:p>1.665864299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table:number-columns-repeated="2" office:value-type="float" office:value="34">
            <text:p>34</text:p>
          </table:table-cell>
          <table:table-cell office:value-type="float" office:value="198400">
            <text:p>198400</text:p>
          </table:table-cell>
          <table:table-cell table:style-name="ce77" office:value-type="float" office:value="1.279657481">
            <text:p>1.279657481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68401">
            <text:p>68401</text:p>
          </table:table-cell>
          <table:table-cell table:style-name="ce77" office:value-type="float" office:value="0.612491305">
            <text:p>0.612491305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table:style-name="ce72" office:value-type="float" office:value="40957">
            <text:p>40957</text:p>
          </table:table-cell>
          <table:table-cell table:style-name="ce72" office:value-type="float" office:value="55">
            <text:p>55</text:p>
          </table:table-cell>
          <table:table-cell office:value-type="float" office:value="140109">
            <text:p>140109</text:p>
          </table:table-cell>
          <table:table-cell table:style-name="ce77" office:value-type="float" office:value="37.102272088">
            <text:p>37.102272088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office:value-type="float" office:value="68">
            <text:p>68</text:p>
          </table:table-cell>
          <table:table-cell office:value-type="float" office:value="222711">
            <text:p>222711</text:p>
          </table:table-cell>
          <table:table-cell table:style-name="ce77" office:value-type="float" office:value="2.542738328">
            <text:p>2.542738328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75997">
            <text:p>75997</text:p>
          </table:table-cell>
          <table:table-cell table:style-name="ce77" office:value-type="float" office:value="0.625515998">
            <text:p>0.625515998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266401">
            <text:p>266401</text:p>
          </table:table-cell>
          <table:table-cell table:style-name="ce77" office:value-type="float" office:value="1.899110581">
            <text:p>1.899110581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office:value-type="float" office:value="66">
            <text:p>66</text:p>
          </table:table-cell>
          <table:table-cell office:value-type="float" office:value="75942">
            <text:p>75942</text:p>
          </table:table-cell>
          <table:table-cell table:style-name="ce77" office:value-type="float" office:value="1.473703062">
            <text:p>1.473703062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office:value-type="float" office:value="34">
            <text:p>34</text:p>
          </table:table-cell>
          <table:table-cell office:value-type="float" office:value="84012">
            <text:p>84012</text:p>
          </table:table-cell>
          <table:table-cell table:style-name="ce77" office:value-type="float" office:value="0.641661355">
            <text:p>0.641661355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office:value-type="float" office:value="55">
            <text:p>55</text:p>
          </table:table-cell>
          <table:table-cell office:value-type="float" office:value="140109">
            <text:p>140109</text:p>
          </table:table-cell>
          <table:table-cell table:style-name="ce77" office:value-type="float" office:value="37.717311063">
            <text:p>37.717311063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60">
            <text:p>60</text:p>
          </table:table-cell>
          <table:table-cell office:value-type="float" office:value="173661">
            <text:p>173661</text:p>
          </table:table-cell>
          <table:table-cell table:style-name="ce77" office:value-type="float" office:value="1.688363362">
            <text:p>1.688363362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200">
            <text:p>1200</text:p>
          </table:table-cell>
          <table:table-cell table:style-name="ce77" office:value-type="float" office:value="0.009095495">
            <text:p>0.009095495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table:number-columns-repeated="3" office:value-type="float" office:value="43">
            <text:p>43</text:p>
          </table:table-cell>
          <table:table-cell office:value-type="float" office:value="328000">
            <text:p>328000</text:p>
          </table:table-cell>
          <table:table-cell table:style-name="ce77" office:value-type="float" office:value="2.774871619">
            <text:p>2.774871619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office:value-type="float" office:value="47">
            <text:p>47</text:p>
          </table:table-cell>
          <table:table-cell office:value-type="float" office:value="126066">
            <text:p>126066</text:p>
          </table:table-cell>
          <table:table-cell table:style-name="ce77" office:value-type="float" office:value="5.714158697">
            <text:p>5.714158697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office:value-type="float" office:value="44">
            <text:p>44</text:p>
          </table:table-cell>
          <table:table-cell office:value-type="float" office:value="83970">
            <text:p>83970</text:p>
          </table:table-cell>
          <table:table-cell table:style-name="ce77" office:value-type="float" office:value="0.98264526">
            <text:p>0.98264526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table:number-columns-repeated="2" office:value-type="float" office:value="42">
            <text:p>42</text:p>
          </table:table-cell>
          <table:table-cell office:value-type="float" office:value="110400">
            <text:p>110400</text:p>
          </table:table-cell>
          <table:table-cell table:style-name="ce77" office:value-type="float" office:value="1.15909951">
            <text:p>1.15909951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office:value-type="float" office:value="52">
            <text:p>52</text:p>
          </table:table-cell>
          <table:table-cell office:value-type="float" office:value="117483">
            <text:p>117483</text:p>
          </table:table-cell>
          <table:table-cell table:style-name="ce77" office:value-type="float" office:value="1.866466748">
            <text:p>1.866466748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table:number-columns-repeated="3" office:value-type="float" office:value="42">
            <text:p>42</text:p>
          </table:table-cell>
          <table:table-cell office:value-type="float" office:value="312000">
            <text:p>312000</text:p>
          </table:table-cell>
          <table:table-cell table:style-name="ce77" office:value-type="float" office:value="1.997087439">
            <text:p>1.997087439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71" office:value-type="float" office:value="27">
            <text:p>27</text:p>
          </table:table-cell>
          <table:table-cell table:style-name="ce71" office:value-type="float" office:value="40957">
            <text:p>40957</text:p>
          </table:table-cell>
          <table:table-cell table:style-name="ce71" office:value-type="float" office:value="55">
            <text:p>55</text:p>
          </table:table-cell>
          <table:table-cell table:style-name="ce71" office:value-type="float" office:value="140109">
            <text:p>140109</text:p>
          </table:table-cell>
          <table:table-cell table:style-name="ce78" office:value-type="float" office:value="37.936385288">
            <text:p>37.936385288</text:p>
          </table:table-cell>
        </table:table-row>
        <table:table-row table:style-name="ro2">
          <table:table-cell table:style-name="Default" table:number-columns-repeated="6"/>
        </table:table-row>
        <table:table-row table:style-name="ro4">
          <table:table-cell table:style-name="ce31" office:value-type="string" table:number-columns-spanned="6" table:number-rows-spanned="1">
            <text:p>ISifting Algorithm seed=121481 iterations=100 reinit_probability=0.1</text:p>
          </table:table-cell>
          <table:covered-table-cell table:number-columns-repeated="5" table:style-name="Default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office:value-type="float" office:value="191">
            <text:p>191</text:p>
          </table:table-cell>
          <table:table-cell office:value-type="float" office:value="198291">
            <text:p>198291</text:p>
          </table:table-cell>
          <table:table-cell office:value-type="float" office:value="11.119400638">
            <text:p>11.119400638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office:value-type="float" office:value="46">
            <text:p>46</text:p>
          </table:table-cell>
          <table:table-cell office:value-type="float" office:value="54372">
            <text:p>54372</text:p>
          </table:table-cell>
          <table:table-cell office:value-type="float" office:value="0.738272077">
            <text:p>0.738272077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48000">
            <text:p>48000</text:p>
          </table:table-cell>
          <table:table-cell office:value-type="float" office:value="0.241944789">
            <text:p>0.241944789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6386">
            <text:p>26386</text:p>
          </table:table-cell>
          <table:table-cell office:value-type="float" office:value="0.220889133">
            <text:p>0.220889133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48005">
            <text:p>48005</text:p>
          </table:table-cell>
          <table:table-cell office:value-type="float" office:value="0.473744703">
            <text:p>0.473744703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table:style-name="ce72" office:value-type="float" office:value="31519">
            <text:p>31519</text:p>
          </table:table-cell>
          <table:table-cell table:style-name="ce72" office:value-type="float" office:value="558">
            <text:p>558</text:p>
          </table:table-cell>
          <table:table-cell office:value-type="float" office:value="377984">
            <text:p>377984</text:p>
          </table:table-cell>
          <table:table-cell office:value-type="float" office:value="210.577762627">
            <text:p>210.577762627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211276">
            <text:p>211276</text:p>
          </table:table-cell>
          <table:table-cell office:value-type="float" office:value="1.726451359">
            <text:p>1.726451359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table:number-columns-repeated="2" office:value-type="float" office:value="34">
            <text:p>34</text:p>
          </table:table-cell>
          <table:table-cell office:value-type="float" office:value="198400">
            <text:p>198400</text:p>
          </table:table-cell>
          <table:table-cell office:value-type="float" office:value="1.304016829">
            <text:p>1.304016829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68401">
            <text:p>68401</text:p>
          </table:table-cell>
          <table:table-cell office:value-type="float" office:value="0.633101145">
            <text:p>0.633101145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table:style-name="ce72" office:value-type="float" office:value="40957">
            <text:p>40957</text:p>
          </table:table-cell>
          <table:table-cell table:style-name="ce72" office:value-type="float" office:value="55">
            <text:p>55</text:p>
          </table:table-cell>
          <table:table-cell office:value-type="float" office:value="140109">
            <text:p>140109</text:p>
          </table:table-cell>
          <table:table-cell office:value-type="float" office:value="37.961678139">
            <text:p>37.961678139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office:value-type="float" office:value="68">
            <text:p>68</text:p>
          </table:table-cell>
          <table:table-cell office:value-type="float" office:value="222711">
            <text:p>222711</text:p>
          </table:table-cell>
          <table:table-cell office:value-type="float" office:value="2.512080273">
            <text:p>2.512080273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75997">
            <text:p>75997</text:p>
          </table:table-cell>
          <table:table-cell office:value-type="float" office:value="0.606994729">
            <text:p>0.606994729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266401">
            <text:p>266401</text:p>
          </table:table-cell>
          <table:table-cell office:value-type="float" office:value="1.849492474">
            <text:p>1.849492474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office:value-type="float" office:value="66">
            <text:p>66</text:p>
          </table:table-cell>
          <table:table-cell office:value-type="float" office:value="75942">
            <text:p>75942</text:p>
          </table:table-cell>
          <table:table-cell office:value-type="float" office:value="1.498068199">
            <text:p>1.498068199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office:value-type="float" office:value="34">
            <text:p>34</text:p>
          </table:table-cell>
          <table:table-cell office:value-type="float" office:value="84012">
            <text:p>84012</text:p>
          </table:table-cell>
          <table:table-cell office:value-type="float" office:value="0.664509907">
            <text:p>0.664509907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office:value-type="float" office:value="55">
            <text:p>55</text:p>
          </table:table-cell>
          <table:table-cell office:value-type="float" office:value="140109">
            <text:p>140109</text:p>
          </table:table-cell>
          <table:table-cell office:value-type="float" office:value="37.283095328">
            <text:p>37.283095328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60">
            <text:p>60</text:p>
          </table:table-cell>
          <table:table-cell office:value-type="float" office:value="173661">
            <text:p>173661</text:p>
          </table:table-cell>
          <table:table-cell office:value-type="float" office:value="1.672298976">
            <text:p>1.672298976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200">
            <text:p>1200</text:p>
          </table:table-cell>
          <table:table-cell office:value-type="float" office:value="0.007854794">
            <text:p>0.007854794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table:number-columns-repeated="3" office:value-type="float" office:value="43">
            <text:p>43</text:p>
          </table:table-cell>
          <table:table-cell office:value-type="float" office:value="328000">
            <text:p>328000</text:p>
          </table:table-cell>
          <table:table-cell office:value-type="float" office:value="2.586798852">
            <text:p>2.586798852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office:value-type="float" office:value="47">
            <text:p>47</text:p>
          </table:table-cell>
          <table:table-cell office:value-type="float" office:value="126066">
            <text:p>126066</text:p>
          </table:table-cell>
          <table:table-cell office:value-type="float" office:value="5.474551867">
            <text:p>5.474551867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office:value-type="float" office:value="44">
            <text:p>44</text:p>
          </table:table-cell>
          <table:table-cell office:value-type="float" office:value="83970">
            <text:p>83970</text:p>
          </table:table-cell>
          <table:table-cell office:value-type="float" office:value="0.922581777">
            <text:p>0.922581777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table:number-columns-repeated="2" office:value-type="float" office:value="42">
            <text:p>42</text:p>
          </table:table-cell>
          <table:table-cell office:value-type="float" office:value="110400">
            <text:p>110400</text:p>
          </table:table-cell>
          <table:table-cell office:value-type="float" office:value="1.063309168">
            <text:p>1.063309168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office:value-type="float" office:value="52">
            <text:p>52</text:p>
          </table:table-cell>
          <table:table-cell office:value-type="float" office:value="117483">
            <text:p>117483</text:p>
          </table:table-cell>
          <table:table-cell office:value-type="float" office:value="1.813893962">
            <text:p>1.813893962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table:number-columns-repeated="3" office:value-type="float" office:value="42">
            <text:p>42</text:p>
          </table:table-cell>
          <table:table-cell office:value-type="float" office:value="312000">
            <text:p>312000</text:p>
          </table:table-cell>
          <table:table-cell office:value-type="float" office:value="1.888332781">
            <text:p>1.888332781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71" office:value-type="float" office:value="27">
            <text:p>27</text:p>
          </table:table-cell>
          <table:table-cell table:style-name="ce71" office:value-type="float" office:value="40957">
            <text:p>40957</text:p>
          </table:table-cell>
          <table:table-cell table:style-name="ce71" office:value-type="float" office:value="55">
            <text:p>55</text:p>
          </table:table-cell>
          <table:table-cell table:style-name="ce71" office:value-type="float" office:value="140109">
            <text:p>140109</text:p>
          </table:table-cell>
          <table:table-cell table:style-name="ce76" office:value-type="float" office:value="38.150652183">
            <text:p>38.150652183</text:p>
          </table:table-cell>
        </table:table-row>
        <table:table-row table:style-name="ro2">
          <table:table-cell table:style-name="Default" table:number-columns-repeated="6"/>
        </table:table-row>
        <table:table-row table:style-name="ro4">
          <table:table-cell table:style-name="ce31" office:value-type="string" table:number-columns-spanned="6" table:number-rows-spanned="1">
            <text:p>ISifting Algorithm (Avg.)</text:p>
          </table:table-cell>
          <table:covered-table-cell table:number-columns-repeated="5" table:style-name="Default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table:style-name="ce73" table:formula="of:=([.D3]+[.D31]+[.D59])/3" office:value-type="float" office:value="191">
            <text:p>191.00</text:p>
          </table:table-cell>
          <table:table-cell table:style-name="ce73" table:formula="of:=([.E3]+[.E31]+[.E59])/3" office:value-type="float" office:value="198287.666666667">
            <text:p>198287.67</text:p>
          </table:table-cell>
          <table:table-cell table:style-name="ce79" table:formula="of:=([.F3]+[.F31]+[.F59])/3" office:value-type="float" office:value="11.201679398">
            <text:p>11.2017</text:p>
          </table:table-cell>
        </table:table-row>
        <table:table-row table:style-name="ro1">
          <table:table-cell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table:style-name="ce73" table:formula="of:=([.D4]+[.D32]+[.D60])/3" office:value-type="float" office:value="46">
            <text:p>46.00</text:p>
          </table:table-cell>
          <table:table-cell table:style-name="ce73" table:formula="of:=([.E4]+[.E32]+[.E60])/3" office:value-type="float" office:value="54372">
            <text:p>54372.00</text:p>
          </table:table-cell>
          <table:table-cell table:style-name="ce79" table:formula="of:=([.F4]+[.F32]+[.F60])/3" office:value-type="float" office:value="0.766401671666667">
            <text:p>0.7664</text:p>
          </table:table-cell>
        </table:table-row>
        <table:table-row table:style-name="ro1">
          <table:table-cell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8">
            <text:p>18</text:p>
          </table:table-cell>
          <table:table-cell table:style-name="ce73" table:formula="of:=([.D5]+[.D33]+[.D61])/3" office:value-type="float" office:value="18">
            <text:p>18.00</text:p>
          </table:table-cell>
          <table:table-cell table:style-name="ce73" table:formula="of:=([.E5]+[.E33]+[.E61])/3" office:value-type="float" office:value="48000">
            <text:p>48000.00</text:p>
          </table:table-cell>
          <table:table-cell table:style-name="ce79" table:formula="of:=([.F5]+[.F33]+[.F61])/3" office:value-type="float" office:value="0.255914236666667">
            <text:p>0.2559</text:p>
          </table:table-cell>
        </table:table-row>
        <table:table-row table:style-name="ro1">
          <table:table-cell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9">
            <text:p>29</text:p>
          </table:table-cell>
          <table:table-cell table:style-name="ce73" table:formula="of:=([.D6]+[.D34]+[.D62])/3" office:value-type="float" office:value="25">
            <text:p>25.00</text:p>
          </table:table-cell>
          <table:table-cell table:style-name="ce73" table:formula="of:=([.E6]+[.E34]+[.E62])/3" office:value-type="float" office:value="26386">
            <text:p>26386.00</text:p>
          </table:table-cell>
          <table:table-cell table:style-name="ce79" table:formula="of:=([.F6]+[.F34]+[.F62])/3" office:value-type="float" office:value="0.226598803">
            <text:p>0.2266</text:p>
          </table:table-cell>
        </table:table-row>
        <table:table-row table:style-name="ro1">
          <table:table-cell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4">
            <text:p>34</text:p>
          </table:table-cell>
          <table:table-cell table:style-name="ce73" table:formula="of:=([.D7]+[.D35]+[.D63])/3" office:value-type="float" office:value="32">
            <text:p>32.00</text:p>
          </table:table-cell>
          <table:table-cell table:style-name="ce73" table:formula="of:=([.E7]+[.E35]+[.E63])/3" office:value-type="float" office:value="48005">
            <text:p>48005.00</text:p>
          </table:table-cell>
          <table:table-cell table:style-name="ce79" table:formula="of:=([.F7]+[.F35]+[.F63])/3" office:value-type="float" office:value="0.480855137333333">
            <text:p>0.4809</text:p>
          </table:table-cell>
        </table:table-row>
        <table:table-row table:style-name="ro1">
          <table:table-cell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45" office:value-type="float" office:value="31519">
            <text:p>31519</text:p>
          </table:table-cell>
          <table:table-cell table:style-name="ce73" table:formula="of:=([.D8]+[.D36]+[.D64])/3" office:value-type="float" office:value="558">
            <text:p>558.00</text:p>
          </table:table-cell>
          <table:table-cell table:style-name="ce73" table:formula="of:=([.E8]+[.E36]+[.E64])/3" office:value-type="float" office:value="377978.333333333">
            <text:p>377978.33</text:p>
          </table:table-cell>
          <table:table-cell table:style-name="ce79" table:formula="of:=([.F8]+[.F36]+[.F64])/3" office:value-type="float" office:value="209.904060163667">
            <text:p>209.9041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table:style-name="ce73" table:formula="of:=([.D9]+[.D37]+[.D65])/3" office:value-type="float" office:value="35">
            <text:p>35.00</text:p>
          </table:table-cell>
          <table:table-cell table:style-name="ce73" table:formula="of:=([.E9]+[.E37]+[.E65])/3" office:value-type="float" office:value="211276">
            <text:p>211276.00</text:p>
          </table:table-cell>
          <table:table-cell table:style-name="ce79" table:formula="of:=([.F9]+[.F37]+[.F65])/3" office:value-type="float" office:value="1.71547062366667">
            <text:p>1.7155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4">
            <text:p>34</text:p>
          </table:table-cell>
          <table:table-cell table:style-name="ce73" table:formula="of:=([.D10]+[.D38]+[.D66])/3" office:value-type="float" office:value="34">
            <text:p>34.00</text:p>
          </table:table-cell>
          <table:table-cell table:style-name="ce73" table:formula="of:=([.E10]+[.E38]+[.E66])/3" office:value-type="float" office:value="198400">
            <text:p>198400.00</text:p>
          </table:table-cell>
          <table:table-cell table:style-name="ce79" table:formula="of:=([.F10]+[.F38]+[.F66])/3" office:value-type="float" office:value="1.284014543">
            <text:p>1.2840</text:p>
          </table:table-cell>
        </table:table-row>
        <table:table-row table:style-name="ro1">
          <table:table-cell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6">
            <text:p>46</text:p>
          </table:table-cell>
          <table:table-cell table:style-name="ce73" table:formula="of:=([.D11]+[.D39]+[.D67])/3" office:value-type="float" office:value="37">
            <text:p>37.00</text:p>
          </table:table-cell>
          <table:table-cell table:style-name="ce73" table:formula="of:=([.E11]+[.E39]+[.E67])/3" office:value-type="float" office:value="68401">
            <text:p>68401.00</text:p>
          </table:table-cell>
          <table:table-cell table:style-name="ce79" table:formula="of:=([.F11]+[.F39]+[.F67])/3" office:value-type="float" office:value="0.623889270333333">
            <text:p>0.6239</text:p>
          </table:table-cell>
        </table:table-row>
        <table:table-row table:style-name="ro1">
          <table:table-cell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45" office:value-type="float" office:value="40957">
            <text:p>40957</text:p>
          </table:table-cell>
          <table:table-cell table:style-name="ce73" table:formula="of:=([.D12]+[.D40]+[.D68])/3" office:value-type="float" office:value="55">
            <text:p>55.00</text:p>
          </table:table-cell>
          <table:table-cell table:style-name="ce73" table:formula="of:=([.E12]+[.E40]+[.E68])/3" office:value-type="float" office:value="140109">
            <text:p>140109.00</text:p>
          </table:table-cell>
          <table:table-cell table:style-name="ce79" table:formula="of:=([.F12]+[.F40]+[.F68])/3" office:value-type="float" office:value="37.783838624">
            <text:p>37.7838</text:p>
          </table:table-cell>
        </table:table-row>
        <table:table-row table:style-name="ro1">
          <table:table-cell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table:style-name="ce73" table:formula="of:=([.D13]+[.D41]+[.D69])/3" office:value-type="float" office:value="68">
            <text:p>68.00</text:p>
          </table:table-cell>
          <table:table-cell table:style-name="ce73" table:formula="of:=([.E13]+[.E41]+[.E69])/3" office:value-type="float" office:value="222711">
            <text:p>222711.00</text:p>
          </table:table-cell>
          <table:table-cell table:style-name="ce79" table:formula="of:=([.F13]+[.F41]+[.F69])/3" office:value-type="float" office:value="2.65188965666667">
            <text:p>2.6519</text:p>
          </table:table-cell>
        </table:table-row>
        <table:table-row table:style-name="ro1">
          <table:table-cell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4">
            <text:p>34</text:p>
          </table:table-cell>
          <table:table-cell table:style-name="ce73" table:formula="of:=([.D14]+[.D42]+[.D70])/3" office:value-type="float" office:value="32">
            <text:p>32.00</text:p>
          </table:table-cell>
          <table:table-cell table:style-name="ce73" table:formula="of:=([.E14]+[.E42]+[.E70])/3" office:value-type="float" office:value="75997">
            <text:p>75997.00</text:p>
          </table:table-cell>
          <table:table-cell table:style-name="ce79" table:formula="of:=([.F14]+[.F42]+[.F70])/3" office:value-type="float" office:value="0.667854132666667">
            <text:p>0.6679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0">
            <text:p>40</text:p>
          </table:table-cell>
          <table:table-cell table:style-name="ce73" table:formula="of:=([.D15]+[.D43]+[.D71])/3" office:value-type="float" office:value="39">
            <text:p>39.00</text:p>
          </table:table-cell>
          <table:table-cell table:style-name="ce73" table:formula="of:=([.E15]+[.E43]+[.E71])/3" office:value-type="float" office:value="266401">
            <text:p>266401.00</text:p>
          </table:table-cell>
          <table:table-cell table:style-name="ce79" table:formula="of:=([.F15]+[.F43]+[.F71])/3" office:value-type="float" office:value="2.01333592433333">
            <text:p>2.0133</text:p>
          </table:table-cell>
        </table:table-row>
        <table:table-row table:style-name="ro1">
          <table:table-cell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3">
            <text:p>203</text:p>
          </table:table-cell>
          <table:table-cell table:style-name="ce73" table:formula="of:=([.D16]+[.D44]+[.D72])/3" office:value-type="float" office:value="66">
            <text:p>66.00</text:p>
          </table:table-cell>
          <table:table-cell table:style-name="ce73" table:formula="of:=([.E16]+[.E44]+[.E72])/3" office:value-type="float" office:value="75942">
            <text:p>75942.00</text:p>
          </table:table-cell>
          <table:table-cell table:style-name="ce79" table:formula="of:=([.F16]+[.F44]+[.F72])/3" office:value-type="float" office:value="1.58133348766667">
            <text:p>1.5813</text:p>
          </table:table-cell>
        </table:table-row>
        <table:table-row table:style-name="ro1">
          <table:table-cell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table:style-name="ce73" table:formula="of:=([.D17]+[.D45]+[.D73])/3" office:value-type="float" office:value="34">
            <text:p>34.00</text:p>
          </table:table-cell>
          <table:table-cell table:style-name="ce73" table:formula="of:=([.E17]+[.E45]+[.E73])/3" office:value-type="float" office:value="84012">
            <text:p>84012.00</text:p>
          </table:table-cell>
          <table:table-cell table:style-name="ce79" table:formula="of:=([.F17]+[.F45]+[.F73])/3" office:value-type="float" office:value="0.684536013666667">
            <text:p>0.6845</text:p>
          </table:table-cell>
        </table:table-row>
        <table:table-row table:style-name="ro1">
          <table:table-cell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0957">
            <text:p>40957</text:p>
          </table:table-cell>
          <table:table-cell table:style-name="ce73" table:formula="of:=([.D18]+[.D46]+[.D74])/3" office:value-type="float" office:value="55">
            <text:p>55.00</text:p>
          </table:table-cell>
          <table:table-cell table:style-name="ce73" table:formula="of:=([.E18]+[.E46]+[.E74])/3" office:value-type="float" office:value="140109">
            <text:p>140109.00</text:p>
          </table:table-cell>
          <table:table-cell table:style-name="ce79" table:formula="of:=([.F18]+[.F46]+[.F74])/3" office:value-type="float" office:value="37.4460606603333">
            <text:p>37.4461</text:p>
          </table:table-cell>
        </table:table-row>
        <table:table-row table:style-name="ro1">
          <table:table-cell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8">
            <text:p>128</text:p>
          </table:table-cell>
          <table:table-cell table:style-name="ce73" table:formula="of:=([.D19]+[.D47]+[.D75])/3" office:value-type="float" office:value="60">
            <text:p>60.00</text:p>
          </table:table-cell>
          <table:table-cell table:style-name="ce73" table:formula="of:=([.E19]+[.E47]+[.E75])/3" office:value-type="float" office:value="173661">
            <text:p>173661.00</text:p>
          </table:table-cell>
          <table:table-cell table:style-name="ce79" table:formula="of:=([.F19]+[.F47]+[.F75])/3" office:value-type="float" office:value="1.69100198833333">
            <text:p>1.6910</text:p>
          </table:table-cell>
        </table:table-row>
        <table:table-row table:style-name="ro1">
          <table:table-cell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73" table:formula="of:=([.D20]+[.D48]+[.D76])/3" office:value-type="float" office:value="6">
            <text:p>6.00</text:p>
          </table:table-cell>
          <table:table-cell table:style-name="ce73" table:formula="of:=([.E20]+[.E48]+[.E76])/3" office:value-type="float" office:value="1200">
            <text:p>1200.00</text:p>
          </table:table-cell>
          <table:table-cell table:style-name="ce79" table:formula="of:=([.F20]+[.F48]+[.F76])/3" office:value-type="float" office:value="0.00824933333333333">
            <text:p>0.0082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table:number-columns-repeated="2" table:style-name="ce21" office:value-type="float" office:value="43">
            <text:p>43</text:p>
          </table:table-cell>
          <table:table-cell table:style-name="ce73" table:formula="of:=([.D21]+[.D49]+[.D77])/3" office:value-type="float" office:value="43">
            <text:p>43.00</text:p>
          </table:table-cell>
          <table:table-cell table:style-name="ce73" table:formula="of:=([.E21]+[.E49]+[.E77])/3" office:value-type="float" office:value="328000">
            <text:p>328000.00</text:p>
          </table:table-cell>
          <table:table-cell table:style-name="ce79" table:formula="of:=([.F21]+[.F49]+[.F77])/3" office:value-type="float" office:value="2.64708736266667">
            <text:p>2.6471</text:p>
          </table:table-cell>
        </table:table-row>
        <table:table-row table:style-name="ro1">
          <table:table-cell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195">
            <text:p>1195</text:p>
          </table:table-cell>
          <table:table-cell table:style-name="ce73" table:formula="of:=([.D22]+[.D50]+[.D78])/3" office:value-type="float" office:value="47">
            <text:p>47.00</text:p>
          </table:table-cell>
          <table:table-cell table:style-name="ce73" table:formula="of:=([.E22]+[.E50]+[.E78])/3" office:value-type="float" office:value="126066">
            <text:p>126066.00</text:p>
          </table:table-cell>
          <table:table-cell table:style-name="ce79" table:formula="of:=([.F22]+[.F50]+[.F78])/3" office:value-type="float" office:value="5.574348868">
            <text:p>5.5743</text:p>
          </table:table-cell>
        </table:table-row>
        <table:table-row table:style-name="ro1">
          <table:table-cell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table:style-name="ce73" table:formula="of:=([.D23]+[.D51]+[.D79])/3" office:value-type="float" office:value="44">
            <text:p>44.00</text:p>
          </table:table-cell>
          <table:table-cell table:style-name="ce73" table:formula="of:=([.E23]+[.E51]+[.E79])/3" office:value-type="float" office:value="83970">
            <text:p>83970.00</text:p>
          </table:table-cell>
          <table:table-cell table:style-name="ce79" table:formula="of:=([.F23]+[.F51]+[.F79])/3" office:value-type="float" office:value="0.951284893">
            <text:p>0.9513</text:p>
          </table:table-cell>
        </table:table-row>
        <table:table-row table:style-name="ro1">
          <table:table-cell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table:style-name="ce73" table:formula="of:=([.D24]+[.D52]+[.D80])/3" office:value-type="float" office:value="42">
            <text:p>42.00</text:p>
          </table:table-cell>
          <table:table-cell table:style-name="ce73" table:formula="of:=([.E24]+[.E52]+[.E80])/3" office:value-type="float" office:value="110400">
            <text:p>110400.00</text:p>
          </table:table-cell>
          <table:table-cell table:style-name="ce79" table:formula="of:=([.F24]+[.F52]+[.F80])/3" office:value-type="float" office:value="1.09698935533333">
            <text:p>1.0970</text:p>
          </table:table-cell>
        </table:table-row>
        <table:table-row table:style-name="ro1">
          <table:table-cell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table:style-name="ce73" table:formula="of:=([.D25]+[.D53]+[.D81])/3" office:value-type="float" office:value="52">
            <text:p>52.00</text:p>
          </table:table-cell>
          <table:table-cell table:style-name="ce73" table:formula="of:=([.E25]+[.E53]+[.E81])/3" office:value-type="float" office:value="117483">
            <text:p>117483.00</text:p>
          </table:table-cell>
          <table:table-cell table:style-name="ce79" table:formula="of:=([.F25]+[.F53]+[.F81])/3" office:value-type="float" office:value="1.82923771966667">
            <text:p>1.8292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table:number-columns-repeated="2" table:style-name="ce21" office:value-type="float" office:value="42">
            <text:p>42</text:p>
          </table:table-cell>
          <table:table-cell table:style-name="ce73" table:formula="of:=([.D26]+[.D54]+[.D82])/3" office:value-type="float" office:value="42">
            <text:p>42.00</text:p>
          </table:table-cell>
          <table:table-cell table:style-name="ce73" table:formula="of:=([.E26]+[.E54]+[.E82])/3" office:value-type="float" office:value="312000">
            <text:p>312000.00</text:p>
          </table:table-cell>
          <table:table-cell table:style-name="ce79" table:formula="of:=([.F26]+[.F54]+[.F82])/3" office:value-type="float" office:value="1.91508130266667">
            <text:p>1.9151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957">
            <text:p>40957</text:p>
          </table:table-cell>
          <table:table-cell table:style-name="ce74" table:formula="of:=([.D27]+[.D55]+[.D83])/3" office:value-type="float" office:value="55">
            <text:p>55.00</text:p>
          </table:table-cell>
          <table:table-cell table:style-name="ce74" table:formula="of:=([.E27]+[.E55]+[.E83])/3" office:value-type="float" office:value="140109">
            <text:p>140109.00</text:p>
          </table:table-cell>
          <table:table-cell table:style-name="ce80" table:formula="of:=([.F27]+[.F55]+[.F83])/3" office:value-type="float" office:value="38.0938746743333">
            <text:p>38.0939</text:p>
          </table:table-cell>
        </table:table-row>
      </table:table>
      <table:table table:name="Comparison" table:style-name="ta1">
        <table:shapes>
          <draw:frame draw:z-index="0" draw:style-name="gr1" svg:width="26.445cm" svg:height="44.093cm" svg:x="5.563cm" svg:y="40.079cm">
            <draw:object draw:notify-on-update-of-ranges="Comparison.A3:Comparison.A27 Comparison.C2:Comparison.C2 Comparison.C3:Comparison.C27 Comparison.D2:Comparison.D2 Comparison.D3:Comparison.D27 Comparison.E2:Comparison.E2 Comparison.E3:Comparison.E27 Comparison.F2:Comparison.F2 Comparison.F3:Comparison.F27 Comparison.G2:Comparison.G2 Comparison.G3:Comparison.G27 Comparison.H2:Comparison.H2 Comparison.H3:Comparison.H27 Comparison.I2:Comparison.I2 Comparison.I3:Comparison.I27 Comparison.J2:Comparison.J2 Comparison.J3:Comparison.J27 Comparison.K2:Comparison.K2 Comparison.K3:Comparison.K27 Comparison.L2:Comparison.L2 Comparison.L3:Comparison.L27 Comparison.M2:Comparison.M2 Comparison.M3:Comparison.M27 Comparison.N2:Comparison.N2 Comparison.N3:Comparison.N27 Comparison.O2:Comparison.O2 Comparison.O3:Comparison.O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30"/>
        <table:table-column table:style-name="co9" table:number-columns-repeated="1009" table:default-cell-style-name="Default"/>
        <table:table-row table:style-name="ro5">
          <table:table-cell table:style-name="ce81" office:value-type="string" table:number-columns-spanned="15" table:number-rows-spanned="1">
            <text:p>Size obtained in each reduction process</text:p>
          </table:table-cell>
          <table:covered-table-cell table:number-columns-repeated="13" table:style-name="ce89"/>
          <table:covered-table-cell table:style-name="ce95"/>
          <table:table-cell table:number-columns-repeated="1009"/>
        </table:table-row>
        <table:table-row table:style-name="ro6">
          <table:table-cell table:style-name="ce8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Sifting</text:p>
          </table:table-cell>
          <table:table-cell table:style-name="ce6" office:value-type="string">
            <text:p>Sifting (s. o.)</text:p>
          </table:table-cell>
          <table:table-cell table:style-name="ce6" office:value-type="string">
            <text:p>Sifting (r. o.)</text:p>
          </table:table-cell>
          <table:table-cell table:style-name="ce6" office:value-type="string">
            <text:p>WP<text:span text:style-name="T5">K=2</text:span></text:p>
          </table:table-cell>
          <table:table-cell table:style-name="ce6" office:value-type="string">
            <text:p>WP<text:span text:style-name="T5">K=3</text:span></text:p>
          </table:table-cell>
          <table:table-cell table:style-name="ce6" office:value-type="string">
            <text:p>WP<text:span text:style-name="T5">K=4</text:span></text:p>
          </table:table-cell>
          <table:table-cell table:style-name="ce6" office:value-type="string">
            <text:p>WP<text:span text:style-name="T5">K=5</text:span></text:p>
          </table:table-cell>
          <table:table-cell table:style-name="ce6" office:value-type="string">
            <text:p>RandSwapper</text:p>
          </table:table-cell>
          <table:table-cell table:style-name="ce6" office:value-type="string">
            <text:p>Genetic</text:p>
          </table:table-cell>
          <table:table-cell table:style-name="ce6" office:value-type="string">
            <text:p>Memetic</text:p>
          </table:table-cell>
          <table:table-cell table:style-name="ce6" office:value-type="string">
            <text:p>Isifting NR</text:p>
          </table:table-cell>
          <table:table-cell table:style-name="ce9" office:value-type="string">
            <text:p>Isifting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table:formula="of:=[Sifting.D3]" office:value-type="float" office:value="444">
            <text:p>444</text:p>
          </table:table-cell>
          <table:table-cell table:style-name="ce7" table:formula="of:=['Sifting (variables taken in original order)'.D3]" office:value-type="float" office:value="321">
            <text:p>321</text:p>
          </table:table-cell>
          <table:table-cell table:style-name="ce32" table:formula="of:=['Sifting (random variable order)'.D87]" office:value-type="float" office:value="249">
            <text:p>249.00</text:p>
          </table:table-cell>
          <table:table-cell table:style-name="ce7" table:formula="of:=['Window Permutation'.D3]" office:value-type="float" office:value="1079">
            <text:p>1079</text:p>
          </table:table-cell>
          <table:table-cell table:style-name="ce7" table:formula="of:=['Window Permutation'.D31]" office:value-type="float" office:value="1071">
            <text:p>1071</text:p>
          </table:table-cell>
          <table:table-cell table:style-name="ce7" table:formula="of:=['Window Permutation'.D59]" office:value-type="float" office:value="1027">
            <text:p>1027</text:p>
          </table:table-cell>
          <table:table-cell table:style-name="ce7" table:formula="of:=['Window Permutation'.D87]" office:value-type="float" office:value="1025">
            <text:p>1025</text:p>
          </table:table-cell>
          <table:table-cell table:style-name="ce32" table:formula="of:=[RandomSwapper.D87]" office:value-type="float" office:value="1057.66666666667">
            <text:p>1057.67</text:p>
          </table:table-cell>
          <table:table-cell table:style-name="ce32" table:formula="of:=['Genetic Algorithm (pop=8, Ngen=10)'.D87]" office:value-type="float" office:value="950.333333333333">
            <text:p>950.33</text:p>
          </table:table-cell>
          <table:table-cell table:style-name="ce32" table:formula="of:=['Memetic Algorithm (pop=8, Ngen=10)'.D87]" office:value-type="float" office:value="187.666666666667">
            <text:p>187.67</text:p>
          </table:table-cell>
          <table:table-cell table:style-name="ce32" table:formula="of:=[ISiftingNR.D3]" office:value-type="float" office:value="191">
            <text:p>191.00</text:p>
          </table:table-cell>
          <table:table-cell table:style-name="ce34" table:formula="of:=[ISifting.D87]" office:value-type="float" office:value="191">
            <text:p>191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table:formula="of:=[Sifting.D4]" office:value-type="float" office:value="54">
            <text:p>54</text:p>
          </table:table-cell>
          <table:table-cell table:style-name="ce7" table:formula="of:=['Sifting (variables taken in original order)'.D4]" office:value-type="float" office:value="47">
            <text:p>47</text:p>
          </table:table-cell>
          <table:table-cell table:style-name="ce32" table:formula="of:=['Sifting (random variable order)'.D88]" office:value-type="float" office:value="50.3333333333333">
            <text:p>50.33</text:p>
          </table:table-cell>
          <table:table-cell table:style-name="ce7" table:formula="of:=['Window Permutation'.D4]" office:value-type="float" office:value="82">
            <text:p>82</text:p>
          </table:table-cell>
          <table:table-cell table:style-name="ce7" table:formula="of:=['Window Permutation'.D32]" office:value-type="float" office:value="79">
            <text:p>79</text:p>
          </table:table-cell>
          <table:table-cell table:style-name="ce7" table:formula="of:=['Window Permutation'.D60]" office:value-type="float" office:value="78">
            <text:p>78</text:p>
          </table:table-cell>
          <table:table-cell table:style-name="ce7" table:formula="of:=['Window Permutation'.D88]" office:value-type="float" office:value="77">
            <text:p>77</text:p>
          </table:table-cell>
          <table:table-cell table:style-name="ce32" table:formula="of:=[RandomSwapper.D88]" office:value-type="float" office:value="80">
            <text:p>80.00</text:p>
          </table:table-cell>
          <table:table-cell table:style-name="ce32" table:formula="of:=['Genetic Algorithm (pop=8, Ngen=10)'.D88]" office:value-type="float" office:value="70.6666666666667">
            <text:p>70.67</text:p>
          </table:table-cell>
          <table:table-cell table:style-name="ce32" table:formula="of:=['Memetic Algorithm (pop=8, Ngen=10)'.D88]" office:value-type="float" office:value="47.3333333333333">
            <text:p>47.33</text:p>
          </table:table-cell>
          <table:table-cell table:style-name="ce32" table:formula="of:=[ISiftingNR.D4]" office:value-type="float" office:value="46">
            <text:p>46.00</text:p>
          </table:table-cell>
          <table:table-cell table:style-name="ce34" table:formula="of:=[ISifting.D88]" office:value-type="float" office:value="46">
            <text:p>46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7" table:formula="of:=[Sifting.D5]" office:value-type="float" office:value="18">
            <text:p>18</text:p>
          </table:table-cell>
          <table:table-cell table:style-name="ce7" table:formula="of:=['Sifting (variables taken in original order)'.D5]" office:value-type="float" office:value="18">
            <text:p>18</text:p>
          </table:table-cell>
          <table:table-cell table:style-name="ce32" table:formula="of:=['Sifting (random variable order)'.D89]" office:value-type="float" office:value="18">
            <text:p>18.00</text:p>
          </table:table-cell>
          <table:table-cell table:style-name="ce7" table:formula="of:=['Window Permutation'.D5]" office:value-type="float" office:value="18">
            <text:p>18</text:p>
          </table:table-cell>
          <table:table-cell table:style-name="ce7" table:formula="of:=['Window Permutation'.D33]" office:value-type="float" office:value="18">
            <text:p>18</text:p>
          </table:table-cell>
          <table:table-cell table:style-name="ce7" table:formula="of:=['Window Permutation'.D61]" office:value-type="float" office:value="18">
            <text:p>18</text:p>
          </table:table-cell>
          <table:table-cell table:style-name="ce7" table:formula="of:=['Window Permutation'.D89]" office:value-type="float" office:value="18">
            <text:p>18</text:p>
          </table:table-cell>
          <table:table-cell table:style-name="ce32" table:formula="of:=[RandomSwapper.D89]" office:value-type="float" office:value="18">
            <text:p>18.00</text:p>
          </table:table-cell>
          <table:table-cell table:style-name="ce32" table:formula="of:=['Genetic Algorithm (pop=8, Ngen=10)'.D89]" office:value-type="float" office:value="18">
            <text:p>18.00</text:p>
          </table:table-cell>
          <table:table-cell table:style-name="ce32" table:formula="of:=['Memetic Algorithm (pop=8, Ngen=10)'.D89]" office:value-type="float" office:value="18">
            <text:p>18.00</text:p>
          </table:table-cell>
          <table:table-cell table:style-name="ce32" table:formula="of:=[ISiftingNR.D5]" office:value-type="float" office:value="18">
            <text:p>18.00</text:p>
          </table:table-cell>
          <table:table-cell table:style-name="ce34" table:formula="of:=[ISifting.D89]" office:value-type="float" office:value="18">
            <text:p>18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table:formula="of:=[Sifting.D6]" office:value-type="float" office:value="25">
            <text:p>25</text:p>
          </table:table-cell>
          <table:table-cell table:style-name="ce7" table:formula="of:=['Sifting (variables taken in original order)'.D6]" office:value-type="float" office:value="25">
            <text:p>25</text:p>
          </table:table-cell>
          <table:table-cell table:style-name="ce32" table:formula="of:=['Sifting (random variable order)'.D90]" office:value-type="float" office:value="25.6666666666667">
            <text:p>25.67</text:p>
          </table:table-cell>
          <table:table-cell table:style-name="ce7" table:formula="of:=['Window Permutation'.D6]" office:value-type="float" office:value="29">
            <text:p>29</text:p>
          </table:table-cell>
          <table:table-cell table:style-name="ce7" table:formula="of:=['Window Permutation'.D34]" office:value-type="float" office:value="28">
            <text:p>28</text:p>
          </table:table-cell>
          <table:table-cell table:style-name="ce7" table:formula="of:=['Window Permutation'.D62]" office:value-type="float" office:value="27">
            <text:p>27</text:p>
          </table:table-cell>
          <table:table-cell table:style-name="ce7" table:formula="of:=['Window Permutation'.D90]" office:value-type="float" office:value="26">
            <text:p>26</text:p>
          </table:table-cell>
          <table:table-cell table:style-name="ce32" table:formula="of:=[RandomSwapper.D90]" office:value-type="float" office:value="26.3333333333333">
            <text:p>26.33</text:p>
          </table:table-cell>
          <table:table-cell table:style-name="ce32" table:formula="of:=['Genetic Algorithm (pop=8, Ngen=10)'.D90]" office:value-type="float" office:value="28">
            <text:p>28.00</text:p>
          </table:table-cell>
          <table:table-cell table:style-name="ce32" table:formula="of:=['Memetic Algorithm (pop=8, Ngen=10)'.D90]" office:value-type="float" office:value="20">
            <text:p>20.00</text:p>
          </table:table-cell>
          <table:table-cell table:style-name="ce32" table:formula="of:=[ISiftingNR.D6]" office:value-type="float" office:value="25">
            <text:p>25.00</text:p>
          </table:table-cell>
          <table:table-cell table:style-name="ce34" table:formula="of:=[ISifting.D90]" office:value-type="float" office:value="25">
            <text:p>25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table:formula="of:=[Sifting.D7]" office:value-type="float" office:value="32">
            <text:p>32</text:p>
          </table:table-cell>
          <table:table-cell table:style-name="ce7" table:formula="of:=['Sifting (variables taken in original order)'.D7]" office:value-type="float" office:value="32">
            <text:p>32</text:p>
          </table:table-cell>
          <table:table-cell table:style-name="ce32" table:formula="of:=['Sifting (random variable order)'.D91]" office:value-type="float" office:value="32">
            <text:p>32.00</text:p>
          </table:table-cell>
          <table:table-cell table:style-name="ce7" table:formula="of:=['Window Permutation'.D7]" office:value-type="float" office:value="34">
            <text:p>34</text:p>
          </table:table-cell>
          <table:table-cell table:style-name="ce7" table:formula="of:=['Window Permutation'.D35]" office:value-type="float" office:value="33">
            <text:p>33</text:p>
          </table:table-cell>
          <table:table-cell table:style-name="ce7" table:formula="of:=['Window Permutation'.D63]" office:value-type="float" office:value="33">
            <text:p>33</text:p>
          </table:table-cell>
          <table:table-cell table:style-name="ce7" table:formula="of:=['Window Permutation'.D91]" office:value-type="float" office:value="34">
            <text:p>34</text:p>
          </table:table-cell>
          <table:table-cell table:style-name="ce32" table:formula="of:=[RandomSwapper.D91]" office:value-type="float" office:value="33.6666666666667">
            <text:p>33.67</text:p>
          </table:table-cell>
          <table:table-cell table:style-name="ce32" table:formula="of:=['Genetic Algorithm (pop=8, Ngen=10)'.D91]" office:value-type="float" office:value="34">
            <text:p>34.00</text:p>
          </table:table-cell>
          <table:table-cell table:style-name="ce32" table:formula="of:=['Memetic Algorithm (pop=8, Ngen=10)'.D91]" office:value-type="float" office:value="29">
            <text:p>29.00</text:p>
          </table:table-cell>
          <table:table-cell table:style-name="ce32" table:formula="of:=[ISiftingNR.D7]" office:value-type="float" office:value="32">
            <text:p>32.00</text:p>
          </table:table-cell>
          <table:table-cell table:style-name="ce34" table:formula="of:=[ISifting.D91]" office:value-type="float" office:value="32">
            <text:p>32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table:formula="of:=[Sifting.D8]" office:value-type="float" office:value="9152">
            <text:p>9152</text:p>
          </table:table-cell>
          <table:table-cell table:style-name="ce7" table:formula="of:=['Sifting (variables taken in original order)'.D8]" office:value-type="float" office:value="6589">
            <text:p>6589</text:p>
          </table:table-cell>
          <table:table-cell table:style-name="ce32" table:formula="of:=['Sifting (random variable order)'.D92]" office:value-type="float" office:value="8096.66666666667">
            <text:p>8096.67</text:p>
          </table:table-cell>
          <table:table-cell table:style-name="ce7" table:formula="of:=['Window Permutation'.D8]" office:value-type="float" office:value="30985">
            <text:p>30985</text:p>
          </table:table-cell>
          <table:table-cell table:style-name="ce7" table:formula="of:=['Window Permutation'.D36]" office:value-type="float" office:value="30467">
            <text:p>30467</text:p>
          </table:table-cell>
          <table:table-cell table:style-name="ce7" table:formula="of:=['Window Permutation'.D64]" office:value-type="float" office:value="29535">
            <text:p>29535</text:p>
          </table:table-cell>
          <table:table-cell table:style-name="ce7" table:formula="of:=['Window Permutation'.D92]" office:value-type="float" office:value="28527">
            <text:p>28527</text:p>
          </table:table-cell>
          <table:table-cell table:style-name="ce32" table:formula="of:=[RandomSwapper.D92]" office:value-type="float" office:value="31165">
            <text:p>31165.00</text:p>
          </table:table-cell>
          <table:table-cell table:style-name="ce32" table:formula="of:=['Genetic Algorithm (pop=8, Ngen=10)'.D92]" office:value-type="float" office:value="31519">
            <text:p>31519.00</text:p>
          </table:table-cell>
          <table:table-cell table:style-name="ce32" table:formula="of:=['Memetic Algorithm (pop=8, Ngen=10)'.D92]" office:value-type="float" office:value="31519">
            <text:p>31519.00</text:p>
          </table:table-cell>
          <table:table-cell table:style-name="ce32" table:formula="of:=[ISiftingNR.D8]" office:value-type="float" office:value="558">
            <text:p>558.00</text:p>
          </table:table-cell>
          <table:table-cell table:style-name="ce34" table:formula="of:=[ISifting.D92]" office:value-type="float" office:value="558">
            <text:p>558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table:formula="of:=[Sifting.D9]" office:value-type="float" office:value="35">
            <text:p>35</text:p>
          </table:table-cell>
          <table:table-cell table:style-name="ce7" table:formula="of:=['Sifting (variables taken in original order)'.D9]" office:value-type="float" office:value="35">
            <text:p>35</text:p>
          </table:table-cell>
          <table:table-cell table:style-name="ce32" table:formula="of:=['Sifting (random variable order)'.D93]" office:value-type="float" office:value="35">
            <text:p>35.00</text:p>
          </table:table-cell>
          <table:table-cell table:style-name="ce7" table:formula="of:=['Window Permutation'.D9]" office:value-type="float" office:value="76">
            <text:p>76</text:p>
          </table:table-cell>
          <table:table-cell table:style-name="ce7" table:formula="of:=['Window Permutation'.D37]" office:value-type="float" office:value="72">
            <text:p>72</text:p>
          </table:table-cell>
          <table:table-cell table:style-name="ce7" table:formula="of:=['Window Permutation'.D65]" office:value-type="float" office:value="68">
            <text:p>68</text:p>
          </table:table-cell>
          <table:table-cell table:style-name="ce7" table:formula="of:=['Window Permutation'.D93]" office:value-type="float" office:value="62">
            <text:p>62</text:p>
          </table:table-cell>
          <table:table-cell table:style-name="ce32" table:formula="of:=[RandomSwapper.D93]" office:value-type="float" office:value="72">
            <text:p>72.00</text:p>
          </table:table-cell>
          <table:table-cell table:style-name="ce32" table:formula="of:=['Genetic Algorithm (pop=8, Ngen=10)'.D93]" office:value-type="float" office:value="70.3333333333333">
            <text:p>70.33</text:p>
          </table:table-cell>
          <table:table-cell table:style-name="ce32" table:formula="of:=['Memetic Algorithm (pop=8, Ngen=10)'.D93]" office:value-type="float" office:value="35">
            <text:p>35.00</text:p>
          </table:table-cell>
          <table:table-cell table:style-name="ce32" table:formula="of:=[ISiftingNR.D9]" office:value-type="float" office:value="35">
            <text:p>35.00</text:p>
          </table:table-cell>
          <table:table-cell table:style-name="ce34" table:formula="of:=[ISifting.D93]" office:value-type="float" office:value="35">
            <text:p>35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34">
            <text:p>34</text:p>
          </table:table-cell>
          <table:table-cell table:style-name="ce7" table:formula="of:=[Sifting.D10]" office:value-type="float" office:value="34">
            <text:p>34</text:p>
          </table:table-cell>
          <table:table-cell table:style-name="ce7" table:formula="of:=['Sifting (variables taken in original order)'.D10]" office:value-type="float" office:value="34">
            <text:p>34</text:p>
          </table:table-cell>
          <table:table-cell table:style-name="ce32" table:formula="of:=['Sifting (random variable order)'.D94]" office:value-type="float" office:value="34">
            <text:p>34.00</text:p>
          </table:table-cell>
          <table:table-cell table:style-name="ce7" table:formula="of:=['Window Permutation'.D10]" office:value-type="float" office:value="34">
            <text:p>34</text:p>
          </table:table-cell>
          <table:table-cell table:style-name="ce7" table:formula="of:=['Window Permutation'.D38]" office:value-type="float" office:value="34">
            <text:p>34</text:p>
          </table:table-cell>
          <table:table-cell table:style-name="ce7" table:formula="of:=['Window Permutation'.D66]" office:value-type="float" office:value="34">
            <text:p>34</text:p>
          </table:table-cell>
          <table:table-cell table:style-name="ce7" table:formula="of:=['Window Permutation'.D94]" office:value-type="float" office:value="34">
            <text:p>34</text:p>
          </table:table-cell>
          <table:table-cell table:style-name="ce32" table:formula="of:=[RandomSwapper.D94]" office:value-type="float" office:value="34">
            <text:p>34.00</text:p>
          </table:table-cell>
          <table:table-cell table:style-name="ce32" table:formula="of:=['Genetic Algorithm (pop=8, Ngen=10)'.D94]" office:value-type="float" office:value="34">
            <text:p>34.00</text:p>
          </table:table-cell>
          <table:table-cell table:style-name="ce32" table:formula="of:=['Memetic Algorithm (pop=8, Ngen=10)'.D94]" office:value-type="float" office:value="34">
            <text:p>34.00</text:p>
          </table:table-cell>
          <table:table-cell table:style-name="ce32" table:formula="of:=[ISiftingNR.D10]" office:value-type="float" office:value="34">
            <text:p>34.00</text:p>
          </table:table-cell>
          <table:table-cell table:style-name="ce34" table:formula="of:=[ISifting.D94]" office:value-type="float" office:value="34">
            <text:p>34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table:formula="of:=[Sifting.D11]" office:value-type="float" office:value="37">
            <text:p>37</text:p>
          </table:table-cell>
          <table:table-cell table:style-name="ce7" table:formula="of:=['Sifting (variables taken in original order)'.D11]" office:value-type="float" office:value="37">
            <text:p>37</text:p>
          </table:table-cell>
          <table:table-cell table:style-name="ce32" table:formula="of:=['Sifting (random variable order)'.D95]" office:value-type="float" office:value="37">
            <text:p>37.00</text:p>
          </table:table-cell>
          <table:table-cell table:style-name="ce7" table:formula="of:=['Window Permutation'.D11]" office:value-type="float" office:value="45">
            <text:p>45</text:p>
          </table:table-cell>
          <table:table-cell table:style-name="ce7" table:formula="of:=['Window Permutation'.D39]" office:value-type="float" office:value="45">
            <text:p>45</text:p>
          </table:table-cell>
          <table:table-cell table:style-name="ce7" table:formula="of:=['Window Permutation'.D67]" office:value-type="float" office:value="45">
            <text:p>45</text:p>
          </table:table-cell>
          <table:table-cell table:style-name="ce7" table:formula="of:=['Window Permutation'.D95]" office:value-type="float" office:value="45">
            <text:p>45</text:p>
          </table:table-cell>
          <table:table-cell table:style-name="ce32" table:formula="of:=[RandomSwapper.D95]" office:value-type="float" office:value="43.3333333333333">
            <text:p>43.33</text:p>
          </table:table-cell>
          <table:table-cell table:style-name="ce32" table:formula="of:=['Genetic Algorithm (pop=8, Ngen=10)'.D95]" office:value-type="float" office:value="46">
            <text:p>46.00</text:p>
          </table:table-cell>
          <table:table-cell table:style-name="ce32" table:formula="of:=['Memetic Algorithm (pop=8, Ngen=10)'.D95]" office:value-type="float" office:value="37">
            <text:p>37.00</text:p>
          </table:table-cell>
          <table:table-cell table:style-name="ce32" table:formula="of:=[ISiftingNR.D11]" office:value-type="float" office:value="37">
            <text:p>37.00</text:p>
          </table:table-cell>
          <table:table-cell table:style-name="ce34" table:formula="of:=[ISifting.D95]" office:value-type="float" office:value="37">
            <text:p>37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table:formula="of:=[Sifting.D12]" office:value-type="float" office:value="97">
            <text:p>97</text:p>
          </table:table-cell>
          <table:table-cell table:style-name="ce7" table:formula="of:=['Sifting (variables taken in original order)'.D12]" office:value-type="float" office:value="101">
            <text:p>101</text:p>
          </table:table-cell>
          <table:table-cell table:style-name="ce32" table:formula="of:=['Sifting (random variable order)'.D96]" office:value-type="float" office:value="206.333333333333">
            <text:p>206.33</text:p>
          </table:table-cell>
          <table:table-cell table:style-name="ce7" table:formula="of:=['Window Permutation'.D12]" office:value-type="float" office:value="40957">
            <text:p>40957</text:p>
          </table:table-cell>
          <table:table-cell table:style-name="ce7" table:formula="of:=['Window Permutation'.D40]" office:value-type="float" office:value="32765">
            <text:p>32765</text:p>
          </table:table-cell>
          <table:table-cell table:style-name="ce7" table:formula="of:=['Window Permutation'.D68]" office:value-type="float" office:value="26621">
            <text:p>26621</text:p>
          </table:table-cell>
          <table:table-cell table:style-name="ce7" table:formula="of:=['Window Permutation'.D96]" office:value-type="float" office:value="19453">
            <text:p>19453</text:p>
          </table:table-cell>
          <table:table-cell table:style-name="ce32" table:formula="of:=[RandomSwapper.D96]" office:value-type="float" office:value="33782.3333333333">
            <text:p>33782.33</text:p>
          </table:table-cell>
          <table:table-cell table:style-name="ce32" table:formula="of:=['Genetic Algorithm (pop=8, Ngen=10)'.D96]" office:value-type="float" office:value="40957">
            <text:p>40957.00</text:p>
          </table:table-cell>
          <table:table-cell table:style-name="ce32" table:formula="of:=['Memetic Algorithm (pop=8, Ngen=10)'.D96]" office:value-type="float" office:value="40957">
            <text:p>40957.00</text:p>
          </table:table-cell>
          <table:table-cell table:style-name="ce32" table:formula="of:=[ISiftingNR.D12]" office:value-type="float" office:value="55">
            <text:p>55.00</text:p>
          </table:table-cell>
          <table:table-cell table:style-name="ce34" table:formula="of:=[ISifting.D96]" office:value-type="float" office:value="55">
            <text:p>55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table:formula="of:=[Sifting.D13]" office:value-type="float" office:value="68">
            <text:p>68</text:p>
          </table:table-cell>
          <table:table-cell table:style-name="ce7" table:formula="of:=['Sifting (variables taken in original order)'.D13]" office:value-type="float" office:value="68">
            <text:p>68</text:p>
          </table:table-cell>
          <table:table-cell table:style-name="ce32" table:formula="of:=['Sifting (random variable order)'.D97]" office:value-type="float" office:value="90.3333333333333">
            <text:p>90.33</text:p>
          </table:table-cell>
          <table:table-cell table:style-name="ce7" table:formula="of:=['Window Permutation'.D13]" office:value-type="float" office:value="307">
            <text:p>307</text:p>
          </table:table-cell>
          <table:table-cell table:style-name="ce7" table:formula="of:=['Window Permutation'.D41]" office:value-type="float" office:value="303">
            <text:p>303</text:p>
          </table:table-cell>
          <table:table-cell table:style-name="ce7" table:formula="of:=['Window Permutation'.D69]" office:value-type="float" office:value="299">
            <text:p>299</text:p>
          </table:table-cell>
          <table:table-cell table:style-name="ce7" table:formula="of:=['Window Permutation'.D97]" office:value-type="float" office:value="291">
            <text:p>291</text:p>
          </table:table-cell>
          <table:table-cell table:style-name="ce32" table:formula="of:=[RandomSwapper.D97]" office:value-type="float" office:value="301.333333333333">
            <text:p>301.33</text:p>
          </table:table-cell>
          <table:table-cell table:style-name="ce32" table:formula="of:=['Genetic Algorithm (pop=8, Ngen=10)'.D97]" office:value-type="float" office:value="159">
            <text:p>159.00</text:p>
          </table:table-cell>
          <table:table-cell table:style-name="ce32" table:formula="of:=['Memetic Algorithm (pop=8, Ngen=10)'.D97]" office:value-type="float" office:value="51">
            <text:p>51.00</text:p>
          </table:table-cell>
          <table:table-cell table:style-name="ce32" table:formula="of:=[ISiftingNR.D13]" office:value-type="float" office:value="68">
            <text:p>68.00</text:p>
          </table:table-cell>
          <table:table-cell table:style-name="ce34" table:formula="of:=[ISifting.D97]" office:value-type="float" office:value="68">
            <text:p>68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table:formula="of:=[Sifting.D14]" office:value-type="float" office:value="32">
            <text:p>32</text:p>
          </table:table-cell>
          <table:table-cell table:style-name="ce7" table:formula="of:=['Sifting (variables taken in original order)'.D14]" office:value-type="float" office:value="32">
            <text:p>32</text:p>
          </table:table-cell>
          <table:table-cell table:style-name="ce32" table:formula="of:=['Sifting (random variable order)'.D98]" office:value-type="float" office:value="32">
            <text:p>32.00</text:p>
          </table:table-cell>
          <table:table-cell table:style-name="ce7" table:formula="of:=['Window Permutation'.D14]" office:value-type="float" office:value="34">
            <text:p>34</text:p>
          </table:table-cell>
          <table:table-cell table:style-name="ce7" table:formula="of:=['Window Permutation'.D42]" office:value-type="float" office:value="33">
            <text:p>33</text:p>
          </table:table-cell>
          <table:table-cell table:style-name="ce7" table:formula="of:=['Window Permutation'.D70]" office:value-type="float" office:value="32">
            <text:p>32</text:p>
          </table:table-cell>
          <table:table-cell table:style-name="ce7" table:formula="of:=['Window Permutation'.D98]" office:value-type="float" office:value="32">
            <text:p>32</text:p>
          </table:table-cell>
          <table:table-cell table:style-name="ce32" table:formula="of:=[RandomSwapper.D98]" office:value-type="float" office:value="34">
            <text:p>34.00</text:p>
          </table:table-cell>
          <table:table-cell table:style-name="ce32" table:formula="of:=['Genetic Algorithm (pop=8, Ngen=10)'.D98]" office:value-type="float" office:value="34">
            <text:p>34.00</text:p>
          </table:table-cell>
          <table:table-cell table:style-name="ce32" table:formula="of:=['Memetic Algorithm (pop=8, Ngen=10)'.D98]" office:value-type="float" office:value="32">
            <text:p>32.00</text:p>
          </table:table-cell>
          <table:table-cell table:style-name="ce32" table:formula="of:=[ISiftingNR.D14]" office:value-type="float" office:value="32">
            <text:p>32.00</text:p>
          </table:table-cell>
          <table:table-cell table:style-name="ce34" table:formula="of:=[ISifting.D98]" office:value-type="float" office:value="32">
            <text:p>32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table:formula="of:=[Sifting.D15]" office:value-type="float" office:value="39">
            <text:p>39</text:p>
          </table:table-cell>
          <table:table-cell table:style-name="ce7" table:formula="of:=['Sifting (variables taken in original order)'.D15]" office:value-type="float" office:value="39">
            <text:p>39</text:p>
          </table:table-cell>
          <table:table-cell table:style-name="ce32" table:formula="of:=['Sifting (random variable order)'.D99]" office:value-type="float" office:value="39">
            <text:p>39.00</text:p>
          </table:table-cell>
          <table:table-cell table:style-name="ce7" table:formula="of:=['Window Permutation'.D15]" office:value-type="float" office:value="40">
            <text:p>40</text:p>
          </table:table-cell>
          <table:table-cell table:style-name="ce7" table:formula="of:=['Window Permutation'.D43]" office:value-type="float" office:value="39">
            <text:p>39</text:p>
          </table:table-cell>
          <table:table-cell table:style-name="ce7" table:formula="of:=['Window Permutation'.D71]" office:value-type="float" office:value="39">
            <text:p>39</text:p>
          </table:table-cell>
          <table:table-cell table:style-name="ce7" table:formula="of:=['Window Permutation'.D99]" office:value-type="float" office:value="39">
            <text:p>39</text:p>
          </table:table-cell>
          <table:table-cell table:style-name="ce32" table:formula="of:=[RandomSwapper.D99]" office:value-type="float" office:value="39.6666666666667">
            <text:p>39.67</text:p>
          </table:table-cell>
          <table:table-cell table:style-name="ce32" table:formula="of:=['Genetic Algorithm (pop=8, Ngen=10)'.D99]" office:value-type="float" office:value="40">
            <text:p>40.00</text:p>
          </table:table-cell>
          <table:table-cell table:style-name="ce32" table:formula="of:=['Memetic Algorithm (pop=8, Ngen=10)'.D99]" office:value-type="float" office:value="39">
            <text:p>39.00</text:p>
          </table:table-cell>
          <table:table-cell table:style-name="ce32" table:formula="of:=[ISiftingNR.D15]" office:value-type="float" office:value="39">
            <text:p>39.00</text:p>
          </table:table-cell>
          <table:table-cell table:style-name="ce34" table:formula="of:=[ISifting.D99]" office:value-type="float" office:value="39">
            <text:p>39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table:formula="of:=[Sifting.D16]" office:value-type="float" office:value="78">
            <text:p>78</text:p>
          </table:table-cell>
          <table:table-cell table:style-name="ce7" table:formula="of:=['Sifting (variables taken in original order)'.D16]" office:value-type="float" office:value="78">
            <text:p>78</text:p>
          </table:table-cell>
          <table:table-cell table:style-name="ce32" table:formula="of:=['Sifting (random variable order)'.D100]" office:value-type="float" office:value="77.3333333333333">
            <text:p>77.33</text:p>
          </table:table-cell>
          <table:table-cell table:style-name="ce7" table:formula="of:=['Window Permutation'.D16]" office:value-type="float" office:value="197">
            <text:p>197</text:p>
          </table:table-cell>
          <table:table-cell table:style-name="ce7" table:formula="of:=['Window Permutation'.D44]" office:value-type="float" office:value="191">
            <text:p>191</text:p>
          </table:table-cell>
          <table:table-cell table:style-name="ce7" table:formula="of:=['Window Permutation'.D72]" office:value-type="float" office:value="188">
            <text:p>188</text:p>
          </table:table-cell>
          <table:table-cell table:style-name="ce7" table:formula="of:=['Window Permutation'.D100]" office:value-type="float" office:value="184">
            <text:p>184</text:p>
          </table:table-cell>
          <table:table-cell table:style-name="ce32" table:formula="of:=[RandomSwapper.D100]" office:value-type="float" office:value="166.333333333333">
            <text:p>166.33</text:p>
          </table:table-cell>
          <table:table-cell table:style-name="ce32" table:formula="of:=['Genetic Algorithm (pop=8, Ngen=10)'.D100]" office:value-type="float" office:value="203">
            <text:p>203.00</text:p>
          </table:table-cell>
          <table:table-cell table:style-name="ce32" table:formula="of:=['Memetic Algorithm (pop=8, Ngen=10)'.D100]" office:value-type="float" office:value="67.6666666666667">
            <text:p>67.67</text:p>
          </table:table-cell>
          <table:table-cell table:style-name="ce32" table:formula="of:=[ISiftingNR.D16]" office:value-type="float" office:value="66">
            <text:p>66.00</text:p>
          </table:table-cell>
          <table:table-cell table:style-name="ce34" table:formula="of:=[ISifting.D100]" office:value-type="float" office:value="66">
            <text:p>66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table:formula="of:=[Sifting.D17]" office:value-type="float" office:value="43">
            <text:p>43</text:p>
          </table:table-cell>
          <table:table-cell table:style-name="ce7" table:formula="of:=['Sifting (variables taken in original order)'.D17]" office:value-type="float" office:value="46">
            <text:p>46</text:p>
          </table:table-cell>
          <table:table-cell table:style-name="ce32" table:formula="of:=['Sifting (random variable order)'.D101]" office:value-type="float" office:value="45.6666666666667">
            <text:p>45.67</text:p>
          </table:table-cell>
          <table:table-cell table:style-name="ce7" table:formula="of:=['Window Permutation'.D17]" office:value-type="float" office:value="140">
            <text:p>140</text:p>
          </table:table-cell>
          <table:table-cell table:style-name="ce7" table:formula="of:=['Window Permutation'.D45]" office:value-type="float" office:value="136">
            <text:p>136</text:p>
          </table:table-cell>
          <table:table-cell table:style-name="ce7" table:formula="of:=['Window Permutation'.D73]" office:value-type="float" office:value="134">
            <text:p>134</text:p>
          </table:table-cell>
          <table:table-cell table:style-name="ce7" table:formula="of:=['Window Permutation'.D101]" office:value-type="float" office:value="132">
            <text:p>132</text:p>
          </table:table-cell>
          <table:table-cell table:style-name="ce32" table:formula="of:=[RandomSwapper.D101]" office:value-type="float" office:value="126">
            <text:p>126.00</text:p>
          </table:table-cell>
          <table:table-cell table:style-name="ce32" table:formula="of:=['Genetic Algorithm (pop=8, Ngen=10)'.D101]" office:value-type="float" office:value="103">
            <text:p>103.00</text:p>
          </table:table-cell>
          <table:table-cell table:style-name="ce32" table:formula="of:=['Memetic Algorithm (pop=8, Ngen=10)'.D101]" office:value-type="float" office:value="34">
            <text:p>34.00</text:p>
          </table:table-cell>
          <table:table-cell table:style-name="ce32" table:formula="of:=[ISiftingNR.D17]" office:value-type="float" office:value="34">
            <text:p>34.00</text:p>
          </table:table-cell>
          <table:table-cell table:style-name="ce34" table:formula="of:=[ISifting.D101]" office:value-type="float" office:value="34">
            <text:p>34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table:formula="of:=[Sifting.D18]" office:value-type="float" office:value="97">
            <text:p>97</text:p>
          </table:table-cell>
          <table:table-cell table:style-name="ce7" table:formula="of:=['Sifting (variables taken in original order)'.D18]" office:value-type="float" office:value="101">
            <text:p>101</text:p>
          </table:table-cell>
          <table:table-cell table:style-name="ce32" table:formula="of:=['Sifting (random variable order)'.D102]" office:value-type="float" office:value="206.333333333333">
            <text:p>206.33</text:p>
          </table:table-cell>
          <table:table-cell table:style-name="ce7" table:formula="of:=['Window Permutation'.D18]" office:value-type="float" office:value="40957">
            <text:p>40957</text:p>
          </table:table-cell>
          <table:table-cell table:style-name="ce7" table:formula="of:=['Window Permutation'.D46]" office:value-type="float" office:value="32765">
            <text:p>32765</text:p>
          </table:table-cell>
          <table:table-cell table:style-name="ce7" table:formula="of:=['Window Permutation'.D74]" office:value-type="float" office:value="26621">
            <text:p>26621</text:p>
          </table:table-cell>
          <table:table-cell table:style-name="ce7" table:formula="of:=['Window Permutation'.D102]" office:value-type="float" office:value="19453">
            <text:p>19453</text:p>
          </table:table-cell>
          <table:table-cell table:style-name="ce32" table:formula="of:=[RandomSwapper.D102]" office:value-type="float" office:value="33782.3333333333">
            <text:p>33782.33</text:p>
          </table:table-cell>
          <table:table-cell table:style-name="ce32" table:formula="of:=['Genetic Algorithm (pop=8, Ngen=10)'.D102]" office:value-type="float" office:value="16241">
            <text:p>16241.00</text:p>
          </table:table-cell>
          <table:table-cell table:style-name="ce32" table:formula="of:=['Memetic Algorithm (pop=8, Ngen=10)'.D102]" office:value-type="float" office:value="93.6666666666667">
            <text:p>93.67</text:p>
          </table:table-cell>
          <table:table-cell table:style-name="ce32" table:formula="of:=[ISiftingNR.D18]" office:value-type="float" office:value="55">
            <text:p>55.00</text:p>
          </table:table-cell>
          <table:table-cell table:style-name="ce34" table:formula="of:=[ISifting.D102]" office:value-type="float" office:value="55">
            <text:p>55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table:formula="of:=[Sifting.D19]" office:value-type="float" office:value="60">
            <text:p>60</text:p>
          </table:table-cell>
          <table:table-cell table:style-name="ce7" table:formula="of:=['Sifting (variables taken in original order)'.D19]" office:value-type="float" office:value="62">
            <text:p>62</text:p>
          </table:table-cell>
          <table:table-cell table:style-name="ce32" table:formula="of:=['Sifting (random variable order)'.D103]" office:value-type="float" office:value="62">
            <text:p>62.00</text:p>
          </table:table-cell>
          <table:table-cell table:style-name="ce7" table:formula="of:=['Window Permutation'.D19]" office:value-type="float" office:value="124">
            <text:p>124</text:p>
          </table:table-cell>
          <table:table-cell table:style-name="ce7" table:formula="of:=['Window Permutation'.D47]" office:value-type="float" office:value="120">
            <text:p>120</text:p>
          </table:table-cell>
          <table:table-cell table:style-name="ce7" table:formula="of:=['Window Permutation'.D75]" office:value-type="float" office:value="116">
            <text:p>116</text:p>
          </table:table-cell>
          <table:table-cell table:style-name="ce7" table:formula="of:=['Window Permutation'.D103]" office:value-type="float" office:value="110">
            <text:p>110</text:p>
          </table:table-cell>
          <table:table-cell table:style-name="ce32" table:formula="of:=[RandomSwapper.D103]" office:value-type="float" office:value="113.333333333333">
            <text:p>113.33</text:p>
          </table:table-cell>
          <table:table-cell table:style-name="ce32" table:formula="of:=['Genetic Algorithm (pop=8, Ngen=10)'.D103]" office:value-type="float" office:value="128">
            <text:p>128.00</text:p>
          </table:table-cell>
          <table:table-cell table:style-name="ce32" table:formula="of:=['Memetic Algorithm (pop=8, Ngen=10)'.D103]" office:value-type="float" office:value="48.3333333333333">
            <text:p>48.33</text:p>
          </table:table-cell>
          <table:table-cell table:style-name="ce32" table:formula="of:=[ISiftingNR.D19]" office:value-type="float" office:value="60">
            <text:p>60.00</text:p>
          </table:table-cell>
          <table:table-cell table:style-name="ce34" table:formula="of:=[ISifting.D103]" office:value-type="float" office:value="60">
            <text:p>60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7" table:formula="of:=[Sifting.D20]" office:value-type="float" office:value="6">
            <text:p>6</text:p>
          </table:table-cell>
          <table:table-cell table:style-name="ce7" table:formula="of:=['Sifting (variables taken in original order)'.D20]" office:value-type="float" office:value="6">
            <text:p>6</text:p>
          </table:table-cell>
          <table:table-cell table:style-name="ce32" table:formula="of:=['Sifting (random variable order)'.D104]" office:value-type="float" office:value="6">
            <text:p>6.00</text:p>
          </table:table-cell>
          <table:table-cell table:style-name="ce7" table:formula="of:=['Window Permutation'.D20]" office:value-type="float" office:value="6">
            <text:p>6</text:p>
          </table:table-cell>
          <table:table-cell table:style-name="ce7" table:formula="of:=['Window Permutation'.D48]" office:value-type="float" office:value="6">
            <text:p>6</text:p>
          </table:table-cell>
          <table:table-cell table:style-name="ce7" table:formula="of:=['Window Permutation'.D76]" office:value-type="float" office:value="6">
            <text:p>6</text:p>
          </table:table-cell>
          <table:table-cell table:style-name="ce7" table:formula="of:=['Window Permutation'.D104]" office:value-type="float" office:value="6">
            <text:p>6</text:p>
          </table:table-cell>
          <table:table-cell table:style-name="ce32" table:formula="of:=[RandomSwapper.D104]" office:value-type="float" office:value="6">
            <text:p>6.00</text:p>
          </table:table-cell>
          <table:table-cell table:style-name="ce32" table:formula="of:=['Genetic Algorithm (pop=8, Ngen=10)'.D104]" office:value-type="float" office:value="6">
            <text:p>6.00</text:p>
          </table:table-cell>
          <table:table-cell table:style-name="ce32" table:formula="of:=['Memetic Algorithm (pop=8, Ngen=10)'.D104]" office:value-type="float" office:value="6">
            <text:p>6.00</text:p>
          </table:table-cell>
          <table:table-cell table:style-name="ce32" table:formula="of:=[ISiftingNR.D20]" office:value-type="float" office:value="6">
            <text:p>6.00</text:p>
          </table:table-cell>
          <table:table-cell table:style-name="ce34" table:formula="of:=[ISifting.D104]" office:value-type="float" office:value="6">
            <text:p>6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aim-50-1_6-yes1-1.cnf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table:formula="of:=[Sifting.D21]" office:value-type="float" office:value="43">
            <text:p>43</text:p>
          </table:table-cell>
          <table:table-cell table:style-name="ce7" table:formula="of:=['Sifting (variables taken in original order)'.D21]" office:value-type="float" office:value="43">
            <text:p>43</text:p>
          </table:table-cell>
          <table:table-cell table:style-name="ce32" table:formula="of:=['Sifting (random variable order)'.D105]" office:value-type="float" office:value="43">
            <text:p>43.00</text:p>
          </table:table-cell>
          <table:table-cell table:style-name="ce7" table:formula="of:=['Window Permutation'.D21]" office:value-type="float" office:value="43">
            <text:p>43</text:p>
          </table:table-cell>
          <table:table-cell table:style-name="ce7" table:formula="of:=['Window Permutation'.D49]" office:value-type="float" office:value="43">
            <text:p>43</text:p>
          </table:table-cell>
          <table:table-cell table:style-name="ce7" table:formula="of:=['Window Permutation'.D77]" office:value-type="float" office:value="43">
            <text:p>43</text:p>
          </table:table-cell>
          <table:table-cell table:style-name="ce7" table:formula="of:=['Window Permutation'.D105]" office:value-type="float" office:value="43">
            <text:p>43</text:p>
          </table:table-cell>
          <table:table-cell table:style-name="ce32" table:formula="of:=[RandomSwapper.D105]" office:value-type="float" office:value="43">
            <text:p>43.00</text:p>
          </table:table-cell>
          <table:table-cell table:style-name="ce32" table:formula="of:=['Genetic Algorithm (pop=8, Ngen=10)'.D105]" office:value-type="float" office:value="43">
            <text:p>43.00</text:p>
          </table:table-cell>
          <table:table-cell table:style-name="ce32" table:formula="of:=['Memetic Algorithm (pop=8, Ngen=10)'.D105]" office:value-type="float" office:value="43">
            <text:p>43.00</text:p>
          </table:table-cell>
          <table:table-cell table:style-name="ce32" table:formula="of:=[ISiftingNR.D21]" office:value-type="float" office:value="43">
            <text:p>43.00</text:p>
          </table:table-cell>
          <table:table-cell table:style-name="ce34" table:formula="of:=[ISifting.D105]" office:value-type="float" office:value="43">
            <text:p>43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table:formula="of:=[Sifting.D22]" office:value-type="float" office:value="47">
            <text:p>47</text:p>
          </table:table-cell>
          <table:table-cell table:style-name="ce7" table:formula="of:=['Sifting (variables taken in original order)'.D22]" office:value-type="float" office:value="46">
            <text:p>46</text:p>
          </table:table-cell>
          <table:table-cell table:style-name="ce32" table:formula="of:=['Sifting (random variable order)'.D106]" office:value-type="float" office:value="52.6666666666667">
            <text:p>52.67</text:p>
          </table:table-cell>
          <table:table-cell table:style-name="ce7" table:formula="of:=['Window Permutation'.D22]" office:value-type="float" office:value="1131">
            <text:p>1131</text:p>
          </table:table-cell>
          <table:table-cell table:style-name="ce7" table:formula="of:=['Window Permutation'.D50]" office:value-type="float" office:value="1095">
            <text:p>1095</text:p>
          </table:table-cell>
          <table:table-cell table:style-name="ce7" table:formula="of:=['Window Permutation'.D78]" office:value-type="float" office:value="1059">
            <text:p>1059</text:p>
          </table:table-cell>
          <table:table-cell table:style-name="ce7" table:formula="of:=['Window Permutation'.D106]" office:value-type="float" office:value="1021">
            <text:p>1021</text:p>
          </table:table-cell>
          <table:table-cell table:style-name="ce32" table:formula="of:=[RandomSwapper.D106]" office:value-type="float" office:value="1061.33333333333">
            <text:p>1061.33</text:p>
          </table:table-cell>
          <table:table-cell table:style-name="ce32" table:formula="of:=['Genetic Algorithm (pop=8, Ngen=10)'.D106]" office:value-type="float" office:value="1195">
            <text:p>1195.00</text:p>
          </table:table-cell>
          <table:table-cell table:style-name="ce32" table:formula="of:=['Memetic Algorithm (pop=8, Ngen=10)'.D106]" office:value-type="float" office:value="47">
            <text:p>47.00</text:p>
          </table:table-cell>
          <table:table-cell table:style-name="ce32" table:formula="of:=[ISiftingNR.D22]" office:value-type="float" office:value="47">
            <text:p>47.00</text:p>
          </table:table-cell>
          <table:table-cell table:style-name="ce34" table:formula="of:=[ISifting.D106]" office:value-type="float" office:value="47">
            <text:p>47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table:formula="of:=[Sifting.D23]" office:value-type="float" office:value="47">
            <text:p>47</text:p>
          </table:table-cell>
          <table:table-cell table:style-name="ce7" table:formula="of:=['Sifting (variables taken in original order)'.D23]" office:value-type="float" office:value="44">
            <text:p>44</text:p>
          </table:table-cell>
          <table:table-cell table:style-name="ce32" table:formula="of:=['Sifting (random variable order)'.D107]" office:value-type="float" office:value="49">
            <text:p>49.00</text:p>
          </table:table-cell>
          <table:table-cell table:style-name="ce7" table:formula="of:=['Window Permutation'.D23]" office:value-type="float" office:value="147">
            <text:p>147</text:p>
          </table:table-cell>
          <table:table-cell table:style-name="ce7" table:formula="of:=['Window Permutation'.D51]" office:value-type="float" office:value="139">
            <text:p>139</text:p>
          </table:table-cell>
          <table:table-cell table:style-name="ce7" table:formula="of:=['Window Permutation'.D79]" office:value-type="float" office:value="123">
            <text:p>123</text:p>
          </table:table-cell>
          <table:table-cell table:style-name="ce7" table:formula="of:=['Window Permutation'.D107]" office:value-type="float" office:value="115">
            <text:p>115</text:p>
          </table:table-cell>
          <table:table-cell table:style-name="ce32" table:formula="of:=[RandomSwapper.D107]" office:value-type="float" office:value="132">
            <text:p>132.00</text:p>
          </table:table-cell>
          <table:table-cell table:style-name="ce32" table:formula="of:=['Genetic Algorithm (pop=8, Ngen=10)'.D107]" office:value-type="float" office:value="96">
            <text:p>96.00</text:p>
          </table:table-cell>
          <table:table-cell table:style-name="ce32" table:formula="of:=['Memetic Algorithm (pop=8, Ngen=10)'.D107]" office:value-type="float" office:value="45.6666666666667">
            <text:p>45.67</text:p>
          </table:table-cell>
          <table:table-cell table:style-name="ce32" table:formula="of:=[ISiftingNR.D23]" office:value-type="float" office:value="44">
            <text:p>44.00</text:p>
          </table:table-cell>
          <table:table-cell table:style-name="ce34" table:formula="of:=[ISifting.D107]" office:value-type="float" office:value="44">
            <text:p>44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42">
            <text:p>42</text:p>
          </table:table-cell>
          <table:table-cell table:style-name="ce7" table:formula="of:=[Sifting.D24]" office:value-type="float" office:value="42">
            <text:p>42</text:p>
          </table:table-cell>
          <table:table-cell table:style-name="ce7" table:formula="of:=['Sifting (variables taken in original order)'.D24]" office:value-type="float" office:value="42">
            <text:p>42</text:p>
          </table:table-cell>
          <table:table-cell table:style-name="ce32" table:formula="of:=['Sifting (random variable order)'.D108]" office:value-type="float" office:value="42">
            <text:p>42.00</text:p>
          </table:table-cell>
          <table:table-cell table:style-name="ce7" table:formula="of:=['Window Permutation'.D24]" office:value-type="float" office:value="42">
            <text:p>42</text:p>
          </table:table-cell>
          <table:table-cell table:style-name="ce7" table:formula="of:=['Window Permutation'.D52]" office:value-type="float" office:value="42">
            <text:p>42</text:p>
          </table:table-cell>
          <table:table-cell table:style-name="ce7" table:formula="of:=['Window Permutation'.D80]" office:value-type="float" office:value="42">
            <text:p>42</text:p>
          </table:table-cell>
          <table:table-cell table:style-name="ce7" table:formula="of:=['Window Permutation'.D108]" office:value-type="float" office:value="42">
            <text:p>42</text:p>
          </table:table-cell>
          <table:table-cell table:style-name="ce32" table:formula="of:=[RandomSwapper.D108]" office:value-type="float" office:value="42">
            <text:p>42.00</text:p>
          </table:table-cell>
          <table:table-cell table:style-name="ce32" table:formula="of:=['Genetic Algorithm (pop=8, Ngen=10)'.D108]" office:value-type="float" office:value="42">
            <text:p>42.00</text:p>
          </table:table-cell>
          <table:table-cell table:style-name="ce32" table:formula="of:=['Memetic Algorithm (pop=8, Ngen=10)'.D108]" office:value-type="float" office:value="42">
            <text:p>42.00</text:p>
          </table:table-cell>
          <table:table-cell table:style-name="ce32" table:formula="of:=[ISiftingNR.D24]" office:value-type="float" office:value="42">
            <text:p>42.00</text:p>
          </table:table-cell>
          <table:table-cell table:style-name="ce34" table:formula="of:=[ISifting.D108]" office:value-type="float" office:value="42">
            <text:p>42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table:formula="of:=[Sifting.D25]" office:value-type="float" office:value="53">
            <text:p>53</text:p>
          </table:table-cell>
          <table:table-cell table:style-name="ce7" table:formula="of:=['Sifting (variables taken in original order)'.D25]" office:value-type="float" office:value="40">
            <text:p>40</text:p>
          </table:table-cell>
          <table:table-cell table:style-name="ce32" table:formula="of:=['Sifting (random variable order)'.D109]" office:value-type="float" office:value="55.3333333333333">
            <text:p>55.33</text:p>
          </table:table-cell>
          <table:table-cell table:style-name="ce7" table:formula="of:=['Window Permutation'.D25]" office:value-type="float" office:value="1361">
            <text:p>1361</text:p>
          </table:table-cell>
          <table:table-cell table:style-name="ce7" table:formula="of:=['Window Permutation'.D53]" office:value-type="float" office:value="1313">
            <text:p>1313</text:p>
          </table:table-cell>
          <table:table-cell table:style-name="ce7" table:formula="of:=['Window Permutation'.D81]" office:value-type="float" office:value="1249">
            <text:p>1249</text:p>
          </table:table-cell>
          <table:table-cell table:style-name="ce7" table:formula="of:=['Window Permutation'.D109]" office:value-type="float" office:value="1169">
            <text:p>1169</text:p>
          </table:table-cell>
          <table:table-cell table:style-name="ce32" table:formula="of:=[RandomSwapper.D109]" office:value-type="float" office:value="945.666666666667">
            <text:p>945.67</text:p>
          </table:table-cell>
          <table:table-cell table:style-name="ce32" table:formula="of:=['Genetic Algorithm (pop=8, Ngen=10)'.D109]" office:value-type="float" office:value="170">
            <text:p>170.00</text:p>
          </table:table-cell>
          <table:table-cell table:style-name="ce32" table:formula="of:=['Memetic Algorithm (pop=8, Ngen=10)'.D109]" office:value-type="float" office:value="47">
            <text:p>47.00</text:p>
          </table:table-cell>
          <table:table-cell table:style-name="ce32" table:formula="of:=[ISiftingNR.D25]" office:value-type="float" office:value="52">
            <text:p>52.00</text:p>
          </table:table-cell>
          <table:table-cell table:style-name="ce34" table:formula="of:=[ISifting.D109]" office:value-type="float" office:value="52">
            <text:p>52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aim-50-1_6-yes1-4.cnf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table:formula="of:=[Sifting.D26]" office:value-type="float" office:value="42">
            <text:p>42</text:p>
          </table:table-cell>
          <table:table-cell table:style-name="ce7" table:formula="of:=['Sifting (variables taken in original order)'.D26]" office:value-type="float" office:value="42">
            <text:p>42</text:p>
          </table:table-cell>
          <table:table-cell table:style-name="ce32" table:formula="of:=['Sifting (random variable order)'.D110]" office:value-type="float" office:value="42">
            <text:p>42.00</text:p>
          </table:table-cell>
          <table:table-cell table:style-name="ce7" table:formula="of:=['Window Permutation'.D26]" office:value-type="float" office:value="42">
            <text:p>42</text:p>
          </table:table-cell>
          <table:table-cell table:style-name="ce7" table:formula="of:=['Window Permutation'.D54]" office:value-type="float" office:value="42">
            <text:p>42</text:p>
          </table:table-cell>
          <table:table-cell table:style-name="ce7" table:formula="of:=['Window Permutation'.D82]" office:value-type="float" office:value="42">
            <text:p>42</text:p>
          </table:table-cell>
          <table:table-cell table:style-name="ce7" table:formula="of:=['Window Permutation'.D110]" office:value-type="float" office:value="42">
            <text:p>42</text:p>
          </table:table-cell>
          <table:table-cell table:style-name="ce32" table:formula="of:=[RandomSwapper.D110]" office:value-type="float" office:value="42">
            <text:p>42.00</text:p>
          </table:table-cell>
          <table:table-cell table:style-name="ce32" table:formula="of:=['Genetic Algorithm (pop=8, Ngen=10)'.D110]" office:value-type="float" office:value="42">
            <text:p>42.00</text:p>
          </table:table-cell>
          <table:table-cell table:style-name="ce32" table:formula="of:=['Memetic Algorithm (pop=8, Ngen=10)'.D110]" office:value-type="float" office:value="42">
            <text:p>42.00</text:p>
          </table:table-cell>
          <table:table-cell table:style-name="ce32" table:formula="of:=[ISiftingNR.D26]" office:value-type="float" office:value="42">
            <text:p>42.00</text:p>
          </table:table-cell>
          <table:table-cell table:style-name="ce34" table:formula="of:=[ISifting.D110]" office:value-type="float" office:value="42">
            <text:p>42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dubois22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table:formula="of:=[Sifting.D27]" office:value-type="float" office:value="97">
            <text:p>97</text:p>
          </table:table-cell>
          <table:table-cell table:style-name="ce7" table:formula="of:=['Sifting (variables taken in original order)'.D27]" office:value-type="float" office:value="101">
            <text:p>101</text:p>
          </table:table-cell>
          <table:table-cell table:style-name="ce32" table:formula="of:=['Sifting (random variable order)'.D111]" office:value-type="float" office:value="206.333333333333">
            <text:p>206.33</text:p>
          </table:table-cell>
          <table:table-cell table:style-name="ce7" table:formula="of:=['Window Permutation'.D27]" office:value-type="float" office:value="40957">
            <text:p>40957</text:p>
          </table:table-cell>
          <table:table-cell table:style-name="ce7" table:formula="of:=['Window Permutation'.D55]" office:value-type="float" office:value="32765">
            <text:p>32765</text:p>
          </table:table-cell>
          <table:table-cell table:style-name="ce7" table:formula="of:=['Window Permutation'.D83]" office:value-type="float" office:value="26621">
            <text:p>26621</text:p>
          </table:table-cell>
          <table:table-cell table:style-name="ce7" table:formula="of:=['Window Permutation'.D111]" office:value-type="float" office:value="19453">
            <text:p>19453</text:p>
          </table:table-cell>
          <table:table-cell table:style-name="ce32" table:formula="of:=[RandomSwapper.D111]" office:value-type="float" office:value="33782.3333333333">
            <text:p>33782.33</text:p>
          </table:table-cell>
          <table:table-cell table:style-name="ce32" table:formula="of:=['Genetic Algorithm (pop=8, Ngen=10)'.D111]" office:value-type="float" office:value="40957">
            <text:p>40957.00</text:p>
          </table:table-cell>
          <table:table-cell table:style-name="ce32" table:formula="of:=['Memetic Algorithm (pop=8, Ngen=10)'.D111]" office:value-type="float" office:value="93.6666666666667">
            <text:p>93.67</text:p>
          </table:table-cell>
          <table:table-cell table:style-name="ce32" table:formula="of:=[ISiftingNR.D27]" office:value-type="float" office:value="55">
            <text:p>55.00</text:p>
          </table:table-cell>
          <table:table-cell table:style-name="ce34" table:formula="of:=[ISifting.D111]" office:value-type="float" office:value="55">
            <text:p>55.00</text:p>
          </table:table-cell>
          <table:table-cell table:number-columns-repeated="1009"/>
        </table:table-row>
        <table:table-row table:style-name="ro1">
          <table:table-cell table:style-name="ce84" office:value-type="string">
            <text:p>Avg</text:p>
          </table:table-cell>
          <table:table-cell table:style-name="ce90" table:formula="of:=SUM([.B3:.B27])/25" office:value-type="float" office:value="27.44">
            <text:p>27.44</text:p>
          </table:table-cell>
          <table:table-cell table:style-name="ce90" table:formula="of:=SUM([.C3:.C27])/25" office:value-type="float" office:value="6382.72">
            <text:p>6382.72</text:p>
          </table:table-cell>
          <table:table-cell table:style-name="ce90" table:formula="of:=SUM([.D3:.D27])/25" office:value-type="float" office:value="428.88">
            <text:p>428.88</text:p>
          </table:table-cell>
          <table:table-cell table:style-name="ce90" table:formula="of:=SUM([.E3:.E27])/25" office:value-type="float" office:value="321.16">
            <text:p>321.16</text:p>
          </table:table-cell>
          <table:table-cell table:style-name="ce90" table:formula="of:=SUM([.F3:.F27])/25" office:value-type="float" office:value="393.32">
            <text:p>393.32</text:p>
          </table:table-cell>
          <table:table-cell table:style-name="ce90" table:formula="of:=SUM([.G3:.G27])/25" office:value-type="float" office:value="6354.68">
            <text:p>6354.68</text:p>
          </table:table-cell>
          <table:table-cell table:style-name="ce90" table:formula="of:=SUM([.H3:.H27])/25" office:value-type="float" office:value="5345.76">
            <text:p>5345.76</text:p>
          </table:table-cell>
          <table:table-cell table:style-name="ce90" table:formula="of:=SUM([.I3:.I27])/25" office:value-type="float" office:value="4564">
            <text:p>4564.00</text:p>
          </table:table-cell>
          <table:table-cell table:style-name="ce90" table:formula="of:=SUM([.J3:.J27])/25" office:value-type="float" office:value="3657.32">
            <text:p>3657.32</text:p>
          </table:table-cell>
          <table:table-cell table:style-name="ce90" table:formula="of:=SUM([.K3:.K27])/25" office:value-type="float" office:value="5477.18666666667">
            <text:p>5477.19</text:p>
          </table:table-cell>
          <table:table-cell table:style-name="ce90" table:formula="of:=SUM([.L3:.L27])/25" office:value-type="float" office:value="5327.45333333333">
            <text:p>5327.45</text:p>
          </table:table-cell>
          <table:table-cell table:style-name="ce90" table:formula="of:=SUM([.M3:.M27])/25" office:value-type="float" office:value="2944.64">
            <text:p>2944.64</text:p>
          </table:table-cell>
          <table:table-cell table:style-name="ce90" table:formula="of:=SUM([.N3:.N27])/25" office:value-type="float" office:value="68.64">
            <text:p>68.64</text:p>
          </table:table-cell>
          <table:table-cell table:style-name="ce96" table:formula="of:=SUM([.O3:.O27])/25" office:value-type="float" office:value="68.64">
            <text:p>68.64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5">
          <table:table-cell table:style-name="ce81" office:value-type="string" table:number-columns-spanned="15" table:number-rows-spanned="1">
            <text:p>Percentage of reduction obtained in each reduction process</text:p>
          </table:table-cell>
          <table:covered-table-cell table:number-columns-repeated="13" table:style-name="ce89"/>
          <table:covered-table-cell table:style-name="ce95"/>
          <table:table-cell table:number-columns-repeated="1009"/>
        </table:table-row>
        <table:table-row table:style-name="ro6">
          <table:table-cell table:style-name="ce8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Sifting</text:p>
          </table:table-cell>
          <table:table-cell table:style-name="ce6" office:value-type="string">
            <text:p>Sifting (s. o.)</text:p>
          </table:table-cell>
          <table:table-cell table:style-name="ce6" office:value-type="string">
            <text:p>Sifting (r. o.)</text:p>
          </table:table-cell>
          <table:table-cell table:style-name="ce6" office:value-type="string">
            <text:p>WP<text:span text:style-name="T5">K=2</text:span></text:p>
          </table:table-cell>
          <table:table-cell table:style-name="ce6" office:value-type="string">
            <text:p>WP<text:span text:style-name="T5">K=3</text:span></text:p>
          </table:table-cell>
          <table:table-cell table:style-name="ce6" office:value-type="string">
            <text:p>WP<text:span text:style-name="T5">K=4</text:span></text:p>
          </table:table-cell>
          <table:table-cell table:style-name="ce6" office:value-type="string">
            <text:p>WP<text:span text:style-name="T5">K=5</text:span></text:p>
          </table:table-cell>
          <table:table-cell table:style-name="ce6" office:value-type="string">
            <text:p>RandSwapper</text:p>
          </table:table-cell>
          <table:table-cell table:style-name="ce6" office:value-type="string">
            <text:p>Genetic</text:p>
          </table:table-cell>
          <table:table-cell table:style-name="ce6" office:value-type="string">
            <text:p>Memetic</text:p>
          </table:table-cell>
          <table:table-cell table:style-name="ce6" office:value-type="string">
            <text:p>Isifting NR</text:p>
          </table:table-cell>
          <table:table-cell table:style-name="ce9" office:value-type="string">
            <text:p>Isifting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32" table:formula="of:=100 - 100 * [.D3]/[.C3]" office:value-type="float" office:value="59.5996360327571">
            <text:p>59.60</text:p>
          </table:table-cell>
          <table:table-cell table:style-name="ce32" table:formula="of:=100 - 100 * [.E3]/[.C3]" office:value-type="float" office:value="70.7916287534122">
            <text:p>70.79</text:p>
          </table:table-cell>
          <table:table-cell table:style-name="ce32" table:formula="of:=100 - 100 * [.F3]/[.C3]" office:value-type="float" office:value="77.3430391264786">
            <text:p>77.34</text:p>
          </table:table-cell>
          <table:table-cell table:style-name="ce32" table:formula="of:=100 - 100 * [.G3]/[.C3]" office:value-type="float" office:value="1.81983621474068">
            <text:p>1.82</text:p>
          </table:table-cell>
          <table:table-cell table:style-name="ce32" table:formula="of:=100 - 100 * [.H3]/[.C3]" office:value-type="float" office:value="2.54777070063695">
            <text:p>2.55</text:p>
          </table:table-cell>
          <table:table-cell table:style-name="ce32" table:formula="of:=100 - 100 * [.I3]/[.C3]" office:value-type="float" office:value="6.55141037306642">
            <text:p>6.55</text:p>
          </table:table-cell>
          <table:table-cell table:style-name="ce32" table:formula="of:=100 - 100 * [.J3]/[.C3]" office:value-type="float" office:value="6.73339399454049">
            <text:p>6.73</text:p>
          </table:table-cell>
          <table:table-cell table:style-name="ce32" table:formula="of:=100 - 100 * [.K3]/[.C3]" office:value-type="float" office:value="3.76099484379739">
            <text:p>3.76</text:p>
          </table:table-cell>
          <table:table-cell table:style-name="ce32" table:formula="of:=100 - 100 * [.L3]/[.C3]" office:value-type="float" office:value="13.527449196239">
            <text:p>13.53</text:p>
          </table:table-cell>
          <table:table-cell table:style-name="ce32" table:formula="of:=100 - 100 * [.M3]/[.C3]" office:value-type="float" office:value="82.9238701850167">
            <text:p>82.92</text:p>
          </table:table-cell>
          <table:table-cell table:style-name="ce32" table:formula="of:=100 - 100 * [.N3]/[.C3]" office:value-type="float" office:value="82.6205641492266">
            <text:p>82.62</text:p>
          </table:table-cell>
          <table:table-cell table:style-name="ce34" table:formula="of:=100 - 100 * [.O3]/[.C3]" office:value-type="float" office:value="82.6205641492266">
            <text:p>82.62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32" table:formula="of:=100 - 100 * [.D4]/[.C4]" office:value-type="float" office:value="35.7142857142857">
            <text:p>35.71</text:p>
          </table:table-cell>
          <table:table-cell table:style-name="ce32" table:formula="of:=100 - 100 * [.E4]/[.C4]" office:value-type="float" office:value="44.0476190476191">
            <text:p>44.05</text:p>
          </table:table-cell>
          <table:table-cell table:style-name="ce32" table:formula="of:=100 - 100 * [.F4]/[.C4]" office:value-type="float" office:value="40.0793650793651">
            <text:p>40.08</text:p>
          </table:table-cell>
          <table:table-cell table:style-name="ce32" table:formula="of:=100 - 100 * [.G4]/[.C4]" office:value-type="float" office:value="2.38095238095238">
            <text:p>2.38</text:p>
          </table:table-cell>
          <table:table-cell table:style-name="ce32" table:formula="of:=100 - 100 * [.H4]/[.C4]" office:value-type="float" office:value="5.95238095238095">
            <text:p>5.95</text:p>
          </table:table-cell>
          <table:table-cell table:style-name="ce32" table:formula="of:=100 - 100 * [.I4]/[.C4]" office:value-type="float" office:value="7.14285714285714">
            <text:p>7.14</text:p>
          </table:table-cell>
          <table:table-cell table:style-name="ce32" table:formula="of:=100 - 100 * [.J4]/[.C4]" office:value-type="float" office:value="8.33333333333333">
            <text:p>8.33</text:p>
          </table:table-cell>
          <table:table-cell table:style-name="ce32" table:formula="of:=100 - 100 * [.K4]/[.C4]" office:value-type="float" office:value="4.76190476190476">
            <text:p>4.76</text:p>
          </table:table-cell>
          <table:table-cell table:style-name="ce32" table:formula="of:=100 - 100 * [.L4]/[.C4]" office:value-type="float" office:value="15.8730158730159">
            <text:p>15.87</text:p>
          </table:table-cell>
          <table:table-cell table:style-name="ce32" table:formula="of:=100 - 100 * [.M4]/[.C4]" office:value-type="float" office:value="43.6507936507936">
            <text:p>43.65</text:p>
          </table:table-cell>
          <table:table-cell table:style-name="ce32" table:formula="of:=100 - 100 * [.N4]/[.C4]" office:value-type="float" office:value="45.2380952380952">
            <text:p>45.24</text:p>
          </table:table-cell>
          <table:table-cell table:style-name="ce34" table:formula="of:=100 - 100 * [.O4]/[.C4]" office:value-type="float" office:value="45.2380952380952">
            <text:p>45.24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32" table:formula="of:=100 - 100 * [.D5]/[.C5]" office:value-type="float" office:value="0">
            <text:p>0.00</text:p>
          </table:table-cell>
          <table:table-cell table:style-name="ce32" table:formula="of:=100 - 100 * [.E5]/[.C5]" office:value-type="float" office:value="0">
            <text:p>0.00</text:p>
          </table:table-cell>
          <table:table-cell table:style-name="ce32" table:formula="of:=100 - 100 * [.F5]/[.C5]" office:value-type="float" office:value="0">
            <text:p>0.00</text:p>
          </table:table-cell>
          <table:table-cell table:style-name="ce32" table:formula="of:=100 - 100 * [.G5]/[.C5]" office:value-type="float" office:value="0">
            <text:p>0.00</text:p>
          </table:table-cell>
          <table:table-cell table:style-name="ce32" table:formula="of:=100 - 100 * [.H5]/[.C5]" office:value-type="float" office:value="0">
            <text:p>0.00</text:p>
          </table:table-cell>
          <table:table-cell table:style-name="ce32" table:formula="of:=100 - 100 * [.I5]/[.C5]" office:value-type="float" office:value="0">
            <text:p>0.00</text:p>
          </table:table-cell>
          <table:table-cell table:style-name="ce32" table:formula="of:=100 - 100 * [.J5]/[.C5]" office:value-type="float" office:value="0">
            <text:p>0.00</text:p>
          </table:table-cell>
          <table:table-cell table:style-name="ce32" table:formula="of:=100 - 100 * [.K5]/[.C5]" office:value-type="float" office:value="0">
            <text:p>0.00</text:p>
          </table:table-cell>
          <table:table-cell table:style-name="ce32" table:formula="of:=100 - 100 * [.L5]/[.C5]" office:value-type="float" office:value="0">
            <text:p>0.00</text:p>
          </table:table-cell>
          <table:table-cell table:style-name="ce32" table:formula="of:=100 - 100 * [.M5]/[.C5]" office:value-type="float" office:value="0">
            <text:p>0.00</text:p>
          </table:table-cell>
          <table:table-cell table:style-name="ce32" table:formula="of:=100 - 100 * [.N5]/[.C5]" office:value-type="float" office:value="0">
            <text:p>0.00</text:p>
          </table:table-cell>
          <table:table-cell table:style-name="ce34" table:formula="of:=100 - 100 * [.O5]/[.C5]" office:value-type="float" office:value="0">
            <text:p>0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32" table:formula="of:=100 - 100 * [.D6]/[.C6]" office:value-type="float" office:value="13.7931034482759">
            <text:p>13.79</text:p>
          </table:table-cell>
          <table:table-cell table:style-name="ce32" table:formula="of:=100 - 100 * [.E6]/[.C6]" office:value-type="float" office:value="13.7931034482759">
            <text:p>13.79</text:p>
          </table:table-cell>
          <table:table-cell table:style-name="ce32" table:formula="of:=100 - 100 * [.F6]/[.C6]" office:value-type="float" office:value="11.4942528735632">
            <text:p>11.49</text:p>
          </table:table-cell>
          <table:table-cell table:style-name="ce32" table:formula="of:=100 - 100 * [.G6]/[.C6]" office:value-type="float" office:value="0">
            <text:p>0.00</text:p>
          </table:table-cell>
          <table:table-cell table:style-name="ce32" table:formula="of:=100 - 100 * [.H6]/[.C6]" office:value-type="float" office:value="3.44827586206897">
            <text:p>3.45</text:p>
          </table:table-cell>
          <table:table-cell table:style-name="ce32" table:formula="of:=100 - 100 * [.I6]/[.C6]" office:value-type="float" office:value="6.89655172413794">
            <text:p>6.90</text:p>
          </table:table-cell>
          <table:table-cell table:style-name="ce32" table:formula="of:=100 - 100 * [.J6]/[.C6]" office:value-type="float" office:value="10.3448275862069">
            <text:p>10.34</text:p>
          </table:table-cell>
          <table:table-cell table:style-name="ce32" table:formula="of:=100 - 100 * [.K6]/[.C6]" office:value-type="float" office:value="9.19540229885058">
            <text:p>9.20</text:p>
          </table:table-cell>
          <table:table-cell table:style-name="ce32" table:formula="of:=100 - 100 * [.L6]/[.C6]" office:value-type="float" office:value="3.44827586206897">
            <text:p>3.45</text:p>
          </table:table-cell>
          <table:table-cell table:style-name="ce32" table:formula="of:=100 - 100 * [.M6]/[.C6]" office:value-type="float" office:value="31.0344827586207">
            <text:p>31.03</text:p>
          </table:table-cell>
          <table:table-cell table:style-name="ce32" table:formula="of:=100 - 100 * [.N6]/[.C6]" office:value-type="float" office:value="13.7931034482759">
            <text:p>13.79</text:p>
          </table:table-cell>
          <table:table-cell table:style-name="ce34" table:formula="of:=100 - 100 * [.O6]/[.C6]" office:value-type="float" office:value="13.7931034482759">
            <text:p>13.79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32" table:formula="of:=100 - 100 * [.D7]/[.C7]" office:value-type="float" office:value="5.88235294117646">
            <text:p>5.88</text:p>
          </table:table-cell>
          <table:table-cell table:style-name="ce32" table:formula="of:=100 - 100 * [.E7]/[.C7]" office:value-type="float" office:value="5.88235294117646">
            <text:p>5.88</text:p>
          </table:table-cell>
          <table:table-cell table:style-name="ce32" table:formula="of:=100 - 100 * [.F7]/[.C7]" office:value-type="float" office:value="5.88235294117646">
            <text:p>5.88</text:p>
          </table:table-cell>
          <table:table-cell table:style-name="ce32" table:formula="of:=100 - 100 * [.G7]/[.C7]" office:value-type="float" office:value="0">
            <text:p>0.00</text:p>
          </table:table-cell>
          <table:table-cell table:style-name="ce32" table:formula="of:=100 - 100 * [.H7]/[.C7]" office:value-type="float" office:value="2.94117647058823">
            <text:p>2.94</text:p>
          </table:table-cell>
          <table:table-cell table:style-name="ce32" table:formula="of:=100 - 100 * [.I7]/[.C7]" office:value-type="float" office:value="2.94117647058823">
            <text:p>2.94</text:p>
          </table:table-cell>
          <table:table-cell table:style-name="ce32" table:formula="of:=100 - 100 * [.J7]/[.C7]" office:value-type="float" office:value="0">
            <text:p>0.00</text:p>
          </table:table-cell>
          <table:table-cell table:style-name="ce32" table:formula="of:=100 - 100 * [.K7]/[.C7]" office:value-type="float" office:value="0.980392156862749">
            <text:p>0.98</text:p>
          </table:table-cell>
          <table:table-cell table:style-name="ce32" table:formula="of:=100 - 100 * [.L7]/[.C7]" office:value-type="float" office:value="0">
            <text:p>0.00</text:p>
          </table:table-cell>
          <table:table-cell table:style-name="ce32" table:formula="of:=100 - 100 * [.M7]/[.C7]" office:value-type="float" office:value="14.7058823529412">
            <text:p>14.71</text:p>
          </table:table-cell>
          <table:table-cell table:style-name="ce32" table:formula="of:=100 - 100 * [.N7]/[.C7]" office:value-type="float" office:value="5.88235294117646">
            <text:p>5.88</text:p>
          </table:table-cell>
          <table:table-cell table:style-name="ce34" table:formula="of:=100 - 100 * [.O7]/[.C7]" office:value-type="float" office:value="5.88235294117646">
            <text:p>5.88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32" table:formula="of:=100 - 100 * [.D8]/[.C8]" office:value-type="float" office:value="70.9635457977728">
            <text:p>70.96</text:p>
          </table:table-cell>
          <table:table-cell table:style-name="ce32" table:formula="of:=100 - 100 * [.E8]/[.C8]" office:value-type="float" office:value="79.0951489577715">
            <text:p>79.10</text:p>
          </table:table-cell>
          <table:table-cell table:style-name="ce32" table:formula="of:=100 - 100 * [.F8]/[.C8]" office:value-type="float" office:value="74.3117907717038">
            <text:p>74.31</text:p>
          </table:table-cell>
          <table:table-cell table:style-name="ce32" table:formula="of:=100 - 100 * [.G8]/[.C8]" office:value-type="float" office:value="1.69421618706177">
            <text:p>1.69</text:p>
          </table:table-cell>
          <table:table-cell table:style-name="ce32" table:formula="of:=100 - 100 * [.H8]/[.C8]" office:value-type="float" office:value="3.33766934230147">
            <text:p>3.34</text:p>
          </table:table-cell>
          <table:table-cell table:style-name="ce32" table:formula="of:=100 - 100 * [.I8]/[.C8]" office:value-type="float" office:value="6.29461594593737">
            <text:p>6.29</text:p>
          </table:table-cell>
          <table:table-cell table:style-name="ce32" table:formula="of:=100 - 100 * [.J8]/[.C8]" office:value-type="float" office:value="9.49268695072813">
            <text:p>9.49</text:p>
          </table:table-cell>
          <table:table-cell table:style-name="ce32" table:formula="of:=100 - 100 * [.K8]/[.C8]" office:value-type="float" office:value="1.12313207906342">
            <text:p>1.12</text:p>
          </table:table-cell>
          <table:table-cell table:style-name="ce32" table:formula="of:=100 - 100 * [.L8]/[.C8]" office:value-type="float" office:value="0">
            <text:p>0.00</text:p>
          </table:table-cell>
          <table:table-cell table:style-name="ce32" table:formula="of:=100 - 100 * [.M8]/[.C8]" office:value-type="float" office:value="0">
            <text:p>0.00</text:p>
          </table:table-cell>
          <table:table-cell table:style-name="ce32" table:formula="of:=100 - 100 * [.N8]/[.C8]" office:value-type="float" office:value="98.2296392652051">
            <text:p>98.23</text:p>
          </table:table-cell>
          <table:table-cell table:style-name="ce34" table:formula="of:=100 - 100 * [.O8]/[.C8]" office:value-type="float" office:value="98.2296392652051">
            <text:p>98.23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32" table:formula="of:=100 - 100 * [.D9]/[.C9]" office:value-type="float" office:value="56.25">
            <text:p>56.25</text:p>
          </table:table-cell>
          <table:table-cell table:style-name="ce32" table:formula="of:=100 - 100 * [.E9]/[.C9]" office:value-type="float" office:value="56.25">
            <text:p>56.25</text:p>
          </table:table-cell>
          <table:table-cell table:style-name="ce32" table:formula="of:=100 - 100 * [.F9]/[.C9]" office:value-type="float" office:value="56.25">
            <text:p>56.25</text:p>
          </table:table-cell>
          <table:table-cell table:style-name="ce32" table:formula="of:=100 - 100 * [.G9]/[.C9]" office:value-type="float" office:value="5">
            <text:p>5.00</text:p>
          </table:table-cell>
          <table:table-cell table:style-name="ce32" table:formula="of:=100 - 100 * [.H9]/[.C9]" office:value-type="float" office:value="10">
            <text:p>10.00</text:p>
          </table:table-cell>
          <table:table-cell table:style-name="ce32" table:formula="of:=100 - 100 * [.I9]/[.C9]" office:value-type="float" office:value="15">
            <text:p>15.00</text:p>
          </table:table-cell>
          <table:table-cell table:style-name="ce32" table:formula="of:=100 - 100 * [.J9]/[.C9]" office:value-type="float" office:value="22.5">
            <text:p>22.50</text:p>
          </table:table-cell>
          <table:table-cell table:style-name="ce32" table:formula="of:=100 - 100 * [.K9]/[.C9]" office:value-type="float" office:value="10">
            <text:p>10.00</text:p>
          </table:table-cell>
          <table:table-cell table:style-name="ce32" table:formula="of:=100 - 100 * [.L9]/[.C9]" office:value-type="float" office:value="12.0833333333333">
            <text:p>12.08</text:p>
          </table:table-cell>
          <table:table-cell table:style-name="ce32" table:formula="of:=100 - 100 * [.M9]/[.C9]" office:value-type="float" office:value="56.25">
            <text:p>56.25</text:p>
          </table:table-cell>
          <table:table-cell table:style-name="ce32" table:formula="of:=100 - 100 * [.N9]/[.C9]" office:value-type="float" office:value="56.25">
            <text:p>56.25</text:p>
          </table:table-cell>
          <table:table-cell table:style-name="ce34" table:formula="of:=100 - 100 * [.O9]/[.C9]" office:value-type="float" office:value="56.25">
            <text:p>56.25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34">
            <text:p>34</text:p>
          </table:table-cell>
          <table:table-cell table:style-name="ce32" table:formula="of:=100 - 100 * [.D10]/[.C10]" office:value-type="float" office:value="0">
            <text:p>0.00</text:p>
          </table:table-cell>
          <table:table-cell table:style-name="ce32" table:formula="of:=100 - 100 * [.E10]/[.C10]" office:value-type="float" office:value="0">
            <text:p>0.00</text:p>
          </table:table-cell>
          <table:table-cell table:style-name="ce32" table:formula="of:=100 - 100 * [.F10]/[.C10]" office:value-type="float" office:value="0">
            <text:p>0.00</text:p>
          </table:table-cell>
          <table:table-cell table:style-name="ce32" table:formula="of:=100 - 100 * [.G10]/[.C10]" office:value-type="float" office:value="0">
            <text:p>0.00</text:p>
          </table:table-cell>
          <table:table-cell table:style-name="ce32" table:formula="of:=100 - 100 * [.H10]/[.C10]" office:value-type="float" office:value="0">
            <text:p>0.00</text:p>
          </table:table-cell>
          <table:table-cell table:style-name="ce32" table:formula="of:=100 - 100 * [.I10]/[.C10]" office:value-type="float" office:value="0">
            <text:p>0.00</text:p>
          </table:table-cell>
          <table:table-cell table:style-name="ce32" table:formula="of:=100 - 100 * [.J10]/[.C10]" office:value-type="float" office:value="0">
            <text:p>0.00</text:p>
          </table:table-cell>
          <table:table-cell table:style-name="ce32" table:formula="of:=100 - 100 * [.K10]/[.C10]" office:value-type="float" office:value="0">
            <text:p>0.00</text:p>
          </table:table-cell>
          <table:table-cell table:style-name="ce32" table:formula="of:=100 - 100 * [.L10]/[.C10]" office:value-type="float" office:value="0">
            <text:p>0.00</text:p>
          </table:table-cell>
          <table:table-cell table:style-name="ce32" table:formula="of:=100 - 100 * [.M10]/[.C10]" office:value-type="float" office:value="0">
            <text:p>0.00</text:p>
          </table:table-cell>
          <table:table-cell table:style-name="ce32" table:formula="of:=100 - 100 * [.N10]/[.C10]" office:value-type="float" office:value="0">
            <text:p>0.00</text:p>
          </table:table-cell>
          <table:table-cell table:style-name="ce34" table:formula="of:=100 - 100 * [.O10]/[.C10]" office:value-type="float" office:value="0">
            <text:p>0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32" table:formula="of:=100 - 100 * [.D11]/[.C11]" office:value-type="float" office:value="19.5652173913043">
            <text:p>19.57</text:p>
          </table:table-cell>
          <table:table-cell table:style-name="ce32" table:formula="of:=100 - 100 * [.E11]/[.C11]" office:value-type="float" office:value="19.5652173913043">
            <text:p>19.57</text:p>
          </table:table-cell>
          <table:table-cell table:style-name="ce32" table:formula="of:=100 - 100 * [.F11]/[.C11]" office:value-type="float" office:value="19.5652173913043">
            <text:p>19.57</text:p>
          </table:table-cell>
          <table:table-cell table:style-name="ce32" table:formula="of:=100 - 100 * [.G11]/[.C11]" office:value-type="float" office:value="2.17391304347827">
            <text:p>2.17</text:p>
          </table:table-cell>
          <table:table-cell table:style-name="ce32" table:formula="of:=100 - 100 * [.H11]/[.C11]" office:value-type="float" office:value="2.17391304347827">
            <text:p>2.17</text:p>
          </table:table-cell>
          <table:table-cell table:style-name="ce32" table:formula="of:=100 - 100 * [.I11]/[.C11]" office:value-type="float" office:value="2.17391304347827">
            <text:p>2.17</text:p>
          </table:table-cell>
          <table:table-cell table:style-name="ce32" table:formula="of:=100 - 100 * [.J11]/[.C11]" office:value-type="float" office:value="2.17391304347827">
            <text:p>2.17</text:p>
          </table:table-cell>
          <table:table-cell table:style-name="ce32" table:formula="of:=100 - 100 * [.K11]/[.C11]" office:value-type="float" office:value="5.79710144927535">
            <text:p>5.80</text:p>
          </table:table-cell>
          <table:table-cell table:style-name="ce32" table:formula="of:=100 - 100 * [.L11]/[.C11]" office:value-type="float" office:value="0">
            <text:p>0.00</text:p>
          </table:table-cell>
          <table:table-cell table:style-name="ce32" table:formula="of:=100 - 100 * [.M11]/[.C11]" office:value-type="float" office:value="19.5652173913043">
            <text:p>19.57</text:p>
          </table:table-cell>
          <table:table-cell table:style-name="ce32" table:formula="of:=100 - 100 * [.N11]/[.C11]" office:value-type="float" office:value="19.5652173913043">
            <text:p>19.57</text:p>
          </table:table-cell>
          <table:table-cell table:style-name="ce34" table:formula="of:=100 - 100 * [.O11]/[.C11]" office:value-type="float" office:value="19.5652173913043">
            <text:p>19.57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32" table:formula="of:=100 - 100 * [.D12]/[.C12]" office:value-type="float" office:value="99.7631662475279">
            <text:p>99.76</text:p>
          </table:table-cell>
          <table:table-cell table:style-name="ce32" table:formula="of:=100 - 100 * [.E12]/[.C12]" office:value-type="float" office:value="99.7533999072198">
            <text:p>99.75</text:p>
          </table:table-cell>
          <table:table-cell table:style-name="ce32" table:formula="of:=100 - 100 * [.F12]/[.C12]" office:value-type="float" office:value="99.4962196124391">
            <text:p>99.50</text:p>
          </table:table-cell>
          <table:table-cell table:style-name="ce32" table:formula="of:=100 - 100 * [.G12]/[.C12]" office:value-type="float" office:value="0">
            <text:p>0.00</text:p>
          </table:table-cell>
          <table:table-cell table:style-name="ce32" table:formula="of:=100 - 100 * [.H12]/[.C12]" office:value-type="float" office:value="20.0014649510462">
            <text:p>20.00</text:p>
          </table:table-cell>
          <table:table-cell table:style-name="ce32" table:formula="of:=100 - 100 * [.I12]/[.C12]" office:value-type="float" office:value="35.0025636643309">
            <text:p>35.00</text:p>
          </table:table-cell>
          <table:table-cell table:style-name="ce32" table:formula="of:=100 - 100 * [.J12]/[.C12]" office:value-type="float" office:value="52.5038454964963">
            <text:p>52.50</text:p>
          </table:table-cell>
          <table:table-cell table:style-name="ce32" table:formula="of:=100 - 100 * [.K12]/[.C12]" office:value-type="float" office:value="17.5175590660123">
            <text:p>17.52</text:p>
          </table:table-cell>
          <table:table-cell table:style-name="ce32" table:formula="of:=100 - 100 * [.L12]/[.C12]" office:value-type="float" office:value="0">
            <text:p>0.00</text:p>
          </table:table-cell>
          <table:table-cell table:style-name="ce32" table:formula="of:=100 - 100 * [.M12]/[.C12]" office:value-type="float" office:value="0">
            <text:p>0.00</text:p>
          </table:table-cell>
          <table:table-cell table:style-name="ce32" table:formula="of:=100 - 100 * [.N12]/[.C12]" office:value-type="float" office:value="99.8657128207632">
            <text:p>99.87</text:p>
          </table:table-cell>
          <table:table-cell table:style-name="ce34" table:formula="of:=100 - 100 * [.O12]/[.C12]" office:value-type="float" office:value="99.8657128207632">
            <text:p>99.87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32" table:formula="of:=100 - 100 * [.D13]/[.C13]" office:value-type="float" office:value="78.1350482315113">
            <text:p>78.14</text:p>
          </table:table-cell>
          <table:table-cell table:style-name="ce32" table:formula="of:=100 - 100 * [.E13]/[.C13]" office:value-type="float" office:value="78.1350482315113">
            <text:p>78.14</text:p>
          </table:table-cell>
          <table:table-cell table:style-name="ce32" table:formula="of:=100 - 100 * [.F13]/[.C13]" office:value-type="float" office:value="70.9539121114684">
            <text:p>70.95</text:p>
          </table:table-cell>
          <table:table-cell table:style-name="ce32" table:formula="of:=100 - 100 * [.G13]/[.C13]" office:value-type="float" office:value="1.28617363344051">
            <text:p>1.29</text:p>
          </table:table-cell>
          <table:table-cell table:style-name="ce32" table:formula="of:=100 - 100 * [.H13]/[.C13]" office:value-type="float" office:value="2.57234726688102">
            <text:p>2.57</text:p>
          </table:table-cell>
          <table:table-cell table:style-name="ce32" table:formula="of:=100 - 100 * [.I13]/[.C13]" office:value-type="float" office:value="3.85852090032154">
            <text:p>3.86</text:p>
          </table:table-cell>
          <table:table-cell table:style-name="ce32" table:formula="of:=100 - 100 * [.J13]/[.C13]" office:value-type="float" office:value="6.43086816720258">
            <text:p>6.43</text:p>
          </table:table-cell>
          <table:table-cell table:style-name="ce32" table:formula="of:=100 - 100 * [.K13]/[.C13]" office:value-type="float" office:value="3.10825294748125">
            <text:p>3.11</text:p>
          </table:table-cell>
          <table:table-cell table:style-name="ce32" table:formula="of:=100 - 100 * [.L13]/[.C13]" office:value-type="float" office:value="48.8745980707396">
            <text:p>48.87</text:p>
          </table:table-cell>
          <table:table-cell table:style-name="ce32" table:formula="of:=100 - 100 * [.M13]/[.C13]" office:value-type="float" office:value="83.6012861736334">
            <text:p>83.60</text:p>
          </table:table-cell>
          <table:table-cell table:style-name="ce32" table:formula="of:=100 - 100 * [.N13]/[.C13]" office:value-type="float" office:value="78.1350482315113">
            <text:p>78.14</text:p>
          </table:table-cell>
          <table:table-cell table:style-name="ce34" table:formula="of:=100 - 100 * [.O13]/[.C13]" office:value-type="float" office:value="78.1350482315113">
            <text:p>78.14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32" table:formula="of:=100 - 100 * [.D14]/[.C14]" office:value-type="float" office:value="5.88235294117646">
            <text:p>5.88</text:p>
          </table:table-cell>
          <table:table-cell table:style-name="ce32" table:formula="of:=100 - 100 * [.E14]/[.C14]" office:value-type="float" office:value="5.88235294117646">
            <text:p>5.88</text:p>
          </table:table-cell>
          <table:table-cell table:style-name="ce32" table:formula="of:=100 - 100 * [.F14]/[.C14]" office:value-type="float" office:value="5.88235294117646">
            <text:p>5.88</text:p>
          </table:table-cell>
          <table:table-cell table:style-name="ce32" table:formula="of:=100 - 100 * [.G14]/[.C14]" office:value-type="float" office:value="0">
            <text:p>0.00</text:p>
          </table:table-cell>
          <table:table-cell table:style-name="ce32" table:formula="of:=100 - 100 * [.H14]/[.C14]" office:value-type="float" office:value="2.94117647058823">
            <text:p>2.94</text:p>
          </table:table-cell>
          <table:table-cell table:style-name="ce32" table:formula="of:=100 - 100 * [.I14]/[.C14]" office:value-type="float" office:value="5.88235294117646">
            <text:p>5.88</text:p>
          </table:table-cell>
          <table:table-cell table:style-name="ce32" table:formula="of:=100 - 100 * [.J14]/[.C14]" office:value-type="float" office:value="5.88235294117646">
            <text:p>5.88</text:p>
          </table:table-cell>
          <table:table-cell table:style-name="ce32" table:formula="of:=100 - 100 * [.K14]/[.C14]" office:value-type="float" office:value="0">
            <text:p>0.00</text:p>
          </table:table-cell>
          <table:table-cell table:style-name="ce32" table:formula="of:=100 - 100 * [.L14]/[.C14]" office:value-type="float" office:value="0">
            <text:p>0.00</text:p>
          </table:table-cell>
          <table:table-cell table:style-name="ce32" table:formula="of:=100 - 100 * [.M14]/[.C14]" office:value-type="float" office:value="5.88235294117646">
            <text:p>5.88</text:p>
          </table:table-cell>
          <table:table-cell table:style-name="ce32" table:formula="of:=100 - 100 * [.N14]/[.C14]" office:value-type="float" office:value="5.88235294117646">
            <text:p>5.88</text:p>
          </table:table-cell>
          <table:table-cell table:style-name="ce34" table:formula="of:=100 - 100 * [.O14]/[.C14]" office:value-type="float" office:value="5.88235294117646">
            <text:p>5.88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32" table:formula="of:=100 - 100 * [.D15]/[.C15]" office:value-type="float" office:value="2.5">
            <text:p>2.50</text:p>
          </table:table-cell>
          <table:table-cell table:style-name="ce32" table:formula="of:=100 - 100 * [.E15]/[.C15]" office:value-type="float" office:value="2.5">
            <text:p>2.50</text:p>
          </table:table-cell>
          <table:table-cell table:style-name="ce32" table:formula="of:=100 - 100 * [.F15]/[.C15]" office:value-type="float" office:value="2.5">
            <text:p>2.50</text:p>
          </table:table-cell>
          <table:table-cell table:style-name="ce32" table:formula="of:=100 - 100 * [.G15]/[.C15]" office:value-type="float" office:value="0">
            <text:p>0.00</text:p>
          </table:table-cell>
          <table:table-cell table:style-name="ce32" table:formula="of:=100 - 100 * [.H15]/[.C15]" office:value-type="float" office:value="2.5">
            <text:p>2.50</text:p>
          </table:table-cell>
          <table:table-cell table:style-name="ce32" table:formula="of:=100 - 100 * [.I15]/[.C15]" office:value-type="float" office:value="2.5">
            <text:p>2.50</text:p>
          </table:table-cell>
          <table:table-cell table:style-name="ce32" table:formula="of:=100 - 100 * [.J15]/[.C15]" office:value-type="float" office:value="2.5">
            <text:p>2.50</text:p>
          </table:table-cell>
          <table:table-cell table:style-name="ce32" table:formula="of:=100 - 100 * [.K15]/[.C15]" office:value-type="float" office:value="0.833333333333343">
            <text:p>0.83</text:p>
          </table:table-cell>
          <table:table-cell table:style-name="ce32" table:formula="of:=100 - 100 * [.L15]/[.C15]" office:value-type="float" office:value="0">
            <text:p>0.00</text:p>
          </table:table-cell>
          <table:table-cell table:style-name="ce32" table:formula="of:=100 - 100 * [.M15]/[.C15]" office:value-type="float" office:value="2.5">
            <text:p>2.50</text:p>
          </table:table-cell>
          <table:table-cell table:style-name="ce32" table:formula="of:=100 - 100 * [.N15]/[.C15]" office:value-type="float" office:value="2.5">
            <text:p>2.50</text:p>
          </table:table-cell>
          <table:table-cell table:style-name="ce34" table:formula="of:=100 - 100 * [.O15]/[.C15]" office:value-type="float" office:value="2.5">
            <text:p>2.5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32" table:formula="of:=100 - 100 * [.D16]/[.C16]" office:value-type="float" office:value="61.576354679803">
            <text:p>61.58</text:p>
          </table:table-cell>
          <table:table-cell table:style-name="ce32" table:formula="of:=100 - 100 * [.E16]/[.C16]" office:value-type="float" office:value="61.576354679803">
            <text:p>61.58</text:p>
          </table:table-cell>
          <table:table-cell table:style-name="ce32" table:formula="of:=100 - 100 * [.F16]/[.C16]" office:value-type="float" office:value="61.9047619047619">
            <text:p>61.90</text:p>
          </table:table-cell>
          <table:table-cell table:style-name="ce32" table:formula="of:=100 - 100 * [.G16]/[.C16]" office:value-type="float" office:value="2.95566502463055">
            <text:p>2.96</text:p>
          </table:table-cell>
          <table:table-cell table:style-name="ce32" table:formula="of:=100 - 100 * [.H16]/[.C16]" office:value-type="float" office:value="5.91133004926108">
            <text:p>5.91</text:p>
          </table:table-cell>
          <table:table-cell table:style-name="ce32" table:formula="of:=100 - 100 * [.I16]/[.C16]" office:value-type="float" office:value="7.38916256157636">
            <text:p>7.39</text:p>
          </table:table-cell>
          <table:table-cell table:style-name="ce32" table:formula="of:=100 - 100 * [.J16]/[.C16]" office:value-type="float" office:value="9.35960591133005">
            <text:p>9.36</text:p>
          </table:table-cell>
          <table:table-cell table:style-name="ce32" table:formula="of:=100 - 100 * [.K16]/[.C16]" office:value-type="float" office:value="18.0623973727422">
            <text:p>18.06</text:p>
          </table:table-cell>
          <table:table-cell table:style-name="ce32" table:formula="of:=100 - 100 * [.L16]/[.C16]" office:value-type="float" office:value="0">
            <text:p>0.00</text:p>
          </table:table-cell>
          <table:table-cell table:style-name="ce32" table:formula="of:=100 - 100 * [.M16]/[.C16]" office:value-type="float" office:value="66.6666666666667">
            <text:p>66.67</text:p>
          </table:table-cell>
          <table:table-cell table:style-name="ce32" table:formula="of:=100 - 100 * [.N16]/[.C16]" office:value-type="float" office:value="67.487684729064">
            <text:p>67.49</text:p>
          </table:table-cell>
          <table:table-cell table:style-name="ce34" table:formula="of:=100 - 100 * [.O16]/[.C16]" office:value-type="float" office:value="67.487684729064">
            <text:p>67.49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32" table:formula="of:=100 - 100 * [.D17]/[.C17]" office:value-type="float" office:value="70.1388888888889">
            <text:p>70.14</text:p>
          </table:table-cell>
          <table:table-cell table:style-name="ce32" table:formula="of:=100 - 100 * [.E17]/[.C17]" office:value-type="float" office:value="68.0555555555556">
            <text:p>68.06</text:p>
          </table:table-cell>
          <table:table-cell table:style-name="ce32" table:formula="of:=100 - 100 * [.F17]/[.C17]" office:value-type="float" office:value="68.287037037037">
            <text:p>68.29</text:p>
          </table:table-cell>
          <table:table-cell table:style-name="ce32" table:formula="of:=100 - 100 * [.G17]/[.C17]" office:value-type="float" office:value="2.77777777777777">
            <text:p>2.78</text:p>
          </table:table-cell>
          <table:table-cell table:style-name="ce32" table:formula="of:=100 - 100 * [.H17]/[.C17]" office:value-type="float" office:value="5.55555555555556">
            <text:p>5.56</text:p>
          </table:table-cell>
          <table:table-cell table:style-name="ce32" table:formula="of:=100 - 100 * [.I17]/[.C17]" office:value-type="float" office:value="6.94444444444444">
            <text:p>6.94</text:p>
          </table:table-cell>
          <table:table-cell table:style-name="ce32" table:formula="of:=100 - 100 * [.J17]/[.C17]" office:value-type="float" office:value="8.33333333333333">
            <text:p>8.33</text:p>
          </table:table-cell>
          <table:table-cell table:style-name="ce32" table:formula="of:=100 - 100 * [.K17]/[.C17]" office:value-type="float" office:value="12.5">
            <text:p>12.50</text:p>
          </table:table-cell>
          <table:table-cell table:style-name="ce32" table:formula="of:=100 - 100 * [.L17]/[.C17]" office:value-type="float" office:value="28.4722222222222">
            <text:p>28.47</text:p>
          </table:table-cell>
          <table:table-cell table:style-name="ce32" table:formula="of:=100 - 100 * [.M17]/[.C17]" office:value-type="float" office:value="76.3888888888889">
            <text:p>76.39</text:p>
          </table:table-cell>
          <table:table-cell table:style-name="ce32" table:formula="of:=100 - 100 * [.N17]/[.C17]" office:value-type="float" office:value="76.3888888888889">
            <text:p>76.39</text:p>
          </table:table-cell>
          <table:table-cell table:style-name="ce34" table:formula="of:=100 - 100 * [.O17]/[.C17]" office:value-type="float" office:value="76.3888888888889">
            <text:p>76.39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32" table:formula="of:=100 - 100 * [.D18]/[.C18]" office:value-type="float" office:value="99.7631662475279">
            <text:p>99.76</text:p>
          </table:table-cell>
          <table:table-cell table:style-name="ce32" table:formula="of:=100 - 100 * [.E18]/[.C18]" office:value-type="float" office:value="99.7533999072198">
            <text:p>99.75</text:p>
          </table:table-cell>
          <table:table-cell table:style-name="ce32" table:formula="of:=100 - 100 * [.F18]/[.C18]" office:value-type="float" office:value="99.4962196124391">
            <text:p>99.50</text:p>
          </table:table-cell>
          <table:table-cell table:style-name="ce32" table:formula="of:=100 - 100 * [.G18]/[.C18]" office:value-type="float" office:value="0">
            <text:p>0.00</text:p>
          </table:table-cell>
          <table:table-cell table:style-name="ce32" table:formula="of:=100 - 100 * [.H18]/[.C18]" office:value-type="float" office:value="20.0014649510462">
            <text:p>20.00</text:p>
          </table:table-cell>
          <table:table-cell table:style-name="ce32" table:formula="of:=100 - 100 * [.I18]/[.C18]" office:value-type="float" office:value="35.0025636643309">
            <text:p>35.00</text:p>
          </table:table-cell>
          <table:table-cell table:style-name="ce32" table:formula="of:=100 - 100 * [.J18]/[.C18]" office:value-type="float" office:value="52.5038454964963">
            <text:p>52.50</text:p>
          </table:table-cell>
          <table:table-cell table:style-name="ce32" table:formula="of:=100 - 100 * [.K18]/[.C18]" office:value-type="float" office:value="17.5175590660123">
            <text:p>17.52</text:p>
          </table:table-cell>
          <table:table-cell table:style-name="ce32" table:formula="of:=100 - 100 * [.L18]/[.C18]" office:value-type="float" office:value="60.3462167639231">
            <text:p>60.35</text:p>
          </table:table-cell>
          <table:table-cell table:style-name="ce32" table:formula="of:=100 - 100 * [.M18]/[.C18]" office:value-type="float" office:value="99.7713048644513">
            <text:p>99.77</text:p>
          </table:table-cell>
          <table:table-cell table:style-name="ce32" table:formula="of:=100 - 100 * [.N18]/[.C18]" office:value-type="float" office:value="99.8657128207632">
            <text:p>99.87</text:p>
          </table:table-cell>
          <table:table-cell table:style-name="ce34" table:formula="of:=100 - 100 * [.O18]/[.C18]" office:value-type="float" office:value="99.8657128207632">
            <text:p>99.87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32" table:formula="of:=100 - 100 * [.D19]/[.C19]" office:value-type="float" office:value="53.125">
            <text:p>53.13</text:p>
          </table:table-cell>
          <table:table-cell table:style-name="ce32" table:formula="of:=100 - 100 * [.E19]/[.C19]" office:value-type="float" office:value="51.5625">
            <text:p>51.56</text:p>
          </table:table-cell>
          <table:table-cell table:style-name="ce32" table:formula="of:=100 - 100 * [.F19]/[.C19]" office:value-type="float" office:value="51.5625">
            <text:p>51.56</text:p>
          </table:table-cell>
          <table:table-cell table:style-name="ce32" table:formula="of:=100 - 100 * [.G19]/[.C19]" office:value-type="float" office:value="3.125">
            <text:p>3.13</text:p>
          </table:table-cell>
          <table:table-cell table:style-name="ce32" table:formula="of:=100 - 100 * [.H19]/[.C19]" office:value-type="float" office:value="6.25">
            <text:p>6.25</text:p>
          </table:table-cell>
          <table:table-cell table:style-name="ce32" table:formula="of:=100 - 100 * [.I19]/[.C19]" office:value-type="float" office:value="9.375">
            <text:p>9.38</text:p>
          </table:table-cell>
          <table:table-cell table:style-name="ce32" table:formula="of:=100 - 100 * [.J19]/[.C19]" office:value-type="float" office:value="14.0625">
            <text:p>14.06</text:p>
          </table:table-cell>
          <table:table-cell table:style-name="ce32" table:formula="of:=100 - 100 * [.K19]/[.C19]" office:value-type="float" office:value="11.4583333333333">
            <text:p>11.46</text:p>
          </table:table-cell>
          <table:table-cell table:style-name="ce32" table:formula="of:=100 - 100 * [.L19]/[.C19]" office:value-type="float" office:value="0">
            <text:p>0.00</text:p>
          </table:table-cell>
          <table:table-cell table:style-name="ce32" table:formula="of:=100 - 100 * [.M19]/[.C19]" office:value-type="float" office:value="62.2395833333333">
            <text:p>62.24</text:p>
          </table:table-cell>
          <table:table-cell table:style-name="ce32" table:formula="of:=100 - 100 * [.N19]/[.C19]" office:value-type="float" office:value="53.125">
            <text:p>53.13</text:p>
          </table:table-cell>
          <table:table-cell table:style-name="ce34" table:formula="of:=100 - 100 * [.O19]/[.C19]" office:value-type="float" office:value="53.125">
            <text:p>53.13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32" table:formula="of:=100 - 100 * [.D20]/[.C20]" office:value-type="float" office:value="0">
            <text:p>0.00</text:p>
          </table:table-cell>
          <table:table-cell table:style-name="ce32" table:formula="of:=100 - 100 * [.E20]/[.C20]" office:value-type="float" office:value="0">
            <text:p>0.00</text:p>
          </table:table-cell>
          <table:table-cell table:style-name="ce32" table:formula="of:=100 - 100 * [.F20]/[.C20]" office:value-type="float" office:value="0">
            <text:p>0.00</text:p>
          </table:table-cell>
          <table:table-cell table:style-name="ce32" table:formula="of:=100 - 100 * [.G20]/[.C20]" office:value-type="float" office:value="0">
            <text:p>0.00</text:p>
          </table:table-cell>
          <table:table-cell table:style-name="ce32" table:formula="of:=100 - 100 * [.H20]/[.C20]" office:value-type="float" office:value="0">
            <text:p>0.00</text:p>
          </table:table-cell>
          <table:table-cell table:style-name="ce32" table:formula="of:=100 - 100 * [.I20]/[.C20]" office:value-type="float" office:value="0">
            <text:p>0.00</text:p>
          </table:table-cell>
          <table:table-cell table:style-name="ce32" table:formula="of:=100 - 100 * [.J20]/[.C20]" office:value-type="float" office:value="0">
            <text:p>0.00</text:p>
          </table:table-cell>
          <table:table-cell table:style-name="ce32" table:formula="of:=100 - 100 * [.K20]/[.C20]" office:value-type="float" office:value="0">
            <text:p>0.00</text:p>
          </table:table-cell>
          <table:table-cell table:style-name="ce32" table:formula="of:=100 - 100 * [.L20]/[.C20]" office:value-type="float" office:value="0">
            <text:p>0.00</text:p>
          </table:table-cell>
          <table:table-cell table:style-name="ce32" table:formula="of:=100 - 100 * [.M20]/[.C20]" office:value-type="float" office:value="0">
            <text:p>0.00</text:p>
          </table:table-cell>
          <table:table-cell table:style-name="ce32" table:formula="of:=100 - 100 * [.N20]/[.C20]" office:value-type="float" office:value="0">
            <text:p>0.00</text:p>
          </table:table-cell>
          <table:table-cell table:style-name="ce34" table:formula="of:=100 - 100 * [.O20]/[.C20]" office:value-type="float" office:value="0">
            <text:p>0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aim-50-1_6-yes1-1.cnf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32" table:formula="of:=100 - 100 * [.D21]/[.C21]" office:value-type="float" office:value="0">
            <text:p>0.00</text:p>
          </table:table-cell>
          <table:table-cell table:style-name="ce32" table:formula="of:=100 - 100 * [.E21]/[.C21]" office:value-type="float" office:value="0">
            <text:p>0.00</text:p>
          </table:table-cell>
          <table:table-cell table:style-name="ce32" table:formula="of:=100 - 100 * [.F21]/[.C21]" office:value-type="float" office:value="0">
            <text:p>0.00</text:p>
          </table:table-cell>
          <table:table-cell table:style-name="ce32" table:formula="of:=100 - 100 * [.G21]/[.C21]" office:value-type="float" office:value="0">
            <text:p>0.00</text:p>
          </table:table-cell>
          <table:table-cell table:style-name="ce32" table:formula="of:=100 - 100 * [.H21]/[.C21]" office:value-type="float" office:value="0">
            <text:p>0.00</text:p>
          </table:table-cell>
          <table:table-cell table:style-name="ce32" table:formula="of:=100 - 100 * [.I21]/[.C21]" office:value-type="float" office:value="0">
            <text:p>0.00</text:p>
          </table:table-cell>
          <table:table-cell table:style-name="ce32" table:formula="of:=100 - 100 * [.J21]/[.C21]" office:value-type="float" office:value="0">
            <text:p>0.00</text:p>
          </table:table-cell>
          <table:table-cell table:style-name="ce32" table:formula="of:=100 - 100 * [.K21]/[.C21]" office:value-type="float" office:value="0">
            <text:p>0.00</text:p>
          </table:table-cell>
          <table:table-cell table:style-name="ce32" table:formula="of:=100 - 100 * [.L21]/[.C21]" office:value-type="float" office:value="0">
            <text:p>0.00</text:p>
          </table:table-cell>
          <table:table-cell table:style-name="ce32" table:formula="of:=100 - 100 * [.M21]/[.C21]" office:value-type="float" office:value="0">
            <text:p>0.00</text:p>
          </table:table-cell>
          <table:table-cell table:style-name="ce32" table:formula="of:=100 - 100 * [.N21]/[.C21]" office:value-type="float" office:value="0">
            <text:p>0.00</text:p>
          </table:table-cell>
          <table:table-cell table:style-name="ce34" table:formula="of:=100 - 100 * [.O21]/[.C21]" office:value-type="float" office:value="0">
            <text:p>0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32" table:formula="of:=100 - 100 * [.D22]/[.C22]" office:value-type="float" office:value="96.0669456066946">
            <text:p>96.07</text:p>
          </table:table-cell>
          <table:table-cell table:style-name="ce32" table:formula="of:=100 - 100 * [.E22]/[.C22]" office:value-type="float" office:value="96.1506276150628">
            <text:p>96.15</text:p>
          </table:table-cell>
          <table:table-cell table:style-name="ce32" table:formula="of:=100 - 100 * [.F22]/[.C22]" office:value-type="float" office:value="95.5927475592748">
            <text:p>95.59</text:p>
          </table:table-cell>
          <table:table-cell table:style-name="ce32" table:formula="of:=100 - 100 * [.G22]/[.C22]" office:value-type="float" office:value="5.35564853556485">
            <text:p>5.36</text:p>
          </table:table-cell>
          <table:table-cell table:style-name="ce32" table:formula="of:=100 - 100 * [.H22]/[.C22]" office:value-type="float" office:value="8.36820083682008">
            <text:p>8.37</text:p>
          </table:table-cell>
          <table:table-cell table:style-name="ce32" table:formula="of:=100 - 100 * [.I22]/[.C22]" office:value-type="float" office:value="11.3807531380753">
            <text:p>11.38</text:p>
          </table:table-cell>
          <table:table-cell table:style-name="ce32" table:formula="of:=100 - 100 * [.J22]/[.C22]" office:value-type="float" office:value="14.5606694560669">
            <text:p>14.56</text:p>
          </table:table-cell>
          <table:table-cell table:style-name="ce32" table:formula="of:=100 - 100 * [.K22]/[.C22]" office:value-type="float" office:value="11.1854951185495">
            <text:p>11.19</text:p>
          </table:table-cell>
          <table:table-cell table:style-name="ce32" table:formula="of:=100 - 100 * [.L22]/[.C22]" office:value-type="float" office:value="0">
            <text:p>0.00</text:p>
          </table:table-cell>
          <table:table-cell table:style-name="ce32" table:formula="of:=100 - 100 * [.M22]/[.C22]" office:value-type="float" office:value="96.0669456066946">
            <text:p>96.07</text:p>
          </table:table-cell>
          <table:table-cell table:style-name="ce32" table:formula="of:=100 - 100 * [.N22]/[.C22]" office:value-type="float" office:value="96.0669456066946">
            <text:p>96.07</text:p>
          </table:table-cell>
          <table:table-cell table:style-name="ce34" table:formula="of:=100 - 100 * [.O22]/[.C22]" office:value-type="float" office:value="96.0669456066946">
            <text:p>96.07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32" table:formula="of:=100 - 100 * [.D23]/[.C23]" office:value-type="float" office:value="70.0636942675159">
            <text:p>70.06</text:p>
          </table:table-cell>
          <table:table-cell table:style-name="ce32" table:formula="of:=100 - 100 * [.E23]/[.C23]" office:value-type="float" office:value="71.9745222929936">
            <text:p>71.97</text:p>
          </table:table-cell>
          <table:table-cell table:style-name="ce32" table:formula="of:=100 - 100 * [.F23]/[.C23]" office:value-type="float" office:value="68.7898089171974">
            <text:p>68.79</text:p>
          </table:table-cell>
          <table:table-cell table:style-name="ce32" table:formula="of:=100 - 100 * [.G23]/[.C23]" office:value-type="float" office:value="6.36942675159236">
            <text:p>6.37</text:p>
          </table:table-cell>
          <table:table-cell table:style-name="ce32" table:formula="of:=100 - 100 * [.H23]/[.C23]" office:value-type="float" office:value="11.4649681528662">
            <text:p>11.46</text:p>
          </table:table-cell>
          <table:table-cell table:style-name="ce32" table:formula="of:=100 - 100 * [.I23]/[.C23]" office:value-type="float" office:value="21.656050955414">
            <text:p>21.66</text:p>
          </table:table-cell>
          <table:table-cell table:style-name="ce32" table:formula="of:=100 - 100 * [.J23]/[.C23]" office:value-type="float" office:value="26.7515923566879">
            <text:p>26.75</text:p>
          </table:table-cell>
          <table:table-cell table:style-name="ce32" table:formula="of:=100 - 100 * [.K23]/[.C23]" office:value-type="float" office:value="15.9235668789809">
            <text:p>15.92</text:p>
          </table:table-cell>
          <table:table-cell table:style-name="ce32" table:formula="of:=100 - 100 * [.L23]/[.C23]" office:value-type="float" office:value="38.8535031847134">
            <text:p>38.85</text:p>
          </table:table-cell>
          <table:table-cell table:style-name="ce32" table:formula="of:=100 - 100 * [.M23]/[.C23]" office:value-type="float" office:value="70.9129511677282">
            <text:p>70.91</text:p>
          </table:table-cell>
          <table:table-cell table:style-name="ce32" table:formula="of:=100 - 100 * [.N23]/[.C23]" office:value-type="float" office:value="71.9745222929936">
            <text:p>71.97</text:p>
          </table:table-cell>
          <table:table-cell table:style-name="ce34" table:formula="of:=100 - 100 * [.O23]/[.C23]" office:value-type="float" office:value="71.9745222929936">
            <text:p>71.97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42">
            <text:p>42</text:p>
          </table:table-cell>
          <table:table-cell table:style-name="ce32" table:formula="of:=100 - 100 * [.D24]/[.C24]" office:value-type="float" office:value="0">
            <text:p>0.00</text:p>
          </table:table-cell>
          <table:table-cell table:style-name="ce32" table:formula="of:=100 - 100 * [.E24]/[.C24]" office:value-type="float" office:value="0">
            <text:p>0.00</text:p>
          </table:table-cell>
          <table:table-cell table:style-name="ce32" table:formula="of:=100 - 100 * [.F24]/[.C24]" office:value-type="float" office:value="0">
            <text:p>0.00</text:p>
          </table:table-cell>
          <table:table-cell table:style-name="ce32" table:formula="of:=100 - 100 * [.G24]/[.C24]" office:value-type="float" office:value="0">
            <text:p>0.00</text:p>
          </table:table-cell>
          <table:table-cell table:style-name="ce32" table:formula="of:=100 - 100 * [.H24]/[.C24]" office:value-type="float" office:value="0">
            <text:p>0.00</text:p>
          </table:table-cell>
          <table:table-cell table:style-name="ce32" table:formula="of:=100 - 100 * [.I24]/[.C24]" office:value-type="float" office:value="0">
            <text:p>0.00</text:p>
          </table:table-cell>
          <table:table-cell table:style-name="ce32" table:formula="of:=100 - 100 * [.J24]/[.C24]" office:value-type="float" office:value="0">
            <text:p>0.00</text:p>
          </table:table-cell>
          <table:table-cell table:style-name="ce32" table:formula="of:=100 - 100 * [.K24]/[.C24]" office:value-type="float" office:value="0">
            <text:p>0.00</text:p>
          </table:table-cell>
          <table:table-cell table:style-name="ce32" table:formula="of:=100 - 100 * [.L24]/[.C24]" office:value-type="float" office:value="0">
            <text:p>0.00</text:p>
          </table:table-cell>
          <table:table-cell table:style-name="ce32" table:formula="of:=100 - 100 * [.M24]/[.C24]" office:value-type="float" office:value="0">
            <text:p>0.00</text:p>
          </table:table-cell>
          <table:table-cell table:style-name="ce32" table:formula="of:=100 - 100 * [.N24]/[.C24]" office:value-type="float" office:value="0">
            <text:p>0.00</text:p>
          </table:table-cell>
          <table:table-cell table:style-name="ce34" table:formula="of:=100 - 100 * [.O24]/[.C24]" office:value-type="float" office:value="0">
            <text:p>0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32" table:formula="of:=100 - 100 * [.D25]/[.C25]" office:value-type="float" office:value="96.2384669978708">
            <text:p>96.24</text:p>
          </table:table-cell>
          <table:table-cell table:style-name="ce32" table:formula="of:=100 - 100 * [.E25]/[.C25]" office:value-type="float" office:value="97.1611071682044">
            <text:p>97.16</text:p>
          </table:table-cell>
          <table:table-cell table:style-name="ce32" table:formula="of:=100 - 100 * [.F25]/[.C25]" office:value-type="float" office:value="96.0728649160161">
            <text:p>96.07</text:p>
          </table:table-cell>
          <table:table-cell table:style-name="ce32" table:formula="of:=100 - 100 * [.G25]/[.C25]" office:value-type="float" office:value="3.40667139815471">
            <text:p>3.41</text:p>
          </table:table-cell>
          <table:table-cell table:style-name="ce32" table:formula="of:=100 - 100 * [.H25]/[.C25]" office:value-type="float" office:value="6.81334279630944">
            <text:p>6.81</text:p>
          </table:table-cell>
          <table:table-cell table:style-name="ce32" table:formula="of:=100 - 100 * [.I25]/[.C25]" office:value-type="float" office:value="11.3555713271824">
            <text:p>11.36</text:p>
          </table:table-cell>
          <table:table-cell table:style-name="ce32" table:formula="of:=100 - 100 * [.J25]/[.C25]" office:value-type="float" office:value="17.0333569907736">
            <text:p>17.03</text:p>
          </table:table-cell>
          <table:table-cell table:style-name="ce32" table:formula="of:=100 - 100 * [.K25]/[.C25]" office:value-type="float" office:value="32.883841968299">
            <text:p>32.88</text:p>
          </table:table-cell>
          <table:table-cell table:style-name="ce32" table:formula="of:=100 - 100 * [.L25]/[.C25]" office:value-type="float" office:value="87.9347054648687">
            <text:p>87.93</text:p>
          </table:table-cell>
          <table:table-cell table:style-name="ce32" table:formula="of:=100 - 100 * [.M25]/[.C25]" office:value-type="float" office:value="96.6643009226402">
            <text:p>96.66</text:p>
          </table:table-cell>
          <table:table-cell table:style-name="ce32" table:formula="of:=100 - 100 * [.N25]/[.C25]" office:value-type="float" office:value="96.3094393186657">
            <text:p>96.31</text:p>
          </table:table-cell>
          <table:table-cell table:style-name="ce34" table:formula="of:=100 - 100 * [.O25]/[.C25]" office:value-type="float" office:value="96.3094393186657">
            <text:p>96.31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aim-50-1_6-yes1-4.cnf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32" table:formula="of:=100 - 100 * [.D26]/[.C26]" office:value-type="float" office:value="0">
            <text:p>0.00</text:p>
          </table:table-cell>
          <table:table-cell table:style-name="ce32" table:formula="of:=100 - 100 * [.E26]/[.C26]" office:value-type="float" office:value="0">
            <text:p>0.00</text:p>
          </table:table-cell>
          <table:table-cell table:style-name="ce32" table:formula="of:=100 - 100 * [.F26]/[.C26]" office:value-type="float" office:value="0">
            <text:p>0.00</text:p>
          </table:table-cell>
          <table:table-cell table:style-name="ce32" table:formula="of:=100 - 100 * [.G26]/[.C26]" office:value-type="float" office:value="0">
            <text:p>0.00</text:p>
          </table:table-cell>
          <table:table-cell table:style-name="ce32" table:formula="of:=100 - 100 * [.H26]/[.C26]" office:value-type="float" office:value="0">
            <text:p>0.00</text:p>
          </table:table-cell>
          <table:table-cell table:style-name="ce32" table:formula="of:=100 - 100 * [.I26]/[.C26]" office:value-type="float" office:value="0">
            <text:p>0.00</text:p>
          </table:table-cell>
          <table:table-cell table:style-name="ce32" table:formula="of:=100 - 100 * [.J26]/[.C26]" office:value-type="float" office:value="0">
            <text:p>0.00</text:p>
          </table:table-cell>
          <table:table-cell table:style-name="ce32" table:formula="of:=100 - 100 * [.K26]/[.C26]" office:value-type="float" office:value="0">
            <text:p>0.00</text:p>
          </table:table-cell>
          <table:table-cell table:style-name="ce32" table:formula="of:=100 - 100 * [.L26]/[.C26]" office:value-type="float" office:value="0">
            <text:p>0.00</text:p>
          </table:table-cell>
          <table:table-cell table:style-name="ce32" table:formula="of:=100 - 100 * [.M26]/[.C26]" office:value-type="float" office:value="0">
            <text:p>0.00</text:p>
          </table:table-cell>
          <table:table-cell table:style-name="ce32" table:formula="of:=100 - 100 * [.N26]/[.C26]" office:value-type="float" office:value="0">
            <text:p>0.00</text:p>
          </table:table-cell>
          <table:table-cell table:style-name="ce34" table:formula="of:=100 - 100 * [.O26]/[.C26]" office:value-type="float" office:value="0">
            <text:p>0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dubois22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32" table:formula="of:=100 - 100 * [.D27]/[.C27]" office:value-type="float" office:value="99.7631662475279">
            <text:p>99.76</text:p>
          </table:table-cell>
          <table:table-cell table:style-name="ce32" table:formula="of:=100 - 100 * [.E27]/[.C27]" office:value-type="float" office:value="99.7533999072198">
            <text:p>99.75</text:p>
          </table:table-cell>
          <table:table-cell table:style-name="ce32" table:formula="of:=100 - 100 * [.F27]/[.C27]" office:value-type="float" office:value="99.4962196124391">
            <text:p>99.50</text:p>
          </table:table-cell>
          <table:table-cell table:style-name="ce32" table:formula="of:=100 - 100 * [.G27]/[.C27]" office:value-type="float" office:value="0">
            <text:p>0.00</text:p>
          </table:table-cell>
          <table:table-cell table:style-name="ce32" table:formula="of:=100 - 100 * [.H27]/[.C27]" office:value-type="float" office:value="20.0014649510462">
            <text:p>20.00</text:p>
          </table:table-cell>
          <table:table-cell table:style-name="ce32" table:formula="of:=100 - 100 * [.I27]/[.C27]" office:value-type="float" office:value="35.0025636643309">
            <text:p>35.00</text:p>
          </table:table-cell>
          <table:table-cell table:style-name="ce32" table:formula="of:=100 - 100 * [.J27]/[.C27]" office:value-type="float" office:value="52.5038454964963">
            <text:p>52.50</text:p>
          </table:table-cell>
          <table:table-cell table:style-name="ce32" table:formula="of:=100 - 100 * [.K27]/[.C27]" office:value-type="float" office:value="17.5175590660123">
            <text:p>17.52</text:p>
          </table:table-cell>
          <table:table-cell table:style-name="ce32" table:formula="of:=100 - 100 * [.L27]/[.C27]" office:value-type="float" office:value="0">
            <text:p>0.00</text:p>
          </table:table-cell>
          <table:table-cell table:style-name="ce32" table:formula="of:=100 - 100 * [.M27]/[.C27]" office:value-type="float" office:value="99.7713048644513">
            <text:p>99.77</text:p>
          </table:table-cell>
          <table:table-cell table:style-name="ce32" table:formula="of:=100 - 100 * [.N27]/[.C27]" office:value-type="float" office:value="99.8657128207632">
            <text:p>99.87</text:p>
          </table:table-cell>
          <table:table-cell table:style-name="ce34" table:formula="of:=100 - 100 * [.O27]/[.C27]" office:value-type="float" office:value="99.8657128207632">
            <text:p>99.87</text:p>
          </table:table-cell>
          <table:table-cell table:number-columns-repeated="1009"/>
        </table:table-row>
        <table:table-row table:style-name="ro1">
          <table:table-cell table:style-name="ce85" office:value-type="string">
            <text:p>Avg</text:p>
          </table:table-cell>
          <table:table-cell table:style-name="ce91" table:formula="of:=SUM([.B32:.B56])/25" office:value-type="float" office:value="27.44">
            <text:p>27.44</text:p>
          </table:table-cell>
          <table:table-cell table:style-name="ce91" table:formula="of:=SUM([.C32:.C56])/25" office:value-type="float" office:value="6382.72">
            <text:p>6382.72</text:p>
          </table:table-cell>
          <table:table-cell table:style-name="ce91" table:formula="of:=SUM([.D32:.D56])/25" office:value-type="float" office:value="43.7913756672647">
            <text:p>43.79</text:p>
          </table:table-cell>
          <table:table-cell table:style-name="ce91" table:formula="of:=SUM([.E32:.E56])/25" office:value-type="float" office:value="44.867333549821">
            <text:p>44.87</text:p>
          </table:table-cell>
          <table:table-cell table:style-name="ce91" table:formula="of:=SUM([.F32:.F56])/25" office:value-type="float" office:value="44.1984264963136">
            <text:p>44.20</text:p>
          </table:table-cell>
          <table:table-cell table:style-name="ce91" table:formula="of:=SUM([.G32:.G56])/25" office:value-type="float" office:value="1.53381123789575">
            <text:p>1.53</text:p>
          </table:table-cell>
          <table:table-cell table:style-name="ce91" table:formula="of:=SUM([.H32:.H56])/25" office:value-type="float" office:value="5.71130009411501">
            <text:p>5.71</text:p>
          </table:table-cell>
          <table:table-cell table:style-name="ce91" table:formula="of:=SUM([.I32:.I56])/25" office:value-type="float" office:value="9.29400287844994">
            <text:p>9.29</text:p>
          </table:table-cell>
          <table:table-cell table:style-name="ce91" table:formula="of:=SUM([.J32:.J56])/25" office:value-type="float" office:value="12.8801588221739">
            <text:p>12.88</text:p>
          </table:table-cell>
          <table:table-cell table:style-name="ce91" table:formula="of:=SUM([.K32:.K56])/25" office:value-type="float" office:value="7.76507302962043">
            <text:p>7.77</text:p>
          </table:table-cell>
          <table:table-cell table:style-name="ce91" table:formula="of:=SUM([.L32:.L56])/25" office:value-type="float" office:value="12.376532798845">
            <text:p>12.38</text:p>
          </table:table-cell>
          <table:table-cell table:style-name="ce91" table:formula="of:=SUM([.M32:.M56])/25" office:value-type="float" office:value="40.3438332707336">
            <text:p>40.34</text:p>
          </table:table-cell>
          <table:table-cell table:style-name="ce91" table:formula="of:=SUM([.N32:.N56])/25" office:value-type="float" office:value="46.7618397161827">
            <text:p>46.76</text:p>
          </table:table-cell>
          <table:table-cell table:style-name="ce97" table:formula="of:=SUM([.O32:.O56])/25" office:value-type="float" office:value="46.7618397161827">
            <text:p>46.76</text:p>
          </table:table-cell>
          <table:table-cell table:number-columns-repeated="1009"/>
        </table:table-row>
        <table:table-row table:style-name="ro6">
          <table:table-cell table:style-name="ce86" office:value-type="string">
            <text:p>Avg<text:span text:style-name="T1">val(xi) &gt; 0</text:span></text:p>
          </table:table-cell>
          <table:table-cell table:style-name="ce32" table:formula="of:=SUM([.B32:.B56])/25" office:value-type="float" office:value="27.44">
            <text:p>27.44</text:p>
          </table:table-cell>
          <table:table-cell table:style-name="ce32" table:formula="of:=SUM([.C32:.C56])/25" office:value-type="float" office:value="6382.72">
            <text:p>6382.72</text:p>
          </table:table-cell>
          <table:table-cell table:style-name="ce92" table:formula="of:=AVERAGEA([.D32];[.D33];[.D35];[.D36];[.D37];[.D38];[.D40];[.D41];[.D42];[.D43];[.D44];[.D45];[.D46];[.D47];[.D48];[.D51];[.D52];[.D54];[.D56])" office:value-type="float" office:value="57.6202311411377">
            <text:p>57.62</text:p>
          </table:table-cell>
          <table:table-cell table:style-name="ce92" table:formula="of:=AVERAGEA([.E32];[.E33];[.E35];[.E36];[.E37];[.E38];[.E40];[.E41];[.E42];[.E43];[.E44];[.E45];[.E46];[.E47];[.E48];[.E51];[.E52];[.E54];[.E56])" office:value-type="float" office:value="59.0359651971329">
            <text:p>59.04</text:p>
          </table:table-cell>
          <table:table-cell table:style-name="ce92" table:formula="of:=AVERAGEA([.F32];[.F33];[.F35];[.F36];[.F37];[.F38];[.F40];[.F41];[.F42];[.F43];[.F44];[.F45];[.F46];[.F47];[.F48];[.F51];[.F52];[.F54];[.F56])" office:value-type="float" office:value="58.1558243372548">
            <text:p>58.16</text:p>
          </table:table-cell>
          <table:table-cell table:style-name="ce92" table:formula="of:=AVERAGEA([.G32];[.G33];[.G37];[.G38];[.G40];[.G42];[.G45];[.G46];[.G48];[.G51];[.G52];[.G54])" office:value-type="float" office:value="3.19544007894949">
            <text:p>3.20</text:p>
          </table:table-cell>
          <table:table-cell table:style-name="ce92" table:formula="of:=AVERAGEA([.H32];[.H33];[.H35];[.H36];[.H37];[.H38];[.H40];[.H41];[.H42];[.H43];[.H44];[.H45];[.H46];[.H47];[.H48];[.H51];[.H52];[.H54];[.H56])" office:value-type="float" office:value="7.51486854488817">
            <text:p>7.51</text:p>
          </table:table-cell>
          <table:table-cell table:style-name="ce92" table:formula="of:=AVERAGEA([.I32];[.I33];[.I35];[.I36];[.I37];[.I38];[.I40];[.I41];[.I42];[.I43];[.I44];[.I45];[.I46];[.I47];[.I48];[.I51];[.I52];[.I54];[.I56])" office:value-type="float" office:value="12.2289511558552">
            <text:p>12.23</text:p>
          </table:table-cell>
          <table:table-cell table:style-name="ce92" table:formula="of:=AVERAGEA([.J32];[.J33];[.J35];[.J37];[.J38];[.J40];[.J41];[.J42];[.J43];[.J44];[.J45];[.J46];[.J47];[.J48];[.J51];[.J52];[.J54];[.J56])" office:value-type="float" office:value="17.8891094752415">
            <text:p>17.89</text:p>
          </table:table-cell>
          <table:table-cell table:style-name="ce92" table:formula="of:=AVERAGEA([.K32];[.K33];[.K35];[.K36];[.K37];[.K38];[.K40];[.K41];[.K42];[.K44];[.K45];[.K46];[.K47];[.K48];[.K51];[.K52];[.K54];[.K56])" office:value-type="float" office:value="10.7848236522506">
            <text:p>10.78</text:p>
          </table:table-cell>
          <table:table-cell table:style-name="ce92" table:formula="of:=AVERAGEA([.L32];[.L33];[.L35];[.L38];[.L42];[.L46];[.L47];[.L52];[.L54])" office:value-type="float" office:value="34.3792577745694">
            <text:p>34.38</text:p>
          </table:table-cell>
          <table:table-cell table:style-name="ce92" table:formula="of:=AVERAGEA([.M32];[.M33];[.M35];[.M36];[.M38];[.M40];[.M42];[.M43];[.M44];[.M45];[.M46];[.M47];[.M48];[.M51];[.M52];[.M54];[.M56])" office:value-type="float" office:value="59.3291665746083">
            <text:p>59.33</text:p>
          </table:table-cell>
          <table:table-cell table:style-name="ce92" table:formula="of:=AVERAGEA([.N32];[.N33];[.N35];[.N36];[.N37];[.N38];[.N40];[.N41];[.N42];[.N43];[.N44];[.N45];[.N46];[.N47];[.N48];[.N51];[.N52];[.N54];[.N56])" office:value-type="float" office:value="61.5287364686615">
            <text:p>61.53</text:p>
          </table:table-cell>
          <table:table-cell table:style-name="ce98" table:formula="of:=AVERAGEA([.O32];[.O33];[.O35];[.O36];[.O37];[.O38];[.O40];[.O41];[.O42];[.O43];[.O44];[.O45];[.O46];[.O47];[.O48];[.O51];[.O52];[.O54];[.O56])" office:value-type="float" office:value="61.5287364686615">
            <text:p>61.53</text:p>
          </table:table-cell>
          <table:table-cell table:number-columns-repeated="1009"/>
        </table:table-row>
        <table:table-row table:style-name="ro6">
          <table:table-cell table:style-name="ce87" office:value-type="string">
            <text:p><text:span text:style-name="T2">s</text:span><text:span text:style-name="T3"> </text:span></text:p>
          </table:table-cell>
          <table:table-cell table:style-name="ce32" table:number-columns-repeated="2"/>
          <table:table-cell table:style-name="ce93" table:formula="of:=STDEVPA([.D32:.D56])" office:value-type="float" office:value="38.2779589772212">
            <text:p>38.28</text:p>
          </table:table-cell>
          <table:table-cell table:style-name="ce93" table:formula="of:=STDEVPA([.E32:.E56])" office:value-type="float" office:value="38.7804461372749">
            <text:p>38.78</text:p>
          </table:table-cell>
          <table:table-cell table:style-name="ce93" table:formula="of:=STDEVPA([.F32:.F56])" office:value-type="float" office:value="38.4782644170929">
            <text:p>38.48</text:p>
          </table:table-cell>
          <table:table-cell table:style-name="ce93" table:formula="of:=STDEVPA([.G32:.G56])" office:value-type="float" office:value="1.91303353647416">
            <text:p>1.91</text:p>
          </table:table-cell>
          <table:table-cell table:style-name="ce93" table:formula="of:=STDEVPA([.H32:.H56])" office:value-type="float" office:value="6.12311373737478">
            <text:p>6.12</text:p>
          </table:table-cell>
          <table:table-cell table:style-name="ce93" table:formula="of:=STDEVPA([.I32:.I56])" office:value-type="float" office:value="10.7879369149042">
            <text:p>10.79</text:p>
          </table:table-cell>
          <table:table-cell table:style-name="ce93" table:formula="of:=STDEVPA([.J32:.J56])" office:value-type="float" office:value="16.2483098789427">
            <text:p>16.25</text:p>
          </table:table-cell>
          <table:table-cell table:style-name="ce93" table:formula="of:=STDEVPA([.K32:.K56])" office:value-type="float" office:value="8.3774996234844">
            <text:p>8.38</text:p>
          </table:table-cell>
          <table:table-cell table:style-name="ce93" table:formula="of:=STDEVPA([.L32:.L56])" office:value-type="float" office:value="22.668519801689">
            <text:p>22.67</text:p>
          </table:table-cell>
          <table:table-cell table:style-name="ce93" table:formula="of:=STDEVPA([.M32:.M56])" office:value-type="float" office:value="38.7355228381184">
            <text:p>38.74</text:p>
          </table:table-cell>
          <table:table-cell table:style-name="ce93" table:formula="of:=STDEVPA([.N32:.N56])" office:value-type="float" office:value="40.2933784985425">
            <text:p>40.29</text:p>
          </table:table-cell>
          <table:table-cell table:style-name="ce99" table:formula="of:=STDEVPA([.O32:.O56])" office:value-type="float" office:value="40.2933784985425">
            <text:p>40.29</text:p>
          </table:table-cell>
          <table:table-cell table:style-name="ce101" table:number-columns-repeated="1009"/>
        </table:table-row>
        <table:table-row table:style-name="ro7">
          <table:table-cell table:style-name="ce88" office:value-type="string">
            <text:p><text:span text:style-name="T2">s</text:span><text:span text:style-name="T4">val(xi) &gt; 0</text:span></text:p>
          </table:table-cell>
          <table:table-cell table:style-name="ce33" table:number-columns-repeated="2"/>
          <table:table-cell table:style-name="ce94" table:formula="of:=STDEV([.D32:.D33];[.D35];[.D36];[.D37];[.D38];[.D40];[.D41];[.D42];[.D43];[.D44];[.D45];[.D46];[.D47];[.D48];[.D51];[.D52];[.D54];[.D56])" office:value-type="float" office:value="34.5530497600176">
            <text:p>34.55</text:p>
          </table:table-cell>
          <table:table-cell table:style-name="ce94" table:formula="of:=STDEV([.E32:.E33];[.E35];[.E36];[.E37];[.E38];[.E40];[.E41];[.E42];[.E43];[.E44];[.E45];[.E46];[.E47];[.E48];[.E51];[.E52];[.E54];[.E56])" office:value-type="float" office:value="34.7253965768409">
            <text:p>34.73</text:p>
          </table:table-cell>
          <table:table-cell table:style-name="ce94" table:formula="of:=STDEV([.F32:.F33];[.F35];[.F36];[.F37];[.F38];[.F40];[.F41];[.F42];[.F43];[.F44];[.F45];[.F46];[.F47];[.F48];[.F51];[.F52];[.F54];[.F56])" office:value-type="float" office:value="34.6346368458391">
            <text:p>34.63</text:p>
          </table:table-cell>
          <table:table-cell table:style-name="ce94" table:formula="of:=STDEV([.G32];[.G33];[.G37];[.G38];[.G40];[.G42];[.G45];[.G46];[.G48];[.G51];[.G52];[.G54])" office:value-type="float" office:value="1.58907657723176">
            <text:p>1.59</text:p>
          </table:table-cell>
          <table:table-cell table:style-name="ce94" table:formula="of:=STDEV([.H32];[.H33];[.H35];[.H36];[.H37];[.H38];[.H40];[.H41];[.H42];[.H43];[.H44];[.H45];[.H46];[.H47];[.H48];[.H51];[.H52];[.H54];[.H56])" office:value-type="float" office:value="6.14543656099839">
            <text:p>6.15</text:p>
          </table:table-cell>
          <table:table-cell table:style-name="ce94" table:formula="of:=STDEV([.I32];[.I33];[.I35];[.I36];[.I37];[.I38];[.I40];[.I41];[.I42];[.I43];[.I44];[.I45];[.I46];[.I47];[.I48];[.I51];[.I52];[.I54];[.I56])" office:value-type="float" office:value="11.1244328907668">
            <text:p>11.12</text:p>
          </table:table-cell>
          <table:table-cell table:style-name="ce94" table:formula="of:=STDEV([.J32];[.J33];[.J35];[.J37];[.J38];[.J40];[.J41];[.J42];[.J43];[.J44];[.J45];[.J46];[.J47];[.J48];[.J51];[.J52];[.J54];[.J56])" office:value-type="float" office:value="17.1280426227165">
            <text:p>17.13</text:p>
          </table:table-cell>
          <table:table-cell table:style-name="ce94" table:formula="of:=STDEV([.K32];[.K33];[.K35];[.K36];[.K37];[.K38];[.K40];[.K41];[.K42];[.K44];[.K45];[.K46];[.K47];[.K48];[.K51];[.K52];[.K54];[.K56])" office:value-type="float" office:value="8.29013551169279">
            <text:p>8.29</text:p>
          </table:table-cell>
          <table:table-cell table:style-name="ce94" table:formula="of:=STDEV([.L32];[.L33];[.L35];[.L38];[.L42];[.L46];[.L47];[.L52];[.L54])" office:value-type="float" office:value="27.4740981809201">
            <text:p>27.47</text:p>
          </table:table-cell>
          <table:table-cell table:style-name="ce94" table:formula="of:=STDEV([.M32:.M33];[.M35];[.M36];[.M38];[.M40];[.M42];[.M43];[.M44];[.M45];[.M46];[.M47];[.M48];[.M51];[.M52];[.M54];[.M56])" office:value-type="float" office:value="33.8770665453961">
            <text:p>33.88</text:p>
          </table:table-cell>
          <table:table-cell table:style-name="ce94" table:formula="of:=STDEV([.N32:.N33];[.N35];[.N36];[.N37];[.N38];[.N40];[.N41];[.N42];[.N43];[.N44];[.N45];[.N46];[.N47];[.N48];[.N51];[.N52];[.N54];[.N56])" office:value-type="float" office:value="35.9982463265377">
            <text:p>36.00</text:p>
          </table:table-cell>
          <table:table-cell table:style-name="ce100" table:formula="of:=STDEV([.O32:.O33];[.O35];[.O36];[.O37];[.O38];[.O40];[.O41];[.O42];[.O43];[.O44];[.O45];[.O46];[.O47];[.O48];[.O51];[.O52];[.O54];[.O56])" office:value-type="float" office:value="35.9982463265377">
            <text:p>36.00</text:p>
          </table:table-cell>
          <table:table-cell table:number-columns-repeated="1009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phs" table:style-name="ta1">
        <table:shapes>
          <draw:frame draw:z-index="0" draw:style-name="gr1" svg:width="17.305cm" svg:height="8.994cm" svg:x="20.525cm" svg:y="3.443cm">
            <draw:object draw:notify-on-update-of-ranges="Graphs.B1:Graphs.B1 Graphs.C1:Graphs.C1 Graphs.D1:Graphs.D1 Graphs.K1:Graphs.K1 Graphs.L1:Graphs.L1 Graphs.M1:Graphs.M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20.426cm" svg:height="9.088cm" svg:x="0.019cm" svg:y="3.293cm">
            <draw:object draw:notify-on-update-of-ranges="Graphs.A1:Graphs.A1 Graphs.B1:Graphs.M1 Graphs.A3:Graphs.A3 Graphs.B3:Graphs.M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4" table:default-cell-style-name="ce102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6"/>
        <table:table-column table:style-name="co52" table:default-cell-style-name="ce6"/>
        <table:table-column table:style-name="co9" table:number-columns-repeated="3" table:default-cell-style-name="ce6"/>
        <table:table-column table:style-name="co9" table:default-cell-style-name="ce9"/>
        <table:table-row table:style-name="ro6">
          <table:table-cell office:value-type="string">
            <text:p>Algorithm</text:p>
          </table:table-cell>
          <table:table-cell office:value-type="string">
            <text:p>Sifting</text:p>
          </table:table-cell>
          <table:table-cell office:value-type="string">
            <text:p>Sifting (s. o.)</text:p>
          </table:table-cell>
          <table:table-cell office:value-type="string">
            <text:p>Sifting (r. o.)</text:p>
          </table:table-cell>
          <table:table-cell office:value-type="string">
            <text:p>WP<text:span text:style-name="T5">K=2</text:span></text:p>
          </table:table-cell>
          <table:table-cell office:value-type="string">
            <text:p>WP<text:span text:style-name="T5">K=3</text:span></text:p>
          </table:table-cell>
          <table:table-cell office:value-type="string">
            <text:p>WP<text:span text:style-name="T5">K=4</text:span></text:p>
          </table:table-cell>
          <table:table-cell office:value-type="string">
            <text:p>WP<text:span text:style-name="T5">K=5</text:span></text:p>
          </table:table-cell>
          <table:table-cell office:value-type="string">
            <text:p>RandSwapper</text:p>
          </table:table-cell>
          <table:table-cell office:value-type="string">
            <text:p>Genetic</text:p>
          </table:table-cell>
          <table:table-cell office:value-type="string">
            <text:p>Memetic</text:p>
          </table:table-cell>
          <table:table-cell office:value-type="string">
            <text:p>Isifting NR</text:p>
          </table:table-cell>
          <table:table-cell office:value-type="string">
            <text:p>Isifting</text:p>
          </table:table-cell>
        </table:table-row>
        <table:table-row table:style-name="ro1">
          <table:table-cell table:style-name="ce103" office:value-type="string">
            <text:p>Avg</text:p>
          </table:table-cell>
          <table:table-cell table:style-name="ce32" table:formula="of:=[$Comparison.$D$57]" office:value-type="float" office:value="43.7913756672647">
            <text:p>43.79</text:p>
          </table:table-cell>
          <table:table-cell table:style-name="ce32" table:formula="of:=[$Comparison.$E$57]" office:value-type="float" office:value="44.867333549821">
            <text:p>44.87</text:p>
          </table:table-cell>
          <table:table-cell table:style-name="ce32" table:formula="of:=[$Comparison.$F$57]" office:value-type="float" office:value="44.1984264963136">
            <text:p>44.20</text:p>
          </table:table-cell>
          <table:table-cell table:style-name="ce32" table:formula="of:=[$Comparison.$G$57]" office:value-type="float" office:value="1.53381123789575">
            <text:p>1.53</text:p>
          </table:table-cell>
          <table:table-cell table:style-name="ce32" table:formula="of:=[$Comparison.$H$57]" office:value-type="float" office:value="5.71130009411501">
            <text:p>5.71</text:p>
          </table:table-cell>
          <table:table-cell table:style-name="ce32" table:formula="of:=[$Comparison.$I$57]" office:value-type="float" office:value="9.29400287844994">
            <text:p>9.29</text:p>
          </table:table-cell>
          <table:table-cell table:style-name="ce32" table:formula="of:=[$Comparison.$J$57]" office:value-type="float" office:value="12.8801588221739">
            <text:p>12.88</text:p>
          </table:table-cell>
          <table:table-cell table:style-name="ce32" table:formula="of:=[$Comparison.$K$57]" office:value-type="float" office:value="7.76507302962043">
            <text:p>7.77</text:p>
          </table:table-cell>
          <table:table-cell table:style-name="ce32" table:formula="of:=[$Comparison.$L$57]" office:value-type="float" office:value="12.376532798845">
            <text:p>12.38</text:p>
          </table:table-cell>
          <table:table-cell table:style-name="ce32" table:formula="of:=[$Comparison.$M$57]" office:value-type="float" office:value="40.3438332707336">
            <text:p>40.34</text:p>
          </table:table-cell>
          <table:table-cell table:style-name="ce32" table:formula="of:=[$Comparison.$N$57]" office:value-type="float" office:value="46.7618397161827">
            <text:p>46.76</text:p>
          </table:table-cell>
          <table:table-cell table:style-name="ce34" table:formula="of:=[$Comparison.$O$57]" office:value-type="float" office:value="46.7618397161827">
            <text:p>46.76</text:p>
          </table:table-cell>
        </table:table-row>
        <table:table-row table:style-name="ro1">
          <table:table-cell table:style-name="ce104" office:value-type="string">
            <text:p>Avg when Reduct. Perc. &gt; 0</text:p>
          </table:table-cell>
          <table:table-cell table:style-name="ce92" table:formula="of:=[$Comparison.$D$58]" office:value-type="float" office:value="57.6202311411377">
            <text:p>57.62</text:p>
          </table:table-cell>
          <table:table-cell table:style-name="ce92" table:formula="of:=[$Comparison.$E$58]" office:value-type="float" office:value="59.0359651971329">
            <text:p>59.04</text:p>
          </table:table-cell>
          <table:table-cell table:style-name="ce92" table:formula="of:=[$Comparison.$F$58]" office:value-type="float" office:value="58.1558243372548">
            <text:p>58.16</text:p>
          </table:table-cell>
          <table:table-cell table:style-name="ce92" table:formula="of:=[$Comparison.$G$58]" office:value-type="float" office:value="3.19544007894949">
            <text:p>3.20</text:p>
          </table:table-cell>
          <table:table-cell table:style-name="ce92" table:formula="of:=[$Comparison.$H$58]" office:value-type="float" office:value="7.51486854488817">
            <text:p>7.51</text:p>
          </table:table-cell>
          <table:table-cell table:style-name="ce92" table:formula="of:=[$Comparison.$I$58]" office:value-type="float" office:value="12.2289511558552">
            <text:p>12.23</text:p>
          </table:table-cell>
          <table:table-cell table:style-name="ce92" table:formula="of:=[$Comparison.$J$58]" office:value-type="float" office:value="17.8891094752415">
            <text:p>17.89</text:p>
          </table:table-cell>
          <table:table-cell table:style-name="ce92" table:formula="of:=[$Comparison.$K$58]" office:value-type="float" office:value="10.7848236522506">
            <text:p>10.78</text:p>
          </table:table-cell>
          <table:table-cell table:style-name="ce92" table:formula="of:=[$Comparison.$L$58]" office:value-type="float" office:value="34.3792577745694">
            <text:p>34.38</text:p>
          </table:table-cell>
          <table:table-cell table:style-name="ce92" table:formula="of:=[$Comparison.$M$58]" office:value-type="float" office:value="59.3291665746083">
            <text:p>59.33</text:p>
          </table:table-cell>
          <table:table-cell table:style-name="ce92" table:formula="of:=[$Comparison.$N$58]" office:value-type="float" office:value="61.5287364686615">
            <text:p>61.53</text:p>
          </table:table-cell>
          <table:table-cell table:style-name="ce98" table:formula="of:=[$Comparison.$O$58]" office:value-type="float" office:value="61.5287364686615">
            <text:p>61.53</text:p>
          </table:table-cell>
        </table:table-row>
        <table:table-row table:style-name="ro1">
          <table:table-cell table:style-name="ce87" office:value-type="string">
            <text:p><text:span text:style-name="T6">Std. Dev</text:span></text:p>
          </table:table-cell>
          <table:table-cell table:style-name="ce93" table:formula="of:=[$Comparison.$D$59]" office:value-type="float" office:value="38.2779589772212">
            <text:p>38.28</text:p>
          </table:table-cell>
          <table:table-cell table:style-name="ce93" table:formula="of:=[$Comparison.$E$59]" office:value-type="float" office:value="38.7804461372749">
            <text:p>38.78</text:p>
          </table:table-cell>
          <table:table-cell table:style-name="ce93" table:formula="of:=[$Comparison.$F$59]" office:value-type="float" office:value="38.4782644170929">
            <text:p>38.48</text:p>
          </table:table-cell>
          <table:table-cell table:style-name="ce93" table:formula="of:=[$Comparison.$G$59]" office:value-type="float" office:value="1.91303353647416">
            <text:p>1.91</text:p>
          </table:table-cell>
          <table:table-cell table:style-name="ce93" table:formula="of:=[$Comparison.$H$59]" office:value-type="float" office:value="6.12311373737478">
            <text:p>6.12</text:p>
          </table:table-cell>
          <table:table-cell table:style-name="ce93" table:formula="of:=[$Comparison.$I$59]" office:value-type="float" office:value="10.7879369149042">
            <text:p>10.79</text:p>
          </table:table-cell>
          <table:table-cell table:style-name="ce93" table:formula="of:=[$Comparison.$J$59]" office:value-type="float" office:value="16.2483098789427">
            <text:p>16.25</text:p>
          </table:table-cell>
          <table:table-cell table:style-name="ce93" table:formula="of:=[$Comparison.$K$59]" office:value-type="float" office:value="8.3774996234844">
            <text:p>8.38</text:p>
          </table:table-cell>
          <table:table-cell table:style-name="ce93" table:formula="of:=[$Comparison.$L$59]" office:value-type="float" office:value="22.668519801689">
            <text:p>22.67</text:p>
          </table:table-cell>
          <table:table-cell table:style-name="ce93" table:formula="of:=[$Comparison.$M$59]" office:value-type="float" office:value="38.7355228381184">
            <text:p>38.74</text:p>
          </table:table-cell>
          <table:table-cell table:style-name="ce93" table:formula="of:=[$Comparison.$N$59]" office:value-type="float" office:value="40.2933784985425">
            <text:p>40.29</text:p>
          </table:table-cell>
          <table:table-cell table:style-name="ce99" table:formula="of:=[$Comparison.$O$59]" office:value-type="float" office:value="40.2933784985425">
            <text:p>40.29</text:p>
          </table:table-cell>
        </table:table-row>
        <table:table-row table:style-name="ro1">
          <table:table-cell table:style-name="ce88" office:value-type="string">
            <text:p>Std. Dev. when Reduct. Perc. &gt; 0</text:p>
          </table:table-cell>
          <table:table-cell table:style-name="ce94" table:formula="of:=[$Comparison.$D$60]" office:value-type="float" office:value="34.5530497600176">
            <text:p>34.55</text:p>
          </table:table-cell>
          <table:table-cell table:style-name="ce94" table:formula="of:=[$Comparison.$E$60]" office:value-type="float" office:value="34.7253965768409">
            <text:p>34.73</text:p>
          </table:table-cell>
          <table:table-cell table:style-name="ce94" table:formula="of:=[$Comparison.$F$60]" office:value-type="float" office:value="34.6346368458391">
            <text:p>34.63</text:p>
          </table:table-cell>
          <table:table-cell table:style-name="ce94" table:formula="of:=[$Comparison.$G$60]" office:value-type="float" office:value="1.58907657723176">
            <text:p>1.59</text:p>
          </table:table-cell>
          <table:table-cell table:style-name="ce94" table:formula="of:=[$Comparison.$H$60]" office:value-type="float" office:value="6.14543656099839">
            <text:p>6.15</text:p>
          </table:table-cell>
          <table:table-cell table:style-name="ce94" table:formula="of:=[$Comparison.$I$60]" office:value-type="float" office:value="11.1244328907668">
            <text:p>11.12</text:p>
          </table:table-cell>
          <table:table-cell table:style-name="ce94" table:formula="of:=[$Comparison.$J$60]" office:value-type="float" office:value="17.1280426227165">
            <text:p>17.13</text:p>
          </table:table-cell>
          <table:table-cell table:style-name="ce94" table:formula="of:=[$Comparison.$K$60]" office:value-type="float" office:value="8.29013551169279">
            <text:p>8.29</text:p>
          </table:table-cell>
          <table:table-cell table:style-name="ce94" table:formula="of:=[$Comparison.$L$60]" office:value-type="float" office:value="27.4740981809201">
            <text:p>27.47</text:p>
          </table:table-cell>
          <table:table-cell table:style-name="ce94" table:formula="of:=[$Comparison.$M$60]" office:value-type="float" office:value="33.8770665453961">
            <text:p>33.88</text:p>
          </table:table-cell>
          <table:table-cell table:style-name="ce94" table:formula="of:=[$Comparison.$N$60]" office:value-type="float" office:value="35.9982463265377">
            <text:p>36.00</text:p>
          </table:table-cell>
          <table:table-cell table:style-name="ce100" table:formula="of:=[$Comparison.$O$60]" office:value-type="float" office:value="35.9982463265377">
            <text:p>36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ndard Symbols L" svg:font-family="'Standard Symbols L'" style:font-charset="x-symbol"/>
    <style:font-face style:name="F" svg:font-family="" style:font-family-generic="roman"/>
    <style:font-face style:name="arial" svg:font-family="arial" style:font-family-generic="swiss"/>
    <style:font-face style:name="Lohit Hindi1" svg:font-family="'Lohit Hind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4" number:min-integer-digits="1"/>
    </number:number-style>
    <number:number-style style:name="N108">
      <number:number number:decimal-places="4" number:min-integer-digits="1" number:grouping="true"/>
    </number:number-style>
    <number:number-style style:name="N5110" number:language="en" number:country="GB">
      <number:number number:decimal-places="4" number:min-integer-digits="1"/>
    </number:number-style>
    <number:number-style style:name="N10120" number:language="en" number:country="US">
      <number:number number:decimal-places="4" number:min-integer-digits="1"/>
    </number:number-style>
    <number:number-style style:name="N10121" number:language="en" number:country="US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j </meta:initial-creator>
    <meta:creation-date>2013-12-29T15:13:30</meta:creation-date>
    <dc:date>2014-04-13T19:56:23</dc:date>
    <dc:creator>diegoj </dc:creator>
    <meta:editing-duration>P1DT13H21M31S</meta:editing-duration>
    <meta:editing-cycles>165</meta:editing-cycles>
    <meta:generator>LibreOffice/3.5$Linux_X86_64 LibreOffice_project/350m1$Build-2</meta:generator>
    <meta:printed-by>diegoj </meta:printed-by>
    <meta:print-date>2014-04-09T20:36:50</meta:print-date>
    <meta:document-statistic meta:table-count="11" meta:cell-count="512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number:number-style style:name="N10002" number:language="en" number:country="US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002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10002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10002"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10002"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10002"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 style:data-style-name="N10002">
      <style:graphic-properties draw:stroke="none" draw:fill-color="#004586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6.446cm" svg:height="44.094cm" xlink:href=".." xlink:type="simple" chart:class="chart:bar" chart:style-name="ch1">
        <chart:legend chart:legend-position="end" svg:x="23.574cm" svg:y="18.76cm" style:legend-expansion="high" chart:style-name="ch2"/>
        <chart:plot-area chart:style-name="ch3" table:cell-range-address="Comparison.A3:Comparison.A27 Comparison.C2:Comparison.O27" chart:data-source-has-labels="both" svg:x="0.976cm" svg:y="0.566cm" svg:width="20.636cm" svg:height="43.231cm">
          <chartooo:coordinate-region svg:x="4.825cm" svg:y="0.566cm" svg:width="16.23cm" svg:height="42.584cm"/>
          <chart:axis chart:dimension="x" chart:name="primary-x" chart:style-name="ch4" chartooo:axis-type="auto">
            <chartooo:date-scale/>
            <chart:categories table:cell-range-address="Comparison.A3:Comparison.A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ison.C3:Comparison.C27" chart:label-cell-address="Comparison.C2:Comparison.C2" chart:class="chart:bar">
            <chart:data-point chart:repeated="25"/>
          </chart:series>
          <chart:series chart:style-name="ch8" chart:values-cell-range-address="Comparison.D3:Comparison.D27" chart:label-cell-address="Comparison.D2:Comparison.D2" chart:class="chart:bar">
            <chart:data-point chart:repeated="25"/>
          </chart:series>
          <chart:series chart:style-name="ch9" chart:values-cell-range-address="Comparison.E3:Comparison.E27" chart:label-cell-address="Comparison.E2:Comparison.E2" chart:class="chart:bar">
            <chart:data-point chart:repeated="25"/>
          </chart:series>
          <chart:series chart:style-name="ch10" chart:values-cell-range-address="Comparison.F3:Comparison.F27" chart:label-cell-address="Comparison.F2:Comparison.F2" chart:class="chart:bar">
            <chart:data-point chart:repeated="25"/>
          </chart:series>
          <chart:series chart:style-name="ch11" chart:values-cell-range-address="Comparison.G3:Comparison.G27" chart:label-cell-address="Comparison.G2:Comparison.G2" chart:class="chart:bar">
            <chart:data-point chart:repeated="25"/>
          </chart:series>
          <chart:series chart:style-name="ch12" chart:values-cell-range-address="Comparison.H3:Comparison.H27" chart:label-cell-address="Comparison.H2:Comparison.H2" chart:class="chart:bar">
            <chart:data-point chart:repeated="25"/>
          </chart:series>
          <chart:series chart:style-name="ch13" chart:values-cell-range-address="Comparison.I3:Comparison.I27" chart:label-cell-address="Comparison.I2:Comparison.I2" chart:class="chart:bar">
            <chart:data-point chart:repeated="25"/>
          </chart:series>
          <chart:series chart:style-name="ch14" chart:values-cell-range-address="Comparison.J3:Comparison.J27" chart:label-cell-address="Comparison.J2:Comparison.J2" chart:class="chart:bar">
            <chart:data-point chart:repeated="25"/>
          </chart:series>
          <chart:series chart:style-name="ch15" chart:values-cell-range-address="Comparison.K3:Comparison.K27" chart:label-cell-address="Comparison.K2:Comparison.K2" chart:class="chart:bar">
            <chart:data-point chart:repeated="25"/>
          </chart:series>
          <chart:series chart:style-name="ch16" chart:values-cell-range-address="Comparison.L3:Comparison.L27" chart:label-cell-address="Comparison.L2:Comparison.L2" chart:class="chart:bar">
            <chart:data-point chart:repeated="25"/>
          </chart:series>
          <chart:series chart:style-name="ch17" chart:values-cell-range-address="Comparison.M3:Comparison.M27" chart:label-cell-address="Comparison.M2:Comparison.M2" chart:class="chart:bar">
            <chart:data-point chart:repeated="25"/>
          </chart:series>
          <chart:series chart:style-name="ch18" chart:values-cell-range-address="Comparison.N3:Comparison.N27" chart:label-cell-address="Comparison.N2:Comparison.N2" chart:class="chart:bar">
            <chart:data-point chart:repeated="25"/>
          </chart:series>
          <chart:series chart:style-name="ch19" chart:values-cell-range-address="Comparison.O3:Comparison.O27" chart:label-cell-address="Comparison.O2:Comparison.O2" chart:class="chart:bar">
            <chart:data-point chart:repeated="2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Size</text:p>
                <draw:g>
                  <svg:desc>Comparison.C2:Comparison.C2</svg:desc>
                </draw:g>
              </table:table-cell>
              <table:table-cell office:value-type="string">
                <text:p>Sifting</text:p>
                <draw:g>
                  <svg:desc>Comparison.D2:Comparison.D2</svg:desc>
                </draw:g>
              </table:table-cell>
              <table:table-cell office:value-type="string">
                <text:p>Sifting (s. o.)</text:p>
                <draw:g>
                  <svg:desc>Comparison.E2:Comparison.E2</svg:desc>
                </draw:g>
              </table:table-cell>
              <table:table-cell office:value-type="string">
                <text:p>Sifting (r. o.)</text:p>
                <draw:g>
                  <svg:desc>Comparison.F2:Comparison.F2</svg:desc>
                </draw:g>
              </table:table-cell>
              <table:table-cell office:value-type="string">
                <text:p>WPK=2</text:p>
                <draw:g>
                  <svg:desc>Comparison.G2:Comparison.G2</svg:desc>
                </draw:g>
              </table:table-cell>
              <table:table-cell office:value-type="string">
                <text:p>WPK=3</text:p>
                <draw:g>
                  <svg:desc>Comparison.H2:Comparison.H2</svg:desc>
                </draw:g>
              </table:table-cell>
              <table:table-cell office:value-type="string">
                <text:p>WPK=4</text:p>
                <draw:g>
                  <svg:desc>Comparison.I2:Comparison.I2</svg:desc>
                </draw:g>
              </table:table-cell>
              <table:table-cell office:value-type="string">
                <text:p>WPK=5</text:p>
                <draw:g>
                  <svg:desc>Comparison.J2:Comparison.J2</svg:desc>
                </draw:g>
              </table:table-cell>
              <table:table-cell office:value-type="string">
                <text:p>RandSwapper</text:p>
                <draw:g>
                  <svg:desc>Comparison.K2:Comparison.K2</svg:desc>
                </draw:g>
              </table:table-cell>
              <table:table-cell office:value-type="string">
                <text:p>Genetic</text:p>
                <draw:g>
                  <svg:desc>Comparison.L2:Comparison.L2</svg:desc>
                </draw:g>
              </table:table-cell>
              <table:table-cell office:value-type="string">
                <text:p>Memetic</text:p>
                <draw:g>
                  <svg:desc>Comparison.M2:Comparison.M2</svg:desc>
                </draw:g>
              </table:table-cell>
              <table:table-cell office:value-type="string">
                <text:p>Isifting NR</text:p>
                <draw:g>
                  <svg:desc>Comparison.N2:Comparison.N2</svg:desc>
                </draw:g>
              </table:table-cell>
              <table:table-cell office:value-type="string">
                <text:p>Isifting</text:p>
                <draw:g>
                  <svg:desc>Comparison.O2:Comparison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ge.cnf</text:p>
                <draw:g>
                  <svg:desc>Comparison.A3:Comparison.A27</svg:desc>
                </draw:g>
              </table:table-cell>
              <table:table-cell office:value-type="float" office:value="1099">
                <text:p>1099</text:p>
                <draw:g>
                  <svg:desc>Comparison.C3:Comparison.C27</svg:desc>
                </draw:g>
              </table:table-cell>
              <table:table-cell office:value-type="float" office:value="444">
                <text:p>444</text:p>
                <draw:g>
                  <svg:desc>Comparison.D3:Comparison.D27</svg:desc>
                </draw:g>
              </table:table-cell>
              <table:table-cell office:value-type="float" office:value="321">
                <text:p>321</text:p>
                <draw:g>
                  <svg:desc>Comparison.E3:Comparison.E27</svg:desc>
                </draw:g>
              </table:table-cell>
              <table:table-cell office:value-type="float" office:value="249">
                <text:p>249</text:p>
                <draw:g>
                  <svg:desc>Comparison.F3:Comparison.F27</svg:desc>
                </draw:g>
              </table:table-cell>
              <table:table-cell office:value-type="float" office:value="1079">
                <text:p>1079</text:p>
                <draw:g>
                  <svg:desc>Comparison.G3:Comparison.G27</svg:desc>
                </draw:g>
              </table:table-cell>
              <table:table-cell office:value-type="float" office:value="1071">
                <text:p>1071</text:p>
                <draw:g>
                  <svg:desc>Comparison.H3:Comparison.H27</svg:desc>
                </draw:g>
              </table:table-cell>
              <table:table-cell office:value-type="float" office:value="1027">
                <text:p>1027</text:p>
                <draw:g>
                  <svg:desc>Comparison.I3:Comparison.I27</svg:desc>
                </draw:g>
              </table:table-cell>
              <table:table-cell office:value-type="float" office:value="1025">
                <text:p>1025</text:p>
                <draw:g>
                  <svg:desc>Comparison.J3:Comparison.J27</svg:desc>
                </draw:g>
              </table:table-cell>
              <table:table-cell office:value-type="float" office:value="1057.66666666667">
                <text:p>1057.66666666667</text:p>
                <draw:g>
                  <svg:desc>Comparison.K3:Comparison.K27</svg:desc>
                </draw:g>
              </table:table-cell>
              <table:table-cell office:value-type="float" office:value="950.333333333333">
                <text:p>950.333333333333</text:p>
                <draw:g>
                  <svg:desc>Comparison.L3:Comparison.L27</svg:desc>
                </draw:g>
              </table:table-cell>
              <table:table-cell office:value-type="float" office:value="187.666666666667">
                <text:p>187.666666666667</text:p>
                <draw:g>
                  <svg:desc>Comparison.M3:Comparison.M27</svg:desc>
                </draw:g>
              </table:table-cell>
              <table:table-cell office:value-type="float" office:value="191">
                <text:p>191</text:p>
                <draw:g>
                  <svg:desc>Comparison.N3:Comparison.N27</svg:desc>
                </draw:g>
              </table:table-cell>
              <table:table-cell office:value-type="float" office:value="191">
                <text:p>191</text:p>
                <draw:g>
                  <svg:desc>Comparison.O3:Comparison.O27</svg:desc>
                </draw:g>
              </table:table-cell>
            </table:table-row>
            <table:table-row>
              <table:table-cell office:value-type="string">
                <text:p>anomaly.cnf</text:p>
              </table:table-cell>
              <table:table-cell office:value-type="float" office:value="84">
                <text:p>84</text:p>
              </table:table-cell>
              <table:table-cell office:value-type="float" office:value="54">
                <text:p>54</text:p>
              </table:table-cell>
              <table:table-cell office:value-type="float" office:value="47">
                <text:p>47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70.6666666666667">
                <text:p>70.6666666666667</text:p>
              </table:table-cell>
              <table:table-cell office:value-type="float" office:value="47.3333333333333">
                <text:p>47.3333333333333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quinn.cnf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ais12.cnf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.6666666666667">
                <text:p>25.6666666666667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6.3333333333333">
                <text:p>26.3333333333333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ais8.cnf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3.6666666666667">
                <text:p>33.6666666666667</text:p>
              </table:table-cell>
              <table:table-cell office:value-type="float" office:value="34">
                <text:p>34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hanoi4.cnf</text:p>
              </table:table-cell>
              <table:table-cell office:value-type="float" office:value="31519">
                <text:p>31519</text:p>
              </table:table-cell>
              <table:table-cell office:value-type="float" office:value="9152">
                <text:p>9152</text:p>
              </table:table-cell>
              <table:table-cell office:value-type="float" office:value="6589">
                <text:p>6589</text:p>
              </table:table-cell>
              <table:table-cell office:value-type="float" office:value="8096.66666666667">
                <text:p>8096.66666666667</text:p>
              </table:table-cell>
              <table:table-cell office:value-type="float" office:value="30985">
                <text:p>30985</text:p>
              </table:table-cell>
              <table:table-cell office:value-type="float" office:value="30467">
                <text:p>30467</text:p>
              </table:table-cell>
              <table:table-cell office:value-type="float" office:value="29535">
                <text:p>29535</text:p>
              </table:table-cell>
              <table:table-cell office:value-type="float" office:value="28527">
                <text:p>28527</text:p>
              </table:table-cell>
              <table:table-cell office:value-type="float" office:value="31165">
                <text:p>31165</text:p>
              </table:table-cell>
              <table:table-cell office:value-type="float" office:value="31519">
                <text:p>31519</text:p>
              </table:table-cell>
              <table:table-cell office:value-type="float" office:value="31519">
                <text:p>31519</text:p>
              </table:table-cell>
              <table:table-cell office:value-type="float" office:value="558">
                <text:p>558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aim-200-2_0-yes1-1.cnf</text:p>
              </table:table-cell>
              <table:table-cell office:value-type="float" office:value="80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68">
                <text:p>68</text:p>
              </table:table-cell>
              <table:table-cell office:value-type="float" office:value="62">
                <text:p>62</text:p>
              </table:table-cell>
              <table:table-cell office:value-type="float" office:value="72">
                <text:p>72</text:p>
              </table:table-cell>
              <table:table-cell office:value-type="float" office:value="70.3333333333333">
                <text:p>70.3333333333333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aim-50-2_0-yes1-3.cnf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par8-1-c.cnf</text:p>
              </table:table-cell>
              <table:table-cell office:value-type="float" office:value="46">
                <text:p>46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46">
                <text:p>46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dubois21.cnf</text:p>
              </table:table-cell>
              <table:table-cell office:value-type="float" office:value="40957">
                <text:p>40957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206.333333333333">
                <text:p>206.333333333333</text:p>
              </table:table-cell>
              <table:table-cell office:value-type="float" office:value="40957">
                <text:p>40957</text:p>
              </table:table-cell>
              <table:table-cell office:value-type="float" office:value="32765">
                <text:p>32765</text:p>
              </table:table-cell>
              <table:table-cell office:value-type="float" office:value="26621">
                <text:p>26621</text:p>
              </table:table-cell>
              <table:table-cell office:value-type="float" office:value="19453">
                <text:p>19453</text:p>
              </table:table-cell>
              <table:table-cell office:value-type="float" office:value="33782.3333333333">
                <text:p>33782.3333333333</text:p>
              </table:table-cell>
              <table:table-cell office:value-type="float" office:value="40957">
                <text:p>40957</text:p>
              </table:table-cell>
              <table:table-cell office:value-type="float" office:value="40957">
                <text:p>4095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bw_large.c.cnf</text:p>
              </table:table-cell>
              <table:table-cell office:value-type="float" office:value="311">
                <text:p>311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90.3333333333333">
                <text:p>90.3333333333333</text:p>
              </table:table-cell>
              <table:table-cell office:value-type="float" office:value="307">
                <text:p>307</text:p>
              </table:table-cell>
              <table:table-cell office:value-type="float" office:value="303">
                <text:p>303</text:p>
              </table:table-cell>
              <table:table-cell office:value-type="float" office:value="299">
                <text:p>299</text:p>
              </table:table-cell>
              <table:table-cell office:value-type="float" office:value="291">
                <text:p>291</text:p>
              </table:table-cell>
              <table:table-cell office:value-type="float" office:value="301.333333333333">
                <text:p>301.333333333333</text:p>
              </table:table-cell>
              <table:table-cell office:value-type="float" office:value="159">
                <text:p>159</text:p>
              </table:table-cell>
              <table:table-cell office:value-type="float" office:value="51">
                <text:p>51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ais10.cnf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aim-100-1_6-yes1-3.cnf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.6666666666667">
                <text:p>39.6666666666667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medium.cnf</text:p>
              </table:table-cell>
              <table:table-cell office:value-type="float" office:value="203">
                <text:p>203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7.3333333333333">
                <text:p>77.3333333333333</text:p>
              </table:table-cell>
              <table:table-cell office:value-type="float" office:value="197">
                <text:p>197</text:p>
              </table:table-cell>
              <table:table-cell office:value-type="float" office:value="191">
                <text:p>191</text:p>
              </table:table-cell>
              <table:table-cell office:value-type="float" office:value="188">
                <text:p>188</text:p>
              </table:table-cell>
              <table:table-cell office:value-type="float" office:value="184">
                <text:p>184</text:p>
              </table:table-cell>
              <table:table-cell office:value-type="float" office:value="166.333333333333">
                <text:p>166.333333333333</text:p>
              </table:table-cell>
              <table:table-cell office:value-type="float" office:value="203">
                <text:p>203</text:p>
              </table:table-cell>
              <table:table-cell office:value-type="float" office:value="67.6666666666667">
                <text:p>67.6666666666667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hole6.cnf</text:p>
              </table:table-cell>
              <table:table-cell office:value-type="float" office:value="144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140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26">
                <text:p>126</text:p>
              </table:table-cell>
              <table:table-cell office:value-type="float" office:value="103">
                <text:p>10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ubois20.cnf</text:p>
              </table:table-cell>
              <table:table-cell office:value-type="float" office:value="40957">
                <text:p>40957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206.333333333333">
                <text:p>206.333333333333</text:p>
              </table:table-cell>
              <table:table-cell office:value-type="float" office:value="40957">
                <text:p>40957</text:p>
              </table:table-cell>
              <table:table-cell office:value-type="float" office:value="32765">
                <text:p>32765</text:p>
              </table:table-cell>
              <table:table-cell office:value-type="float" office:value="26621">
                <text:p>26621</text:p>
              </table:table-cell>
              <table:table-cell office:value-type="float" office:value="19453">
                <text:p>19453</text:p>
              </table:table-cell>
              <table:table-cell office:value-type="float" office:value="33782.3333333333">
                <text:p>33782.3333333333</text:p>
              </table:table-cell>
              <table:table-cell office:value-type="float" office:value="16241">
                <text:p>16241</text:p>
              </table:table-cell>
              <table:table-cell office:value-type="float" office:value="93.6666666666667">
                <text:p>93.666666666666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bf0432-007.cnf</text:p>
              </table:table-cell>
              <table:table-cell office:value-type="float" office:value="128">
                <text:p>128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24">
                <text:p>124</text:p>
              </table:table-cell>
              <table:table-cell office:value-type="float" office:value="120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110">
                <text:p>110</text:p>
              </table:table-cell>
              <table:table-cell office:value-type="float" office:value="113.333333333333">
                <text:p>113.333333333333</text:p>
              </table:table-cell>
              <table:table-cell office:value-type="float" office:value="128">
                <text:p>128</text:p>
              </table:table-cell>
              <table:table-cell office:value-type="float" office:value="48.3333333333333">
                <text:p>48.3333333333333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simple_v3_c2.cnf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im-50-1_6-yes1-1.cnf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bw_large.d.cnf</text:p>
              </table:table-cell>
              <table:table-cell office:value-type="float" office:value="1195">
                <text:p>1195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2.6666666666667">
                <text:p>52.6666666666667</text:p>
              </table:table-cell>
              <table:table-cell office:value-type="float" office:value="1131">
                <text:p>1131</text:p>
              </table:table-cell>
              <table:table-cell office:value-type="float" office:value="1095">
                <text:p>1095</text:p>
              </table:table-cell>
              <table:table-cell office:value-type="float" office:value="1059">
                <text:p>1059</text:p>
              </table:table-cell>
              <table:table-cell office:value-type="float" office:value="1021">
                <text:p>1021</text:p>
              </table:table-cell>
              <table:table-cell office:value-type="float" office:value="1061.33333333333">
                <text:p>1061.33333333333</text:p>
              </table:table-cell>
              <table:table-cell office:value-type="float" office:value="1195">
                <text:p>1195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bw_large.a.cnf</text:p>
              </table:table-cell>
              <table:table-cell office:value-type="float" office:value="157">
                <text:p>157</text:p>
              </table:table-cell>
              <table:table-cell office:value-type="float" office:value="47">
                <text:p>47</text:p>
              </table:table-cell>
              <table:table-cell office:value-type="float" office:value="44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147">
                <text:p>147</text:p>
              </table:table-cell>
              <table:table-cell office:value-type="float" office:value="139">
                <text:p>139</text:p>
              </table:table-cell>
              <table:table-cell office:value-type="float" office:value="123">
                <text:p>123</text:p>
              </table:table-cell>
              <table:table-cell office:value-type="float" office:value="115">
                <text:p>115</text:p>
              </table:table-cell>
              <table:table-cell office:value-type="float" office:value="132">
                <text:p>132</text:p>
              </table:table-cell>
              <table:table-cell office:value-type="float" office:value="96">
                <text:p>96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ais6.cnf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bw_large.b.cnf</text:p>
              </table:table-cell>
              <table:table-cell office:value-type="float" office:value="1409">
                <text:p>1409</text:p>
              </table:table-cell>
              <table:table-cell office:value-type="float" office:value="53">
                <text:p>53</text:p>
              </table:table-cell>
              <table:table-cell office:value-type="float" office:value="40">
                <text:p>40</text:p>
              </table:table-cell>
              <table:table-cell office:value-type="float" office:value="55.3333333333333">
                <text:p>55.3333333333333</text:p>
              </table:table-cell>
              <table:table-cell office:value-type="float" office:value="1361">
                <text:p>1361</text:p>
              </table:table-cell>
              <table:table-cell office:value-type="float" office:value="1313">
                <text:p>1313</text:p>
              </table:table-cell>
              <table:table-cell office:value-type="float" office:value="1249">
                <text:p>1249</text:p>
              </table:table-cell>
              <table:table-cell office:value-type="float" office:value="1169">
                <text:p>1169</text:p>
              </table:table-cell>
              <table:table-cell office:value-type="float" office:value="945.666666666667">
                <text:p>945.666666666667</text:p>
              </table:table-cell>
              <table:table-cell office:value-type="float" office:value="170">
                <text:p>170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aim-50-1_6-yes1-4.cnf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dubois22.cnf</text:p>
              </table:table-cell>
              <table:table-cell office:value-type="float" office:value="40957">
                <text:p>40957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206.333333333333">
                <text:p>206.333333333333</text:p>
              </table:table-cell>
              <table:table-cell office:value-type="float" office:value="40957">
                <text:p>40957</text:p>
              </table:table-cell>
              <table:table-cell office:value-type="float" office:value="32765">
                <text:p>32765</text:p>
              </table:table-cell>
              <table:table-cell office:value-type="float" office:value="26621">
                <text:p>26621</text:p>
              </table:table-cell>
              <table:table-cell office:value-type="float" office:value="19453">
                <text:p>19453</text:p>
              </table:table-cell>
              <table:table-cell office:value-type="float" office:value="33782.3333333333">
                <text:p>33782.3333333333</text:p>
              </table:table-cell>
              <table:table-cell office:value-type="float" office:value="40957">
                <text:p>40957</text:p>
              </table:table-cell>
              <table:table-cell office:value-type="float" office:value="93.6666666666667">
                <text:p>93.666666666666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number-style style:name="N10001" number:language="en" number:country="US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1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427cm" svg:height="9.089cm" xlink:href=".." xlink:type="simple" chart:class="chart:bar" chart:style-name="ch1">
        <chart:title svg:x="8.251cm" svg:y="0.317cm" chart:style-name="ch2">
          <text:p>Average Reduction</text:p>
        </chart:title>
        <chart:subtitle svg:x="6.359cm" svg:y="1.277cm" chart:style-name="ch3">
          <text:p>For reduction percentages greater than zero</text:p>
        </chart:subtitle>
        <chart:legend svg:x="14.26cm" svg:y="8.068cm" style:legend-expansion="custom" chartooo:width="4.884cm" chartooo:height="0.604cm" style:legend-expansion-aspect-ratio="8.08609271523179" chart:style-name="ch4"/>
        <chart:plot-area chart:style-name="ch5" table:cell-range-address="Graphs.A1:Graphs.M1 Graphs.A3:Graphs.M3" chart:data-source-has-labels="both" svg:x="1.418cm" svg:y="2.341cm" svg:width="17.838cm" svg:height="5.564cm">
          <chartooo:coordinate-region svg:x="2.039cm" svg:y="2.54cm" svg:width="17.217cm" svg:height="4.32cm"/>
          <chart:axis chart:dimension="x" chart:name="primary-x" chart:style-name="ch6" chartooo:axis-type="auto">
            <chartooo:date-scale/>
            <chart:title svg:x="9.592cm" svg:y="8.086cm" chart:style-name="ch7">
              <text:p>Algorithm</text:p>
            </chart:title>
            <chart:categories table:cell-range-address="Graphs.B1:Graphs.M1"/>
          </chart:axis>
          <chart:axis chart:dimension="y" chart:name="primary-y" chart:style-name="ch8">
            <chart:title svg:x="0.45cm" svg:y="6.781cm" chart:style-name="ch9">
              <text:p>Reduction percentage</text:p>
            </chart:title>
            <chart:grid chart:style-name="ch10" chart:class="major"/>
          </chart:axis>
          <chart:series chart:style-name="ch11" chart:values-cell-range-address="Graphs.B3:Graphs.M3" chart:label-cell-address="Graphs.A3:Graphs.A3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fting</text:p>
                <draw:g>
                  <svg:desc>Graphs.B1:Graphs.M1</svg:desc>
                </draw:g>
              </table:table-cell>
              <table:table-cell office:value-type="string">
                <text:p>Sifting (s. o.)</text:p>
              </table:table-cell>
              <table:table-cell office:value-type="string">
                <text:p>Sifting (r. o.)</text:p>
              </table:table-cell>
              <table:table-cell office:value-type="string">
                <text:p>WPK=2</text:p>
              </table:table-cell>
              <table:table-cell office:value-type="string">
                <text:p>WPK=3</text:p>
              </table:table-cell>
              <table:table-cell office:value-type="string">
                <text:p>WPK=4</text:p>
              </table:table-cell>
              <table:table-cell office:value-type="string">
                <text:p>WPK=5</text:p>
              </table:table-cell>
              <table:table-cell office:value-type="string">
                <text:p>RandSwapper</text:p>
              </table:table-cell>
              <table:table-cell office:value-type="string">
                <text:p>Genetic</text:p>
              </table:table-cell>
              <table:table-cell office:value-type="string">
                <text:p>Memetic</text:p>
              </table:table-cell>
              <table:table-cell office:value-type="string">
                <text:p>Isifting NR</text:p>
              </table:table-cell>
              <table:table-cell office:value-type="string">
                <text:p>Isifting</text:p>
              </table:table-cell>
            </table:table-row>
          </table:table-header-rows>
          <table:table-rows>
            <table:table-row>
              <table:table-cell office:value-type="string">
                <text:p>Avg when Reduct. Perc. &gt; 0</text:p>
                <draw:g>
                  <svg:desc>Graphs.A3:Graphs.A3</svg:desc>
                </draw:g>
              </table:table-cell>
              <table:table-cell office:value-type="float" office:value="57.6202311411377">
                <text:p>57.6202311411377</text:p>
                <draw:g>
                  <svg:desc>Graphs.B3:Graphs.M3</svg:desc>
                </draw:g>
              </table:table-cell>
              <table:table-cell office:value-type="float" office:value="59.0359651971329">
                <text:p>59.0359651971329</text:p>
              </table:table-cell>
              <table:table-cell office:value-type="float" office:value="58.1558243372548">
                <text:p>58.1558243372548</text:p>
              </table:table-cell>
              <table:table-cell office:value-type="float" office:value="3.19544007894949">
                <text:p>3.19544007894949</text:p>
              </table:table-cell>
              <table:table-cell office:value-type="float" office:value="7.51486854488817">
                <text:p>7.51486854488817</text:p>
              </table:table-cell>
              <table:table-cell office:value-type="float" office:value="12.2289511558552">
                <text:p>12.2289511558552</text:p>
              </table:table-cell>
              <table:table-cell office:value-type="float" office:value="17.8891094752415">
                <text:p>17.8891094752415</text:p>
              </table:table-cell>
              <table:table-cell office:value-type="float" office:value="10.7848236522506">
                <text:p>10.7848236522506</text:p>
              </table:table-cell>
              <table:table-cell office:value-type="float" office:value="34.3792577745694">
                <text:p>34.3792577745694</text:p>
              </table:table-cell>
              <table:table-cell office:value-type="float" office:value="59.3291665746083">
                <text:p>59.3291665746083</text:p>
              </table:table-cell>
              <table:table-cell office:value-type="float" office:value="61.5287364686615">
                <text:p>61.5287364686615</text:p>
              </table:table-cell>
              <table:table-cell office:value-type="float" office:value="61.5287364686615">
                <text:p>61.52873646866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1" number:language="en" number:country="US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001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1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0001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0001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0001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10001"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10001">
      <style:graphic-properties draw:stroke="none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306cm" svg:height="8.995cm" xlink:href=".." xlink:type="simple" chart:class="chart:bar" chart:style-name="ch1">
        <chart:title svg:x="7.022cm" svg:y="0.315cm" chart:style-name="ch2">
          <text:p>Best algorithms</text:p>
        </chart:title>
        <chart:subtitle svg:x="4.561cm" svg:y="1.273cm" chart:style-name="ch3">
          <text:p>Incluing only tests when Reduction is achieved</text:p>
        </chart:subtitle>
        <chart:legend chart:legend-position="end" svg:x="14.567cm" svg:y="2.953cm" style:legend-expansion="high" chart:style-name="ch4"/>
        <chart:plot-area chart:style-name="ch5" table:cell-range-address="Graphs.A3:Graphs.D3 Graphs.A5:Graphs.D5 Graphs.B1:Graphs.D1 Graphs.K1:Graphs.M1 Graphs.K3:Graphs.M3 Graphs.K5:Graphs.M5" chart:data-source-has-labels="both" svg:x="1.357cm" svg:y="2.314cm" svg:width="12.518cm" svg:height="6.082cm">
          <chartooo:coordinate-region svg:x="1.978cm" svg:y="2.513cm" svg:width="11.762cm" svg:height="5.236cm"/>
          <chart:axis chart:dimension="x" chart:name="primary-x" chart:style-name="ch6" chartooo:axis-type="auto">
            <chartooo:date-scale/>
            <chart:categories table:cell-range-address="Graphs.A3:Graphs.A3 Graphs.A5:Graphs.A5"/>
          </chart:axis>
          <chart:axis chart:dimension="y" chart:name="primary-y" chart:style-name="ch7">
            <chart:title svg:x="0.451cm" svg:y="7.013cm" chart:style-name="ch8">
              <text:p>Reduction percentage</text:p>
            </chart:title>
            <chart:grid chart:style-name="ch9" chart:class="major"/>
          </chart:axis>
          <chart:series chart:style-name="ch10" chart:values-cell-range-address="Graphs.B3:Graphs.B3 Graphs.B5:Graphs.B5" chart:label-cell-address="Graphs.B1:Graphs.B1" chart:class="chart:bar">
            <chart:data-point chart:repeated="2"/>
          </chart:series>
          <chart:series chart:style-name="ch11" chart:values-cell-range-address="Graphs.C3:Graphs.C3 Graphs.C5:Graphs.C5" chart:label-cell-address="Graphs.C1:Graphs.C1" chart:class="chart:bar">
            <chart:data-point chart:repeated="2"/>
          </chart:series>
          <chart:series chart:style-name="ch12" chart:values-cell-range-address="Graphs.D3:Graphs.D3 Graphs.D5:Graphs.D5" chart:label-cell-address="Graphs.D1:Graphs.D1" chart:class="chart:bar">
            <chart:data-point chart:repeated="2"/>
          </chart:series>
          <chart:series chart:style-name="ch13" chart:values-cell-range-address="Graphs.K3:Graphs.K3 Graphs.K5:Graphs.K5" chart:label-cell-address="Graphs.K1:Graphs.K1" chart:class="chart:bar">
            <chart:data-point chart:repeated="2"/>
          </chart:series>
          <chart:series chart:style-name="ch14" chart:values-cell-range-address="Graphs.L3:Graphs.L3 Graphs.L5:Graphs.L5" chart:label-cell-address="Graphs.L1:Graphs.L1" chart:class="chart:bar">
            <chart:data-point chart:repeated="2"/>
          </chart:series>
          <chart:series chart:style-name="ch15" chart:values-cell-range-address="Graphs.M3:Graphs.M3 Graphs.M5:Graphs.M5" chart:label-cell-address="Graphs.M1:Graphs.M1" chart:class="chart:bar"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fting</text:p>
                <draw:g>
                  <svg:desc>Graphs.B1:Graphs.B1</svg:desc>
                </draw:g>
              </table:table-cell>
              <table:table-cell office:value-type="string">
                <text:p>Sifting (s. o.)</text:p>
                <draw:g>
                  <svg:desc>Graphs.C1:Graphs.C1</svg:desc>
                </draw:g>
              </table:table-cell>
              <table:table-cell office:value-type="string">
                <text:p>Sifting (r. o.)</text:p>
                <draw:g>
                  <svg:desc>Graphs.D1:Graphs.D1</svg:desc>
                </draw:g>
              </table:table-cell>
              <table:table-cell office:value-type="string">
                <text:p>Memetic</text:p>
                <draw:g>
                  <svg:desc>Graphs.K1:Graphs.K1</svg:desc>
                </draw:g>
              </table:table-cell>
              <table:table-cell office:value-type="string">
                <text:p>Isifting NR</text:p>
                <draw:g>
                  <svg:desc>Graphs.L1:Graphs.L1</svg:desc>
                </draw:g>
              </table:table-cell>
              <table:table-cell office:value-type="string">
                <text:p>Isifting</text:p>
                <draw:g>
                  <svg:desc>Graphs.M1:Graphs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 when Reduct. Perc. &gt; 0</text:p>
                <draw:g>
                  <svg:desc>Graphs.A3:Graphs.A3 Graphs.A5:Graphs.A5</svg:desc>
                </draw:g>
              </table:table-cell>
              <table:table-cell office:value-type="float" office:value="57.6202311411377">
                <text:p>57.6202311411377</text:p>
                <draw:g>
                  <svg:desc>Graphs.B3:Graphs.B3 Graphs.B5:Graphs.B5</svg:desc>
                </draw:g>
              </table:table-cell>
              <table:table-cell office:value-type="float" office:value="59.0359651971329">
                <text:p>59.0359651971329</text:p>
                <draw:g>
                  <svg:desc>Graphs.C3:Graphs.C3 Graphs.C5:Graphs.C5</svg:desc>
                </draw:g>
              </table:table-cell>
              <table:table-cell office:value-type="float" office:value="58.1558243372548">
                <text:p>58.1558243372548</text:p>
                <draw:g>
                  <svg:desc>Graphs.D3:Graphs.D3 Graphs.D5:Graphs.D5</svg:desc>
                </draw:g>
              </table:table-cell>
              <table:table-cell office:value-type="float" office:value="59.3291665746083">
                <text:p>59.3291665746083</text:p>
                <draw:g>
                  <svg:desc>Graphs.K3:Graphs.K3 Graphs.K5:Graphs.K5</svg:desc>
                </draw:g>
              </table:table-cell>
              <table:table-cell office:value-type="float" office:value="61.5287364686615">
                <text:p>61.5287364686615</text:p>
                <draw:g>
                  <svg:desc>Graphs.L3:Graphs.L3 Graphs.L5:Graphs.L5</svg:desc>
                </draw:g>
              </table:table-cell>
              <table:table-cell office:value-type="float" office:value="61.5287364686615">
                <text:p>61.5287364686615</text:p>
                <draw:g>
                  <svg:desc>Graphs.M3:Graphs.M3 Graphs.M5:Graphs.M5</svg:desc>
                </draw:g>
              </table:table-cell>
            </table:table-row>
            <table:table-row>
              <table:table-cell office:value-type="string">
                <text:p>Std. Dev. when Reduct. Perc. &gt; 0</text:p>
              </table:table-cell>
              <table:table-cell office:value-type="float" office:value="34.5530497600176">
                <text:p>34.5530497600176</text:p>
              </table:table-cell>
              <table:table-cell office:value-type="float" office:value="34.7253965768409">
                <text:p>34.7253965768409</text:p>
              </table:table-cell>
              <table:table-cell office:value-type="float" office:value="34.6346368458391">
                <text:p>34.6346368458391</text:p>
              </table:table-cell>
              <table:table-cell office:value-type="float" office:value="33.8770665453961">
                <text:p>33.8770665453961</text:p>
              </table:table-cell>
              <table:table-cell office:value-type="float" office:value="35.9982463265377">
                <text:p>35.9982463265377</text:p>
              </table:table-cell>
              <table:table-cell office:value-type="float" office:value="35.9982463265377">
                <text:p>35.99824632653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